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style:style>
    <style:style style:name="T46" style:parent-style-name="Domyślnaczcionkaakapitu" style:family="text">
      <style:text-properties style:text-underline-type="single" style:text-underline-style="solid" style:text-underline-width="auto" style:text-underline-mode="continuous"/>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P83" style:parent-style-name="Normalny" style:family="paragraph">
      <style:paragraph-properties fo:text-align="justify" fo:line-height="150%" fo:text-indent="0.2479in"/>
    </style:style>
    <style:style style:name="P84" style:parent-style-name="Normalny" style:family="paragraph">
      <style:paragraph-properties fo:text-align="justify" fo:line-height="150%" fo:text-indent="0.2479in"/>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P90" style:parent-style-name="Normalny" style:family="paragraph">
      <style:paragraph-properties fo:text-align="justify" fo:line-height="150%" fo:text-indent="0.2479in"/>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tab-stops>
          <style:tab-stop style:type="left" style:position="2.8708in"/>
        </style:tab-stops>
      </style:paragraph-properties>
    </style:style>
    <style:style style:name="P99" style:parent-style-name="Normalny" style:family="paragraph">
      <style:paragraph-properties fo:text-align="justify" fo:line-height="150%">
        <style:tab-stops>
          <style:tab-stop style:type="left" style:position="2.8708in"/>
        </style:tab-stops>
      </style:paragraph-properties>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479in">
        <style:tab-stops>
          <style:tab-stop style:type="left" style:position="2.8708in"/>
        </style:tab-stops>
      </style:paragraph-properties>
    </style:style>
    <style:style style:name="P103" style:parent-style-name="Normalny" style:family="paragraph">
      <style:paragraph-properties fo:text-align="justify" fo:line-height="150%"/>
    </style:style>
    <style:style style:name="T104" style:parent-style-name="Domyślnaczcionkaakapitu" style:family="text">
      <style:text-properties style:text-underline-type="single" style:text-underline-style="solid" style:text-underline-width="auto" style:text-underline-mode="continuous"/>
    </style:style>
    <style:style style:name="P105" style:parent-style-name="Normalny" style:family="paragraph">
      <style:paragraph-properties fo:text-align="justify" fo:line-height="150%" fo:text-indent="0.2479in"/>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style:tab-stops>
          <style:tab-stop style:type="left" style:position="2.7347in"/>
        </style:tab-stops>
      </style:paragraph-properties>
    </style:style>
    <style:style style:name="T121" style:parent-style-name="Domyślnaczcionkaakapitu" style:family="text">
      <style:text-properties style:text-underline-type="single" style:text-underline-style="solid" style:text-underline-width="auto" style:text-underline-mode="continuous"/>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P123" style:parent-style-name="Normalny" style:family="paragraph">
      <style:paragraph-properties fo:text-align="justify" fo:line-height="150%" fo:text-indent="0.2479in">
        <style:tab-stops>
          <style:tab-stop style:type="left" style:position="2.7347in"/>
        </style:tab-stops>
      </style:paragraph-properties>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T154" style:parent-style-name="Domyślnaczcionkaakapitu" style:family="text">
      <style:text-properties style:text-underline-type="single" style:text-underline-style="solid" style:text-underline-width="auto" style:text-underline-mode="continuous"/>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P160" style:parent-style-name="Normalny" style:family="paragraph">
      <style:paragraph-properties fo:text-align="justify" fo:line-height="150%"/>
    </style:style>
    <style:style style:name="P161" style:parent-style-name="Normalny" style:family="paragraph">
      <style:paragraph-properties fo:text-align="justify" fo:line-height="150%"/>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P184" style:parent-style-name="Normalny" style:family="paragraph">
      <style:paragraph-properties fo:text-align="justify" fo:line-height="150%" fo:text-indent="0.2479in"/>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P321" style:parent-style-name="Normalny" style:family="paragraph">
      <style:paragraph-properties fo:text-align="justify" fo:line-height="150%"/>
    </style:style>
    <style:style style:name="T322" style:parent-style-name="Domyślnaczcionkaakapitu" style:family="text">
      <style:text-properties style:text-underline-type="single" style:text-underline-style="solid" style:text-underline-width="auto" style:text-underline-mode="continuous"/>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style:tab-stops>
          <style:tab-stop style:type="left" style:position="2.7354in"/>
        </style:tab-stops>
      </style:paragraph-properties>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tab-stops>
          <style:tab-stop style:type="left" style:position="2.7354in"/>
        </style:tab-stops>
      </style:paragraph-properties>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P366" style:parent-style-name="Normalny" style:family="paragraph">
      <style:paragraph-properties fo:text-align="justify" fo:line-height="150%"/>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style:style>
    <style:style style:name="T405" style:parent-style-name="Domyślnaczcionkaakapitu" style:family="text">
      <style:text-properties style:text-underline-type="single" style:text-underline-style="solid" style:text-underline-width="auto" style:text-underline-mode="continuous"/>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tab-stops>
          <style:tab-stop style:type="left" style:position="2.6986in"/>
        </style:tab-stops>
      </style:paragraph-properties>
    </style:style>
    <style:style style:name="T469" style:parent-style-name="Domyślnaczcionkaakapitu" style:family="text">
      <style:text-properties style:text-underline-type="single" style:text-underline-style="solid" style:text-underline-width="auto" style:text-underline-mode="continuous"/>
    </style:style>
    <style:style style:name="T470" style:parent-style-name="Domyślnaczcionkaakapitu" style:family="text">
      <style:text-properties fo:background-color="#80FFFF"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479in">
        <style:tab-stops>
          <style:tab-stop style:type="left" style:position="2.6986in"/>
        </style:tab-stops>
      </style:paragraph-properties>
    </style:style>
    <style:style style:name="P472" style:parent-style-name="Normalny" style:family="paragraph">
      <style:paragraph-properties fo:text-align="justify" fo:line-height="150%" fo:text-indent="0.2479in"/>
    </style:style>
    <style:style style:name="P473" style:parent-style-name="Normalny" style:family="paragraph">
      <style:paragraph-properties fo:text-align="justify" fo:line-height="150%">
        <style:tab-stops>
          <style:tab-stop style:type="left" style:position="3.577in"/>
        </style:tab-stops>
      </style:paragraph-properties>
    </style:style>
    <style:style style:name="T474" style:parent-style-name="Domyślnaczcionkaakapitu" style:family="text">
      <style:text-properties style:text-underline-type="single" style:text-underline-style="solid" style:text-underline-width="auto" style:text-underline-mode="continuous"/>
    </style:style>
    <style:style style:name="P475" style:parent-style-name="Normalny" style:family="paragraph">
      <style:paragraph-properties fo:text-align="justify" fo:line-height="150%" fo:text-indent="0.2479in">
        <style:tab-stops>
          <style:tab-stop style:type="left" style:position="3.577in"/>
        </style:tab-stops>
      </style:paragraph-properties>
    </style:style>
    <style:style style:name="P476" style:parent-style-name="Normalny" style:family="paragraph">
      <style:paragraph-properties fo:text-align="justify" fo:line-height="150%" fo:text-indent="0.2479in"/>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P493" style:parent-style-name="Normalny" style:family="paragraph">
      <style:paragraph-properties fo:text-align="justify" fo:line-height="150%"/>
    </style:style>
    <style:style style:name="T494" style:parent-style-name="Domyślnaczcionkaakapitu" style:family="text">
      <style:text-properties fo:background-color="#80FFFF" style:text-underline-type="single" style:text-underline-style="solid" style:text-underline-width="auto" style:text-underline-mode="continuous"/>
    </style:style>
    <style:style style:name="T495" style:parent-style-name="Domyślnaczcionkaakapitu" style:family="text">
      <style:text-properties style:text-underline-type="single" style:text-underline-style="solid" style:text-underline-width="auto" style:text-underline-mode="continuous"/>
    </style:style>
    <style:style style:name="T496" style:parent-style-name="Domyślnaczcionkaakapitu" style:family="text">
      <style:text-properties fo:background-color="#80FFFF" style:text-underline-type="single" style:text-underline-style="solid" style:text-underline-width="auto" style:text-underline-mode="continuous"/>
    </style:style>
    <style:style style:name="T497" style:parent-style-name="Domyślnaczcionkaakapitu" style:family="text">
      <style:text-properties style:text-underline-type="single" style:text-underline-style="solid" style:text-underline-width="auto" style:text-underline-mode="continuous"/>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style:tab-stops>
          <style:tab-stop style:type="left" style:position="3.434in"/>
        </style:tab-stops>
      </style:paragraph-properties>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tab-stops>
          <style:tab-stop style:type="left" style:position="3.434in"/>
        </style:tab-stops>
      </style:paragraph-properties>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T574" style:parent-style-name="Domyślnaczcionkaakapitu" style:family="text">
      <style:text-properties style:text-underline-type="single" style:text-underline-style="solid" style:text-underline-width="auto" style:text-underline-mode="continuous"/>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P576" style:parent-style-name="Normalny" style:family="paragraph">
      <style:paragraph-properties fo:text-align="justify" fo:line-height="150%" fo:text-indent="0.2479in"/>
    </style:style>
    <style:style style:name="P577" style:parent-style-name="Normalny" style:family="paragraph">
      <style:paragraph-properties fo:text-align="justify" fo:line-height="150%"/>
    </style:style>
    <style:style style:name="T578" style:parent-style-name="Domyślnaczcionkaakapitu" style:family="text">
      <style:text-properties style:text-underline-type="single" style:text-underline-style="solid" style:text-underline-width="auto" style:text-underline-mode="continuous"/>
    </style:style>
    <style:style style:name="T579" style:parent-style-name="Domyślnaczcionkaakapitu" style:family="text">
      <style:text-properties fo:background-color="#80FFFF" style:text-underline-type="single" style:text-underline-style="solid" style:text-underline-width="auto" style:text-underline-mode="continuous"/>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text-underline-type="single" style:text-underline-style="solid" style:text-underline-width="auto" style:text-underline-mode="continuous"/>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P683" style:parent-style-name="Normalny" style:family="paragraph">
      <style:paragraph-properties fo:text-align="justify" fo:line-height="150%"/>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P742" style:parent-style-name="Normalny" style:family="paragraph">
      <style:paragraph-properties fo:text-align="justify" fo:line-height="150%"/>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fo:background-color="#80FFFF" style:text-underline-type="single" style:text-underline-style="solid" style:text-underline-width="auto" style:text-underline-mode="continuous"/>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T753" style:parent-style-name="Domyślnaczcionkaakapitu" style:family="text">
      <style:text-properties style:text-underline-type="single" style:text-underline-style="solid" style:text-underline-width="auto" style:text-underline-mode="continuous"/>
    </style:style>
    <style:style style:name="T754" style:parent-style-name="Domyślnaczcionkaakapitu" style:family="text">
      <style:text-properties fo:background-color="#80FFFF" style:text-underline-type="single" style:text-underline-style="solid" style:text-underline-width="auto" style:text-underline-mode="continuous"/>
    </style:style>
    <style:style style:name="T755" style:parent-style-name="Domyślnaczcionkaakapitu" style:family="text">
      <style:text-properties style:text-underline-type="single" style:text-underline-style="solid" style:text-underline-width="auto" style:text-underline-mode="continuous"/>
    </style:style>
    <style:style style:name="P756" style:parent-style-name="Normalny" style:family="paragraph">
      <style:paragraph-properties fo:text-align="justify" fo:line-height="150%" fo:text-indent="0.2479in"/>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text-underline-type="single" style:text-underline-style="solid" style:text-underline-width="auto" style:text-underline-mode="continuous"/>
    </style:style>
    <style:style style:name="T797" style:parent-style-name="Domyślnaczcionkaakapitu" style:family="text">
      <style:text-properties style:text-underline-type="single" style:text-underline-style="solid" style:text-underline-width="auto" style:text-underline-mode="continuous"/>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style:style>
    <style:style style:name="T842" style:parent-style-name="Domyślnaczcionkaakapitu" style:family="text">
      <style:text-properties style:text-underline-type="single" style:text-underline-style="solid" style:text-underline-width="auto" style:text-underline-mode="continuous"/>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style:tab-stops>
          <style:tab-stop style:type="left" style:position="2.9652in"/>
        </style:tab-stops>
      </style:paragraph-properties>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tab-stops>
          <style:tab-stop style:type="left" style:position="2.9652in"/>
        </style:tab-stops>
      </style:paragraph-properties>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style:tab-stops>
          <style:tab-stop style:type="left" style:position="2.9652in"/>
        </style:tab-stops>
      </style:paragraph-propertie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479in">
        <style:tab-stops>
          <style:tab-stop style:type="left" style:position="2.9652in"/>
        </style:tab-stops>
      </style:paragraph-properties>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style:tab-stops>
          <style:tab-stop style:type="left" style:position="2.9652in"/>
        </style:tab-stops>
      </style:paragraph-properties>
    </style:style>
    <style:style style:name="P870" style:parent-style-name="Normalny" style:family="paragraph">
      <style:paragraph-properties fo:text-align="justify" fo:line-height="150%"/>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style:style>
    <style:style style:name="P873" style:parent-style-name="Normalny" style:family="paragraph">
      <style:paragraph-properties fo:text-align="justify" fo:line-height="150%"/>
    </style:style>
    <style:style style:name="P874" style:parent-style-name="Normalny" style:family="paragraph">
      <style:paragraph-properties fo:text-align="justify" fo:line-height="150%"/>
    </style:style>
    <style:style style:name="P875" style:parent-style-name="Normalny" style:family="paragraph">
      <style:paragraph-properties fo:text-align="justify" fo:line-height="150%"/>
    </style:style>
    <style:style style:name="T876" style:parent-style-name="Domyślnaczcionkaakapitu" style:family="text">
      <style:text-properties fo:background-color="#80FFFF"/>
    </style:style>
    <style:style style:name="T877" style:parent-style-name="Domyślnaczcionkaakapitu" style:family="text">
      <style:text-properties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T881" style:parent-style-name="Domyślnaczcionkaakapitu" style:family="text">
      <style:text-properties fo:background-color="#80FFFF"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font-style="italic" style:font-style-asian="italic" style:font-style-complex="italic" style:text-underline-type="single" style:text-underline-style="solid" style:text-underline-width="auto" style:text-underline-mode="continuous"/>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P976" style:parent-style-name="Normalny" style:family="paragraph">
      <style:paragraph-properties fo:text-align="justify" fo:line-height="150%" fo:text-indent="0.2479in"/>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T981" style:parent-style-name="Domyślnaczcionkaakapitu" style:family="text">
      <style:text-properties fo:background-color="#80FFFF" style:text-underline-type="single" style:text-underline-style="solid" style:text-underline-width="auto" style:text-underline-mode="continuous"/>
    </style:style>
    <style:style style:name="T982" style:parent-style-name="Domyślnaczcionkaakapitu" style:family="text">
      <style:text-properties style:text-underline-type="single" style:text-underline-style="solid" style:text-underline-width="auto" style:text-underline-mode="continuous"/>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P1052" style:parent-style-name="Normalny" style:family="paragraph">
      <style:paragraph-properties fo:text-align="justify" fo:line-height="150%" fo:text-indent="0.2479in"/>
    </style:style>
    <style:style style:name="P1053" style:parent-style-name="Normalny" style:family="paragraph">
      <style:paragraph-properties fo:text-align="justify" fo:line-height="150%"/>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479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P1117" style:parent-style-name="Normalny" style:family="paragraph">
      <style:paragraph-properties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T1119" style:parent-style-name="Domyślnaczcionkaakapitu" style:family="text">
      <style:text-properties fo:background-color="#80FFFF" style:text-underline-type="single" style:text-underline-style="solid" style:text-underline-width="auto" style:text-underline-mode="continuous"/>
    </style:style>
    <style:style style:name="T1120" style:parent-style-name="Domyślnaczcionkaakapitu" style:family="text">
      <style:text-properties style:text-underline-type="single" style:text-underline-style="solid" style:text-underline-width="auto" style:text-underline-mode="continuous"/>
    </style:style>
    <style:style style:name="T1121" style:parent-style-name="Domyślnaczcionkaakapitu" style:family="text">
      <style:text-properties fo:background-color="#80FFFF" style:text-underline-type="single" style:text-underline-style="solid" style:text-underline-width="auto" style:text-underline-mode="continuous"/>
    </style:style>
    <style:style style:name="T1122" style:parent-style-name="Domyślnaczcionkaakapitu" style:family="text">
      <style:text-properties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fo:text-indent="0.2479in"/>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fo:text-indent="0.2479in"/>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T1173" style:parent-style-name="Domyślnaczcionkaakapitu" style:family="text">
      <style:text-properties fo:background-color="#80FFFF" style:text-underline-type="single" style:text-underline-style="solid" style:text-underline-width="auto" style:text-underline-mode="continuous"/>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fo:text-indent="0.2479in"/>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T1262" style:parent-style-name="Domyślnaczcionkaakapitu" style:family="text">
      <style:text-properties fo:background-color="#80FFFF" style:text-underline-type="single" style:text-underline-style="solid" style:text-underline-width="auto" style:text-underline-mode="continuous"/>
    </style:style>
    <style:style style:name="T1263" style:parent-style-name="Domyślnaczcionkaakapitu" style:family="text">
      <style:text-properties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T1271" style:parent-style-name="Domyślnaczcionkaakapitu" style:family="text">
      <style:text-properties style:text-underline-type="single" style:text-underline-style="solid" style:text-underline-width="auto" style:text-underline-mode="continuous"/>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style:text-underline-type="single" style:text-underline-style="solid" style:text-underline-width="auto" style:text-underline-mode="continuous"/>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style:tab-stops>
          <style:tab-stop style:type="left" style:position="2.5298in"/>
        </style:tab-stops>
      </style:paragraph-properties>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T1309" style:parent-style-name="Domyślnaczcionkaakapitu" style:family="text">
      <style:text-properties style:text-underline-type="single" style:text-underline-style="solid" style:text-underline-width="auto" style:text-underline-mode="continuous"/>
    </style:style>
    <style:style style:name="T1310" style:parent-style-name="Domyślnaczcionkaakapitu" style:family="text">
      <style:text-properties fo:background-color="#80FFFF" style:text-underline-type="single" style:text-underline-style="solid" style:text-underline-width="auto" style:text-underline-mode="continuous"/>
    </style:style>
    <style:style style:name="T1311" style:parent-style-name="Domyślnaczcionkaakapitu" style:family="text">
      <style:text-properties style:text-underline-type="single" style:text-underline-style="solid" style:text-underline-width="auto" style:text-underline-mode="continuous"/>
    </style:style>
    <style:style style:name="T1312" style:parent-style-name="Domyślnaczcionkaakapitu" style:family="text">
      <style:text-properties fo:background-color="#80FFFF" style:text-underline-type="single" style:text-underline-style="solid" style:text-underline-width="auto" style:text-underline-mode="continuous"/>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P1435" style:parent-style-name="Normalny" style:family="paragraph">
      <style:paragraph-properties fo:text-align="justify" fo:line-height="150%"/>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fo:text-indent="0.2479in"/>
    </style:style>
    <style:style style:name="P1440" style:parent-style-name="Normalny" style:family="paragraph">
      <style:paragraph-properties fo:text-align="justify" fo:line-height="150%"/>
    </style:style>
    <style:style style:name="T1441" style:parent-style-name="Domyślnaczcionkaakapitu" style:family="text">
      <style:text-properties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style:style>
    <style:style style:name="T1542" style:parent-style-name="Domyślnaczcionkaakapitu" style:family="text">
      <style:text-properties style:text-underline-type="single" style:text-underline-style="solid" style:text-underline-width="auto" style:text-underline-mode="continuous"/>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479in"/>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text-underline-type="single" style:text-underline-style="solid" style:text-underline-width="auto" style:text-underline-mode="continuous"/>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479in"/>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P1604" style:parent-style-name="Normalny" style:family="paragraph">
      <style:paragraph-properties fo:text-align="justify" fo:line-height="150%"/>
    </style:style>
    <style:style style:name="T1605" style:parent-style-name="Domyślnaczcionkaakapitu" style:family="text">
      <style:text-properties style:text-underline-type="single" style:text-underline-style="solid" style:text-underline-width="auto" style:text-underline-mode="continuous"/>
    </style:style>
    <style:style style:name="T1606" style:parent-style-name="Domyślnaczcionkaakapitu" style:family="text">
      <style:text-properties fo:background-color="#80FFFF" style:text-underline-type="single" style:text-underline-style="solid" style:text-underline-width="auto" style:text-underline-mode="continuous"/>
    </style:style>
    <style:style style:name="T1607" style:parent-style-name="Domyślnaczcionkaakapitu" style:family="text">
      <style:text-properties style:text-underline-type="single" style:text-underline-style="solid" style:text-underline-width="auto" style:text-underline-mode="continuous"/>
    </style:style>
    <style:style style:name="T1608" style:parent-style-name="Domyślnaczcionkaakapitu" style:family="text">
      <style:text-properties fo:background-color="#80FFFF" style:text-underline-type="single" style:text-underline-style="solid" style:text-underline-width="auto" style:text-underline-mode="continuous"/>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text-underline-type="single" style:text-underline-style="solid" style:text-underline-width="auto" style:text-underline-mode="continuous"/>
    </style:style>
    <style:style style:name="T1655" style:parent-style-name="Domyślnaczcionkaakapitu" style:family="text">
      <style:text-properties style:text-underline-type="single" style:text-underline-style="solid" style:text-underline-width="auto" style:text-underline-mode="continuous"/>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style:style>
    <style:style style:name="T1729" style:parent-style-name="Domyślnaczcionkaakapitu" style:family="text">
      <style:text-properties style:text-underline-type="single" style:text-underline-style="solid" style:text-underline-width="auto" style:text-underline-mode="continuous"/>
    </style:style>
    <style:style style:name="T1730" style:parent-style-name="Domyślnaczcionkaakapitu" style:family="text">
      <style:text-properties fo:background-color="#80FFFF" style:text-underline-type="single" style:text-underline-style="solid" style:text-underline-width="auto" style:text-underline-mode="continuous"/>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style:style>
    <style:style style:name="T1774" style:parent-style-name="Domyślnaczcionkaakapitu" style:family="text">
      <style:text-properties style:text-underline-type="single" style:text-underline-style="solid" style:text-underline-width="auto" style:text-underline-mode="continuous"/>
    </style:style>
    <style:style style:name="P1775" style:parent-style-name="Normalny" style:family="paragraph">
      <style:paragraph-properties fo:text-align="justify" fo:line-height="150%" fo:text-indent="0.2479in"/>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style:style>
    <style:style style:name="T1779" style:parent-style-name="Domyślnaczcionkaakapitu" style:family="text">
      <style:text-properties style:text-underline-type="single" style:text-underline-style="solid" style:text-underline-width="auto" style:text-underline-mode="continuous"/>
    </style:style>
    <style:style style:name="T1780" style:parent-style-name="Domyślnaczcionkaakapitu" style:family="text">
      <style:text-properties fo:background-color="#80FFFF" style:text-underline-type="single" style:text-underline-style="solid" style:text-underline-width="auto" style:text-underline-mode="continuous"/>
    </style:style>
    <style:style style:name="T1781" style:parent-style-name="Domyślnaczcionkaakapitu" style:family="text">
      <style:text-properties style:text-underline-type="single" style:text-underline-style="solid" style:text-underline-width="auto" style:text-underline-mode="continuous"/>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style:style>
    <style:style style:name="T1834" style:parent-style-name="Domyślnaczcionkaakapitu" style:family="text">
      <style:text-properties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479in"/>
    </style:style>
    <style:style style:name="P1836" style:parent-style-name="Normalny" style:family="paragraph">
      <style:paragraph-properties fo:text-align="justify" fo:line-height="150%"/>
    </style:style>
    <style:style style:name="T1837" style:parent-style-name="Domyślnaczcionkaakapitu" style:family="text">
      <style:text-properties style:text-underline-type="single" style:text-underline-style="solid" style:text-underline-width="auto" style:text-underline-mode="continuous"/>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479in"/>
    </style:style>
    <style:style style:name="P1893" style:parent-style-name="Normalny" style:family="paragraph">
      <style:paragraph-properties fo:text-align="justify" fo:line-height="150%"/>
    </style:style>
    <style:style style:name="T1894" style:parent-style-name="Domyślnaczcionkaakapitu" style:family="text">
      <style:text-properties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479in"/>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fo:text-indent="0.2479in"/>
    </style:style>
    <style:style style:name="P1901" style:parent-style-name="Normalny" style:family="paragraph">
      <style:paragraph-properties fo:text-align="justify" fo:line-height="150%"/>
    </style:style>
    <style:style style:name="P1902" style:parent-style-name="Normalny" style:family="paragraph">
      <style:paragraph-properties fo:text-align="justify" fo:line-height="150%"/>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P1905" style:parent-style-name="Normalny" style:family="paragraph">
      <style:paragraph-properties fo:text-align="justify" fo:line-height="150%"/>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P1909" style:parent-style-name="Normalny" style:family="paragraph">
      <style:paragraph-properties fo:text-align="justify" fo:line-height="150%"/>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P1927" style:parent-style-name="Normalny" style:family="paragraph">
      <style:paragraph-properties fo:text-align="justify" fo:line-height="150%" fo:text-indent="0.2479in"/>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style:style>
    <style:style style:name="T1935" style:parent-style-name="Domyślnaczcionkaakapitu" style:family="text">
      <style:text-properties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text-underline-type="single" style:text-underline-style="solid" style:text-underline-width="auto" style:text-underline-mode="continuous"/>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style:style>
    <style:style style:name="T1948" style:parent-style-name="Domyślnaczcionkaakapitu" style:family="text">
      <style:text-properties style:text-underline-type="single" style:text-underline-style="solid" style:text-underline-width="auto" style:text-underline-mode="continuous"/>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style:style>
    <style:style style:name="T1952" style:parent-style-name="Domyślnaczcionkaakapitu" style:family="text">
      <style:text-properties style:text-underline-type="single" style:text-underline-style="solid" style:text-underline-width="auto" style:text-underline-mode="continuous"/>
    </style:style>
    <style:style style:name="T1953" style:parent-style-name="Domyślnaczcionkaakapitu" style:family="text">
      <style:text-properties fo:background-color="#80FFFF" style:text-underline-type="single" style:text-underline-style="solid" style:text-underline-width="auto" style:text-underline-mode="continuous"/>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style:style>
    <style:style style:name="T1962" style:parent-style-name="Domyślnaczcionkaakapitu" style:family="text">
      <style:text-properties fo:background-color="#80FFFF" style:text-underline-type="single" style:text-underline-style="solid" style:text-underline-width="auto" style:text-underline-mode="continuous"/>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479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fo:text-indent="0.2479in"/>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style:style>
    <style:style style:name="T1998" style:parent-style-name="Domyślnaczcionkaakapitu" style:family="text">
      <style:text-properties style:text-underline-type="single" style:text-underline-style="solid" style:text-underline-width="auto" style:text-underline-mode="continuous"/>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479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style:style>
    <style:style style:name="T2141" style:parent-style-name="Domyślnaczcionkaakapitu" style:family="text">
      <style:text-properties fo:background-color="#80FFFF"/>
    </style:style>
    <style:style style:name="T2142" style:parent-style-name="Domyślnaczcionkaakapitu" style:family="text">
      <style:text-properties style:text-underline-type="single" style:text-underline-style="solid" style:text-underline-width="auto" style:text-underline-mode="continuous"/>
    </style:style>
    <style:style style:name="T2143" style:parent-style-name="Domyślnaczcionkaakapitu" style:family="text">
      <style:text-properties fo:background-color="#80FFFF" style:text-underline-type="single" style:text-underline-style="solid" style:text-underline-width="auto" style:text-underline-mode="continuous"/>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style:style>
    <style:style style:name="T2290" style:parent-style-name="Domyślnaczcionkaakapitu" style:family="text">
      <style:text-properties style:text-underline-type="single" style:text-underline-style="solid" style:text-underline-width="auto" style:text-underline-mode="continuous"/>
    </style:style>
    <style:style style:name="T2291" style:parent-style-name="Domyślnaczcionkaakapitu" style:family="text">
      <style:text-properties fo:background-color="#80FFFF" style:text-underline-type="single" style:text-underline-style="solid" style:text-underline-width="auto" style:text-underline-mode="continuous"/>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style:tab-stops>
          <style:tab-stop style:type="left" style:position="3.3319in"/>
        </style:tab-stops>
      </style:paragraph-properties>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style:tab-stops>
          <style:tab-stop style:type="left" style:position="1.968in"/>
        </style:tab-stops>
      </style:paragraph-properties>
    </style:style>
    <style:style style:name="T2316" style:parent-style-name="Domyślnaczcionkaakapitu" style:family="text">
      <style:text-properties style:text-underline-type="single" style:text-underline-style="solid" style:text-underline-width="auto" style:text-underline-mode="continuous"/>
    </style:style>
    <style:style style:name="T2317" style:parent-style-name="Domyślnaczcionkaakapitu" style:family="text">
      <style:text-properties fo:background-color="#80FFFF" style:text-underline-type="single" style:text-underline-style="solid" style:text-underline-width="auto" style:text-underline-mode="continuous"/>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tab-stops>
          <style:tab-stop style:type="left" style:position="1.968in"/>
        </style:tab-stops>
      </style:paragraph-properties>
    </style:style>
    <style:style style:name="P2320" style:parent-style-name="Normalny" style:family="paragraph">
      <style:paragraph-properties fo:text-align="justify" fo:line-height="150%"/>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479in"/>
    </style:style>
    <style:style style:name="P2323" style:parent-style-name="Normalny" style:family="paragraph">
      <style:paragraph-properties fo:text-align="justify" fo:line-height="150%" fo:text-indent="0.2479in"/>
    </style:style>
    <style:style style:name="P2324" style:parent-style-name="Normalny" style:family="paragraph">
      <style:paragraph-properties fo:text-align="justify" fo:line-height="150%" fo:text-indent="0.2479in"/>
    </style:style>
    <style:style style:name="P2325" style:parent-style-name="Normalny" style:family="paragraph">
      <style:paragraph-properties fo:text-align="justify" fo:line-height="150%" fo:text-indent="0.2479in"/>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style:style>
    <style:style style:name="T2340" style:parent-style-name="Domyślnaczcionkaakapitu" style:family="text">
      <style:text-properties style:text-underline-type="single" style:text-underline-style="solid" style:text-underline-width="auto" style:text-underline-mode="continuous"/>
    </style:style>
    <style:style style:name="P2341" style:parent-style-name="Normalny" style:family="paragraph">
      <style:paragraph-properties fo:text-align="justify" fo:line-height="150%" fo:text-indent="0.2479in"/>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style:text-underline-type="single" style:text-underline-style="solid" style:text-underline-width="auto" style:text-underline-mode="continuous"/>
    </style:style>
    <style:style style:name="T2348" style:parent-style-name="Domyślnaczcionkaakapitu" style:family="text">
      <style:text-properties fo:background-color="#80FFFF" style:text-underline-type="single" style:text-underline-style="solid" style:text-underline-width="auto" style:text-underline-mode="continuous"/>
    </style:style>
    <style:style style:name="T2349" style:parent-style-name="Domyślnaczcionkaakapitu" style:family="text">
      <style:text-properties style:text-underline-type="single" style:text-underline-style="solid" style:text-underline-width="auto" style:text-underline-mode="continuous"/>
    </style:style>
    <style:style style:name="T2350" style:parent-style-name="Domyślnaczcionkaakapitu" style:family="text">
      <style:text-properties fo:background-color="#80FFFF" style:text-underline-type="single" style:text-underline-style="solid" style:text-underline-width="auto" style:text-underline-mode="continuous"/>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style:style>
    <style:style style:name="T2388" style:parent-style-name="Domyślnaczcionkaakapitu" style:family="text">
      <style:text-properties style:text-underline-type="single" style:text-underline-style="solid" style:text-underline-width="auto" style:text-underline-mode="continuous"/>
    </style:style>
    <style:style style:name="T2389" style:parent-style-name="Domyślnaczcionkaakapitu" style:family="text">
      <style:text-properties fo:background-color="#80FFFF" style:text-underline-type="single" style:text-underline-style="solid" style:text-underline-width="auto" style:text-underline-mode="continuous"/>
    </style:style>
    <style:style style:name="T2390" style:parent-style-name="Domyślnaczcionkaakapitu" style:family="text">
      <style:text-properties style:text-underline-type="single" style:text-underline-style="solid" style:text-underline-width="auto" style:text-underline-mode="continuous"/>
    </style:style>
    <style:style style:name="P2391" style:parent-style-name="Normalny" style:family="paragraph">
      <style:paragraph-properties fo:text-align="justify" fo:line-height="150%" fo:text-indent="0.2479in"/>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P2394" style:parent-style-name="Normalny" style:family="paragraph">
      <style:paragraph-properties fo:text-align="justify" fo:line-height="150%">
        <style:tab-stops>
          <style:tab-stop style:type="left" style:position="2.2347in"/>
        </style:tab-stops>
      </style:paragraph-properties>
    </style:style>
    <style:style style:name="T2395" style:parent-style-name="Domyślnaczcionkaakapitu" style:family="text">
      <style:text-properties style:text-underline-type="single" style:text-underline-style="solid" style:text-underline-width="auto" style:text-underline-mode="continuous"/>
    </style:style>
    <style:style style:name="T2396" style:parent-style-name="Domyślnaczcionkaakapitu" style:family="text">
      <style:text-properties fo:background-color="#80FFFF" style:text-underline-type="single" style:text-underline-style="solid" style:text-underline-width="auto" style:text-underline-mode="continuous"/>
    </style:style>
    <style:style style:name="T2397" style:parent-style-name="Domyślnaczcionkaakapitu" style:family="text">
      <style:text-properties style:text-underline-type="single" style:text-underline-style="solid" style:text-underline-width="auto" style:text-underline-mode="continuous"/>
    </style:style>
    <style:style style:name="T2398" style:parent-style-name="Domyślnaczcionkaakapitu" style:family="text">
      <style:text-properties fo:background-color="#80FFFF" style:text-underline-type="single" style:text-underline-style="solid" style:text-underline-width="auto" style:text-underline-mode="continuous"/>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style:text-underline-type="single" style:text-underline-style="solid" style:text-underline-width="auto" style:text-underline-mode="continuous"/>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tab-stops>
          <style:tab-stop style:type="left" style:position="2.2347in"/>
        </style:tab-stops>
      </style:paragraph-properties>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fo:text-indent="0.2479in"/>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479in"/>
    </style:style>
    <style:style style:name="P2444" style:parent-style-name="Normalny" style:family="paragraph">
      <style:paragraph-properties fo:text-align="justify" fo:line-height="150%"/>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P2453" style:parent-style-name="Normalny" style:family="paragraph">
      <style:paragraph-properties fo:text-align="justify" fo:line-height="150%" fo:text-indent="0.2479in"/>
    </style:style>
    <style:style style:name="P2454" style:parent-style-name="Normalny" style:family="paragraph">
      <style:paragraph-properties fo:text-align="justify" fo:line-height="150%" fo:text-indent="0.2479in"/>
    </style:style>
    <style:style style:name="P2455" style:parent-style-name="Normalny" style:family="paragraph">
      <style:paragraph-properties fo:text-align="justify" fo:line-height="150%" fo:text-indent="0.2479in"/>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479in"/>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479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P2470" style:parent-style-name="Normalny" style:family="paragraph">
      <style:paragraph-properties fo:text-align="justify" fo:line-height="150%"/>
    </style:style>
    <style:style style:name="T2471" style:parent-style-name="Domyślnaczcionkaakapitu" style:family="text">
      <style:text-properties style:text-underline-type="single" style:text-underline-style="solid" style:text-underline-width="auto" style:text-underline-mode="continuous"/>
    </style:style>
    <style:style style:name="T2472" style:parent-style-name="Domyślnaczcionkaakapitu" style:family="text">
      <style:text-properties fo:background-color="#80FFFF" style:text-underline-type="single" style:text-underline-style="solid" style:text-underline-width="auto" style:text-underline-mode="continuous"/>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text-underline-type="single" style:text-underline-style="solid" style:text-underline-width="auto" style:text-underline-mode="continuous"/>
    </style:style>
    <style:style style:name="P2475" style:parent-style-name="Normalny" style:family="paragraph">
      <style:paragraph-properties fo:text-align="justify" fo:line-height="150%" fo:text-indent="0.2479in"/>
    </style:style>
    <style:style style:name="P2476" style:parent-style-name="Normalny" style:family="paragraph">
      <style:paragraph-properties fo:text-align="justify" fo:line-height="150%" fo:text-indent="0.2479in"/>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style:style>
    <style:style style:name="T2483" style:parent-style-name="Domyślnaczcionkaakapitu" style:family="text">
      <style:text-properties style:text-underline-type="single" style:text-underline-style="solid" style:text-underline-width="auto" style:text-underline-mode="continuous"/>
    </style:style>
    <style:style style:name="P2484" style:parent-style-name="Normalny" style:family="paragraph">
      <style:paragraph-properties fo:text-align="justify" fo:line-height="150%" fo:text-indent="0.2479in"/>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479in"/>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479in"/>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479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479in"/>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fo:text-indent="0.2479in"/>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P2518" style:parent-style-name="Normalny" style:family="paragraph">
      <style:paragraph-properties fo:text-align="justify" fo:line-height="150%" fo:text-indent="0.2479in"/>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479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P2562" style:parent-style-name="Normalny" style:family="paragraph">
      <style:paragraph-properties fo:text-align="justify" fo:line-height="150%" fo:text-indent="0.2479in"/>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479in"/>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fo:text-indent="0.2479in"/>
    </style:style>
    <style:style style:name="P2586" style:parent-style-name="Normalny" style:family="paragraph">
      <style:paragraph-properties fo:text-align="justify" fo:line-height="150%" fo:text-indent="0.2479in"/>
    </style:style>
    <style:style style:name="P2587" style:parent-style-name="Normalny" style:family="paragraph">
      <style:paragraph-properties fo:text-align="justify" fo:line-height="150%" fo:text-indent="0.2479in"/>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fo:text-indent="0.2479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style:style>
    <style:style style:name="T2601" style:parent-style-name="Domyślnaczcionkaakapitu" style:family="text">
      <style:text-properties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fo:text-indent="0.2479in"/>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text-underline-type="single" style:text-underline-style="solid" style:text-underline-width="auto" style:text-underline-mode="continuous"/>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style:style>
    <style:style style:name="T2647" style:parent-style-name="Domyślnaczcionkaakapitu" style:family="text">
      <style:text-properties style:text-underline-type="single" style:text-underline-style="solid" style:text-underline-width="auto" style:text-underline-mode="continuous"/>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479in">
        <style:tab-stops>
          <style:tab-stop style:type="left" style:leader-style="solid" style:leader-text="_" style:position="2.6034in"/>
        </style:tab-stops>
      </style:paragraph-properties>
    </style:style>
    <style:style style:name="P2650" style:parent-style-name="Normalny" style:family="paragraph">
      <style:paragraph-properties fo:text-align="justify" fo:line-height="150%">
        <style:tab-stops>
          <style:tab-stop style:type="left" style:position="2.4166in"/>
        </style:tab-stops>
      </style:paragraph-propertie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tab-stops>
          <style:tab-stop style:type="left" style:position="2.4166in"/>
        </style:tab-stops>
      </style:paragraph-properties>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style:tab-stops>
          <style:tab-stop style:type="left" style:position="2.4166in"/>
        </style:tab-stops>
      </style:paragraph-properties>
    </style:style>
    <style:style style:name="T2658" style:parent-style-name="Domyślnaczcionkaakapitu" style:family="text">
      <style:text-properties fo:background-color="#80FFFF" style:text-underline-type="single" style:text-underline-style="solid" style:text-underline-width="auto" style:text-underline-mode="continuous"/>
    </style:style>
    <style:style style:name="T2659" style:parent-style-name="Domyślnaczcionkaakapitu" style:family="text">
      <style:text-properties style:text-underline-type="single" style:text-underline-style="solid" style:text-underline-width="auto" style:text-underline-mode="continuous"/>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P2674" style:parent-style-name="Normalny" style:family="paragraph">
      <style:paragraph-properties fo:text-align="justify" fo:line-height="150%" fo:text-indent="0.2479in"/>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479in"/>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P2684" style:parent-style-name="Normalny" style:family="paragraph">
      <style:paragraph-properties fo:text-align="justify" fo:line-height="150%"/>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P2705" style:parent-style-name="Normalny" style:family="paragraph">
      <style:paragraph-properties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P2713" style:parent-style-name="Normalny" style:family="paragraph">
      <style:paragraph-properties fo:text-align="justify" fo:line-height="150%"/>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style:text-underline-type="single" style:text-underline-style="solid" style:text-underline-width="auto" style:text-underline-mode="continuous"/>
    </style:style>
    <style:style style:name="T2716" style:parent-style-name="Domyślnaczcionkaakapitu" style:family="text">
      <style:text-properties fo:background-color="#80FFFF" style:text-underline-type="single" style:text-underline-style="solid" style:text-underline-width="auto" style:text-underline-mode="continuous"/>
    </style:style>
    <style:style style:name="T2717" style:parent-style-name="Domyślnaczcionkaakapitu" style:family="text">
      <style:text-properties style:text-underline-type="single" style:text-underline-style="solid" style:text-underline-width="auto" style:text-underline-mode="continuous"/>
    </style:style>
    <style:style style:name="T2718" style:parent-style-name="Domyślnaczcionkaakapitu" style:family="text">
      <style:text-properties fo:background-color="#80FFFF" style:text-underline-type="single" style:text-underline-style="solid" style:text-underline-width="auto" style:text-underline-mode="continuous"/>
    </style:style>
    <style:style style:name="T2719" style:parent-style-name="Domyślnaczcionkaakapitu" style:family="text">
      <style:text-properties style:text-underline-type="single" style:text-underline-style="solid" style:text-underline-width="auto" style:text-underline-mode="continuous"/>
    </style:style>
    <style:style style:name="T2720" style:parent-style-name="Domyślnaczcionkaakapitu" style:family="text">
      <style:text-properties fo:background-color="#80FFFF" style:text-underline-type="single" style:text-underline-style="solid" style:text-underline-width="auto" style:text-underline-mode="continuous"/>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style>
    <style:style style:name="P2723" style:parent-style-name="Normalny" style:family="paragraph">
      <style:paragraph-properties fo:text-align="justify" fo:line-height="150%" fo:text-indent="0.2479in"/>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479in"/>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style:style>
    <style:style style:name="P2747" style:parent-style-name="Normalny" style:family="paragraph">
      <style:paragraph-properties fo:text-align="justify" fo:line-height="150%"/>
    </style:style>
    <style:style style:name="P2748" style:parent-style-name="Normalny" style:family="paragraph">
      <style:paragraph-properties fo:text-align="justify" fo:line-height="150%"/>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style:style>
    <style:style style:name="P2757" style:parent-style-name="Normalny" style:family="paragraph">
      <style:paragraph-properties fo:text-align="justify" fo:line-height="150%"/>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fo:text-indent="0.2479in"/>
    </style:style>
    <style:style style:name="P2768" style:parent-style-name="Normalny" style:family="paragraph">
      <style:paragraph-properties fo:text-align="justify" fo:line-height="150%"/>
    </style:style>
    <style:style style:name="T2769" style:parent-style-name="Domyślnaczcionkaakapitu" style:family="text">
      <style:text-properties style:text-underline-type="single" style:text-underline-style="solid" style:text-underline-width="auto" style:text-underline-mode="continuous"/>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style:style>
    <style:style style:name="T2775" style:parent-style-name="Domyślnaczcionkaakapitu" style:family="text">
      <style:text-properties style:text-underline-type="single" style:text-underline-style="solid" style:text-underline-width="auto" style:text-underline-mode="continuous"/>
    </style:style>
    <style:style style:name="P2776" style:parent-style-name="Normalny" style:family="paragraph">
      <style:paragraph-properties fo:text-align="justify" fo:line-height="150%" fo:text-indent="0.2479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P2798" style:parent-style-name="Normalny" style:family="paragraph">
      <style:paragraph-properties fo:text-align="justify" fo:line-height="150%"/>
    </style:style>
    <style:style style:name="T2799" style:parent-style-name="Domyślnaczcionkaakapitu" style:family="text">
      <style:text-properties style:text-underline-type="single" style:text-underline-style="solid" style:text-underline-width="auto" style:text-underline-mode="continuous"/>
    </style:style>
    <style:style style:name="P2800" style:parent-style-name="Normalny" style:family="paragraph">
      <style:paragraph-properties fo:text-align="justify" fo:line-height="150%" fo:text-indent="0.2479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P2812" style:parent-style-name="Normalny" style:family="paragraph">
      <style:paragraph-properties fo:text-align="justify" fo:line-height="150%"/>
    </style:style>
    <style:style style:name="T2813" style:parent-style-name="Domyślnaczcionkaakapitu" style:family="text">
      <style:text-properties fo:background-color="#80FFFF" style:text-underline-type="single" style:text-underline-style="solid" style:text-underline-width="auto" style:text-underline-mode="continuous"/>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style:style>
    <style:style style:name="T2823" style:parent-style-name="Domyślnaczcionkaakapitu" style:family="text">
      <style:text-properties style:text-underline-type="single" style:text-underline-style="solid" style:text-underline-width="auto" style:text-underline-mode="continuous"/>
    </style:style>
    <style:style style:name="T2824" style:parent-style-name="Domyślnaczcionkaakapitu" style:family="text">
      <style:text-properties fo:background-color="#80FFFF" style:text-underline-type="single" style:text-underline-style="solid" style:text-underline-width="auto" style:text-underline-mode="continuous"/>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style:style>
    <style:style style:name="T2830" style:parent-style-name="Domyślnaczcionkaakapitu" style:family="text">
      <style:text-properties style:text-underline-type="single" style:text-underline-style="solid" style:text-underline-width="auto" style:text-underline-mode="continuous"/>
    </style:style>
    <style:style style:name="P2831" style:parent-style-name="Normalny" style:family="paragraph">
      <style:paragraph-properties fo:text-align="justify" fo:line-height="150%" fo:text-indent="0.2479in"/>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style:style>
    <style:style style:name="T2839" style:parent-style-name="Domyślnaczcionkaakapitu" style:family="text">
      <style:text-properties style:text-underline-type="single" style:text-underline-style="solid" style:text-underline-width="auto" style:text-underline-mode="continuous"/>
    </style:style>
    <style:style style:name="T2840" style:parent-style-name="Domyślnaczcionkaakapitu" style:family="text">
      <style:text-properties fo:background-color="#80FFFF" style:text-underline-type="single" style:text-underline-style="solid" style:text-underline-width="auto" style:text-underline-mode="continuous"/>
    </style:style>
    <style:style style:name="T2841" style:parent-style-name="Domyślnaczcionkaakapitu" style:family="text">
      <style:text-properties style:text-underline-type="single" style:text-underline-style="solid" style:text-underline-width="auto" style:text-underline-mode="continuous"/>
    </style:style>
    <style:style style:name="T2842" style:parent-style-name="Domyślnaczcionkaakapitu" style:family="text">
      <style:text-properties fo:background-color="#80FFFF" style:text-underline-type="single" style:text-underline-style="solid" style:text-underline-width="auto" style:text-underline-mode="continuous"/>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P2845" style:parent-style-name="Normalny" style:family="paragraph">
      <style:paragraph-properties fo:text-align="justify" fo:line-height="150%" fo:text-indent="0.2479in"/>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P2855" style:parent-style-name="Normalny" style:family="paragraph">
      <style:paragraph-properties fo:text-align="justify" fo:line-height="150%">
        <style:tab-stops>
          <style:tab-stop style:type="left" style:position="3.1833in"/>
        </style:tab-stops>
      </style:paragraph-properties>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text-underline-type="single" style:text-underline-style="solid" style:text-underline-width="auto" style:text-underline-mode="continuous"/>
    </style:style>
    <style:style style:name="P2862" style:parent-style-name="Normalny" style:family="paragraph">
      <style:paragraph-properties fo:text-align="justify" fo:line-height="150%" fo:text-indent="0.2479in">
        <style:tab-stops>
          <style:tab-stop style:type="left" style:position="3.1833in"/>
        </style:tab-stops>
      </style:paragraph-properties>
    </style:style>
    <style:style style:name="P2863" style:parent-style-name="Normalny" style:family="paragraph">
      <style:paragraph-properties fo:text-align="justify" fo:line-height="150%">
        <style:tab-stops>
          <style:tab-stop style:type="left" style:position="3.9458in"/>
        </style:tab-stops>
      </style:paragraph-properties>
    </style:style>
    <style:style style:name="T2864" style:parent-style-name="Domyślnaczcionkaakapitu" style:family="text">
      <style:text-properties style:text-underline-type="single" style:text-underline-style="solid" style:text-underline-width="auto" style:text-underline-mode="continuous"/>
    </style:style>
    <style:style style:name="T2865" style:parent-style-name="Domyślnaczcionkaakapitu" style:family="text">
      <style:text-properties fo:background-color="#80FFFF" style:text-underline-type="single" style:text-underline-style="solid" style:text-underline-width="auto" style:text-underline-mode="continuous"/>
    </style:style>
    <style:style style:name="T2866" style:parent-style-name="Domyślnaczcionkaakapitu" style:family="text">
      <style:text-properties style:text-underline-type="single" style:text-underline-style="solid" style:text-underline-width="auto" style:text-underline-mode="continuous"/>
    </style:style>
    <style:style style:name="P2867" style:parent-style-name="Normalny" style:family="paragraph">
      <style:paragraph-properties fo:text-align="justify" fo:line-height="150%" fo:text-indent="0.2479in">
        <style:tab-stops>
          <style:tab-stop style:type="left" style:position="3.9458in"/>
        </style:tab-stops>
      </style:paragraph-properties>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479in"/>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479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style:style>
    <style:style style:name="T2927" style:parent-style-name="Domyślnaczcionkaakapitu" style:family="text">
      <style:text-properties style:text-underline-type="single" style:text-underline-style="solid" style:text-underline-width="auto" style:text-underline-mode="continuous"/>
    </style:style>
    <style:style style:name="T2928" style:parent-style-name="Domyślnaczcionkaakapitu" style:family="text">
      <style:text-properties fo:background-color="#80FFFF" style:text-underline-type="single" style:text-underline-style="solid" style:text-underline-width="auto" style:text-underline-mode="continuous"/>
    </style:style>
    <style:style style:name="T2929" style:parent-style-name="Domyślnaczcionkaakapitu" style:family="text">
      <style:text-properties style:text-underline-type="single" style:text-underline-style="solid" style:text-underline-width="auto" style:text-underline-mode="continuous"/>
    </style:style>
    <style:style style:name="P2930" style:parent-style-name="Normalny" style:family="paragraph">
      <style:paragraph-properties fo:text-align="justify" fo:line-height="150%" fo:text-indent="0.2479in"/>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P2938" style:parent-style-name="Normalny" style:family="paragraph">
      <style:paragraph-properties fo:text-align="justify" fo:line-height="150%" fo:text-indent="0.2479in"/>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P2941" style:parent-style-name="Normalny" style:family="paragraph">
      <style:paragraph-properties fo:text-align="justify" fo:line-height="150%">
        <style:tab-stops>
          <style:tab-stop style:type="left" style:position="3.143in"/>
        </style:tab-stops>
      </style:paragraph-properties>
    </style:style>
    <style:style style:name="T2942" style:parent-style-name="Domyślnaczcionkaakapitu" style:family="text">
      <style:text-properties style:text-underline-type="single" style:text-underline-style="solid" style:text-underline-width="auto" style:text-underline-mode="continuous"/>
    </style:style>
    <style:style style:name="P2943" style:parent-style-name="Normalny" style:family="paragraph">
      <style:paragraph-properties fo:text-align="justify" fo:line-height="150%" fo:text-indent="0.2479in">
        <style:tab-stops>
          <style:tab-stop style:type="left" style:position="3.143in"/>
        </style:tab-stops>
      </style:paragraph-properties>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style:style>
    <style:style style:name="T2947" style:parent-style-name="Domyślnaczcionkaakapitu" style:family="text">
      <style:text-properties style:text-underline-type="single" style:text-underline-style="solid" style:text-underline-width="auto" style:text-underline-mode="continuous"/>
    </style:style>
    <style:style style:name="P2948" style:parent-style-name="Normalny" style:family="paragraph">
      <style:paragraph-properties fo:text-align="justify" fo:line-height="150%" fo:text-indent="0.2479in"/>
    </style:style>
    <style:style style:name="P2949" style:parent-style-name="Normalny" style:family="paragraph">
      <style:paragraph-properties fo:text-align="justify" fo:line-height="150%"/>
    </style:style>
    <style:style style:name="T2950" style:parent-style-name="Domyślnaczcionkaakapitu" style:family="text">
      <style:text-properties style:text-underline-type="single" style:text-underline-style="solid" style:text-underline-width="auto" style:text-underline-mode="continuous"/>
    </style:style>
    <style:style style:name="P2951" style:parent-style-name="Normalny" style:family="paragraph">
      <style:paragraph-properties fo:text-align="justify" fo:line-height="150%" fo:text-indent="0.2479in"/>
    </style:style>
    <style:style style:name="P2952" style:parent-style-name="Normalny" style:family="paragraph">
      <style:paragraph-properties fo:text-align="justify" fo:line-height="150%"/>
    </style:style>
    <style:style style:name="T2953" style:parent-style-name="Domyślnaczcionkaakapitu" style:family="text">
      <style:text-properties style:text-underline-type="single" style:text-underline-style="solid" style:text-underline-width="auto" style:text-underline-mode="continuous"/>
    </style:style>
    <style:style style:name="T2954" style:parent-style-name="Domyślnaczcionkaakapitu" style:family="text">
      <style:text-properties fo:background-color="#80FFFF" style:text-underline-type="single" style:text-underline-style="solid" style:text-underline-width="auto" style:text-underline-mode="continuous"/>
    </style:style>
    <style:style style:name="T2955" style:parent-style-name="Domyślnaczcionkaakapitu" style:family="text">
      <style:text-properties style:text-underline-type="single" style:text-underline-style="solid" style:text-underline-width="auto" style:text-underline-mode="continuous"/>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479in"/>
    </style:style>
    <style:style style:name="P2966" style:parent-style-name="Normalny" style:family="paragraph">
      <style:paragraph-properties fo:text-align="justify" fo:line-height="150%" fo:text-indent="0.2479in"/>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P2969" style:parent-style-name="Normalny" style:family="paragraph">
      <style:paragraph-properties fo:text-align="justify" fo:line-height="150%"/>
    </style:style>
    <style:style style:name="T2970" style:parent-style-name="Domyślnaczcionkaakapitu" style:family="text">
      <style:text-properties style:text-underline-type="single" style:text-underline-style="solid" style:text-underline-width="auto" style:text-underline-mode="continuous"/>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style:tab-stops>
          <style:tab-stop style:type="left" style:position="2.5333in"/>
        </style:tab-stops>
      </style:paragraph-properties>
    </style:style>
    <style:style style:name="T2975" style:parent-style-name="Domyślnaczcionkaakapitu" style:family="text">
      <style:text-properties style:text-underline-type="single" style:text-underline-style="solid" style:text-underline-width="auto" style:text-underline-mode="continuous"/>
    </style:style>
    <style:style style:name="T2976" style:parent-style-name="Domyślnaczcionkaakapitu" style:family="text">
      <style:text-properties fo:background-color="#80FFFF" style:text-underline-type="single" style:text-underline-style="solid" style:text-underline-width="auto" style:text-underline-mode="continuous"/>
    </style:style>
    <style:style style:name="P2977" style:parent-style-name="Normalny" style:family="paragraph">
      <style:paragraph-properties fo:text-align="justify" fo:line-height="150%" fo:text-indent="0.2479in">
        <style:tab-stops>
          <style:tab-stop style:type="left" style:position="2.5333in"/>
        </style:tab-stops>
      </style:paragraph-properties>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479in"/>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fo:text-indent="0.2479in"/>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fo:text-indent="0.2479in"/>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fo:text-indent="0.2479in"/>
    </style:style>
    <style:style style:name="P2990" style:parent-style-name="Normalny" style:family="paragraph">
      <style:paragraph-properties fo:text-align="justify" fo:line-height="150%"/>
    </style:style>
    <style:style style:name="T2991" style:parent-style-name="Domyślnaczcionkaakapitu" style:family="text">
      <style:text-properties style:text-underline-type="single" style:text-underline-style="solid" style:text-underline-width="auto" style:text-underline-mode="continuous"/>
    </style:style>
    <style:style style:name="T2992" style:parent-style-name="Domyślnaczcionkaakapitu" style:family="text">
      <style:text-properties fo:background-color="#80FFFF" style:text-underline-type="single" style:text-underline-style="solid" style:text-underline-width="auto" style:text-underline-mode="continuous"/>
    </style:style>
    <style:style style:name="P2993" style:parent-style-name="Normalny" style:family="paragraph">
      <style:paragraph-properties fo:text-align="justify" fo:line-height="150%" fo:text-indent="0.2479in"/>
    </style:style>
    <style:style style:name="P2994" style:parent-style-name="Normalny" style:family="paragraph">
      <style:paragraph-properties fo:text-align="justify" fo:line-height="150%" fo:text-indent="0.2479in"/>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fo:text-indent="0.2479in"/>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P3007" style:parent-style-name="Normalny" style:family="paragraph">
      <style:paragraph-properties fo:text-align="justify" fo:line-height="150%" fo:text-indent="0.2479in"/>
    </style:style>
    <style:style style:name="P3008" style:parent-style-name="Normalny" style:family="paragraph">
      <style:paragraph-properties fo:text-align="justify" fo:line-height="150%" fo:text-indent="0.2479in"/>
    </style:style>
    <style:style style:name="P3009" style:parent-style-name="Normalny" style:family="paragraph">
      <style:paragraph-properties fo:text-align="justify" fo:line-height="150%"/>
    </style:style>
    <style:style style:name="T3010" style:parent-style-name="Domyślnaczcionkaakapitu" style:family="text">
      <style:text-properties style:text-underline-type="single" style:text-underline-style="solid" style:text-underline-width="auto" style:text-underline-mode="continuous"/>
    </style:style>
    <style:style style:name="T3011" style:parent-style-name="Domyślnaczcionkaakapitu" style:family="text">
      <style:text-properties fo:background-color="#80FFFF" style:text-underline-type="single" style:text-underline-style="solid" style:text-underline-width="auto" style:text-underline-mode="continuous"/>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P3015" style:parent-style-name="Normalny" style:family="paragraph">
      <style:paragraph-properties fo:text-align="justify" fo:line-height="150%"/>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T3018" style:parent-style-name="Domyślnaczcionkaakapitu" style:family="text">
      <style:text-properties style:text-underline-type="single" style:text-underline-style="solid" style:text-underline-width="auto" style:text-underline-mode="continuous"/>
    </style:style>
    <style:style style:name="P3019" style:parent-style-name="Normalny" style:family="paragraph">
      <style:paragraph-properties fo:text-align="justify" fo:line-height="150%"/>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style:style>
    <style:style style:name="T3022" style:parent-style-name="Domyślnaczcionkaakapitu" style:family="text">
      <style:text-properties style:text-underline-type="single" style:text-underline-style="solid" style:text-underline-width="auto" style:text-underline-mode="continuous"/>
    </style:style>
    <style:style style:name="T3023" style:parent-style-name="Domyślnaczcionkaakapitu" style:family="text">
      <style:text-properties fo:background-color="#80FFFF" style:text-underline-type="single" style:text-underline-style="solid" style:text-underline-width="auto" style:text-underline-mode="continuous"/>
    </style:style>
    <style:style style:name="T3024" style:parent-style-name="Domyślnaczcionkaakapitu" style:family="text">
      <style:text-properties style:text-underline-type="single" style:text-underline-style="solid" style:text-underline-width="auto" style:text-underline-mode="continuous"/>
    </style:style>
    <style:style style:name="T3025" style:parent-style-name="Domyślnaczcionkaakapitu" style:family="text">
      <style:text-properties fo:background-color="#80FFFF" style:text-underline-type="single" style:text-underline-style="solid" style:text-underline-width="auto" style:text-underline-mode="continuous"/>
    </style:style>
    <style:style style:name="P3026" style:parent-style-name="Normalny" style:family="paragraph">
      <style:paragraph-properties fo:text-align="justify" fo:line-height="150%" fo:text-indent="0.2479in"/>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fo:text-indent="0.2479in"/>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style:style>
    <style:style style:name="T3033" style:parent-style-name="Domyślnaczcionkaakapitu" style:family="text">
      <style:text-properties style:text-underline-type="single" style:text-underline-style="solid" style:text-underline-width="auto" style:text-underline-mode="continuous"/>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T3035" style:parent-style-name="Domyślnaczcionkaakapitu" style:family="text">
      <style:text-properties style:text-underline-type="single" style:text-underline-style="solid" style:text-underline-width="auto" style:text-underline-mode="continuous"/>
    </style:style>
    <style:style style:name="P3036" style:parent-style-name="Normalny" style:family="paragraph">
      <style:paragraph-properties fo:text-align="justify" fo:line-height="150%" fo:text-indent="0.2479in"/>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479in"/>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style:style>
    <style:style style:name="T3046" style:parent-style-name="Domyślnaczcionkaakapitu" style:family="text">
      <style:text-properties style:text-underline-type="single" style:text-underline-style="solid" style:text-underline-width="auto" style:text-underline-mode="continuous"/>
    </style:style>
    <style:style style:name="T3047" style:parent-style-name="Domyślnaczcionkaakapitu" style:family="text">
      <style:text-properties fo:background-color="#80FFFF" style:text-underline-type="single" style:text-underline-style="solid" style:text-underline-width="auto" style:text-underline-mode="continuous"/>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479in"/>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P3054" style:parent-style-name="Normalny" style:family="paragraph">
      <style:paragraph-properties fo:text-align="justify" fo:line-height="150%" fo:text-indent="0.2479in"/>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fo:text-indent="0.2479in"/>
    </style:style>
    <style:style style:name="P3063" style:parent-style-name="Normalny" style:family="paragraph">
      <style:paragraph-properties fo:text-align="justify" fo:line-height="150%" fo:text-indent="0.2479in"/>
    </style:style>
    <style:style style:name="P3064" style:parent-style-name="Normalny" style:family="paragraph">
      <style:paragraph-properties fo:text-align="justify" fo:line-height="150%"/>
    </style:style>
    <style:style style:name="T3065" style:parent-style-name="Domyślnaczcionkaakapitu" style:family="text">
      <style:text-properties fo:background-color="#80FFFF" style:text-underline-type="single" style:text-underline-style="solid" style:text-underline-width="auto" style:text-underline-mode="continuous"/>
    </style:style>
    <style:style style:name="T3066" style:parent-style-name="Domyślnaczcionkaakapitu" style:family="text">
      <style:text-properties style:text-underline-type="single" style:text-underline-style="solid" style:text-underline-width="auto" style:text-underline-mode="continuous"/>
    </style:style>
    <style:style style:name="T3067" style:parent-style-name="Domyślnaczcionkaakapitu" style:family="text">
      <style:text-properties fo:background-color="#80FFFF" style:text-underline-type="single" style:text-underline-style="solid" style:text-underline-width="auto" style:text-underline-mode="continuous"/>
    </style:style>
    <style:style style:name="T3068" style:parent-style-name="Domyślnaczcionkaakapitu" style:family="text">
      <style:text-properties style:text-underline-type="single" style:text-underline-style="solid" style:text-underline-width="auto" style:text-underline-mode="continuous"/>
    </style:style>
    <style:style style:name="P3069" style:parent-style-name="Normalny" style:family="paragraph">
      <style:paragraph-properties fo:text-align="justify" fo:line-height="150%" fo:text-indent="0.2479in"/>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style:style>
    <style:style style:name="T3072" style:parent-style-name="Domyślnaczcionkaakapitu" style:family="text">
      <style:text-properties style:text-underline-type="single" style:text-underline-style="solid" style:text-underline-width="auto" style:text-underline-mode="continuous"/>
    </style:style>
    <style:style style:name="T3073" style:parent-style-name="Domyślnaczcionkaakapitu" style:family="text">
      <style:text-properties fo:background-color="#80FFFF" style:text-underline-type="single" style:text-underline-style="solid" style:text-underline-width="auto" style:text-underline-mode="continuous"/>
    </style:style>
    <style:style style:name="T3074" style:parent-style-name="Domyślnaczcionkaakapitu" style:family="text">
      <style:text-properties style:text-underline-type="single" style:text-underline-style="solid" style:text-underline-width="auto" style:text-underline-mode="continuous"/>
    </style:style>
    <style:style style:name="T3075" style:parent-style-name="Domyślnaczcionkaakapitu" style:family="text">
      <style:text-properties fo:background-color="#80FFFF" style:text-underline-type="single" style:text-underline-style="solid" style:text-underline-width="auto" style:text-underline-mode="continuous"/>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T3079" style:parent-style-name="Domyślnaczcionkaakapitu" style:family="text">
      <style:text-properties fo:background-color="#80FFFF" style:text-underline-type="single" style:text-underline-style="solid" style:text-underline-width="auto" style:text-underline-mode="continuous"/>
    </style:style>
    <style:style style:name="T3080" style:parent-style-name="Domyślnaczcionkaakapitu" style:family="text">
      <style:text-properties style:text-underline-type="single" style:text-underline-style="solid" style:text-underline-width="auto" style:text-underline-mode="continuous"/>
    </style:style>
    <style:style style:name="P3081" style:parent-style-name="Normalny" style:family="paragraph">
      <style:paragraph-properties fo:text-align="justify" fo:line-height="150%" fo:text-indent="0.2479in"/>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479in"/>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fo:text-indent="0.2479in"/>
    </style:style>
    <style:style style:name="P3095" style:parent-style-name="Normalny" style:family="paragraph">
      <style:paragraph-properties fo:text-align="justify" fo:line-height="150%" fo:text-indent="0.2479in"/>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fo:text-indent="0.2479in"/>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479in"/>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fo:text-indent="0.2479in"/>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style:style>
    <style:style style:name="P3106" style:parent-style-name="Normalny" style:family="paragraph">
      <style:paragraph-properties fo:text-align="justify" fo:line-height="150%" fo:text-indent="0.2479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fo:text-indent="0.2479in"/>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479in"/>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479in"/>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P3123" style:parent-style-name="Normalny" style:family="paragraph">
      <style:paragraph-properties fo:text-align="justify" fo:line-height="150%"/>
    </style:style>
    <style:style style:name="T3124" style:parent-style-name="Domyślnaczcionkaakapitu" style:family="text">
      <style:text-properties fo:background-color="#80FFFF" style:text-underline-type="single" style:text-underline-style="solid" style:text-underline-width="auto" style:text-underline-mode="continuous"/>
    </style:style>
    <style:style style:name="T3125" style:parent-style-name="Domyślnaczcionkaakapitu" style:family="text">
      <style:text-properties style:text-underline-type="single" style:text-underline-style="solid" style:text-underline-width="auto" style:text-underline-mode="continuous"/>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fo:text-indent="0.2479in"/>
    </style:style>
    <style:style style:name="P3128" style:parent-style-name="Normalny" style:family="paragraph">
      <style:paragraph-properties fo:text-align="justify" fo:line-height="150%"/>
    </style:style>
    <style:style style:name="T3129" style:parent-style-name="Domyślnaczcionkaakapitu" style:family="text">
      <style:text-properties fo:background-color="#80FFFF" style:text-underline-type="single" style:text-underline-style="solid" style:text-underline-width="auto" style:text-underline-mode="continuous"/>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fo:text-indent="0.2479in"/>
    </style:style>
    <style:style style:name="P3133" style:parent-style-name="Normalny" style:family="paragraph">
      <style:paragraph-properties fo:text-align="justify" fo:line-height="150%" fo:text-indent="0.2479in"/>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style:style>
    <style:style style:name="T3140" style:parent-style-name="Domyślnaczcionkaakapitu" style:family="text">
      <style:text-properties style:text-underline-type="single" style:text-underline-style="solid" style:text-underline-width="auto" style:text-underline-mode="continuous"/>
    </style:style>
    <style:style style:name="P3141" style:parent-style-name="Normalny" style:family="paragraph">
      <style:paragraph-properties fo:text-align="justify" fo:line-height="150%" fo:text-indent="0.2479in"/>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fo:background-color="#80FFFF"/>
    </style:style>
    <style:style style:name="P3157" style:parent-style-name="Normalny" style:family="paragraph">
      <style:paragraph-properties fo:text-align="justify" fo:line-height="150%" fo:text-indent="0.2479in"/>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style:style>
    <style:style style:name="T3165" style:parent-style-name="Domyślnaczcionkaakapitu" style:family="text">
      <style:text-properties fo:background-color="#80FFFF" style:text-underline-type="single" style:text-underline-style="solid" style:text-underline-width="auto" style:text-underline-mode="continuous"/>
    </style:style>
    <style:style style:name="T3166" style:parent-style-name="Domyślnaczcionkaakapitu" style:family="text">
      <style:text-properties style:text-underline-type="single" style:text-underline-style="solid" style:text-underline-width="auto" style:text-underline-mode="continuous"/>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P3171" style:parent-style-name="Normalny" style:family="paragraph">
      <style:paragraph-properties fo:text-align="justify" fo:line-height="150%"/>
    </style:style>
    <style:style style:name="T3172" style:parent-style-name="Domyślnaczcionkaakapitu" style:family="text">
      <style:text-properties style:text-underline-type="single" style:text-underline-style="solid" style:text-underline-width="auto" style:text-underline-mode="continuous"/>
    </style:style>
    <style:style style:name="T3173" style:parent-style-name="Domyślnaczcionkaakapitu" style:family="text">
      <style:text-properties fo:background-color="#80FFFF" style:text-underline-type="single" style:text-underline-style="solid" style:text-underline-width="auto" style:text-underline-mode="continuous"/>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fo:text-indent="0.2479in"/>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fo:text-indent="0.2479in"/>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style:style>
    <style:style style:name="T3181" style:parent-style-name="Domyślnaczcionkaakapitu" style:family="text">
      <style:text-properties style:text-underline-type="single" style:text-underline-style="solid" style:text-underline-width="auto" style:text-underline-mode="continuous"/>
    </style:style>
    <style:style style:name="P3182" style:parent-style-name="Normalny" style:family="paragraph">
      <style:paragraph-properties fo:text-align="justify" fo:line-height="150%" fo:text-indent="0.2479in"/>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P3189" style:parent-style-name="Normalny" style:family="paragraph">
      <style:paragraph-properties fo:text-align="justify" fo:line-height="150%" fo:text-indent="0.2479in"/>
    </style:style>
    <style:style style:name="P3190" style:parent-style-name="Normalny" style:family="paragraph">
      <style:paragraph-properties fo:text-align="justify" fo:line-height="150%" fo:text-indent="0.2479in"/>
    </style:style>
    <style:style style:name="P3191" style:parent-style-name="Normalny" style:family="paragraph">
      <style:paragraph-properties fo:text-align="justify" fo:line-height="150%" fo:text-indent="0.2479in"/>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479in"/>
    </style:style>
    <style:style style:name="P3209" style:parent-style-name="Normalny" style:family="paragraph">
      <style:paragraph-properties fo:text-align="justify" fo:line-height="150%"/>
    </style:style>
    <style:style style:name="T3210" style:parent-style-name="Domyślnaczcionkaakapitu" style:family="text">
      <style:text-properties style:text-underline-type="single" style:text-underline-style="solid" style:text-underline-width="auto" style:text-underline-mode="continuous"/>
    </style:style>
    <style:style style:name="P3211" style:parent-style-name="Normalny" style:family="paragraph">
      <style:paragraph-properties fo:text-align="justify" fo:line-height="150%" fo:text-indent="0.2479in"/>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style:style>
    <style:style style:name="T3218" style:parent-style-name="Domyślnaczcionkaakapitu" style:family="text">
      <style:text-properties fo:background-color="#80FFFF" style:text-underline-type="single" style:text-underline-style="solid" style:text-underline-width="auto" style:text-underline-mode="continuous"/>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fo:text-indent="0.2479in"/>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style:style>
    <style:style style:name="T3227" style:parent-style-name="Domyślnaczcionkaakapitu" style:family="text">
      <style:text-properties fo:background-color="#80FFFF" style:text-underline-type="single" style:text-underline-style="solid" style:text-underline-width="auto" style:text-underline-mode="continuous"/>
    </style:style>
    <style:style style:name="T3228" style:parent-style-name="Domyślnaczcionkaakapitu" style:family="text">
      <style:text-properties style:text-underline-type="single" style:text-underline-style="solid" style:text-underline-width="auto" style:text-underline-mode="continuous"/>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style:style>
    <style:style style:name="T3259" style:parent-style-name="Domyślnaczcionkaakapitu" style:family="text">
      <style:text-properties style:text-underline-type="single" style:text-underline-style="solid" style:text-underline-width="auto" style:text-underline-mode="continuous"/>
    </style:style>
    <style:style style:name="T3260" style:parent-style-name="Domyślnaczcionkaakapitu" style:family="text">
      <style:text-properties fo:background-color="#80FFFF" style:text-underline-type="single" style:text-underline-style="solid" style:text-underline-width="auto" style:text-underline-mode="continuous"/>
    </style:style>
    <style:style style:name="T3261" style:parent-style-name="Domyślnaczcionkaakapitu" style:family="text">
      <style:text-properties fo:background-color="#80FFFF"/>
    </style:style>
    <style:style style:name="P3262" style:parent-style-name="Normalny" style:family="paragraph">
      <style:paragraph-properties fo:text-align="justify" fo:line-height="150%" fo:text-indent="0.2479in"/>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style:style>
    <style:style style:name="T3269" style:parent-style-name="Domyślnaczcionkaakapitu" style:family="text">
      <style:text-properties style:text-underline-type="single" style:text-underline-style="solid" style:text-underline-width="auto" style:text-underline-mode="continuous"/>
    </style:style>
    <style:style style:name="P3270" style:parent-style-name="Normalny" style:family="paragraph">
      <style:paragraph-properties fo:text-align="justify" fo:line-height="150%" fo:text-indent="0.2479in"/>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style:style>
    <style:style style:name="T3274" style:parent-style-name="Domyślnaczcionkaakapitu" style:family="text">
      <style:text-properties style:text-underline-type="single" style:text-underline-style="solid" style:text-underline-width="auto" style:text-underline-mode="continuous"/>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text-underline-type="single" style:text-underline-style="solid" style:text-underline-width="auto" style:text-underline-mode="continuous"/>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479in"/>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P3296" style:parent-style-name="Normalny" style:family="paragraph">
      <style:paragraph-properties fo:text-align="justify" fo:line-height="150%"/>
    </style:style>
    <style:style style:name="T3297" style:parent-style-name="Domyślnaczcionkaakapitu" style:family="text">
      <style:text-properties style:text-underline-type="single" style:text-underline-style="solid" style:text-underline-width="auto" style:text-underline-mode="continuous"/>
    </style:style>
    <style:style style:name="P3298" style:parent-style-name="Normalny" style:family="paragraph">
      <style:paragraph-properties fo:text-align="justify" fo:line-height="150%" fo:text-indent="0.2479in"/>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style:style>
    <style:style style:name="T3305" style:parent-style-name="Domyślnaczcionkaakapitu" style:family="text">
      <style:text-properties style:text-underline-type="single" style:text-underline-style="solid" style:text-underline-width="auto" style:text-underline-mode="continuous"/>
    </style:style>
    <style:style style:name="T3306" style:parent-style-name="Domyślnaczcionkaakapitu" style:family="text">
      <style:text-properties fo:background-color="#80FFFF" style:text-underline-type="single" style:text-underline-style="solid" style:text-underline-width="auto" style:text-underline-mode="continuous"/>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fo:text-indent="0.2479in"/>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P3320" style:parent-style-name="Normalny" style:family="paragraph">
      <style:paragraph-properties fo:text-align="justify" fo:line-height="150%"/>
    </style:style>
    <style:style style:name="T3321" style:parent-style-name="Domyślnaczcionkaakapitu" style:family="text">
      <style:text-properties fo:background-color="#80FFFF"/>
    </style:style>
    <style:style style:name="T3322" style:parent-style-name="Domyślnaczcionkaakapitu" style:family="text">
      <style:text-properties style:text-underline-type="single" style:text-underline-style="solid" style:text-underline-width="auto" style:text-underline-mode="continuous"/>
    </style:style>
    <style:style style:name="T3323" style:parent-style-name="Domyślnaczcionkaakapitu" style:family="text">
      <style:text-properties style:text-underline-type="single" style:text-underline-style="solid" style:text-underline-width="auto" style:text-underline-mode="continuous"/>
    </style:style>
    <style:style style:name="T3324" style:parent-style-name="Domyślnaczcionkaakapitu" style:family="text">
      <style:text-properties fo:background-color="#80FFFF" style:text-underline-type="single" style:text-underline-style="solid" style:text-underline-width="auto" style:text-underline-mode="continuous"/>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text-underline-type="single" style:text-underline-style="solid" style:text-underline-width="auto" style:text-underline-mode="continuous"/>
    </style:style>
    <style:style style:name="T3327" style:parent-style-name="Domyślnaczcionkaakapitu" style:family="text">
      <style:text-properties style:text-underline-type="single" style:text-underline-style="solid" style:text-underline-width="auto" style:text-underline-mode="continuous"/>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P3330" style:parent-style-name="Normalny" style:family="paragraph">
      <style:paragraph-properties fo:text-align="justify" fo:line-height="150%"/>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fo:background-color="#80FFFF"/>
    </style:style>
    <style:style style:name="P3334" style:parent-style-name="Normalny" style:family="paragraph">
      <style:paragraph-properties fo:text-align="justify" fo:line-height="150%" fo:text-indent="0.2479in"/>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style:style>
    <style:style style:name="T3338" style:parent-style-name="Domyślnaczcionkaakapitu" style:family="text">
      <style:text-properties style:text-underline-type="single" style:text-underline-style="solid" style:text-underline-width="auto" style:text-underline-mode="continuous"/>
    </style:style>
    <style:style style:name="P3339" style:parent-style-name="Normalny" style:family="paragraph">
      <style:paragraph-properties fo:text-align="justify" fo:line-height="150%" fo:text-indent="0.2479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P3349" style:parent-style-name="Normalny" style:family="paragraph">
      <style:paragraph-properties fo:text-align="justify" fo:line-height="150%" fo:text-indent="0.2479in"/>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P3364" style:parent-style-name="Normalny" style:family="paragraph">
      <style:paragraph-properties fo:text-align="justify" fo:line-height="150%" fo:text-indent="0.2479in"/>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fo:text-indent="0.2479in"/>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P3383" style:parent-style-name="Normalny" style:family="paragraph">
      <style:paragraph-properties fo:text-align="justify" fo:line-height="150%" fo:text-indent="0.2479in"/>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479in"/>
    </style:style>
    <style:style style:name="P3400" style:parent-style-name="Normalny" style:family="paragraph">
      <style:paragraph-properties fo:text-align="justify" fo:line-height="150%" fo:text-indent="0.2479in"/>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P3419" style:parent-style-name="Normalny" style:family="paragraph">
      <style:paragraph-properties fo:text-align="justify" fo:line-height="150%" fo:text-indent="0.2479in"/>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P3423" style:parent-style-name="Normalny" style:family="paragraph">
      <style:paragraph-properties fo:text-align="justify" fo:line-height="150%" fo:text-indent="0.2479in"/>
    </style:style>
    <style:style style:name="P3424" style:parent-style-name="Normalny" style:family="paragraph">
      <style:paragraph-properties fo:text-align="justify" fo:line-height="150%" fo:text-indent="0.2479in"/>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P3428" style:parent-style-name="Normalny" style:family="paragraph">
      <style:paragraph-properties fo:text-align="justify" fo:line-height="150%" fo:text-indent="0.2479in"/>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P3436" style:parent-style-name="Normalny" style:family="paragraph">
      <style:paragraph-properties fo:text-align="justify" fo:line-height="150%" fo:text-indent="0.2479in"/>
    </style:style>
    <style:style style:name="P3437" style:parent-style-name="Normalny" style:family="paragraph">
      <style:paragraph-properties fo:text-align="justify" fo:line-height="150%" fo:text-indent="0.2479in"/>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fo:text-indent="0.2479in"/>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fo:text-indent="0.2479in"/>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P3454" style:parent-style-name="Normalny" style:family="paragraph">
      <style:paragraph-properties fo:text-align="justify" fo:line-height="150%" fo:text-indent="0.2479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P3460" style:parent-style-name="Normalny" style:family="paragraph">
      <style:paragraph-properties fo:text-align="justify" fo:line-height="150%" fo:text-indent="0.2479in"/>
    </style:style>
    <style:style style:name="P3461" style:parent-style-name="Normalny" style:family="paragraph">
      <style:paragraph-properties fo:text-align="justify" fo:line-height="150%" fo:text-indent="0.2479in"/>
    </style:style>
    <style:style style:name="T3462" style:parent-style-name="Domyślnaczcionkaakapitu" style:family="text">
      <style:text-properties fo:background-color="#80FFFF"/>
    </style:style>
    <style:style style:name="P3463" style:parent-style-name="Normalny" style:family="paragraph">
      <style:paragraph-properties fo:text-align="justify" fo:line-height="150%" fo:text-indent="0.2479in"/>
    </style:style>
    <style:style style:name="T3464" style:parent-style-name="Domyślnaczcionkaakapitu" style:family="text">
      <style:text-properties fo:background-color="#80FFFF"/>
    </style:style>
    <style:style style:name="P3465" style:parent-style-name="Normalny" style:family="paragraph">
      <style:paragraph-properties fo:text-align="justify" fo:line-height="150%" fo:text-indent="0.2479in"/>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fo:text-align="justify" fo:line-height="150%" fo:text-indent="0.2479in"/>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fo:text-indent="0.2479in"/>
    </style:style>
    <style:style style:name="P3488" style:parent-style-name="Normalny" style:family="paragraph">
      <style:paragraph-properties fo:text-align="justify" fo:line-height="150%" fo:text-indent="0.2479in"/>
    </style:style>
    <style:style style:name="P3489" style:parent-style-name="Normalny" style:family="paragraph">
      <style:paragraph-properties fo:text-align="justify" fo:line-height="150%" fo:text-indent="0.2479in"/>
    </style:style>
    <style:style style:name="P3490" style:parent-style-name="Normalny" style:family="paragraph">
      <style:paragraph-properties fo:text-align="justify" fo:line-height="150%" fo:text-indent="0.2479in"/>
    </style:style>
    <style:style style:name="P3491" style:parent-style-name="Normalny" style:family="paragraph">
      <style:paragraph-properties fo:text-align="justify" fo:line-height="150%" fo:text-indent="0.2479in"/>
    </style:style>
    <style:style style:name="P3492" style:parent-style-name="Normalny" style:family="paragraph">
      <style:paragraph-properties fo:text-align="justify" fo:line-height="150%" fo:text-indent="0.2479in">
        <style:tab-stops>
          <style:tab-stop style:type="left" style:position="5.5645in"/>
        </style:tab-stops>
      </style:paragraph-properties>
    </style:style>
    <style:style style:name="P3493" style:parent-style-name="Normalny" style:family="paragraph">
      <style:paragraph-properties fo:text-align="justify" fo:line-height="150%" fo:text-indent="0.2479in"/>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479in"/>
    </style:style>
    <style:style style:name="P3496" style:parent-style-name="Normalny" style:family="paragraph">
      <style:paragraph-properties fo:text-align="justify" fo:line-height="150%" fo:text-indent="0.2479in"/>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479in"/>
    </style:style>
    <style:style style:name="P3504" style:parent-style-name="Normalny" style:family="paragraph">
      <style:paragraph-properties fo:text-align="justify" fo:line-height="150%" fo:text-indent="0.2479in"/>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fo:text-indent="0.2479in"/>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P3511" style:parent-style-name="Normalny" style:family="paragraph">
      <style:paragraph-properties fo:text-align="justify" fo:line-height="150%" fo:text-indent="0.2479in"/>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T3516" style:parent-style-name="Domyślnaczcionkaakapitu" style:family="text">
      <style:text-properties fo:background-color="#80FFFF"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479in"/>
    </style:style>
    <style:style style:name="P3518" style:parent-style-name="Normalny" style:family="paragraph">
      <style:paragraph-properties fo:text-align="justify" fo:line-height="150%" fo:text-indent="0.2479in"/>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fo:text-indent="0.2479in"/>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P3530" style:parent-style-name="Normalny" style:family="paragraph">
      <style:paragraph-properties fo:text-align="justify" fo:line-height="150%" fo:text-indent="0.2479in"/>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fo:text-indent="0.2479in"/>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fo:text-indent="0.2479in"/>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479in"/>
    </style:style>
    <style:style style:name="P3537" style:parent-style-name="Normalny" style:family="paragraph">
      <style:paragraph-properties fo:text-align="justify" fo:line-height="150%"/>
    </style:style>
    <style:style style:name="T3538" style:parent-style-name="Domyślnaczcionkaakapitu" style:family="text">
      <style:text-properties style:text-underline-type="single" style:text-underline-style="solid" style:text-underline-width="auto" style:text-underline-mode="continuous"/>
    </style:style>
    <style:style style:name="T3539" style:parent-style-name="Domyślnaczcionkaakapitu" style:family="text">
      <style:text-properties fo:background-color="#80FFFF" style:text-underline-type="single" style:text-underline-style="solid" style:text-underline-width="auto" style:text-underline-mode="continuous"/>
    </style:style>
    <style:style style:name="T3540" style:parent-style-name="Domyślnaczcionkaakapitu" style:family="text">
      <style:text-properties style:text-underline-type="single" style:text-underline-style="solid" style:text-underline-width="auto" style:text-underline-mode="continuous"/>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479in"/>
    </style:style>
    <style:style style:name="T3545" style:parent-style-name="Domyślnaczcionkaakapitu" style:family="text">
      <style:text-properties fo:background-color="#80FFFF"/>
    </style:style>
    <style:style style:name="P3546" style:parent-style-name="Normalny" style:family="paragraph">
      <style:paragraph-properties fo:text-align="justify" fo:line-height="150%" fo:text-indent="0.2479in"/>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479in"/>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fo:text-indent="0.2479in"/>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479in"/>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P3559" style:parent-style-name="Normalny" style:family="paragraph">
      <style:paragraph-properties fo:text-align="justify" fo:line-height="150%" fo:text-indent="0.2479in"/>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fo:text-indent="0.2479in"/>
    </style:style>
    <style:style style:name="T3563" style:parent-style-name="Domyślnaczcionkaakapitu" style:family="text">
      <style:text-properties fo:background-color="#80FFFF"/>
    </style:style>
    <style:style style:name="P3564" style:parent-style-name="Normalny" style:family="paragraph">
      <style:paragraph-properties fo:text-align="justify" fo:line-height="150%" fo:text-indent="0.2479in"/>
    </style:style>
    <style:style style:name="T3565" style:parent-style-name="Domyślnaczcionkaakapitu" style:family="text">
      <style:text-properties fo:background-color="#80FFFF"/>
    </style:style>
    <style:style style:name="P3566" style:parent-style-name="Normalny" style:family="paragraph">
      <style:paragraph-properties fo:text-align="justify" fo:line-height="150%" fo:text-indent="0.2479in"/>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fo:text-indent="0.2479in"/>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fo:text-indent="0.2479in"/>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fo:text-indent="0.2479in"/>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P3596" style:parent-style-name="Normalny" style:family="paragraph">
      <style:paragraph-properties fo:text-align="justify" fo:line-height="150%" fo:text-indent="0.2479in"/>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fo:text-indent="0.2479in"/>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P3613" style:parent-style-name="Normalny" style:family="paragraph">
      <style:paragraph-properties fo:text-align="justify" fo:line-height="150%" fo:text-indent="0.2479in"/>
    </style:style>
    <style:style style:name="P3614" style:parent-style-name="Normalny" style:family="paragraph">
      <style:paragraph-properties fo:text-align="justify" fo:line-height="150%"/>
    </style:style>
    <style:style style:name="T3615" style:parent-style-name="Domyślnaczcionkaakapitu" style:family="text">
      <style:text-properties style:text-underline-type="single" style:text-underline-style="solid" style:text-underline-width="auto" style:text-underline-mode="continuous"/>
    </style:style>
    <style:style style:name="T3616" style:parent-style-name="Domyślnaczcionkaakapitu" style:family="text">
      <style:text-properties fo:background-color="#80FFFF" style:text-underline-type="single" style:text-underline-style="solid" style:text-underline-width="auto" style:text-underline-mode="continuous"/>
    </style:style>
    <style:style style:name="T3617" style:parent-style-name="Domyślnaczcionkaakapitu" style:family="text">
      <style:text-properties fo:background-color="#80FFFF"/>
    </style:style>
    <style:style style:name="P3618" style:parent-style-name="Normalny" style:family="paragraph">
      <style:paragraph-properties fo:text-align="justify" fo:line-height="150%" fo:text-indent="0.2479in"/>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T3622" style:parent-style-name="Domyślnaczcionkaakapitu" style:family="text">
      <style:text-properties fo:background-color="#80FFFF" style:text-underline-type="single" style:text-underline-style="solid" style:text-underline-width="auto" style:text-underline-mode="continuous"/>
    </style:style>
    <style:style style:name="T3623" style:parent-style-name="Domyślnaczcionkaakapitu" style:family="text">
      <style:text-properties style:text-underline-type="single" style:text-underline-style="solid" style:text-underline-width="auto" style:text-underline-mode="continuous"/>
    </style:style>
    <style:style style:name="P3624" style:parent-style-name="Normalny" style:family="paragraph">
      <style:paragraph-properties fo:text-align="justify" fo:line-height="150%" fo:text-indent="0.2479in"/>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P3629" style:parent-style-name="Normalny" style:family="paragraph">
      <style:paragraph-properties fo:text-align="justify" fo:line-height="150%" fo:text-indent="0.2479in"/>
    </style:style>
    <style:style style:name="P3630" style:parent-style-name="Normalny" style:family="paragraph">
      <style:paragraph-properties fo:text-align="justify" fo:line-height="150%" fo:text-indent="0.2479in"/>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fo:text-indent="0.2479in"/>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fo:text-indent="0.2479in"/>
    </style:style>
    <style:style style:name="T3636" style:parent-style-name="Domyślnaczcionkaakapitu" style:family="text">
      <style:text-properties fo:background-color="#80FFFF"/>
    </style:style>
    <style:style style:name="P3637" style:parent-style-name="Normalny" style:family="paragraph">
      <style:paragraph-properties fo:text-align="justify" fo:line-height="150%" fo:text-indent="0.2479in"/>
    </style:style>
    <style:style style:name="P3638" style:parent-style-name="Normalny" style:family="paragraph">
      <style:paragraph-properties fo:text-align="justify" fo:line-height="150%" fo:text-indent="0.2479in"/>
    </style:style>
    <style:style style:name="T3639" style:parent-style-name="Domyślnaczcionkaakapitu" style:family="text">
      <style:text-properties fo:background-color="#80FFFF"/>
    </style:style>
    <style:style style:name="P3640" style:parent-style-name="Normalny" style:family="paragraph">
      <style:paragraph-properties fo:text-align="justify" fo:line-height="150%" fo:text-indent="0.2479in"/>
    </style:style>
    <style:style style:name="P3641" style:parent-style-name="Normalny" style:family="paragraph">
      <style:paragraph-properties fo:text-align="justify" fo:line-height="150%" fo:text-indent="0.2479in"/>
    </style:style>
    <style:style style:name="P3642" style:parent-style-name="Normalny" style:family="paragraph">
      <style:paragraph-properties fo:text-align="justify" fo:line-height="150%" fo:text-indent="0.2479in"/>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P3645" style:parent-style-name="Normalny" style:family="paragraph">
      <style:paragraph-properties fo:text-align="justify" fo:line-height="150%" fo:text-indent="0.2479in"/>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fo:text-indent="0.2479in"/>
    </style:style>
    <style:style style:name="T3651" style:parent-style-name="Domyślnaczcionkaakapitu" style:family="text">
      <style:text-properties fo:background-color="#80FFFF"/>
    </style:style>
    <style:style style:name="P3652" style:parent-style-name="Normalny" style:family="paragraph">
      <style:paragraph-properties fo:text-align="justify" fo:line-height="150%"/>
    </style:style>
    <style:style style:name="T3653" style:parent-style-name="Domyślnaczcionkaakapitu" style:family="text">
      <style:text-properties fo:background-color="#80FFFF"/>
    </style:style>
    <style:style style:name="P3654" style:parent-style-name="Normalny" style:family="paragraph">
      <style:paragraph-properties fo:text-align="justify" fo:line-height="150%"/>
    </style:style>
    <style:style style:name="P3655" style:parent-style-name="Normalny" style:family="paragraph">
      <style:paragraph-properties fo:text-align="justify" fo:line-height="150%"/>
    </style:style>
    <style:style style:name="P3656" style:parent-style-name="Normalny" style:family="paragraph">
      <style:paragraph-properties fo:text-align="justify" fo:line-height="150%"/>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style:style>
    <style:style style:name="P3659" style:parent-style-name="Normalny" style:family="paragraph">
      <style:paragraph-properties fo:text-align="justify" fo:line-height="150%" fo:text-indent="0.2479in"/>
    </style:style>
    <style:style style:name="P3660" style:parent-style-name="Normalny" style:family="paragraph">
      <style:paragraph-properties fo:text-align="justify" fo:line-height="150%"/>
    </style:style>
    <style:style style:name="P3661" style:parent-style-name="Normalny" style:family="paragraph">
      <style:paragraph-properties fo:text-align="justify" fo:line-height="150%" fo:text-indent="0.2479in"/>
    </style:style>
    <style:style style:name="P3662" style:parent-style-name="Normalny" style:family="paragraph">
      <style:paragraph-properties fo:text-align="justify" fo:line-height="150%" fo:text-indent="0.2479in"/>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fo:text-indent="0.2479in"/>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style:style>
    <style:style style:name="T3669" style:parent-style-name="Domyślnaczcionkaakapitu" style:family="text">
      <style:text-properties style:text-underline-type="single" style:text-underline-style="solid" style:text-underline-width="auto" style:text-underline-mode="continuous"/>
    </style:style>
    <style:style style:name="T3670" style:parent-style-name="Domyślnaczcionkaakapitu" style:family="text">
      <style:text-properties fo:background-color="#80FFFF" style:text-underline-type="single" style:text-underline-style="solid" style:text-underline-width="auto" style:text-underline-mode="continuous"/>
    </style:style>
    <style:style style:name="T3671" style:parent-style-name="Domyślnaczcionkaakapitu" style:family="text">
      <style:text-properties style:text-underline-type="single" style:text-underline-style="solid" style:text-underline-width="auto" style:text-underline-mode="continuous"/>
    </style:style>
    <style:style style:name="P3672" style:parent-style-name="Normalny" style:family="paragraph">
      <style:paragraph-properties fo:text-align="justify" fo:line-height="150%" fo:text-indent="0.2479in"/>
    </style:style>
    <style:style style:name="P3673" style:parent-style-name="Normalny" style:family="paragraph">
      <style:paragraph-properties fo:text-align="justify" fo:line-height="150%" fo:text-indent="0.2479in"/>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P3677" style:parent-style-name="Normalny" style:family="paragraph">
      <style:paragraph-properties fo:text-align="justify" fo:line-height="150%" fo:text-indent="0.2479in"/>
    </style:style>
    <style:style style:name="P3678" style:parent-style-name="Normalny" style:family="paragraph">
      <style:paragraph-properties fo:text-align="justify" fo:line-height="150%" fo:text-indent="0.2479in"/>
    </style:style>
    <style:style style:name="T3679" style:parent-style-name="Domyślnaczcionkaakapitu" style:family="text">
      <style:text-properties fo:background-color="#80FFFF"/>
    </style:style>
    <style:style style:name="P3680" style:parent-style-name="Normalny" style:family="paragraph">
      <style:paragraph-properties fo:text-align="justify" fo:line-height="150%" fo:text-indent="0.2479in"/>
    </style:style>
    <style:style style:name="P3681" style:parent-style-name="Normalny" style:family="paragraph">
      <style:paragraph-properties fo:text-align="justify" fo:line-height="150%" fo:text-indent="0.2479in"/>
    </style:style>
    <style:style style:name="P3682" style:parent-style-name="Normalny" style:family="paragraph">
      <style:paragraph-properties fo:text-align="justify" fo:line-height="150%" fo:text-indent="0.2479in"/>
    </style:style>
    <style:style style:name="P3683" style:parent-style-name="Normalny" style:family="paragraph">
      <style:paragraph-properties fo:text-align="justify" fo:line-height="150%" fo:text-indent="0.2479in"/>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479in"/>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P3689" style:parent-style-name="Normalny" style:family="paragraph">
      <style:paragraph-properties fo:text-align="justify" fo:line-height="150%" fo:text-indent="0.2479in"/>
    </style:style>
    <style:style style:name="P3690" style:parent-style-name="Normalny" style:family="paragraph">
      <style:paragraph-properties fo:text-align="justify" fo:line-height="150%" fo:text-indent="0.2479in"/>
    </style:style>
    <style:style style:name="P3691" style:parent-style-name="Normalny" style:family="paragraph">
      <style:paragraph-properties fo:text-align="justify" fo:line-height="150%" fo:text-indent="0.2479in"/>
    </style:style>
    <style:style style:name="P3692" style:parent-style-name="Normalny" style:family="paragraph">
      <style:paragraph-properties fo:text-align="justify" fo:line-height="150%" fo:text-indent="0.2479in"/>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P3695" style:parent-style-name="Normalny" style:family="paragraph">
      <style:paragraph-properties fo:text-align="justify" fo:line-height="150%" fo:text-indent="0.2479in"/>
    </style:style>
    <style:style style:name="P3696" style:parent-style-name="Normalny" style:family="paragraph">
      <style:paragraph-properties fo:text-align="justify" fo:line-height="150%" fo:text-indent="0.2479in"/>
    </style:style>
    <style:style style:name="P3697" style:parent-style-name="Normalny" style:family="paragraph">
      <style:paragraph-properties fo:text-align="justify" fo:line-height="150%" fo:text-indent="0.2479in"/>
    </style:style>
    <style:style style:name="T3698" style:parent-style-name="Domyślnaczcionkaakapitu" style:family="text">
      <style:text-properties fo:background-color="#80FFFF"/>
    </style:style>
    <style:style style:name="P3699" style:parent-style-name="Normalny" style:family="paragraph">
      <style:paragraph-properties fo:text-align="justify" fo:line-height="150%" fo:text-indent="0.2479in"/>
    </style:style>
    <style:style style:name="P3700" style:parent-style-name="Normalny" style:family="paragraph">
      <style:paragraph-properties fo:text-align="justify" fo:line-height="150%"/>
    </style:style>
    <style:style style:name="T3701" style:parent-style-name="Domyślnaczcionkaakapitu" style:family="text">
      <style:text-properties style:text-underline-type="single" style:text-underline-style="solid" style:text-underline-width="auto" style:text-underline-mode="continuous"/>
    </style:style>
    <style:style style:name="T3702" style:parent-style-name="Domyślnaczcionkaakapitu" style:family="text">
      <style:text-properties fo:background-color="#80FFFF" style:text-underline-type="single" style:text-underline-style="solid" style:text-underline-width="auto" style:text-underline-mode="continuous"/>
    </style:style>
    <style:style style:name="P3703" style:parent-style-name="Normalny" style:family="paragraph">
      <style:paragraph-properties fo:text-align="justify" fo:line-height="150%" fo:text-indent="0.2479in"/>
    </style:style>
    <style:style style:name="P3704" style:parent-style-name="Normalny" style:family="paragraph">
      <style:paragraph-properties fo:text-align="justify" fo:line-height="150%" fo:text-indent="0.2479in"/>
    </style:style>
    <style:style style:name="P3705" style:parent-style-name="Normalny" style:family="paragraph">
      <style:paragraph-properties fo:text-align="justify" fo:line-height="150%" fo:text-indent="0.2479in"/>
    </style:style>
    <style:style style:name="P3706" style:parent-style-name="Normalny" style:family="paragraph">
      <style:paragraph-properties fo:text-align="justify" fo:line-height="150%" fo:text-indent="0.2479in"/>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fo:text-indent="0.2479in"/>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P3713" style:parent-style-name="Normalny" style:family="paragraph">
      <style:paragraph-properties fo:text-align="justify" fo:line-height="150%" fo:text-indent="0.2479in"/>
    </style:style>
    <style:style style:name="P3714" style:parent-style-name="Normalny" style:family="paragraph">
      <style:paragraph-properties fo:text-align="justify" fo:line-height="150%"/>
    </style:style>
    <style:style style:name="T3715" style:parent-style-name="Domyślnaczcionkaakapitu" style:family="text">
      <style:text-properties fo:background-color="#80FFFF" style:text-underline-type="single" style:text-underline-style="solid" style:text-underline-width="auto" style:text-underline-mode="continuous"/>
    </style:style>
    <style:style style:name="T3716" style:parent-style-name="Domyślnaczcionkaakapitu" style:family="text">
      <style:text-properties style:text-underline-type="single" style:text-underline-style="solid" style:text-underline-width="auto" style:text-underline-mode="continuous"/>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fo:text-indent="0.2479in"/>
    </style:style>
    <style:style style:name="P3719" style:parent-style-name="Normalny" style:family="paragraph">
      <style:paragraph-properties fo:text-align="justify" fo:line-height="150%"/>
    </style:style>
    <style:style style:name="T3720" style:parent-style-name="Domyślnaczcionkaakapitu" style:family="text">
      <style:text-properties style:text-underline-type="single" style:text-underline-style="solid" style:text-underline-width="auto" style:text-underline-mode="continuous"/>
    </style:style>
    <style:style style:name="P3721" style:parent-style-name="Normalny" style:family="paragraph">
      <style:paragraph-properties fo:text-align="justify" fo:line-height="150%" fo:text-indent="0.2479in"/>
    </style:style>
    <style:style style:name="T3722" style:parent-style-name="Domyślnaczcionkaakapitu" style:family="text">
      <style:text-properties fo:background-color="#80FFFF"/>
    </style:style>
    <style:style style:name="P3723" style:parent-style-name="Normalny" style:family="paragraph">
      <style:paragraph-properties fo:text-align="justify" fo:line-height="150%"/>
    </style:style>
    <style:style style:name="T3724" style:parent-style-name="Domyślnaczcionkaakapitu" style:family="text">
      <style:text-properties fo:background-color="#80FFFF" style:text-underline-type="single" style:text-underline-style="solid" style:text-underline-width="auto" style:text-underline-mode="continuous"/>
    </style:style>
    <style:style style:name="T3725" style:parent-style-name="Domyślnaczcionkaakapitu" style:family="text">
      <style:text-properties style:text-underline-type="single" style:text-underline-style="solid" style:text-underline-width="auto" style:text-underline-mode="continuous"/>
    </style:style>
    <style:style style:name="T3726" style:parent-style-name="Domyślnaczcionkaakapitu" style:family="text">
      <style:text-properties fo:background-color="#80FFFF"/>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style:style>
    <style:style style:name="T3730" style:parent-style-name="Domyślnaczcionkaakapitu" style:family="text">
      <style:text-properties style:text-underline-type="single" style:text-underline-style="solid" style:text-underline-width="auto" style:text-underline-mode="continuous"/>
    </style:style>
    <style:style style:name="P3731" style:parent-style-name="Normalny" style:family="paragraph">
      <style:paragraph-properties fo:text-align="justify" fo:line-height="150%" fo:text-indent="0.2479in"/>
    </style:style>
    <style:style style:name="P3732" style:parent-style-name="Normalny" style:family="paragraph">
      <style:paragraph-properties fo:text-align="justify" fo:line-height="150%" fo:text-indent="0.2479in"/>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style:style>
    <style:style style:name="T3737" style:parent-style-name="Domyślnaczcionkaakapitu" style:family="text">
      <style:text-properties fo:background-color="#80FFFF" style:text-underline-type="single" style:text-underline-style="solid" style:text-underline-width="auto" style:text-underline-mode="continuous"/>
    </style:style>
    <style:style style:name="T3738" style:parent-style-name="Domyślnaczcionkaakapitu" style:family="text">
      <style:text-properties style:text-underline-type="single" style:text-underline-style="solid" style:text-underline-width="auto" style:text-underline-mode="continuous"/>
    </style:style>
    <style:style style:name="T3739" style:parent-style-name="Domyślnaczcionkaakapitu" style:family="text">
      <style:text-properties fo:background-color="#80FFFF" style:text-underline-type="single" style:text-underline-style="solid" style:text-underline-width="auto" style:text-underline-mode="continuous"/>
    </style:style>
    <style:style style:name="T3740" style:parent-style-name="Domyślnaczcionkaakapitu" style:family="text">
      <style:text-properties style:text-underline-type="single" style:text-underline-style="solid" style:text-underline-width="auto" style:text-underline-mode="continuous"/>
    </style:style>
    <style:style style:name="T3741" style:parent-style-name="Domyślnaczcionkaakapitu" style:family="text">
      <style:text-properties fo:background-color="#80FFFF" style:text-underline-type="single" style:text-underline-style="solid" style:text-underline-width="auto" style:text-underline-mode="continuous"/>
    </style:style>
    <style:style style:name="T3742" style:parent-style-name="Domyślnaczcionkaakapitu" style:family="text">
      <style:text-properties style:text-underline-type="single" style:text-underline-style="solid" style:text-underline-width="auto" style:text-underline-mode="continuous"/>
    </style:style>
    <style:style style:name="P3743" style:parent-style-name="Normalny" style:family="paragraph">
      <style:paragraph-properties fo:text-align="justify" fo:line-height="150%" fo:text-indent="0.2479in"/>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fo:text-indent="0.2479in"/>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P3748" style:parent-style-name="Normalny" style:family="paragraph">
      <style:paragraph-properties fo:text-align="justify" fo:line-height="150%" fo:text-indent="0.2479in"/>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fo:text-indent="0.2479in"/>
    </style:style>
    <style:style style:name="P3753" style:parent-style-name="Normalny" style:family="paragraph">
      <style:paragraph-properties fo:text-align="justify" fo:line-height="150%" fo:text-indent="0.2479in"/>
    </style:style>
    <style:style style:name="T3754" style:parent-style-name="Domyślnaczcionkaakapitu" style:family="text">
      <style:text-properties fo:background-color="#80FFFF"/>
    </style:style>
    <style:style style:name="P3755" style:parent-style-name="Normalny" style:family="paragraph">
      <style:paragraph-properties fo:text-align="justify" fo:line-height="150%" fo:text-indent="0.2479in"/>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P3758" style:parent-style-name="Normalny" style:family="paragraph">
      <style:paragraph-properties fo:text-align="justify" fo:line-height="150%" fo:text-indent="0.2479in"/>
    </style:style>
    <style:style style:name="T3759" style:parent-style-name="Domyślnaczcionkaakapitu" style:family="text">
      <style:text-properties fo:background-color="#80FFFF"/>
    </style:style>
    <style:style style:name="P3760" style:parent-style-name="Normalny" style:family="paragraph">
      <style:paragraph-properties fo:text-align="justify" fo:line-height="150%" fo:text-indent="0.2479in"/>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P3765" style:parent-style-name="Normalny" style:family="paragraph">
      <style:paragraph-properties fo:text-align="justify" fo:line-height="150%" fo:text-indent="0.2479in"/>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fo:text-indent="0.2479in"/>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fo:text-indent="0.2479in"/>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fo:text-indent="0.2479in"/>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P3778" style:parent-style-name="Normalny" style:family="paragraph">
      <style:paragraph-properties fo:text-align="justify" fo:line-height="150%" fo:text-indent="0.2479in"/>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P3781" style:parent-style-name="Normalny" style:family="paragraph">
      <style:paragraph-properties fo:text-align="justify" fo:line-height="150%">
        <style:tab-stops>
          <style:tab-stop style:type="left" style:leader-style="dotted" style:leader-text="." style:position="2.3201in"/>
          <style:tab-stop style:type="left" style:leader-style="dotted" style:leader-text="." style:position="2.4604in"/>
          <style:tab-stop style:type="left" style:leader-style="dotted" style:leader-text="." style:position="3.0805in"/>
        </style:tab-stops>
      </style:paragraph-properties>
    </style:style>
    <style:style style:name="T3782" style:parent-style-name="Domyślnaczcionkaakapitu" style:family="text">
      <style:text-properties fo:background-color="#80FFFF" style:text-underline-type="single" style:text-underline-style="solid" style:text-underline-width="auto" style:text-underline-mode="continuous"/>
    </style:style>
    <style:style style:name="T3783" style:parent-style-name="Domyślnaczcionkaakapitu" style:family="text">
      <style:text-properties style:text-underline-type="single" style:text-underline-style="solid" style:text-underline-width="auto" style:text-underline-mode="continuous"/>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479in">
        <style:tab-stops>
          <style:tab-stop style:type="left" style:leader-style="dotted" style:leader-text="." style:position="2.3201in"/>
          <style:tab-stop style:type="left" style:leader-style="dotted" style:leader-text="." style:position="2.4604in"/>
          <style:tab-stop style:type="left" style:leader-style="dotted" style:leader-text="." style:position="3.0805in"/>
        </style:tab-stops>
      </style:paragraph-properties>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P3801" style:parent-style-name="Normalny" style:family="paragraph">
      <style:paragraph-properties fo:text-align="justify" fo:line-height="150%"/>
    </style:style>
    <style:style style:name="T3802" style:parent-style-name="Domyślnaczcionkaakapitu" style:family="text">
      <style:text-properties style:text-underline-type="single" style:text-underline-style="solid" style:text-underline-width="auto" style:text-underline-mode="continuous"/>
    </style:style>
    <style:style style:name="T3803" style:parent-style-name="Domyślnaczcionkaakapitu" style:family="text">
      <style:text-properties fo:background-color="#80FFFF" style:text-underline-type="single" style:text-underline-style="solid" style:text-underline-width="auto" style:text-underline-mode="continuous"/>
    </style:style>
    <style:style style:name="T3804" style:parent-style-name="Domyślnaczcionkaakapitu" style:family="text">
      <style:text-properties style:text-underline-type="single" style:text-underline-style="solid" style:text-underline-width="auto" style:text-underline-mode="continuous"/>
    </style:style>
    <style:style style:name="T3805" style:parent-style-name="Domyślnaczcionkaakapitu" style:family="text">
      <style:text-properties fo:background-color="#80FFFF" style:text-underline-type="single" style:text-underline-style="solid" style:text-underline-width="auto" style:text-underline-mode="continuous"/>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text-underline-type="single" style:text-underline-style="solid" style:text-underline-width="auto" style:text-underline-mode="continuous"/>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fo:text-indent="0.2479in"/>
    </style:style>
    <style:style style:name="T3810" style:parent-style-name="Domyślnaczcionkaakapitu" style:family="text">
      <style:text-properties fo:background-color="#80FFFF"/>
    </style:style>
    <style:style style:name="P3811" style:parent-style-name="Normalny" style:family="paragraph">
      <style:paragraph-properties fo:text-align="justify" fo:line-height="150%" fo:text-indent="0.2479in"/>
    </style:style>
    <style:style style:name="T3812" style:parent-style-name="Domyślnaczcionkaakapitu" style:family="text">
      <style:text-properties fo:background-color="#80FFFF"/>
    </style:style>
    <style:style style:name="P3813" style:parent-style-name="Normalny" style:family="paragraph">
      <style:paragraph-properties fo:text-align="justify" fo:line-height="150%" fo:text-indent="0.2479in"/>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fo:text-indent="0.2479in"/>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P3820" style:parent-style-name="Normalny" style:family="paragraph">
      <style:paragraph-properties fo:text-align="justify" fo:line-height="150%" fo:text-indent="0.2479in"/>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P3828" style:parent-style-name="Normalny" style:family="paragraph">
      <style:paragraph-properties fo:text-align="justify" fo:line-height="150%" fo:text-indent="0.2479in"/>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fo:text-indent="0.2479in"/>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P3842" style:parent-style-name="Normalny" style:family="paragraph">
      <style:paragraph-properties fo:text-align="justify" fo:line-height="150%" fo:text-indent="0.2479in"/>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P3851" style:parent-style-name="Normalny" style:family="paragraph">
      <style:paragraph-properties fo:text-align="justify" fo:line-height="150%" fo:text-indent="0.2479in"/>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P3857" style:parent-style-name="Normalny" style:family="paragraph">
      <style:paragraph-properties fo:text-align="justify" fo:line-height="150%" fo:text-indent="0.2479in"/>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P3863" style:parent-style-name="Normalny" style:family="paragraph">
      <style:paragraph-properties fo:text-align="justify" fo:line-height="150%" fo:text-indent="0.2479in"/>
    </style:style>
    <style:style style:name="P3864" style:parent-style-name="Normalny" style:family="paragraph">
      <style:paragraph-properties fo:text-align="justify" fo:line-height="150%"/>
    </style:style>
    <style:style style:name="T3865" style:parent-style-name="Domyślnaczcionkaakapitu" style:family="text">
      <style:text-properties style:text-underline-type="single" style:text-underline-style="solid" style:text-underline-width="auto" style:text-underline-mode="continuous"/>
    </style:style>
    <style:style style:name="T3866" style:parent-style-name="Domyślnaczcionkaakapitu" style:family="text">
      <style:text-properties fo:background-color="#80FFFF" style:text-underline-type="single" style:text-underline-style="solid" style:text-underline-width="auto" style:text-underline-mode="continuous"/>
    </style:style>
    <style:style style:name="P3867" style:parent-style-name="Normalny" style:family="paragraph">
      <style:paragraph-properties fo:text-align="justify" fo:line-height="150%" fo:text-indent="0.2479in"/>
    </style:style>
    <style:style style:name="T3868" style:parent-style-name="Domyślnaczcionkaakapitu" style:family="text">
      <style:text-properties fo:background-color="#80FFFF"/>
    </style:style>
    <style:style style:name="P3869" style:parent-style-name="Normalny" style:family="paragraph">
      <style:paragraph-properties fo:text-align="justify" fo:line-height="150%" fo:text-indent="0.2479in"/>
    </style:style>
    <style:style style:name="P3870" style:parent-style-name="Normalny" style:family="paragraph">
      <style:paragraph-properties fo:text-align="justify" fo:line-height="150%"/>
    </style:style>
    <style:style style:name="T3871" style:parent-style-name="Domyślnaczcionkaakapitu" style:family="text">
      <style:text-properties fo:background-color="#80FFFF" style:text-underline-type="single" style:text-underline-style="solid" style:text-underline-width="auto" style:text-underline-mode="continuous"/>
    </style:style>
    <style:style style:name="T3872" style:parent-style-name="Domyślnaczcionkaakapitu" style:family="text">
      <style:text-properties style:text-underline-type="single" style:text-underline-style="solid" style:text-underline-width="auto" style:text-underline-mode="continuous"/>
    </style:style>
    <style:style style:name="T3873" style:parent-style-name="Domyślnaczcionkaakapitu" style:family="text">
      <style:text-properties fo:background-color="#80FFFF"/>
    </style:style>
    <style:style style:name="P3874" style:parent-style-name="Normalny" style:family="paragraph">
      <style:paragraph-properties fo:text-align="justify" fo:line-height="150%" fo:text-indent="0.2479in"/>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P3882" style:parent-style-name="Normalny" style:family="paragraph">
      <style:paragraph-properties fo:text-align="justify" fo:line-height="150%" fo:text-indent="0.2479in"/>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P3886" style:parent-style-name="Normalny" style:family="paragraph">
      <style:paragraph-properties fo:text-align="justify" fo:line-height="150%" fo:text-indent="0.2479in"/>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fo:text-indent="0.2479in"/>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P3893" style:parent-style-name="Normalny" style:family="paragraph">
      <style:paragraph-properties fo:text-align="justify" fo:line-height="150%" fo:text-indent="0.2479in"/>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fo:text-indent="0.2479in"/>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fo:text-indent="0.2479in"/>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P3908" style:parent-style-name="Normalny" style:family="paragraph">
      <style:paragraph-properties fo:text-align="justify" fo:line-height="150%" fo:text-indent="0.2479in"/>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P3915" style:parent-style-name="Normalny" style:family="paragraph">
      <style:paragraph-properties fo:text-align="justify" fo:line-height="150%" fo:text-indent="0.2479in"/>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P3919" style:parent-style-name="Normalny" style:family="paragraph">
      <style:paragraph-properties fo:text-align="justify" fo:line-height="150%" fo:text-indent="0.2479in"/>
    </style:style>
    <style:style style:name="P3920" style:parent-style-name="Normalny" style:family="paragraph">
      <style:paragraph-properties fo:text-align="justify" fo:line-height="150%" fo:text-indent="0.2479in"/>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P3925" style:parent-style-name="Normalny" style:family="paragraph">
      <style:paragraph-properties fo:text-align="justify" fo:line-height="150%" fo:text-indent="0.2479in"/>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P3929" style:parent-style-name="Normalny" style:family="paragraph">
      <style:paragraph-properties fo:text-align="justify" fo:line-height="150%" fo:text-indent="0.2479in"/>
    </style:style>
    <style:style style:name="T3930" style:parent-style-name="Domyślnaczcionkaakapitu" style:family="text">
      <style:text-properties fo:background-color="#80FFFF"/>
    </style:style>
    <style:style style:name="P3931" style:parent-style-name="Normalny" style:family="paragraph">
      <style:paragraph-properties fo:text-align="justify" fo:line-height="150%" fo:text-indent="0.2479in"/>
    </style:style>
    <style:style style:name="P3932" style:parent-style-name="Normalny" style:family="paragraph">
      <style:paragraph-properties fo:text-align="justify" fo:line-height="150%" fo:text-indent="0.2479in"/>
    </style:style>
    <style:style style:name="T3933" style:parent-style-name="Domyślnaczcionkaakapitu" style:family="text">
      <style:text-properties fo:background-color="#80FFFF"/>
    </style:style>
    <style:style style:name="P3934" style:parent-style-name="Normalny" style:family="paragraph">
      <style:paragraph-properties fo:text-align="justify" fo:line-height="150%" fo:text-indent="0.2479in"/>
    </style:style>
    <style:style style:name="P3935" style:parent-style-name="Normalny" style:family="paragraph">
      <style:paragraph-properties fo:text-align="justify" fo:line-height="150%" fo:text-indent="0.2479in"/>
    </style:style>
    <style:style style:name="T3936" style:parent-style-name="Domyślnaczcionkaakapitu" style:family="text">
      <style:text-properties fo:background-color="#80FFFF"/>
    </style:style>
    <style:style style:name="P3937" style:parent-style-name="Normalny" style:family="paragraph">
      <style:paragraph-properties fo:text-align="justify" fo:line-height="150%"/>
    </style:style>
    <style:style style:name="T3938" style:parent-style-name="Domyślnaczcionkaakapitu" style:family="text">
      <style:text-properties style:text-underline-type="single" style:text-underline-style="solid" style:text-underline-width="auto" style:text-underline-mode="continuous"/>
    </style:style>
    <style:style style:name="T3939" style:parent-style-name="Domyślnaczcionkaakapitu" style:family="text">
      <style:text-properties fo:background-color="#80FFFF" style:text-underline-type="single" style:text-underline-style="solid" style:text-underline-width="auto" style:text-underline-mode="continuous"/>
    </style:style>
    <style:style style:name="T3940" style:parent-style-name="Domyślnaczcionkaakapitu" style:family="text">
      <style:text-properties style:text-underline-type="single" style:text-underline-style="solid" style:text-underline-width="auto" style:text-underline-mode="continuous"/>
    </style:style>
    <style:style style:name="P3941" style:parent-style-name="Normalny" style:family="paragraph">
      <style:paragraph-properties fo:text-align="justify" fo:line-height="150%" fo:text-indent="0.2479in"/>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P3944" style:parent-style-name="Normalny" style:family="paragraph">
      <style:paragraph-properties fo:text-align="justify" fo:line-height="150%"/>
    </style:style>
    <style:style style:name="T3945" style:parent-style-name="Domyślnaczcionkaakapitu" style:family="text">
      <style:text-properties style:text-underline-type="single" style:text-underline-style="solid" style:text-underline-width="auto" style:text-underline-mode="continuous"/>
    </style:style>
    <style:style style:name="P3946" style:parent-style-name="Normalny" style:family="paragraph">
      <style:paragraph-properties fo:text-align="justify" fo:line-height="150%" fo:text-indent="0.2479in"/>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P3952" style:parent-style-name="Normalny" style:family="paragraph">
      <style:paragraph-properties fo:text-align="justify" fo:line-height="150%" fo:text-indent="0.2479in"/>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P3956" style:parent-style-name="Normalny" style:family="paragraph">
      <style:paragraph-properties fo:text-align="justify" fo:line-height="150%" fo:text-indent="0.2479in"/>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P3974" style:parent-style-name="Normalny" style:family="paragraph">
      <style:paragraph-properties fo:text-align="justify" fo:line-height="150%" fo:text-indent="0.2479in"/>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P3977" style:parent-style-name="Normalny" style:family="paragraph">
      <style:paragraph-properties fo:text-align="justify" fo:line-height="150%"/>
    </style:style>
    <style:style style:name="T3978" style:parent-style-name="Domyślnaczcionkaakapitu" style:family="text">
      <style:text-properties style:text-underline-type="single" style:text-underline-style="solid" style:text-underline-width="auto" style:text-underline-mode="continuous"/>
    </style:style>
    <style:style style:name="T3979" style:parent-style-name="Domyślnaczcionkaakapitu" style:family="text">
      <style:text-properties fo:background-color="#80FFFF" style:text-underline-type="single" style:text-underline-style="solid" style:text-underline-width="auto" style:text-underline-mode="continuous"/>
    </style:style>
    <style:style style:name="T3980" style:parent-style-name="Domyślnaczcionkaakapitu" style:family="text">
      <style:text-properties fo:background-color="#80FFFF"/>
    </style:style>
    <style:style style:name="P3981" style:parent-style-name="Normalny" style:family="paragraph">
      <style:paragraph-properties fo:text-align="justify" fo:line-height="150%" fo:text-indent="0.2479in"/>
    </style:style>
    <style:style style:name="T3982" style:parent-style-name="Domyślnaczcionkaakapitu" style:family="text">
      <style:text-properties fo:background-color="#80FFFF"/>
    </style:style>
    <style:style style:name="P3983" style:parent-style-name="Normalny" style:family="paragraph">
      <style:paragraph-properties fo:text-align="justify" fo:line-height="150%" fo:text-indent="0.2479in"/>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style:style>
    <style:style style:name="T3989" style:parent-style-name="Domyślnaczcionkaakapitu" style:family="text">
      <style:text-properties style:text-underline-type="single" style:text-underline-style="solid" style:text-underline-width="auto" style:text-underline-mode="continuous"/>
    </style:style>
    <style:style style:name="T3990" style:parent-style-name="Domyślnaczcionkaakapitu" style:family="text">
      <style:text-properties fo:background-color="#80FFFF" style:text-underline-type="single" style:text-underline-style="solid" style:text-underline-width="auto" style:text-underline-mode="continuous"/>
    </style:style>
    <style:style style:name="T3991" style:parent-style-name="Domyślnaczcionkaakapitu" style:family="text">
      <style:text-properties style:text-underline-type="single" style:text-underline-style="solid" style:text-underline-width="auto" style:text-underline-mode="continuous"/>
    </style:style>
    <style:style style:name="T3992" style:parent-style-name="Domyślnaczcionkaakapitu" style:family="text">
      <style:text-properties fo:background-color="#80FFFF" style:text-underline-type="single" style:text-underline-style="solid" style:text-underline-width="auto" style:text-underline-mode="continuous"/>
    </style:style>
    <style:style style:name="T3993" style:parent-style-name="Domyślnaczcionkaakapitu" style:family="text">
      <style:text-properties style:text-underline-type="single" style:text-underline-style="solid" style:text-underline-width="auto" style:text-underline-mode="continuous"/>
    </style:style>
    <style:style style:name="P3994" style:parent-style-name="Normalny" style:family="paragraph">
      <style:paragraph-properties fo:text-align="justify" fo:line-height="150%" fo:text-indent="0.2479in"/>
    </style:style>
    <style:style style:name="P3995" style:parent-style-name="Normalny" style:family="paragraph">
      <style:paragraph-properties fo:text-align="justify" fo:line-height="150%" fo:text-indent="0.2479in"/>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P4001" style:parent-style-name="Normalny" style:family="paragraph">
      <style:paragraph-properties fo:text-align="justify" fo:line-height="150%" fo:text-indent="0.2479in"/>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P4010" style:parent-style-name="Normalny" style:family="paragraph">
      <style:paragraph-properties fo:text-align="justify" fo:line-height="150%" fo:text-indent="0.2479in"/>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P4020" style:parent-style-name="Normalny" style:family="paragraph">
      <style:paragraph-properties fo:text-align="justify" fo:line-height="150%" fo:text-indent="0.2479in"/>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P4029" style:parent-style-name="Normalny" style:family="paragraph">
      <style:paragraph-properties fo:text-align="justify" fo:line-height="150%" fo:text-indent="0.2479in"/>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P4039" style:parent-style-name="Normalny" style:family="paragraph">
      <style:paragraph-properties fo:text-align="justify" fo:line-height="150%" fo:text-indent="0.2479in"/>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P4045" style:parent-style-name="Normalny" style:family="paragraph">
      <style:paragraph-properties fo:text-align="justify" fo:line-height="150%" fo:text-indent="0.2479in"/>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P4051" style:parent-style-name="Normalny" style:family="paragraph">
      <style:paragraph-properties fo:text-align="justify" fo:line-height="150%" fo:text-indent="0.2479in"/>
    </style:style>
    <style:style style:name="T4052" style:parent-style-name="Domyślnaczcionkaakapitu" style:family="text">
      <style:text-properties fo:background-color="#80FFFF"/>
    </style:style>
    <style:style style:name="P4053" style:parent-style-name="Normalny" style:family="paragraph">
      <style:paragraph-properties fo:text-align="justify" fo:line-height="150%"/>
    </style:style>
    <style:style style:name="T4054" style:parent-style-name="Domyślnaczcionkaakapitu" style:family="text">
      <style:text-properties style:text-underline-type="single" style:text-underline-style="solid" style:text-underline-width="auto" style:text-underline-mode="continuous"/>
    </style:style>
    <style:style style:name="T4055" style:parent-style-name="Domyślnaczcionkaakapitu" style:family="text">
      <style:text-properties fo:background-color="#80FFFF" style:text-underline-type="single" style:text-underline-style="solid" style:text-underline-width="auto" style:text-underline-mode="continuous"/>
    </style:style>
    <style:style style:name="T4056" style:parent-style-name="Domyślnaczcionkaakapitu" style:family="text">
      <style:text-properties fo:background-color="#80FFFF"/>
    </style:style>
    <style:style style:name="P4057" style:parent-style-name="Normalny" style:family="paragraph">
      <style:paragraph-properties fo:text-align="justify" fo:line-height="150%" fo:text-indent="0.2479in"/>
    </style:style>
    <style:style style:name="T4058" style:parent-style-name="Domyślnaczcionkaakapitu" style:family="text">
      <style:text-properties fo:background-color="#80FFFF"/>
    </style:style>
    <style:style style:name="P4059" style:parent-style-name="Normalny" style:family="paragraph">
      <style:paragraph-properties fo:text-align="justify" fo:line-height="150%" fo:text-indent="0.2479in"/>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P4063" style:parent-style-name="Normalny" style:family="paragraph">
      <style:paragraph-properties fo:text-align="justify" fo:line-height="150%" fo:text-indent="0.2479in"/>
    </style:style>
    <style:style style:name="T4064" style:parent-style-name="Domyślnaczcionkaakapitu" style:family="text">
      <style:text-properties fo:background-color="#80FFFF"/>
    </style:style>
    <style:style style:name="P4065" style:parent-style-name="Normalny" style:family="paragraph">
      <style:paragraph-properties fo:text-align="justify" fo:line-height="150%"/>
    </style:style>
    <style:style style:name="T4066" style:parent-style-name="Domyślnaczcionkaakapitu" style:family="text">
      <style:text-properties style:text-underline-type="single" style:text-underline-style="solid" style:text-underline-width="auto" style:text-underline-mode="continuous"/>
    </style:style>
    <style:style style:name="T4067" style:parent-style-name="Domyślnaczcionkaakapitu" style:family="text">
      <style:text-properties fo:background-color="#80FFFF" style:text-underline-type="single" style:text-underline-style="solid" style:text-underline-width="auto" style:text-underline-mode="continuous"/>
    </style:style>
    <style:style style:name="T4068" style:parent-style-name="Domyślnaczcionkaakapitu" style:family="text">
      <style:text-properties style:text-underline-type="single" style:text-underline-style="solid" style:text-underline-width="auto" style:text-underline-mode="continuous"/>
    </style:style>
    <style:style style:name="P4069" style:parent-style-name="Normalny" style:family="paragraph">
      <style:paragraph-properties fo:text-align="justify" fo:line-height="150%" fo:text-indent="0.2479in"/>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P4075" style:parent-style-name="Normalny" style:family="paragraph">
      <style:paragraph-properties fo:text-align="justify" fo:line-height="150%" fo:text-indent="0.2479in">
        <style:tab-stops>
          <style:tab-stop style:type="left" style:position="3.0909in"/>
        </style:tab-stops>
      </style:paragraph-properties>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P4089" style:parent-style-name="Normalny" style:family="paragraph">
      <style:paragraph-properties fo:text-align="justify" fo:line-height="150%" fo:text-indent="0.2479in"/>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P4099" style:parent-style-name="Normalny" style:family="paragraph">
      <style:paragraph-properties fo:text-align="justify" fo:line-height="150%" fo:text-indent="0.2479in"/>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P4106" style:parent-style-name="Normalny" style:family="paragraph">
      <style:paragraph-properties fo:text-align="justify" fo:line-height="150%" fo:text-indent="0.2479in"/>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P4110" style:parent-style-name="Normalny" style:family="paragraph">
      <style:paragraph-properties fo:text-align="justify" fo:line-height="150%" fo:text-indent="0.2479in"/>
    </style:style>
    <style:style style:name="P4111" style:parent-style-name="Normalny" style:family="paragraph">
      <style:paragraph-properties fo:text-align="justify" fo:line-height="150%"/>
    </style:style>
    <style:style style:name="T4112" style:parent-style-name="Domyślnaczcionkaakapitu" style:family="text">
      <style:text-properties style:text-underline-type="single" style:text-underline-style="solid" style:text-underline-width="auto" style:text-underline-mode="continuous"/>
    </style:style>
    <style:style style:name="T4113" style:parent-style-name="Domyślnaczcionkaakapitu" style:family="text">
      <style:text-properties fo:background-color="#80FFFF" style:text-underline-type="single" style:text-underline-style="solid" style:text-underline-width="auto" style:text-underline-mode="continuous"/>
    </style:style>
    <style:style style:name="T4114" style:parent-style-name="Domyślnaczcionkaakapitu" style:family="text">
      <style:text-properties fo:background-color="#80FFFF"/>
    </style:style>
    <style:style style:name="P4115" style:parent-style-name="Normalny" style:family="paragraph">
      <style:paragraph-properties fo:text-align="justify" fo:line-height="150%" fo:text-indent="0.2479in"/>
    </style:style>
    <style:style style:name="T4116" style:parent-style-name="Domyślnaczcionkaakapitu" style:family="text">
      <style:text-properties fo:background-color="#80FFFF"/>
    </style:style>
    <style:style style:name="P4117" style:parent-style-name="Normalny" style:family="paragraph">
      <style:paragraph-properties fo:text-align="justify" fo:line-height="150%"/>
    </style:style>
    <style:style style:name="T4118" style:parent-style-name="Domyślnaczcionkaakapitu" style:family="text">
      <style:text-properties style:text-underline-type="single" style:text-underline-style="solid" style:text-underline-width="auto" style:text-underline-mode="continuous"/>
    </style:style>
    <style:style style:name="T4119" style:parent-style-name="Domyślnaczcionkaakapitu" style:family="text">
      <style:text-properties fo:background-color="#80FFFF" style:text-underline-type="single" style:text-underline-style="solid" style:text-underline-width="auto" style:text-underline-mode="continuous"/>
    </style:style>
    <style:style style:name="T4120" style:parent-style-name="Domyślnaczcionkaakapitu" style:family="text">
      <style:text-properties style:text-underline-type="single" style:text-underline-style="solid" style:text-underline-width="auto" style:text-underline-mode="continuous"/>
    </style:style>
    <style:style style:name="T4121" style:parent-style-name="Domyślnaczcionkaakapitu" style:family="text">
      <style:text-properties fo:background-color="#80FFFF" style:text-underline-type="single" style:text-underline-style="solid" style:text-underline-width="auto" style:text-underline-mode="continuous"/>
    </style:style>
    <style:style style:name="T4122" style:parent-style-name="Domyślnaczcionkaakapitu" style:family="text">
      <style:text-properties style:text-underline-type="single" style:text-underline-style="solid" style:text-underline-width="auto" style:text-underline-mode="continuous"/>
    </style:style>
    <style:style style:name="P4123" style:parent-style-name="Normalny" style:family="paragraph">
      <style:paragraph-properties fo:text-align="justify" fo:line-height="150%" fo:text-indent="0.2479in"/>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P4127" style:parent-style-name="Normalny" style:family="paragraph">
      <style:paragraph-properties fo:text-align="justify" fo:line-height="150%"/>
    </style:style>
    <style:style style:name="T4128" style:parent-style-name="Domyślnaczcionkaakapitu" style:family="text">
      <style:text-properties style:text-underline-type="single" style:text-underline-style="solid" style:text-underline-width="auto" style:text-underline-mode="continuous"/>
    </style:style>
    <style:style style:name="T4129" style:parent-style-name="Domyślnaczcionkaakapitu" style:family="text">
      <style:text-properties fo:background-color="#80FFFF" style:text-underline-type="single" style:text-underline-style="solid" style:text-underline-width="auto" style:text-underline-mode="continuous"/>
    </style:style>
    <style:style style:name="T4130" style:parent-style-name="Domyślnaczcionkaakapitu" style:family="text">
      <style:text-properties style:text-underline-type="single" style:text-underline-style="solid" style:text-underline-width="auto" style:text-underline-mode="continuous"/>
    </style:style>
    <style:style style:name="T4131" style:parent-style-name="Domyślnaczcionkaakapitu" style:family="text">
      <style:text-properties fo:background-color="#80FFFF" style:text-underline-type="single" style:text-underline-style="solid" style:text-underline-width="auto" style:text-underline-mode="continuous"/>
    </style:style>
    <style:style style:name="P4132" style:parent-style-name="Normalny" style:family="paragraph">
      <style:paragraph-properties fo:text-align="justify" fo:line-height="150%" fo:text-indent="0.2479in"/>
    </style:style>
    <style:style style:name="P4133" style:parent-style-name="Normalny" style:family="paragraph">
      <style:paragraph-properties fo:text-align="justify" fo:line-height="150%"/>
    </style:style>
    <style:style style:name="T4134" style:parent-style-name="Domyślnaczcionkaakapitu" style:family="text">
      <style:text-properties fo:background-color="#80FFFF" style:text-underline-type="single" style:text-underline-style="solid" style:text-underline-width="auto" style:text-underline-mode="continuous"/>
    </style:style>
    <style:style style:name="T4135" style:parent-style-name="Domyślnaczcionkaakapitu" style:family="text">
      <style:text-properties style:text-underline-type="single" style:text-underline-style="solid" style:text-underline-width="auto" style:text-underline-mode="continuous"/>
    </style:style>
    <style:style style:name="T4136" style:parent-style-name="Domyślnaczcionkaakapitu" style:family="text">
      <style:text-properties fo:background-color="#80FFFF" style:text-underline-type="single" style:text-underline-style="solid" style:text-underline-width="auto" style:text-underline-mode="continuous"/>
    </style:style>
    <style:style style:name="T4137" style:parent-style-name="Domyślnaczcionkaakapitu" style:family="text">
      <style:text-properties style:text-underline-type="single" style:text-underline-style="solid" style:text-underline-width="auto" style:text-underline-mode="continuous"/>
    </style:style>
    <style:style style:name="T4138" style:parent-style-name="Domyślnaczcionkaakapitu" style:family="text">
      <style:text-properties fo:background-color="#80FFFF" style:text-underline-type="single" style:text-underline-style="solid" style:text-underline-width="auto" style:text-underline-mode="continuous"/>
    </style:style>
    <style:style style:name="P4139" style:parent-style-name="Normalny" style:family="paragraph">
      <style:paragraph-properties fo:text-align="justify" fo:line-height="150%" fo:text-indent="0.2479in"/>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P4142" style:parent-style-name="Normalny" style:family="paragraph">
      <style:paragraph-properties fo:text-align="justify" fo:line-height="150%" fo:text-indent="0.2479in"/>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P4145" style:parent-style-name="Normalny" style:family="paragraph">
      <style:paragraph-properties fo:text-align="justify" fo:line-height="150%" fo:text-indent="0.2479in"/>
    </style:style>
    <style:style style:name="P4146" style:parent-style-name="Normalny" style:family="paragraph">
      <style:paragraph-properties fo:text-align="justify" fo:line-height="150%"/>
    </style:style>
    <style:style style:name="T4147" style:parent-style-name="Domyślnaczcionkaakapitu" style:family="text">
      <style:text-properties style:text-underline-type="single" style:text-underline-style="solid" style:text-underline-width="auto" style:text-underline-mode="continuous"/>
    </style:style>
    <style:style style:name="T4148" style:parent-style-name="Domyślnaczcionkaakapitu" style:family="text">
      <style:text-properties fo:background-color="#80FFFF" style:text-underline-type="single" style:text-underline-style="solid" style:text-underline-width="auto" style:text-underline-mode="continuous"/>
    </style:style>
    <style:style style:name="T4149" style:parent-style-name="Domyślnaczcionkaakapitu" style:family="text">
      <style:text-properties fo:background-color="#80FFFF"/>
    </style:style>
    <style:style style:name="P4150" style:parent-style-name="Normalny" style:family="paragraph">
      <style:paragraph-properties fo:text-align="justify" fo:line-height="150%" fo:text-indent="0.2479in"/>
    </style:style>
    <style:style style:name="T4151" style:parent-style-name="Domyślnaczcionkaakapitu" style:family="text">
      <style:text-properties fo:background-color="#80FFFF"/>
    </style:style>
    <style:style style:name="P4152" style:parent-style-name="Normalny" style:family="paragraph">
      <style:paragraph-properties fo:text-align="justify" fo:line-height="150%"/>
    </style:style>
    <style:style style:name="T4153" style:parent-style-name="Domyślnaczcionkaakapitu" style:family="text">
      <style:text-properties style:text-underline-type="single" style:text-underline-style="solid" style:text-underline-width="auto" style:text-underline-mode="continuous"/>
    </style:style>
    <style:style style:name="T4154" style:parent-style-name="Domyślnaczcionkaakapitu" style:family="text">
      <style:text-properties fo:background-color="#80FFFF" style:text-underline-type="single" style:text-underline-style="solid" style:text-underline-width="auto" style:text-underline-mode="continuous"/>
    </style:style>
    <style:style style:name="T4155" style:parent-style-name="Domyślnaczcionkaakapitu" style:family="text">
      <style:text-properties style:text-underline-type="single" style:text-underline-style="solid" style:text-underline-width="auto" style:text-underline-mode="continuous"/>
    </style:style>
    <style:style style:name="T4156" style:parent-style-name="Domyślnaczcionkaakapitu" style:family="text">
      <style:text-properties fo:background-color="#80FFFF" style:text-underline-type="single" style:text-underline-style="solid" style:text-underline-width="auto" style:text-underline-mode="continuous"/>
    </style:style>
    <style:style style:name="P4157" style:parent-style-name="Normalny" style:family="paragraph">
      <style:paragraph-properties fo:text-align="justify" fo:line-height="150%" fo:text-indent="0.2479in"/>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P4160" style:parent-style-name="Normalny" style:family="paragraph">
      <style:paragraph-properties fo:text-align="justify" fo:line-height="150%" fo:text-indent="0.2479in"/>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P4180" style:parent-style-name="Normalny" style:family="paragraph">
      <style:paragraph-properties fo:text-align="justify" fo:line-height="150%" fo:text-indent="0.2479in"/>
    </style:style>
    <style:style style:name="T4181" style:parent-style-name="Domyślnaczcionkaakapitu" style:family="text">
      <style:text-properties fo:background-color="#80FFFF"/>
    </style:style>
    <style:style style:name="P4182" style:parent-style-name="Normalny" style:family="paragraph">
      <style:paragraph-properties fo:text-align="justify" fo:line-height="150%"/>
    </style:style>
    <style:style style:name="T4183" style:parent-style-name="Domyślnaczcionkaakapitu" style:family="text">
      <style:text-properties style:text-underline-type="single" style:text-underline-style="solid" style:text-underline-width="auto" style:text-underline-mode="continuous"/>
    </style:style>
    <style:style style:name="T4184" style:parent-style-name="Domyślnaczcionkaakapitu" style:family="text">
      <style:text-properties fo:background-color="#80FFFF" style:text-underline-type="single" style:text-underline-style="solid" style:text-underline-width="auto" style:text-underline-mode="continuous"/>
    </style:style>
    <style:style style:name="T4185" style:parent-style-name="Domyślnaczcionkaakapitu" style:family="text">
      <style:text-properties fo:background-color="#80FFFF"/>
    </style:style>
    <style:style style:name="P4186" style:parent-style-name="Normalny" style:family="paragraph">
      <style:paragraph-properties fo:text-align="justify" fo:line-height="150%" fo:text-indent="0.2479in"/>
    </style:style>
    <style:style style:name="T4187" style:parent-style-name="Domyślnaczcionkaakapitu" style:family="text">
      <style:text-properties fo:background-color="#80FFFF"/>
    </style:style>
    <style:style style:name="P4188" style:parent-style-name="Normalny" style:family="paragraph">
      <style:paragraph-properties fo:text-align="justify" fo:line-height="150%"/>
    </style:style>
    <style:style style:name="T4189" style:parent-style-name="Domyślnaczcionkaakapitu" style:family="text">
      <style:text-properties style:text-underline-type="single" style:text-underline-style="solid" style:text-underline-width="auto" style:text-underline-mode="continuous"/>
    </style:style>
    <style:style style:name="T4190" style:parent-style-name="Domyślnaczcionkaakapitu" style:family="text">
      <style:text-properties fo:background-color="#80FFFF" style:text-underline-type="single" style:text-underline-style="solid" style:text-underline-width="auto" style:text-underline-mode="continuous"/>
    </style:style>
    <style:style style:name="T4191" style:parent-style-name="Domyślnaczcionkaakapitu" style:family="text">
      <style:text-properties style:text-underline-type="single" style:text-underline-style="solid" style:text-underline-width="auto" style:text-underline-mode="continuous"/>
    </style:style>
    <style:style style:name="P4192" style:parent-style-name="Normalny" style:family="paragraph">
      <style:paragraph-properties fo:text-align="justify" fo:line-height="150%" fo:text-indent="0.2479in"/>
    </style:style>
    <style:style style:name="P4193" style:parent-style-name="Normalny" style:family="paragraph">
      <style:paragraph-properties fo:text-align="justify" fo:line-height="150%" fo:text-indent="0.2479in"/>
    </style:style>
    <style:style style:name="P4194" style:parent-style-name="Normalny" style:family="paragraph">
      <style:paragraph-properties fo:text-align="justify" fo:line-height="150%" fo:text-indent="0.2479in"/>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P4206" style:parent-style-name="Normalny" style:family="paragraph">
      <style:paragraph-properties fo:text-align="justify" fo:line-height="150%" fo:text-indent="0.2479in"/>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P4213" style:parent-style-name="Normalny" style:family="paragraph">
      <style:paragraph-properties fo:text-align="justify" fo:line-height="150%" fo:text-indent="0.2479in"/>
    </style:style>
    <style:style style:name="P4214" style:parent-style-name="Normalny" style:family="paragraph">
      <style:paragraph-properties fo:text-align="justify" fo:line-height="150%" fo:text-indent="0.2479in"/>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P4219" style:parent-style-name="Normalny" style:family="paragraph">
      <style:paragraph-properties fo:text-align="justify" fo:line-height="150%" fo:text-indent="0.2479in"/>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P4226" style:parent-style-name="Normalny" style:family="paragraph">
      <style:paragraph-properties fo:text-align="justify" fo:line-height="150%" fo:text-indent="0.2479in"/>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P4239" style:parent-style-name="Normalny" style:family="paragraph">
      <style:paragraph-properties fo:text-align="justify" fo:line-height="150%" fo:text-indent="0.2479in"/>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P4244" style:parent-style-name="Normalny" style:family="paragraph">
      <style:paragraph-properties fo:text-align="justify" fo:line-height="150%" fo:text-indent="0.2479in"/>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P4251" style:parent-style-name="Normalny" style:family="paragraph">
      <style:paragraph-properties fo:text-align="justify" fo:line-height="150%" fo:text-indent="0.2479in"/>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P4254" style:parent-style-name="Normalny" style:family="paragraph">
      <style:paragraph-properties fo:text-align="justify" fo:line-height="150%" fo:text-indent="0.2479in"/>
    </style:style>
    <style:style style:name="P4255" style:parent-style-name="Normalny" style:family="paragraph">
      <style:paragraph-properties fo:text-align="justify" fo:line-height="150%" fo:text-indent="0.2479in"/>
    </style:style>
    <style:style style:name="P4256" style:parent-style-name="Normalny" style:family="paragraph">
      <style:paragraph-properties fo:text-align="justify" fo:line-height="150%"/>
    </style:style>
    <style:style style:name="T4257" style:parent-style-name="Domyślnaczcionkaakapitu" style:family="text">
      <style:text-properties style:text-underline-type="single" style:text-underline-style="solid" style:text-underline-width="auto" style:text-underline-mode="continuous"/>
    </style:style>
    <style:style style:name="T4258" style:parent-style-name="Domyślnaczcionkaakapitu" style:family="text">
      <style:text-properties fo:background-color="#80FFFF" style:text-underline-type="single" style:text-underline-style="solid" style:text-underline-width="auto" style:text-underline-mode="continuous"/>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fo:text-indent="0.2479in"/>
    </style:style>
    <style:style style:name="P4266" style:parent-style-name="Normalny" style:family="paragraph">
      <style:paragraph-properties fo:text-align="justify" fo:line-height="150%"/>
    </style:style>
    <style:style style:name="T4267" style:parent-style-name="Domyślnaczcionkaakapitu" style:family="text">
      <style:text-properties style:text-underline-type="single" style:text-underline-style="solid" style:text-underline-width="auto" style:text-underline-mode="continuous"/>
    </style:style>
    <style:style style:name="T4268" style:parent-style-name="Domyślnaczcionkaakapitu" style:family="text">
      <style:text-properties fo:background-color="#80FFFF" style:text-underline-type="single" style:text-underline-style="solid" style:text-underline-width="auto" style:text-underline-mode="continuous"/>
    </style:style>
    <style:style style:name="T4269" style:parent-style-name="Domyślnaczcionkaakapitu" style:family="text">
      <style:text-properties style:text-underline-type="single" style:text-underline-style="solid" style:text-underline-width="auto" style:text-underline-mode="continuous"/>
    </style:style>
    <style:style style:name="T4270" style:parent-style-name="Domyślnaczcionkaakapitu" style:family="text">
      <style:text-properties fo:background-color="#80FFFF" style:text-underline-type="single" style:text-underline-style="solid" style:text-underline-width="auto" style:text-underline-mode="continuous"/>
    </style:style>
    <style:style style:name="P4271" style:parent-style-name="Normalny" style:family="paragraph">
      <style:paragraph-properties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P4278" style:parent-style-name="Normalny" style:family="paragraph">
      <style:paragraph-properties fo:text-align="justify" fo:line-height="150%" fo:text-indent="0.2479in"/>
    </style:style>
    <style:style style:name="T4279" style:parent-style-name="Domyślnaczcionkaakapitu" style:family="text">
      <style:text-properties fo:background-color="#80FFFF"/>
    </style:style>
    <style:style style:name="P4280" style:parent-style-name="Normalny" style:family="paragraph">
      <style:paragraph-properties fo:text-align="justify" fo:line-height="150%">
        <style:tab-stops>
          <style:tab-stop style:type="left" style:position="3.2361in"/>
        </style:tab-stops>
      </style:paragraph-properties>
    </style:style>
    <style:style style:name="T4281" style:parent-style-name="Domyślnaczcionkaakapitu" style:family="text">
      <style:text-properties style:text-underline-type="single" style:text-underline-style="solid" style:text-underline-width="auto" style:text-underline-mode="continuous"/>
    </style:style>
    <style:style style:name="T4282" style:parent-style-name="Domyślnaczcionkaakapitu" style:family="text">
      <style:text-properties fo:background-color="#80FFFF" style:text-underline-type="single" style:text-underline-style="solid" style:text-underline-width="auto" style:text-underline-mode="continuous"/>
    </style:style>
    <style:style style:name="T4283" style:parent-style-name="Domyślnaczcionkaakapitu" style:family="text">
      <style:text-properties style:text-underline-type="single" style:text-underline-style="solid" style:text-underline-width="auto" style:text-underline-mode="continuous"/>
    </style:style>
    <style:style style:name="T4284" style:parent-style-name="Domyślnaczcionkaakapitu" style:family="text">
      <style:text-properties fo:background-color="#80FFFF"/>
    </style:style>
    <style:style style:name="P4285" style:parent-style-name="Normalny" style:family="paragraph">
      <style:paragraph-properties fo:text-align="justify" fo:line-height="150%" fo:text-indent="0.2479in">
        <style:tab-stops>
          <style:tab-stop style:type="left" style:position="3.2361in"/>
        </style:tab-stops>
      </style:paragraph-properties>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P4288" style:parent-style-name="Normalny" style:family="paragraph">
      <style:paragraph-properties fo:text-align="justify" fo:line-height="150%"/>
    </style:style>
    <style:style style:name="T4289" style:parent-style-name="Domyślnaczcionkaakapitu" style:family="text">
      <style:text-properties fo:background-color="#80FFFF" style:text-underline-type="single" style:text-underline-style="solid" style:text-underline-width="auto" style:text-underline-mode="continuous"/>
    </style:style>
    <style:style style:name="T4290" style:parent-style-name="Domyślnaczcionkaakapitu" style:family="text">
      <style:text-properties style:text-underline-type="single" style:text-underline-style="solid" style:text-underline-width="auto" style:text-underline-mode="continuous"/>
    </style:style>
    <style:style style:name="T4291" style:parent-style-name="Domyślnaczcionkaakapitu" style:family="text">
      <style:text-properties fo:background-color="#80FFFF" style:text-underline-type="single" style:text-underline-style="solid" style:text-underline-width="auto" style:text-underline-mode="continuous"/>
    </style:style>
    <style:style style:name="T4292" style:parent-style-name="Domyślnaczcionkaakapitu" style:family="text">
      <style:text-properties style:text-underline-type="single" style:text-underline-style="solid" style:text-underline-width="auto" style:text-underline-mode="continuous"/>
    </style:style>
    <style:style style:name="T4293" style:parent-style-name="Domyślnaczcionkaakapitu" style:family="text">
      <style:text-properties fo:background-color="#80FFFF"/>
    </style:style>
    <style:style style:name="P4294" style:parent-style-name="Normalny" style:family="paragraph">
      <style:paragraph-properties fo:text-align="justify" fo:line-height="150%" fo:text-indent="0.2479in"/>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P4298" style:parent-style-name="Normalny" style:family="paragraph">
      <style:paragraph-properties fo:text-align="justify" fo:line-height="150%" fo:text-indent="0.2479in"/>
    </style:style>
    <style:style style:name="P4299" style:parent-style-name="Normalny" style:family="paragraph">
      <style:paragraph-properties fo:text-align="justify" fo:line-height="150%" fo:text-indent="0.2479in"/>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P4302" style:parent-style-name="Normalny" style:family="paragraph">
      <style:paragraph-properties fo:text-align="justify" fo:line-height="150%" fo:text-indent="0.2479in"/>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P4305" style:parent-style-name="Normalny" style:family="paragraph">
      <style:paragraph-properties fo:text-align="justify" fo:line-height="150%" fo:text-indent="0.2479in"/>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P4310" style:parent-style-name="Normalny" style:family="paragraph">
      <style:paragraph-properties fo:text-align="justify" fo:line-height="150%" fo:text-indent="0.2479in"/>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P4314" style:parent-style-name="Normalny" style:family="paragraph">
      <style:paragraph-properties fo:text-align="justify" fo:line-height="150%"/>
    </style:style>
    <style:style style:name="T4315" style:parent-style-name="Domyślnaczcionkaakapitu" style:family="text">
      <style:text-properties style:text-underline-type="single" style:text-underline-style="solid" style:text-underline-width="auto" style:text-underline-mode="continuous"/>
    </style:style>
    <style:style style:name="P4316" style:parent-style-name="Normalny" style:family="paragraph">
      <style:paragraph-properties fo:text-align="justify" fo:line-height="150%" fo:text-indent="0.2479in"/>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P4319" style:parent-style-name="Normalny" style:family="paragraph">
      <style:paragraph-properties fo:text-align="justify" fo:line-height="150%" fo:text-indent="0.2479in"/>
    </style:style>
    <style:style style:name="T4320" style:parent-style-name="Domyślnaczcionkaakapitu" style:family="text">
      <style:text-properties fo:background-color="#80FFFF"/>
    </style:style>
    <style:style style:name="P4321" style:parent-style-name="Normalny" style:family="paragraph">
      <style:paragraph-properties fo:text-align="justify" fo:line-height="150%"/>
    </style:style>
    <style:style style:name="T4322" style:parent-style-name="Domyślnaczcionkaakapitu" style:family="text">
      <style:text-properties style:text-underline-type="single" style:text-underline-style="solid" style:text-underline-width="auto" style:text-underline-mode="continuous"/>
    </style:style>
    <style:style style:name="T4323" style:parent-style-name="Domyślnaczcionkaakapitu" style:family="text">
      <style:text-properties fo:background-color="#80FFFF" style:text-underline-type="single" style:text-underline-style="solid" style:text-underline-width="auto" style:text-underline-mode="continuous"/>
    </style:style>
    <style:style style:name="T4324" style:parent-style-name="Domyślnaczcionkaakapitu" style:family="text">
      <style:text-properties style:text-underline-type="single" style:text-underline-style="solid" style:text-underline-width="auto" style:text-underline-mode="continuous"/>
    </style:style>
    <style:style style:name="T4325" style:parent-style-name="Domyślnaczcionkaakapitu" style:family="text">
      <style:text-properties fo:background-color="#80FFFF"/>
    </style:style>
    <style:style style:name="P4326" style:parent-style-name="Normalny" style:family="paragraph">
      <style:paragraph-properties fo:text-align="justify" fo:line-height="150%" fo:text-indent="0.2479in"/>
    </style:style>
    <style:style style:name="T4327" style:parent-style-name="Domyślnaczcionkaakapitu" style:family="text">
      <style:text-properties fo:background-color="#80FFFF"/>
    </style:style>
    <style:style style:name="P4328" style:parent-style-name="Normalny" style:family="paragraph">
      <style:paragraph-properties fo:text-align="justify" fo:line-height="150%" fo:text-indent="0.2479in"/>
    </style:style>
    <style:style style:name="T4329" style:parent-style-name="Domyślnaczcionkaakapitu" style:family="text">
      <style:text-properties fo:background-color="#80FFFF"/>
    </style:style>
    <style:style style:name="P4330" style:parent-style-name="Normalny" style:family="paragraph">
      <style:paragraph-properties fo:text-align="justify" fo:line-height="150%">
        <style:tab-stops>
          <style:tab-stop style:type="left" style:position="3.5194in"/>
        </style:tab-stops>
      </style:paragraph-properties>
    </style:style>
    <style:style style:name="T4331" style:parent-style-name="Domyślnaczcionkaakapitu" style:family="text">
      <style:text-properties style:text-underline-type="single" style:text-underline-style="solid" style:text-underline-width="auto" style:text-underline-mode="continuous"/>
    </style:style>
    <style:style style:name="T4332" style:parent-style-name="Domyślnaczcionkaakapitu" style:family="text">
      <style:text-properties fo:background-color="#80FFFF"/>
    </style:style>
    <style:style style:name="P4333" style:parent-style-name="Normalny" style:family="paragraph">
      <style:paragraph-properties fo:text-align="justify" fo:line-height="150%" fo:text-indent="0.2479in">
        <style:tab-stops>
          <style:tab-stop style:type="left" style:position="3.5194in"/>
        </style:tab-stops>
      </style:paragraph-properties>
    </style:style>
    <style:style style:name="T4334" style:parent-style-name="Domyślnaczcionkaakapitu" style:family="text">
      <style:text-properties fo:background-color="#80FFFF"/>
    </style:style>
    <style:style style:name="P4335" style:parent-style-name="Normalny" style:family="paragraph">
      <style:paragraph-properties fo:text-align="justify" fo:line-height="150%" fo:text-indent="0.2479in"/>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P4338" style:parent-style-name="Normalny" style:family="paragraph">
      <style:paragraph-properties fo:text-align="justify" fo:line-height="150%" fo:text-indent="0.2479in"/>
    </style:style>
    <style:style style:name="P4339" style:parent-style-name="Normalny" style:family="paragraph">
      <style:paragraph-properties fo:text-align="justify" fo:line-height="150%"/>
    </style:style>
    <style:style style:name="T4340" style:parent-style-name="Domyślnaczcionkaakapitu" style:family="text">
      <style:text-properties style:text-underline-type="single" style:text-underline-style="solid" style:text-underline-width="auto" style:text-underline-mode="continuous"/>
    </style:style>
    <style:style style:name="P4341" style:parent-style-name="Normalny" style:family="paragraph">
      <style:paragraph-properties fo:text-align="justify" fo:line-height="150%" fo:text-indent="0.2479in"/>
    </style:style>
    <style:style style:name="T4342" style:parent-style-name="Domyślnaczcionkaakapitu" style:family="text">
      <style:text-properties fo:background-color="#80FFFF"/>
    </style:style>
    <style:style style:name="T4343" style:parent-style-name="Domyślnaczcionkaakapitu" style:family="text">
      <style:text-properties fo:background-color="#80FFFF"/>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fo:text-indent="0.2479in"/>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P4350" style:parent-style-name="Normalny" style:family="paragraph">
      <style:paragraph-properties fo:text-align="justify" fo:line-height="150%"/>
    </style:style>
    <style:style style:name="T4351" style:parent-style-name="Domyślnaczcionkaakapitu" style:family="text">
      <style:text-properties style:text-underline-type="single" style:text-underline-style="solid" style:text-underline-width="auto" style:text-underline-mode="continuous"/>
    </style:style>
    <style:style style:name="T4352" style:parent-style-name="Domyślnaczcionkaakapitu" style:family="text">
      <style:text-properties fo:background-color="#80FFFF" style:text-underline-type="single" style:text-underline-style="solid" style:text-underline-width="auto" style:text-underline-mode="continuous"/>
    </style:style>
    <style:style style:name="T4353" style:parent-style-name="Domyślnaczcionkaakapitu" style:family="text">
      <style:text-properties style:text-underline-type="single" style:text-underline-style="solid" style:text-underline-width="auto" style:text-underline-mode="continuous"/>
    </style:style>
    <style:style style:name="T4354" style:parent-style-name="Domyślnaczcionkaakapitu" style:family="text">
      <style:text-properties fo:background-color="#80FFFF" style:text-underline-type="single" style:text-underline-style="solid" style:text-underline-width="auto" style:text-underline-mode="continuous"/>
    </style:style>
    <style:style style:name="T4355" style:parent-style-name="Domyślnaczcionkaakapitu" style:family="text">
      <style:text-properties style:text-underline-type="single" style:text-underline-style="solid" style:text-underline-width="auto" style:text-underline-mode="continuous"/>
    </style:style>
    <style:style style:name="T4356" style:parent-style-name="Domyślnaczcionkaakapitu" style:family="text">
      <style:text-properties fo:background-color="#80FFFF" style:text-underline-type="single" style:text-underline-style="solid" style:text-underline-width="auto" style:text-underline-mode="continuous"/>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P4362" style:parent-style-name="Normalny" style:family="paragraph">
      <style:paragraph-properties fo:text-align="justify" fo:line-height="150%"/>
    </style:style>
    <style:style style:name="T4363" style:parent-style-name="Domyślnaczcionkaakapitu" style:family="text">
      <style:text-properties fo:background-color="#80FFFF" style:text-underline-type="single" style:text-underline-style="solid" style:text-underline-width="auto" style:text-underline-mode="continuous"/>
    </style:style>
    <style:style style:name="T4364" style:parent-style-name="Domyślnaczcionkaakapitu" style:family="text">
      <style:text-properties style:text-underline-type="single" style:text-underline-style="solid" style:text-underline-width="auto" style:text-underline-mode="continuous"/>
    </style:style>
    <style:style style:name="T4365" style:parent-style-name="Domyślnaczcionkaakapitu" style:family="text">
      <style:text-properties fo:background-color="#80FFFF"/>
    </style:style>
    <style:style style:name="P4366" style:parent-style-name="Normalny" style:family="paragraph">
      <style:paragraph-properties fo:text-align="justify" fo:line-height="150%" fo:text-indent="0.2479in"/>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P4375" style:parent-style-name="Normalny" style:family="paragraph">
      <style:paragraph-properties fo:text-align="justify" fo:line-height="150%"/>
    </style:style>
    <style:style style:name="T4376" style:parent-style-name="Domyślnaczcionkaakapitu" style:family="text">
      <style:text-properties style:text-underline-type="single" style:text-underline-style="solid" style:text-underline-width="auto" style:text-underline-mode="continuous"/>
    </style:style>
    <style:style style:name="P4377" style:parent-style-name="Normalny" style:family="paragraph">
      <style:paragraph-properties fo:text-align="justify" fo:line-height="150%" fo:text-indent="0.2479in"/>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P4381" style:parent-style-name="Normalny" style:family="paragraph">
      <style:paragraph-properties fo:text-align="justify" fo:line-height="150%"/>
    </style:style>
    <style:style style:name="T4382" style:parent-style-name="Domyślnaczcionkaakapitu" style:family="text">
      <style:text-properties fo:background-color="#80FFFF" style:text-underline-type="single" style:text-underline-style="solid" style:text-underline-width="auto" style:text-underline-mode="continuous"/>
    </style:style>
    <style:style style:name="T4383" style:parent-style-name="Domyślnaczcionkaakapitu" style:family="text">
      <style:text-properties style:text-underline-type="single" style:text-underline-style="solid" style:text-underline-width="auto" style:text-underline-mode="continuous"/>
    </style:style>
    <style:style style:name="T4384" style:parent-style-name="Domyślnaczcionkaakapitu" style:family="text">
      <style:text-properties fo:background-color="#80FFFF"/>
    </style:style>
    <style:style style:name="P4385" style:parent-style-name="Normalny" style:family="paragraph">
      <style:paragraph-properties fo:text-align="justify" fo:line-height="150%" fo:text-indent="0.2479in"/>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P4389" style:parent-style-name="Normalny" style:family="paragraph">
      <style:paragraph-properties fo:text-align="justify" fo:line-height="150%"/>
    </style:style>
    <style:style style:name="T4390" style:parent-style-name="Domyślnaczcionkaakapitu" style:family="text">
      <style:text-properties style:text-underline-type="single" style:text-underline-style="solid" style:text-underline-width="auto" style:text-underline-mode="continuous"/>
    </style:style>
    <style:style style:name="T4391" style:parent-style-name="Domyślnaczcionkaakapitu" style:family="text">
      <style:text-properties fo:background-color="#80FFFF" style:text-underline-type="single" style:text-underline-style="solid" style:text-underline-width="auto" style:text-underline-mode="continuous"/>
    </style:style>
    <style:style style:name="T4392" style:parent-style-name="Domyślnaczcionkaakapitu" style:family="text">
      <style:text-properties fo:background-color="#80FFFF"/>
    </style:style>
    <style:style style:name="P4393" style:parent-style-name="Normalny" style:family="paragraph">
      <style:paragraph-properties fo:text-align="justify" fo:line-height="150%" fo:text-indent="0.2479in"/>
    </style:style>
    <style:style style:name="T4394" style:parent-style-name="Domyślnaczcionkaakapitu" style:family="text">
      <style:text-properties fo:background-color="#80FFFF"/>
    </style:style>
    <style:style style:name="T4395" style:parent-style-name="Domyślnaczcionkaakapitu" style:family="text">
      <style:text-properties fo:background-color="#80FFFF"/>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P4402" style:parent-style-name="Normalny" style:family="paragraph">
      <style:paragraph-properties fo:text-align="justify" fo:line-height="150%" fo:text-indent="0.2479in"/>
    </style:style>
    <style:style style:name="T4403" style:parent-style-name="Domyślnaczcionkaakapitu" style:family="text">
      <style:text-properties fo:background-color="#80FFFF"/>
    </style:style>
    <style:style style:name="P4404" style:parent-style-name="Normalny" style:family="paragraph">
      <style:paragraph-properties fo:text-align="justify" fo:line-height="150%"/>
    </style:style>
    <style:style style:name="T4405" style:parent-style-name="Domyślnaczcionkaakapitu" style:family="text">
      <style:text-properties style:text-underline-type="single" style:text-underline-style="solid" style:text-underline-width="auto" style:text-underline-mode="continuous"/>
    </style:style>
    <style:style style:name="T4406" style:parent-style-name="Domyślnaczcionkaakapitu" style:family="text">
      <style:text-properties fo:background-color="#80FFFF" style:text-underline-type="single" style:text-underline-style="solid" style:text-underline-width="auto" style:text-underline-mode="continuous"/>
    </style:style>
    <style:style style:name="T4407" style:parent-style-name="Domyślnaczcionkaakapitu" style:family="text">
      <style:text-properties style:text-underline-type="single" style:text-underline-style="solid" style:text-underline-width="auto" style:text-underline-mode="continuous"/>
    </style:style>
    <style:style style:name="P4408" style:parent-style-name="Normalny" style:family="paragraph">
      <style:paragraph-properties fo:text-align="justify" fo:line-height="150%" fo:text-indent="0.2479in"/>
    </style:style>
    <style:style style:name="T4409" style:parent-style-name="Domyślnaczcionkaakapitu" style:family="text">
      <style:text-properties fo:background-color="#80FFFF"/>
    </style:style>
    <style:style style:name="P4410" style:parent-style-name="Normalny" style:family="paragraph">
      <style:paragraph-properties fo:text-align="justify" fo:line-height="150%"/>
    </style:style>
    <style:style style:name="T4411" style:parent-style-name="Domyślnaczcionkaakapitu" style:family="text">
      <style:text-properties style:text-underline-type="single" style:text-underline-style="solid" style:text-underline-width="auto" style:text-underline-mode="continuous"/>
    </style:style>
    <style:style style:name="P4412" style:parent-style-name="Normalny" style:family="paragraph">
      <style:paragraph-properties fo:text-align="justify" fo:line-height="150%" fo:text-indent="0.2479in"/>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Zdrowia</text:p>
      <text:p text:style-name="P3">TYTUŁ= STENOGRAM z trzeciego posiedzenia Podzespołu do spraw Zdrowia</text:p>
      <text:p text:style-name="P4">DATA= 8 marca 1989 r.</text:p>
      <text:p text:style-name="P5">SYGNATURA= C9540/12</text:p>
      <text:p text:style-name="P6">INW= 46030</text:p>
      <text:p text:style-name="P7">TEKST=</text:p>
      <text:p text:style-name="P8">Stenogram z posiedzenia Zespołu<text:s/><text:span text:style-name="T9">d</text:span>o spraw<text:s/><text:span text:style-name="T10">Z</text:span>drowia z dnia 8 marca 19<text:span text:style-name="T11">8</text:span>9 r.</text:p>
      <text:p text:style-name="P12">/Obradom przewodniczy ob.<text:s/><text:span text:style-name="T13">Andrzej Wojtczak</text:span>/.</text:p>
      <text:p text:style-name="P14"><text:span text:style-name="T15">Przewodniczący</text:span>:</text:p>
      <text:p text:style-name="P16">Chciałbym zacząć dzisiejsze nasze posiedzenie - z<text:s/><text:span text:style-name="T17">uw</text:span>agi na Dzień Kobiet - życzeniami na ręce pań składając od tej brzydszej części rodzaju ludzkiego, życzenia wszelkiej pomyślności w pracy zawodowe<text:span text:style-name="T18">j,</text:span><text:s/>i w życiu osobistym.</text:p>
      <text:p text:style-name="P19">Chciałbym również wyrazić zadowolenie, że mamy przy stole obrad kolegów z OPZZ, a więc podejmujemy dzisiejsze interesujące i o bardzo zasadniczym znaczeniu tematy, dyskusję w pełnym składzie tak jak zaczynaliśmy podczas pierwszego posiedzenia.</text:p>
      <text:p text:style-name="P20">Chciałbym zwrócić się do państwa z następującą pr<text:span text:style-name="T21">op</text:span>ozycją programu, to znaczy podzielić przewodnictwo na trzy części, ja bym krótką pierwszą część, pierwsze półtorej godziny do przerwy jakiejś kawowej, drugą część poprowadziłby dr Guglas, a całą już dalszą część przewodnictwa pani doc. Kuratowska się zgodziła p<text:span text:style-name="T22">rze</text:span>wo<text:span text:style-name="T23">d</text:span>niczyć.</text:p>
      <text:p text:style-name="P24">Teraz jeżeli chodzi o program ponieważ już zapowiadana... zapowiadaliśmy na poprzednim posiedzeniu i trzeba powiedzieć, rozpoczęła się jak gdyby część sprawozdawcza na zespole do spraw ekonomiczno-społecznych, ponieważ pani docent złożyła pewne sprawozdanie, to znaczy wyraziła stanowisko strony solidarnościowej, chciałbym zaproponować, żebyśmy rozpoczęli dyskusję od spraw związanych z dokumentem przedstawionym państwu - kierunki reformy opieki z<text:span text:style-name="T25">dro</text:span>w<text:span text:style-name="T26">otn</text:span>ej i<text:s/><text:span text:style-name="T27">pomocy</text:span><text:span text:style-name="T28"><text:s/></text:span>społecznej<text:span text:style-name="T29">.</text:span><text:s/>Po wysłuchaniu stanowiska państwa wydaje mi się, że rozwinie się pewna dyskusja i w wyniku tej dyskusji na pewno dojdzie do pewnych może uszc<text:span text:style-name="T30">ze</text:span>gółowień, ale nadal jeszcze kierunkowych założeń, chciałbym podkreślić, że ten dokument stawia pewne kierunki natomiast wymaga dopracowania, jeżeli chodzi o szczegóły, proponowałbym, żeby w ramach właśnie tej dyskusji tak samo omówić problemy kształcenia i wydaje mi się, tak jak patrzę na dobór i doradców, i skład, zagadnienia te będ<text:span text:style-name="T31">ą</text:span><text:s/>budziły na pewno z<text:span text:style-name="T32">ai</text:span>ntereso<text:span text:style-name="T33">wa</text:span>nie, jako że od kadry będzie zależało i wdrożenie reformy, no i przyszła praca służby zdrowia, również załatwić stanowisko dotyczące finansowała służby zdrowia, które myśmy rozpoczęli i w rzeczy samej nie jesteśmy ekonomistami, można znowu kierunkowe rozwiązania zalecić do dopracowania w terminie zresztą późniejszym, ponieważ ja sądzę... że to co my zapoczątkowujemy obecnie, będzie kontynuowane, a dopiero w drugiej częśc<text:span text:style-name="T34">i</text:span>, to znaczy wtedy, kiedy byśmy skończyli dyskusje na tematy reformy kształcenia kadry, kadra kierownicza przejść do przedstawienia i zreferowania w wyniku prac naszych dwóch podzespołów czy zespołów redakcyjnych, które przedstawią stanowisko odnośnie opieki zdrowotnej na wsi i odnośnie naszej dyskusji na temat zdrowia matki, noworodka i niemowlęcia, ja sądzę, że państwo posiadają te testy, dlatego że komisja, ta część, która brała udzia<text:span text:style-name="T35">ł</text:span><text:s/><text:span text:style-name="T36">w</text:span><text:s/>zespole ze strony<text:s/><text:soft-page-break/>solidarnościowej otrzymała to stanowisko, również proponowałbym wtedy przedyskutować sprawy pomocy społecznej, o której myśmy słyszeli już poprzednio, było sygn<text:span text:style-name="T37">al</text:span>izowane, zagadnienie leków, którego nie dyskutowaliśmy no<text:s/><text:span text:style-name="T38">i</text:span><text:s/>oczywiście jeżeli będą jakieś inne zagadnienia, to<text:s/><text:span text:style-name="T39">w</text:span><text:s/>ramach takiego punktu różne inne przedyskutowalibyśmy te zagadnienia<text:span text:style-name="T40">.</text:span></text:p>
      <text:p text:style-name="P41">I na zakończenie jeżeli to będzie odpowiadało, ja wstępnie rozmawiałem ze współprzewodniczącymi, żebyśmy powołali zespoły redakcyjne, żeby doprowadzać już do pewnych list uzgodnień kierunkowych, czy rozbieżnoś<text:span text:style-name="T42">ci,</text:span><text:s/>żeby nasze obrady sobotnie można było już poświęcić dyskusji nad tym dorobkiem czy urobkiem naszym poprzednich zebrań, dzisiejszego zebrania, żeby można było dojść do jakichś konkluzji jeżeli nie na sobotnim, już zebraniu, zakończyć to jak planowaliśmy, 14 na zebraniu wtorkowym, jeżeli będzie potrzebny jeszcze czas na dopracowanie redakcyjne.</text:p>
      <text:p text:style-name="P43">To są moje propozycje<text:span text:style-name="T44">.</text:span><text:s/>Chciałbym zapytać się państwa, panią docent i doktora Guglasa, czy macie państwo uwagi do tych propozycji czy widzicie troszkę inaczej ustawienie tego dnia?</text:p>
      <text:p text:style-name="P45"><text:span text:style-name="T46">Dr Zofia Kuratowska</text:span>:</text:p>
      <text:p text:style-name="P47">Jeżeli można panie profesorze, to przede wszystkim, znaczy wydaje mi się, że program przez pana profesora przedstawiony jest zgodny z tym czego oczekujemy, z tym że sądzę, że sprawa pomocy społecznej powinna być w ramach dyskusji nad sprawami w ogóle reformy, a nie jako osobne zagadnienie, bo my to tak po prostu rozumiemy<text:span text:style-name="T48">.<text:s/></text:span>Wobec czego my w pierwszej połowie czyli przed przerwą obiadową, bo sądzę, że tyle potrwa, chciałam powiedzieć, że myśmy przedstawili pewne stanowisko na poprzednim<text:span text:style-name="T49"><text:s/></text:span>zebraniu, spotkaniu naszym,<text:span text:style-name="T50"><text:s/></text:span>ponieważ pan profesor dzieli swój czas z panem dr<text:s/><text:span text:style-name="T51">G</text:span>uglasem, drugą część posiedzenia,<text:s/>której ja mam przewodniczyć, dzielę z panią mgr A<text:span text:style-name="T52">n</text:span>ną Grzymisławską, delegatką krajowej komisji koordynacyjnej NSZZ<text:s/>„Solidarność”.</text:p>
      <text:p text:style-name="P53">Czyli obrad<text:span text:style-name="T54">y</text:span><text:s/><text:span text:style-name="T55">p</text:span>opołudniowe podzielimy w ten sposób.</text:p>
      <text:p text:style-name="P56">Traktujemy to jako wice-przewodniczenie<text:span text:style-name="T57">.</text:span><text:s/>To jest pierwsza uwaga, do tego co pan profesor był łaskaw powiedzieć<text:span text:style-name="T58">.</text:span></text:p>
      <text:p text:style-name="P59">Druga uwaga, którą chciałam przekazać w związku z tym że sądzę, że byłoby z każdej strony sprawą niepoważną wracać do sprawy incydentu z OPZZ z poprzedniego zebrania, skoro mamy już ustalenia, natomiast chciałam powiedzieć, że przedstawienie stanowisk zarówno pana doktora Guglasa, jak pana profesora Wojtczaka w te<text:span text:style-name="T60">l</text:span>ewizji bez udziału strony solidarnościowo-opozycyjnej,<text:s/><text:span text:style-name="T61">k</text:span>tóra była tutaj stroną przynajmniej przez połowę występujących zaatakowaną, było pewnym wyłomem w obyczajach, które w tej chwili są w audycjach tele<text:span text:style-name="T62">wi</text:span>zyjnych, związanych z<text:s/>„okrągłym stołem”<text:span text:style-name="T63">.</text:span></text:p>
      <text:p text:style-name="P64">Jest to też już zaszłość<text:s/><text:span text:style-name="T65">i</text:span><text:s/>nie mamy zamiaru do tego wracać, tylko wyrazi<text:span text:style-name="T66">ć</text:span><text:s/>swoje zdziwienie, że do tego mogło dojść po prostu bez naszego udziału absolutnie nie odnosząc się do treści wypowiedzi obu panów, my stoimy na stanowisku przede wszystkim wolności poglądów i opinii, wobec czego każdy ma prawo tę swoją opinię wyrazić pub<text:span text:style-name="T67">l</text:span>icznie.</text:p>
      <text:p text:style-name="P68">Ale tak jak to jest n<text:span text:style-name="T69">i</text:span>e ma tej równości tych stron i to jasne jeszcze ciągle, wobec czego myśmy do głosu nie doszli.</text:p>
      <text:p text:style-name="P70">Drugą sprawę taką, którą chciałam na wstępie powiedzie<text:span text:style-name="T71">ć</text:span>. Chciałam wyrazić pewien protest - może to jest za mocno - ale zdziwienie wobec... zaniepokojenie wystąpieniem, po zebraniu zespołu ekonomiczno... gospodarki i polityki społecznej - pana ministra Wilczka, co później powtarzało się w wypowiedziach<text:s/><text:soft-page-break/>różnych osób na łamach prasy codziennej.</text:p>
      <text:p text:style-name="P72">Otóż roszczenia niejako finansowe zostały przedstawione w ten sposób, że każda branża chce coś wyszarpa<text:span text:style-name="T73">ć</text:span><text:s/>dla siebie z tego doś<text:span text:style-name="T74">ć</text:span><text:s/>ubogiego budżetu państwa. My w czasie zarówno tych obrad w tym naszym gronie, jak i w czasie obrad<text:s/>„stołu”<text:s/>ekonomicznego, w którym braliśmy udział - pan prof. Wojtczak i z naszej strony pan doc. Wnuk-Lipiński i ja - wyrażaliśmy opinię, że jakby chcemy jak najmniej z tego budżetu państwa, że budżet państwa, jeżeli chodzi o zdrowie, powinien finansowa<text:span text:style-name="T75">ć</text:span><text:s/>tylko sprawy podstawowe, centralne, a więc centralne inwestycje, zagadnienia strategiczne najrozmaitszego rodzaju sytuację zagrożeń oraz kształcenie, czyli szkoły medyczne przede wszystkim, te główne sprawy i te podstawowe środki konieczne do zaopatrzenia opieki zdrowotnej, jakimi są leki, środki jednorazowego użytku, gdzie przedstawiliśmy - my to dzisiaj oczywiście w drugiej części będziemy o tym mówić - nasz postulat, który mam nadzieję, uzgodnimy wszyscy ze sobą. Wtedy przedstawiłam tylko jako nasz postulat, gdzie rzeczywiście żądamy interwenc<text:span text:style-name="T76">yjnyc</text:span>h wydatków.</text:p>
      <text:p text:style-name="P77">Postawienie żądań w stosunku - żądań finansowych, w stosunku do opieki zdrowotnej na równi ze wszystkimi innymi żądaniami finansowymi jest nieporozumieniem. I wydaje mi się, że my tutaj - była mowa na poprzednim naszym spotkaniu, pan d<text:span text:style-name="T78">r</text:span><text:s/>Edelman mówił o konieczności stworzenia lobby zdrowia. I tym lobby zdrowia moglibyśmy być wszyscy.</text:p>
      <text:p text:style-name="P79">Ja doskonale rozumiem, że dla polityki ekonomicznej państwa sprawa rolnictwa, sprawa zaopatrzenia w żywność jest sprawą kluczową. Ale jeżeli ludzie poumiera<text:span text:style-name="T80">ją</text:span>, to<text:s/>nie będzie miał i tak kto jeść<text:span text:style-name="T81">.</text:span><text:s/>Być może będzie to kłopot z głowy. Ale pozostanie jakaś garstka, to już wtedy nie będzie kwestii finansowych zbyt dużych. Ale wydaje mi się, że jednak sprawy zdrowia są na tyle istotne w całej sprawie społecznej, że nie można w ten sposób tego traktować.</text:p>
      <text:p text:style-name="P82">Tym bardziej, że my naprawdę nie wysuwamy wygórowanych wymagań finansowych. Wysuwamy tylko to, co jest konieczne.</text:p>
      <text:p text:style-name="P83">A nie ma co do tego wątpliwości, że za ten stan niedoinwestowania opieki zdrowotnej, jaki jest w tej chwili, są odpowiedzialne władze polityczne kraju. Można powiedzieć, że nie ten zespół rządzący, który jest akurat w tej chwili, ale to nie ma różnicy. Sytuacja jest jaka jest, wszyscy ją znamy i jest katastrofalna.</text:p>
      <text:p text:style-name="P84">Mnie się wydaje, że jest rzeczą absurdalną, że to my tylko mówimy, nie słychać tego ze strony resortu zdrowia na przykład, który również, a nawet jeszcze znacznie lepsze ma rozeznanie w tych sprawach, co mieliśmy okazję sprawdzić w informacjach, których państwo byli łaskawi nam udzielić w czasie poprzedniego zebrania.</text:p>
      <text:p text:style-name="P85">Otóż wydaje mi się, że musimy postawić to bardzo stanowczo i jednak skłonić władze polityczne do zrozumienia, że sprawa zdrowia jest sprawą kluczową dla całego funkcjonowania społeczeństwa. Społ<text:span text:style-name="T86">ec</text:span>zeństwo chore funkcjonować nie będzie. Ja pomijam aspekt humanitarny, który dla mnie jako dla lekarza i człowieka związanego z filozofią chrześcijańską jest sprawą może podstawową. Ale dla życia państwa podstawowe są... podstawowa jest zdolność funkc<text:span text:style-name="T87">jo</text:span>nowania wszystkich obywateli. To funkc<text:span text:style-name="T88">jo</text:span>nowanie jest co najmniej w tej chwili pod znakiem zapytania.</text:p>
      <text:p text:style-name="P89">A więc wydaje mi się, że nie tylko z naszych ust muszą padać te słowa, a padły również i wczoraj z ust rzecznika rządu, że lecznictwo chce jakieś pieniądze. No rzeczywiście nie chce, tylko żąda.</text:p>
      <text:p text:style-name="P90">To dziś będziemy dyskutować. Ja chciałam tu powiedzieć jako takie oświadczenie z naszej strony, że<text:s/><text:soft-page-break/>jeżeli będziemy godzić się z takim stanowiskiem władz, to sytuacja będzie wyglądała bardzo źle.</text:p>
      <text:p text:style-name="P91">Chcę również jeszcze dodać - to pewnie przy reformie jednak musimy wrócić, szczególnie jeśli chodzi o uzgodnienia nasze wspólne, do spraw uposażeń i systemu uposażeń, co do których były wstępne zgody podpisane przez przedstawicieli<text:s/>„Solidarności”, przedstawicieli resortu i przedstawicieli OPZZ, które żeśmy na poprzednim zebraniu niejako uzupełnili przyspieszając terminy.</text:p>
      <text:p text:style-name="P92">Ja chcę powiedzieć, że w tej chwili tu, na adres naszego biura organizacyjnego, otrzymujemy bardzo dużą ilość listów, listów dramatycznych od pracowników służby zdrowia, niepoko<text:span text:style-name="T93">ją</text:span>cych, podpisanych przez setki ludzi. Taki mam dokument przy sobie. Ale jest ich bardzo wiele. Otrzymu<text:span text:style-name="T94">ję<text:s/></text:span>ja w domu telefony z pytaniami i proszę wszystkie organizacje<text:s/>„Solidarności”, to nie tylko są<text:s/>„Solidarności”, to są po prostu pracownicy służby zdrowia, ażeby poczekali jeszcze te dwa tygodnie ze swoimi akcjami, ale o dziwo, mimo tak złej sytuacji w służbie zdrowia bardzo wiele zakładów decyduje się na niepobieranie w tej chwili poborów, pisząc wyraźnie, że jest to tymczasem. Jest to ich protest na razie.<text:s/>Zostawiając jakieś akcje protestacyjne na później.</text:p>
      <text:p text:style-name="P95">Ja, prosz<text:span text:style-name="T96">ę</text:span><text:s/>państwa, jestem bardzo przeciw szantażom jakimś i szantażom strajkowym, i nie traktuję tego jako szantaż. Traktuję to jako sygnał. Wobec czego bardzo poważnie do tej sprawy dziś musimy podejść i takie uzgodnienie pod<text:span text:style-name="T97">ją</text:span>ć.</text:p>
      <text:p text:style-name="P98">To tyle, co chciałam powiedzieć, na wstępie.</text:p>
      <text:p text:style-name="P99"><text:span text:style-name="T100">Przewodnicząc</text:span><text:span text:style-name="T101">y</text:span>:</text:p>
      <text:p text:style-name="P102">Dziękuję bardzo. Pan Guglas.</text:p>
      <text:p text:style-name="P103"><text:span text:style-name="T104">Ob. Wojciech Guglas</text:span>:</text:p>
      <text:p text:style-name="P105">Pani Docent! Panie Profesorze! Chciałbym wyrazić zadowolenie z powodu przywrócenia normalnych stosunków obrad Podzespołu ds. Zdrowia. Zaistniała sytuacja spowodowała duże zainteresowanie w kraju, dostaliśmy właściwie z całej Polski, nie ma prawie jednostki służby zdrowia, z której nie dostalibyśmy stanowiska załóg.</text:p>
      <text:p text:style-name="P106">Chciałbym w tym mie<text:span text:style-name="T107">js</text:span>cu przypomnieć, że łącznie ruch zawodowy reprezentuje ponad 500 t<text:span text:style-name="T108">ys</text:span>. pracowników, skupionych w jednostkach służby zdrowia, ale tu nie chodzi o ilości zrzeszonych. Było ciekawe to, że wiele stanowisk docierało do nas ze środowisk, że środowisk lekarskich, poszczególnych grup zawodowych, wyrażające zaniepoko<text:span text:style-name="T109">je</text:span>nie tą sytuac<text:span text:style-name="T110">ją</text:span>.</text:p>
      <text:p text:style-name="P111">Ludzie uważając ruch zawodowy za przedstawicielstwo społeczne środowiska służby zdrowia uważało, że zostanie zachwiana sprawa rozwiązania spraw płacowych dla środowiska. Wiemy, że w tym zakresie jest podpisane porozumienie między rządem a ruchem zawodowym. Zresztą pani docent wskazywała także na aspekty płacowe. Sądzę, że jest to bardzo ważny temat, do którego wrócimy. Także kwestia umowy społeczn<text:span text:style-name="T112">ej,<text:s/></text:span>to co pani docent mówiła, kwestia nakładów na ochronę zdrowia szeroko rozumianą, jak i kwestia na<text:span text:style-name="T113">jw</text:span>ażnie<text:span text:style-name="T114">js</text:span>za. Społeczeństwo obawia się, że w ramach reformowania koszty opieki zdrowotnej zostaną przeniesione bezpośrednio na człowieka. Ruch zawodowy wyraził się w tym zakresie<text:s/><text:span text:style-name="T115">je</text:span>dnoznacznie, że reforma nie może bezpośrednio dotykać kieszeni pracowników.<text:span text:style-name="T116">..</text:span><text:s/>pracownicz<text:span text:style-name="T117">ej,</text:span><text:s/>że muszą zniknąć w ramach reformy nieformalne do tej pory, nieformalne bariery ekonomiczne.</text:p>
      <text:p text:style-name="P118">Są to sprawy bardzo ważne. My przyjmujemy przedstawiony przez pana profesora program. Sądzę, że szczegółowe tematy będą rozwiązywane podczas omawiania. Tak że w tej chwili nie chcielibyśmy wracać.<text:s/><text:soft-page-break/>Kiedy państwo uznają za stosowne powrót do rzeczy z poprzedniego posiedzenia, czy z pierwszego, strona związkowa się do tego ustosunkuje. Dzięku<text:span text:style-name="T119">ję</text:span><text:s/>bardzo.</text:p>
      <text:p text:style-name="P120"><text:span text:style-name="T121">Przewodnicząc</text:span><text:span text:style-name="T122">y</text:span>:</text:p>
      <text:p text:style-name="P123">Dzięku<text:span text:style-name="T124">ję</text:span><text:s/>bardzo.</text:p>
      <text:p text:style-name="P125">Ja rozumiem, że przesuwamy pomoc społeczną i kształcenie do reformy<text:span text:style-name="T126">.</text:span><text:s/><text:span text:style-name="T127">I</text:span><text:s/>jest to jakiś sekwens. Pomoc społeczną - tak. Z tym, że kształcenie, ono jest też związane, dlatego że jest w<text:span text:style-name="T128">yt</text:span>ezowane, tak samo oczywiście w reformie ono jest zarysowane i musimy rozszerzyć ten temat. Natomiast chciałbym prosić, jeżeli się państwo zgodzą, żeby do spraw tych płacowych, które rozumiem, że są szalenie ważnym problemem, żeby nie przerywały naszego dzisiejszego programu obrad, powrócić w sobotę i poświęcić dość dużo miejsca. Tym bardziej, że tak, z jednej strony mamy zapisy. Już pani docent powiedziała, że musimy do nich wrócić. Dlatego, jeżeli byśmy skończyli zaplanowany na dziś program wtedy możemy oddać w ręce formułowanie stanowisk... z dniem dzisiejszym, zespołowi redakc<text:span text:style-name="T129">yj</text:span>nemu, czy zespołom redakcyjnym, które przedstawią nam pewne już stanowiska w sobotę, ale będziemy mieli możność większą, a przynajmniej dość dużą część czasu poświęcić temu nabrzmiałemu zagadnieniu, jakie są sprawy płacowe.</text:p>
      <text:p text:style-name="P130">Czy państwo są zgodni z tą propozycją, czy jest<text:s/><text:span text:style-name="T131">ja</text:span>kaś inna?</text:p>
      <text:p text:style-name="P132"><text:span text:style-name="T133">Ob. Marek Edelman</text:span>:</text:p>
      <text:p text:style-name="P134">Panie profesorze, przecież mamy zapis, że do 30 kwietnia ma być opracowany nowy system płac. To jest ten zapis z poprzedniego.</text:p>
      <text:p text:style-name="P135">/Głos z sali: P<text:span text:style-name="T136">r</text:span>ojekt/.</text:p>
      <text:p text:style-name="P137">Projekt. Tak. Więc jeżeli wrócimy tutaj do projektu i do szczegółów, to to nie jest tu miejsce. Przecież myślę, że sprawę trzeba załatwić w ten sposób, że ta komisja, jeżeli jest, czy jej nie ma, żeby może podała wstępne, czy projekt solidarnościowy, czy projekt OPZZ, czy projekt rządu - wstępne ustalenia i żeby to do 30 kwietnia, bo wcześniej to się i prawdopodobnie nie da zrobić, zostało ustalone. Bo przecież nie będziemy się tutaj zajmowali każdą grupą płacową itd.</text:p>
      <text:p text:style-name="P138"><text:span text:style-name="T139">W</text:span>i<text:span text:style-name="T140">ę</text:span><text:span text:style-name="T141">c</text:span><text:s/><text:span text:style-name="T142">n</text:span>ie widzę powodu, żeby tutaj poza ogólnymi stwierdzeniami wracać do tej sprawy. Zdaje się, że ona została zupełnie jasno postawiona na poprzednim posiedzeniu... kiedy to było? Na przedostatnim posiedzeniu, prawda?</text:p>
      <text:p text:style-name="P143"><text:span text:style-name="T144">Przewodnicząc</text:span><text:span text:style-name="T145">y</text:span>:</text:p>
      <text:p text:style-name="P146">Przy omawianiu stanowisk i końcowego protokołu wrócimy do.<text:span text:style-name="T147">..</text:span><text:s/>Rozumiem, że przy omawianiu stanowisk i końcowego<text:s/>protokołu<text:s/>uzgodnień, rozbieżności, problemów do dyskusji, wrócimy do wszystkich tych stanowisk, dlatego że one będą musiały być ostatecznie zatwierdzone, wszystkie te rzeczy zatwierdzaliśmy na kolejnych zebraniach.</text:p>
      <text:p text:style-name="P148">Jeżeli w takim razie można - widzę, że nie ma więcej uwag - prosić państwa, byśmy podjęli w tej chwili dyskusję nad kierunkami reformy. I proszę uprzejmie o przedstawienie stanowiska. Po przedstawieniu stanowiska, ja nie wiem, czy pani docent będzie jedyną przedstawia<text:span text:style-name="T149">ją</text:span>cą stanowiska, czy poprosi tak tamo swoich współkolegów do uzupełnienia. To już pozostawiam to w rękach pani docent.</text:p>
      <text:p text:style-name="P150">I proponowałbym po tym punkcie dyskusję. Dzięku<text:span text:style-name="T151">ję</text:span>.</text:p>
      <text:p text:style-name="P152"><text:span text:style-name="T153">D</text:span><text:span text:style-name="T154">oc. Zofia Kuratowska</text:span>:</text:p>
      <text:soft-page-break/>
      <text:p text:style-name="P155">Proszę państwa, ja po prostu odczytam uwagi do rządowego projektu kierunków reformy systemu opieki zdrowotnej i społecznej, przygotowany przez naszą stronę.</text:p>
      <text:p text:style-name="P156">Przedstawiony przez stronę rządową projekt kierunków reformy systemu opieki zdrowotnej i społecznej stanowi jako całoś<text:span text:style-name="T157">ć</text:span><text:s/>dokument wewnętrznie niespójny, a w propozycjach rozwiązań wręcz sprzeczny z deklarowanymi celami. Niejasność sformułowań, stosowane często opuszczenia oraz wprowadzanie określeń osłabiających lub zmieniających intencje wcześnie<text:span text:style-name="T158">js</text:span>zych zapisów, utrudniają jednoznaczną ocenę zamierzeń reformatorów.</text:p>
      <text:p text:style-name="P159">Uważamy, iż dostrzeżone w toku głębszej analizy dokumentu sprzeczności deklarowanych celów z proponowanymi rozwiązaniami niosą ze sobą następujące zagrożenia.</text:p>
      <text:p text:style-name="P160">1.<text:tab/>Petryfikację wieloszczeblowej struktury zarządzania. Proponuje się cztery szczeble zarządzania i dodatkowy szczebel funkcjonalny. Osłabi to naturalną dynamikę upodmiotowionych placówek służby zdrowia, która stać się powinna siłą napędową reformy.</text:p>
      <text:p text:style-name="P161">2.<text:tab/>Obciążenie pacjenta dodatkowymi kosztami. Jest to rezultat najpoważnie<text:span text:style-name="T162">js</text:span>zej rozbieżności deklaracji i proponowanych sposobów realizowania celów. Najpierw gwarantuje się bezpłatną poradę w pełnym zakresie profilaktycznym, leczniczym i rehabilitacyjnym, o ile potrzeba takich świadczeń wynika z obiektywnych przesłanek wiedzy medycznej - to jest cytat - na kolejnych stronach wprowadza się jednak możliwość bezpłatnego korzystania z opieki w zakresie objętym dość<text:s/>ogólnie określonym, tzw. standardem świadczeń. Proponuje się też wprowadzenie tzw.<text:s/>„łóżek ordynatorskich”, co sankcjonuje w majestacie prawa zdarzające się gdzieniegdzie nieetyczne pos<text:span text:style-name="T163">tę</text:span>powanie.</text:p>
      <text:p text:style-name="P164"><text:span text:style-name="T165">3</text:span>.<text:tab/>Bliżej nieokreślona w czasie etapowość w uzyskaniu przez samorządy pracownicze i zawodowe pełni swoich uprawnień.</text:p>
      <text:p text:style-name="P166">4.<text:tab/>Możliwoś<text:span text:style-name="T167">ć</text:span><text:s/>ograniczania roli samorządu terytorialnego w decyzjach dotyczących organizacyjno-finansowych form opieki zdrowotnej i społecznej, od pełnego upodmiotowienia poprzez możliwość wyrażania opinii, aż do bardzo niejasnego zapisu o konieczności uzyskania akceptacji społecznej.</text:p>
      <text:p text:style-name="P168">5.<text:tab/>Groźba szybkiego wzrostu kosztów w poszczególnych placówkach służby zdrowia jako rezultat proponowanego systemu rozliczania za konkretne świadczenia i usługi... /fi for serwis/. Doświadczenia wielu krajów dokumentują realność tego zagrożenia. We wstępnej fazie reformy zjawisko szybkiego wzrostu kosztów może być wykorzystywane jako argument przeciwko reformie.</text:p>
      <text:p text:style-name="P169">Jeśli do tych zastrzeżeń dodać brak rozstrzygnięcia w kwestiach warunkujących rozruch reformy i wyzwolenie motywacji, usunięcie pozamerytorycznych kryteriów w obsadzaniu stanowisk kierownicz<text:span text:style-name="T170">yc</text:span>h, jak rekomendacje i opinie partyjne, decyzje co do kształtu i uprawnień samorządów terytorialnego, pracowniczego i zawodowego, własność komunalna, to uprawnionym będzie stwierdzenie, że przedstawiony przez stronę rządową dokument nie może być w obecnym swym kształcie przy<text:span text:style-name="T171">ję</text:span>ty jako podstawa do dalszych prac przygotowu<text:span text:style-name="T172">ją</text:span>cych wdrażanie reformy.<text:s/></text:p>
      <text:p text:style-name="P173">Konkluzja<text:s/><text:span text:style-name="T174">-</text:span><text:s/>proponujemy, by:</text:p>
      <text:p text:style-name="P175">1.<text:tab/>Do dnia 30 kwietnia strona opozycyjno-solidarnościowa przedstawiła proponowane zasady co do kierunku, w jakim miałaby prowadzić reforma systemu opieki zdrowotnej i pomocy społeczne<text:span text:style-name="T176">j</text:span>.</text:p>
      <text:p text:style-name="P177">2.<text:tab/>Do 30 czerwca opracowany został wspólnie przez zainteresowane strony ostateczny projekt kierunków reformy, które mogłyby się stać przedmiotem społecznej dyskusji. Wdrażanie zaś tej reformy<text:s/><text:soft-page-break/>powinno po poprawkach nastąpić do 1990 r. przy jednoczesnym - rozpoczęcie wdrażania przy jednoczesnym wprowadzeniu reform politycznych i ekonomicznych w Polsce.</text:p>
      <text:p text:style-name="P178">Ja tutaj chcę uzupełnić taką uwagę, że jeżeli chodzi o ostatni punkt, że wprowadzenie reformy w służbie zdrowia bez wprowadzenia reform ekonomicznych oczywiście mija się z celem, bo nie będzie to wyspa uniezależniona od innych spraw. Tak samo, tak jak<text:s/><text:span text:style-name="T179">ż</text:span>eśmy już wielokrotnie mówili, bez demokratyzac<text:span text:style-name="T180">ji</text:span><text:s/>systemu, bez usunięcia opinii i rekomendacji partyjnych oraz bez wprowadzenia samorządów w pełnym zakresie ich uprawnień, zarówno pracowniczych jak zawodowych, również wszelkie posunięcia reformatorskie nie będą możliwe.</text:p>
      <text:p text:style-name="P181">Uważamy - to jest bardziej szczegółowa uwaga, która tutaj jest zasygnalizowana, ale nie ma tej ostatecznej konkluzji - że jest nie do przyjęcia tzw. standard świadczeń, czy koszyk świadczeń poza którymi byłyby inne świadczenia płatne. Zostawia tu szaloną dowolność różnym osobom, subiektywnym opiniom oraz stawia jak gdyby tamę rozwojowi nauki i metod diagnostyczn<text:span text:style-name="T182">yc</text:span>h i terapeutycznych. Takich tam my stawiać nie możemy. Absolutnie. I jest to sprawa nie do przyjęcia, szczególnie, że standard opieki zdrowotnej w<text:s/>naszym kraju na ogół jest bardzo niski, niestety, poza wyjątkami. Wobec tego poza tym koszykiem mogłoby się znaleźć niemal wszystko, co jest potrzebne.</text:p>
      <text:p text:style-name="P183">Oczywiście szczegółowe sprawy są naszym zdaniem do omówienia już przez stworzony zespół, który po zakończeniu obrad<text:s/>„okrągłego stołu”<text:s/>by zastanawiał się nad kształtem reformy.</text:p>
      <text:p text:style-name="P184">Jeżeli chodzi o sprawy finansowania, co do których mamy swoje uwagi, bo może od razu je przedstawimy, to może poproszę pana dr Marka Edelmana i pana docenta Wnuka- Lipińskiego. Proszę.</text:p>
      <text:p text:style-name="P185"><text:span text:style-name="T186">Dr Marek Edelman</text:span>:</text:p>
      <text:p text:style-name="P187">Proszę państwa, sprawy finansowania były postawione przez nas na zespole ekonomicznym strony solidarnościowej, a potem były przedstawione na<text:s/>„stole”<text:s/>gospodarczo-ekonomicznym, czy społeczno-gospodarczo-ekonomicznym w pełnym komplecie<text:span text:style-name="T188">.</text:span><text:s/>Nigdzie one nie<text:s/><text:span text:style-name="T189">wz</text:span>budziły poważnie<text:span text:style-name="T190">js</text:span>zych zastrzeżeń jako zasadę w zasadzie zostały przyjęte. Oczywiście to nie znaczy, że przy wdrażaniu tego nie będzie takich czy innych trudności, bo muszę powiedzieć, że ze strony solidarnościowej też były pewne zastrzeżenia, bo jak tak tut<text:span text:style-name="T191">aj</text:span><text:s/>mówiliśmy o tym budżecie, który jest tym kotłem, więc ekonomiści, którzy patrzą na tę sprawę z punktu widzenia państwa wolą mieć do czynienia z wiele większymi sumami i nie chcą dawać samodzielności żadnej grupie w okresie kryzysu, co jest zresztą przez wielu innych uważane za niesłuszne.</text:p>
      <text:p text:style-name="P192">Ale mamy nadzieję, że wobec tego ani strona rządowa, ani strona opozycyjno-solidarnościowa nie wyraziła sprzeciwu, więc mniej więcej w tej formie jak myśmy to przedstawili może to być wspólnie przyjęte. Więc dwie rzeczy są zasadnicze. Jest zasadnicza sprawa funduszu ochrony zdrowia i druga sprawa, to jest sprawa ZUS-u.</text:p>
      <text:p text:style-name="P193">Więc chciałbym państwu przedstawić, bo to są bardzo ogólne zarysy, jeżeli w komisji redakcyjnej,<text:s/><text:span text:style-name="T194">k</text:span>tóra będzie do tego programu, która będzie ten program opracowywała, dojdą jeszcze jakieś punkty nie mamy nic przeciwko temu, bo to jest ogólny zarys ideologia tego, a resztę, szczegóły mogą być dopracowane bezpośrednio tutaj albo nawet i później, bo ten fundusz będzie się rozrastał<text:span text:style-name="T195">.</text:span></text:p>
      <text:p text:style-name="P196">W<text:span text:style-name="T197">ię</text:span>c chodzi o to, żeby fundusz zdrowia był wyodrębnionym funduszem, niezależnym od budżetu państwa, że budżet państwa byłby tylko udziałowcem w tym funduszu.</text:p>
      <text:soft-page-break/>
      <text:p text:style-name="P198">I fundusz taki, który jest funduszem społecznym nie może być administrowany ani przez jednego człowieka, to znaczy przez ministra, ani przez naczelnika wydziału zdrowia, czy prezydenta miasta, bo wszystkie te sprawy mu<text:span text:style-name="T199">szą</text:span><text:s/>być załatwione co n<text:span text:style-name="T200">aj</text:span>mniej przez akcjonariuszy tego funduszu i poza tym musi być pełna kontrola społeczna nad tymi pieniędzmi.</text:p>
      <text:p text:style-name="P201">Więc co do formy tej kontroli my się w tej chwili nie wypowiadamy, bo to jest sprawa ustaleń ogólnopolityczny<text:span text:style-name="T202">ch.</text:span><text:s/>Jak daleko pójdzie samorządność miast i miasteczek, czy administracja jednak wyjdzie z tych samorządów, bo bardzo się rząd upiera, nie chce wypuścić władzy z samorządów, chce stworzyć takie fikcyjne samorządy, że wojewoda<text:span text:style-name="T203"><text:s/></text:span>będzie naczelnikiem, a rada miejska nie będzie miała uprawnień wykonawczych, to w ogóle straci cały sens wszytko i reformy nasze też, wobec tego tej sprawy tutaj nie poruszamy, chcemy tylko powiedzieć, z czego ma się składać fundusz zdrowia.</text:p>
      <text:p text:style-name="P204">Więc tutaj jest sprawa taka, m<text:span text:style-name="T205">yś</text:span>my zaproponowali 20-procentowy fundusz - 20-procentowy<text:s/><text:span text:style-name="T206">o</text:span>dpi<text:span text:style-name="T207">s</text:span><text:s/>z fun<text:span text:style-name="T208">du</text:span>szu płac.<text:s/><text:span text:style-name="T209">O</text:span>n faktycznie istnieje. To jest ten tzw. podatek od wynagrodzeń, który<text:s/><text:span text:style-name="T210">t</text:span>eoretycznie jest przeznaczany na fundusz zdrowia, ale faktycznie tak nie jest, bo faktycznie on wchodzi do kotła i ile się z tego dostaje - nie wiadomo. Więc to żeby było podstawą, te 20%. Niektórzy ekonomiści mówią, że 15<text:span text:style-name="T211">%</text:span><text:s/>wystarczy, bo inni mówią,<text:s/><text:span text:style-name="T212">że</text:span><text:s/>20% to zabezpieczy wasz cały budżet, a my potrzebujemy z tego jeszcze na to, na to i na tamto. Może.</text:p>
      <text:p text:style-name="P213">Następnie z sum płaconych to się nazywa elegancko przez podmioty gospodarcze podatek w złotych i w dolarach, to znaczy w dewizach z firm farmaceutycznych zamiast wkład do budżetu to jest 40-procen<text:span text:style-name="T214">to</text:span>wy w tej chwili podatek, a potem on może być inny zamiast wpłat do budżetu wpłat na fundusz zdrowia, czyli wyjęcie pewnej części z budżetu i przen<text:span text:style-name="T215">i</text:span>esienie jej do funduszu zdrowia.</text:p>
      <text:p text:style-name="P216">Dobrowolnych dotacji podmiotów gospodarczych na fundusz zdrowia, co to znaczy? To znaczy to o czym mówił dr Indulski, że przedsiębiorstwa przemysłowe utrzymują w pewnej części służbę zdrowia, jak sprzęt lekarski, budowa szpitali w górnictwie itd., żeby te fundusze nie były zagospodarowane - były również włączone w ten fundusz zdrowi<text:span text:style-name="T217">a</text:span>, z jednym z<text:span text:style-name="T218">as</text:span>trzeżeniem, o którym już tutaj była mowa, że lekarze personel nie podlega fabrykom, tylko podlega... i te przedsiębiorstwa, które będą wpłacać na fundu<text:span text:style-name="T219">s</text:span>z<text:span text:style-name="T220"><text:s/></text:span>zdrowia, żeby miały tę preferencję, że o te sumy będzie zmniejszony ich podatek dochodowy. To nie wzbudziło nigdzie sprzeciwu, bo tak jest na całym świecie i tak powinno być.</text:p>
      <text:p text:style-name="P221">Następnie żądamy całego fund<text:span text:style-name="T222">u</text:span>szu antyalkoholowego do wprowadzenia do służby zdrowia, albowiem nie wiadomo co się z nim dzieje, bo poza służbą zdrowia nie widzę, te cztery czy pięć towarzystw antyalkoholowych, które mają swoje siedziby w Krakowie, w Warszawie i w Łodzi, nie zużywa<text:span text:style-name="T223">j</text:span>ą 3/4 funduszu a<text:span text:style-name="T224">n</text:span>tyalkoholowego, czyli to idzie normalnie do państwa i państwo utrzymuje się z alkoholu, bo alkohol jest tani, a ceny są drogie, więc jeszcze zabiera fundusz antyalkoholowy.</text:p>
      <text:p text:style-name="P225">Więc nie wiem czy to jest takie wskazane. Nie piszemy tutaj o monopolu tytoniowym, bo nie mamy żadnego rachunku. Na świecie jest też w każdej paczce papierosów fundusz<text:s/>ant<text:span text:style-name="T226">y</text:span>tytoniowy. Ja nie wiem jak jest u nas i dlategośm<text:span text:style-name="T227">y</text:span><text:s/><text:span text:style-name="T228">te</text:span>go tutaj nie uwzględnił, to jest<text:s/><text:span text:style-name="T229">d</text:span>o uzgodnienia.</text:p>
      <text:p text:style-name="P230">Całego zysku<text:s/>„Polservicu”<text:s/>z ko<text:span text:style-name="T231">n</text:span>traktów lekarskich dol<text:span text:style-name="T232">ar</text:span>ow<text:span text:style-name="T233">yc</text:span>h oczy<text:span text:style-name="T234">wi</text:span>ście, to co państwo zabiera, czy<text:s/>„Polservice”, nie wiem kto to zabiera, 50% tych zysków, to są bardzo duże sumy i to jest nam potrzebne.</text:p>
      <text:p text:style-name="P235">Następnie podatków z<text:s/>„Pewexu”<text:s/>od obrotu alkoholem oczywiście w dewizach, no tak oni sprzedają, bo bony są to dewizy, bo oni dost<text:span text:style-name="T236">aj</text:span>ą przecież dolary i wyd<text:span text:style-name="T237">aj</text:span>ą te papierki.</text:p>
      <text:soft-page-break/>
      <text:p text:style-name="P238">Następnie z wpływów komunalnych, z podatków dochodowych nie obrotowych. To właściwie co dzisiaj jest wygląda w ten sposób, że miasto dost<text:span text:style-name="T239">aje</text:span><text:s/><text:span text:style-name="T240">o</text:span>d państwa 100 mln złotych i z tego daje 20 mln na służbę zdrowia. Wyobrażamy sobie, że przy samorządzie prawdziwym podatek dochodowy i obrotowy będzie płacony do miejskiej rady narodowej czy jak to będzie się wówczas nazywało i z tego podatku miasto będzie miało obowiązek utrzymywać szpitale, lecznictwo wła<text:span text:style-name="T241">ś</text:span>ciwie w danym mieście. Na przykład gmina będzie utrzymywała ośrodek zdrowia, a duże miasta będą utrzymy<text:span text:style-name="T242">w</text:span>ały szpitale, ośrodki zdrowia i to wszystko co jest potrzebne. To jest w zakresie miejskim<text:span text:style-name="T243">.</text:span></text:p>
      <text:p text:style-name="P244">Czego my chcemy od państwa?<text:s/><text:span text:style-name="T245">O</text:span>d państwa chcemy z budżetu wszystkie centralne ich budowy, drogie, to jest szpitalnictwo - pomoc w budowach ośrodków zdrowia itd. Chcemy centralnych instytutów<text:span text:style-name="T246">,</text:span><text:s/>jeżeli te instytuty mają istnieć i mają coś znaczy<text:span text:style-name="T247">ć</text:span>, ale w zasadzie chcemy, bo możliwe że część instytutów można zlikwidować, ale to jest inna sprawa. Szczególnie statystycznie.</text:p>
      <text:p text:style-name="P248">Następnie akademii medycznych, bo to jest centralna rzecz i wszystkich centralnych akcji profilaktycznych. Myśmy tam wymienili jako najlepiej przep<text:span text:style-name="T249">ro</text:span>wadzoną akcję centralną z budżetu państwa, to była akcja<text:s/>„W”<text:s/>jeżeli państwo są młodzi, nie pamiętaj jej, ale ja ją pamiętam, bo jestem starym człowiekiem i była to akcja nadzwyczajnie przeprowadzona, państwo wprawdzie zapłaciło dużo pieniędzy, ale do dzisiaj nie ma epidemii kiły w Polsce, to nie ma co mówić. Dobrze, że te kontakty są, jeżeli jest to jest w Skierniewickim ta epidemia, która nie wygasła nigdy, ale to jest rzecz zupełnie innego rodzaju, nie mamy hucu<text:span text:style-name="T250">łó</text:span>w.</text:p>
      <text:p text:style-name="P251">Wi<text:span text:style-name="T252">ę</text:span>c uważamy, że taka akcja, następnie akcja<text:s/>Heinego-Medina, gru<text:span text:style-name="T253">ź</text:span>lica mamy zastrzeżenia co do tego, obecnie wielkie, to jest ogólnie, w okresie przejśc<text:span text:style-name="T254">io</text:span>w<text:span text:style-name="T255">y</text:span>m, bo przecież to się nie stanie jutro, jak państwo rozumieją, bo jak widzimy na tym<text:s/>„stole”<text:s/>gospodarczym tam są szalone opory z wprowadzaniem tej reformy, to wsz<text:span text:style-name="T256">ys</text:span>tko się będzie ciągnęło Bóg wie jak długo.</text:p>
      <text:p text:style-name="P257">Zanim uruchomi się nowy system finansowania służby zdrowia, budżet państwa jest obowiązany pokrywać brakujące fundusze do sumy faktycznych wydatków.<text:s/><text:span text:style-name="T258">R</text:span>a<text:span text:style-name="T259">cj</text:span>onowanie chcemy powiedzieć na czym rzecz polega<text:s/><text:span text:style-name="T260">-</text:span><text:s/>racjonowanie wydatków w służbie zdrowia jest sprawą bardzo długotrwałą tego się nie zrobi z dnia na dzień i ten proces musi trwać, a za to odpowiada państwo, Ministerstwo Zdrowia za ten bałagan, który jest w służbie zdrowia, za tych lekarzy, którzy siedzą i wypisują tylko te skierowania. Więc musi te koszty ponieść, nie ma rady. Ponosi koszty kryzysu<text:s/><text:span text:style-name="T261">i</text:span><text:s/>musi ponieść te same koszty w służbie zdrowia.</text:p>
      <text:p text:style-name="P262">I rzecz n<text:span text:style-name="T263">ajw</text:span>ażni<text:span text:style-name="T264">ejs</text:span>za, którą musimy oświadczyć, że nie może ta reforma finansowa obciążyć ludności, bo tego poziomu życia dalej nie można obniżać. To jest jedna sprawa i ona<text:span text:style-name="T265"><text:s/></text:span>w zasadzie została przyjęta. Jeżeli powiecie, że oni się z nami będą targować, czy 15 czy 10% bar<text:span text:style-name="T266">d</text:span>zo możliwe, każdy chce mieć jak najwięcej.</text:p>
      <text:p text:style-name="P267">I jak powiedział jeden z ekonomistów wyrywacie złote jajko, no trudno wyrywamy, ale wy nam wyrywacie wszystkim trzy i pół roku życia przez ostatnie 8 lat i powiedziałem, że za następne 8 lat będzie nie 3,5<text:s/>tylko 7 lat<text:span text:style-name="T268">, a</text:span><text:s/>teraz jest<text:s/><text:span text:style-name="T269">i</text:span><text:s/>tak niż demograficzny.</text:p>
      <text:p text:style-name="P270">Więc wojsko nam na szczęście nie jest potrzebne, bo nic nam nie grozi, więc chłopcy mogą się nie rodzić, ale tym niemniej ludność musi tu być<text:span text:style-name="T271">.</text:span><text:span text:style-name="T272"><text:s/></text:span>Zawsze potrzebne, żeby generałowie mieli swoją satysfakcję, że mają czym rządzić<text:span text:style-name="T273">.</text:span></text:p>
      <text:p text:style-name="P274">Druga sprawa, to jest sprawa ZUS. Sprawa ZUS jak państwo tutaj słyszeli to jest w og<text:span text:style-name="T275">ó</text:span>le kpina i<text:s/><text:soft-page-break/>właściwie należy ich podać do sądu. Gdyby każdy obywatel był mądry to by ich podał do sądu za sprzeniewierzenie pieniędzy. To jest oczywista sprawa. Ale wtedy by ZUS prawdopodobnie podał wszystkich poprzednich premier<text:span text:style-name="T276">ó</text:span>w i ministrów finansów<text:s/><text:span text:style-name="T277">d</text:span>o sądu, a wobe<text:span text:style-name="T278">c<text:s/></text:span>tego, że jak ktoś odchodzi z ministra to już za nic nie odpowiada, a jak jest ministrem to najwyżej co mu można zrobić, to go zdjąć, więc żadnej kary nie będzie, a społeczeństwo zostało<text:s/>„nabite w butelkę”<text:s/>przez 40 lat. To państwo słyszeli tutaj adekwatnie.</text:p>
      <text:p text:style-name="P279">Wobec tego co proponujemy? I to nie wzbudziło nigdzie żadnych sprzeciwów ani na naszym stole, ani na stole ogólnym<text:span text:style-name="T280">.</text:span><text:s/>ZUS musi się stać przedsiębiorstwem ubezpieczeniowy<text:span text:style-name="T281">m</text:span>. Wszystkie składki muszą być ewidencjonowane, a także gromadzone na rachunku przedsiębiorstwa, ZUS musi mieć prawo obrotu zgromadzonym kapitałem, państwo wiedzą, obrót to znaczy handlować tymi pieniędzmi.</text:p>
      <text:p text:style-name="P282">Prawo do realnego procentu bankowego, prawo wyboru banku, prawo do prowadzenia własnej działalności kredytowej, bo to jest bardzo ważne, na tym się zarabia kupę pieniędzy, bo te pieniądze leżą w ZUS, a jak<text:s/>ktoś<text:s/><text:span text:style-name="T283">w</text:span>eźm<text:span text:style-name="T284">ie</text:span><text:s/>kredyt to to nie<text:s/><text:span text:style-name="T285">j</text:span>est 12% tylko 30<text:span text:style-name="T286">%</text:span>, jak państwo wc<text:span text:style-name="T287">zo</text:span>raj słyszeli, prawo do prowadzenia działalności gospodarczej, to znaczy się lokowania kapitału w odpowiednich przedsiębiorstwach<text:span text:style-name="T288">.</text:span></text:p>
      <text:p text:style-name="P289">I prawo do tworzenia banku albo banków<text:span text:style-name="T290">.</text:span><text:s/>Tutaj powstała propozycja ze strony solidarnościowej, żeby bank był wspólny dla funduszu zdrowia<text:s/><text:span text:style-name="T291">i</text:span><text:s/>dla funduszu ZUS,<text:span text:style-name="T292"><text:s/></text:span>i żeby ZUS był tą instytucją, która ewiden<text:span text:style-name="T293">cj</text:span>onuje składki, ale to jest sprawa organizacyjna, więc dlatego my jej n<text:span text:style-name="T294">i</text:span>e poruszamy tylko mówię o tym<text:span text:style-name="T295">.</text:span></text:p>
      <text:p text:style-name="P296">I rzecz najważniejsza, prawo do tworzenia spółek kra<text:span text:style-name="T297">jo</text:span>wych i zagranicznych z innymi przedsiębiorstwami i organizacjami ubezpi<text:span text:style-name="T298">ec</text:span>zeniowymi w kraju i za granicą. Jest to rzecz bardzo ważna, bo jak państwo wiedzą tut<text:span text:style-name="T299">aj<text:s/></text:span>przychodzą bardzo duże sumy z rent i emerytur. Te sumy zabiera oczywiście państwo, wypłaca 40% obecnie w przeliczeniu po 3 tysiące złotych, a resztę dolarów zabiera dla siebie, i w służbie zdrowia ani w ZUS-ie nikt z tych dolarów nie ma żadnego pożytku. To się płaci wszystkie długi za okręty, za czołgi, za wszystko się płaci z tych dolarów, te 2 mi<text:span text:style-name="T300">l</text:span>i<text:span text:style-name="T301">ar</text:span>d<text:span text:style-name="T302">y</text:span><text:s/>złotych co się pła<text:span text:style-name="T303">ci</text:span><text:s/>rocznie to się płaci na to.</text:p>
      <text:p text:style-name="P304">I to są te rzeczy, kt<text:span text:style-name="T305">ó</text:span>re musieliśmy powiedzieć<text:span text:style-name="T306">.<text:s/></text:span>Jest jeszcze jedna bardzo ważna sprawa, że nie jest do dzisiaj rozliczony fundusz odszkodowań zagran<text:span text:style-name="T307">i</text:span>cznych, szczególnie niemieckich, które rząd i Gomułki, i Gierka był uprzejmy wziąć za nas, za nas dlatego mówię, bo za<text:s/>obywateli,<text:s/><text:span text:style-name="T308">b</text:span>o nie każdy tutaj miał te pieniądze, nawet za tych ludzi, którzy byli poddani eksperymentom medycznym, gdzie sumy były bardzo duże, do dzisiejszego dnia to jest nieduża liczba osób, to dzisiaj żyje 160 osób z nich. I te sumy s<text:span text:style-name="T309">ą</text:span><text:s/>do dziś nie rozliczone, tam się płaciło w złotówkach po kursie 4 złote za dolar, a dolarów to tam było 160 n<text:span text:style-name="T310">aj</text:span>wyższa suma, kiedy ktoś dostał jak mu wycięli dwa jajniki i pocięli nogi, to dostał 1 600 dolarów, nie dzisiaj tylko ileś lat temu<text:span text:style-name="T311">,</text:span><text:s/>a fundusze były znacznie większe, to jest raz. A drugie odszkodowania te, które otrzymywali obywatele są wypłacane cały czas według stawki, ja nie wiem jak dzisiaj, ale przez lata było to jako podstawa 14 tysięcy w grupie inwalidów drugiej grupy - a więc to są sumy śmieszne. Oczywiście, że państwo zabrało te marki i obraca nimi, a obywatelowi nawet nie dało złotówek.</text:p>
      <text:p text:style-name="P312">Więc to rozliczenie musi być dokonane. To jest na szczęście dla państwa coraz mniejsza kwota, bo ci ludzie wymierają i tych ludzi jest coraz mniej, ale ci którzy są powinni to mieć rozliczone.</text:p>
      <text:soft-page-break/>
      <text:p text:style-name="P313">I jedno zastrzeżenie, które z dotychcz<text:span text:style-name="T314">as</text:span>o<text:span text:style-name="T315">we</text:span>j praktyki jest nam znane - jak pan dyrektor z ZUS-u powiedział - że ZUS jako przedsiębiorstwo ubezpieczeń nie może finansować budż<text:span text:style-name="T316">e</text:span>tu pań<text:span text:style-name="T317">st</text:span>w<text:span text:style-name="T318">a</text:span>. To zastrzeżenie jest, mimo że tu wszystko jest tak powiedziane, to to zastrzeżenie musi być powiedziane, bo państwo wielokrotnie jak już utworzyło to przedsiębiorstwo ZUS brało od niego pieniądze. To są nasze dezyderaty, które w zasadzie zostały przyjęte zaakceptowane w zasadzie przez obydwie komisje<text:span text:style-name="T319">.</text:span></text:p>
      <text:p text:style-name="P320">Dziękuję.</text:p>
      <text:p text:style-name="P321"><text:span text:style-name="T322">Przewodniczą</text:span><text:span text:style-name="T323">c</text:span><text:span text:style-name="T324">y</text:span>:</text:p>
      <text:p text:style-name="P325">Dziękuję bardzo.</text:p>
      <text:p text:style-name="P326">Chciałbym zapytać kto zapisuje się do dyskusji? Może zrobię listę<text:span text:style-name="T327">.</text:span><text:s/>Już piszę,<text:s/><text:span text:style-name="T328">ż</text:span>ebyśmy się zorientowali.</text:p>
      <text:p text:style-name="P329"><text:span text:style-name="T330">Ob. Gustaw Bokszczanin</text:span><text:s/>/O<text:span text:style-name="T331">P</text:span>ZZ/:</text:p>
      <text:p text:style-name="P332">Panie Przewodniczący! Szanowni Państwo! Ja chciałem właściwie kilka słów powiedzieć na temat przebiegu dzisiejszych naszych obrad i spraw proceduralnych, albowiem wyrażam pewien niepokój. Ja sądziłem, że rozpoczniemy dzisiejsze obrady od przyjęcia wypracowanych już stanowisk. Ponieważ był powołany podzespół, który się nazywał do spraw reformy służby zdrowia, sądziłem, że w imieniu tego zespołu zostanie przedstawiony protokół ustaleń wraz z tzw. protokółem rozbieżności wszystkich uczestniczących w obradach stron, albowiem my w tej chwili możemy przedstawić no pakiet dodatkowych tematów sięgających setki, a może nawet i 200 dodatkowych pozycji, i zamiast<text:span text:style-name="T333"><text:s/></text:span>osiągać consensus w niektórych sprawach, to my ten consensus po prostu oddalamy.</text:p>
      <text:p text:style-name="P334">Jest to moja gorąca i serdeczna prośba panie przewodniczący, abyś<text:span text:style-name="T335">m</text:span>y powrócili do ustaleń, które już są. I te ustalenia powinny być przedstawione na tym<text:s/>„stole”. Po to podzieliliśmy się na te dwie grupy, ażeby później zbierając się na posiedzeniu plenarnym zapoznać się, jaki jest dorobek tamtych zespołów. To jest sprawa pierwsza.</text:p>
      <text:p text:style-name="P336">Sprawa druga. Tutaj przez panią docent zostały przedstawione bardzo konkretne propozycje i terminy. Ja uważam, że trzeba do tych spraw szybciutko wrócić i szybciutko osiągnąć consensus. Jeżeli mówimy, że sprawy dotyczące systemu płac, czy innych rozwiązań systemowych, zostaną przygotowane i opracowane w określonym terminie, to mam propozycje, żeby do tych tematów nie wracać, albowiem nad tymi tematami będą pracowały określone zespoły w bardzo precyzyjnie określonym terminie.</text:p>
      <text:p text:style-name="P337">Oczywistą jest rzeczą, że nie można tu nikomu zamykać możliwości wypowiedzenia się w tych sprawach. Natomiast mam poważną obawę, czy my faktycznie w trakcie jutrze<text:span text:style-name="T338">js</text:span>zego, sobotniego posiedzenia lub czternastego, sporządzimy tzw. protokół końcowy ustaleń. Mam wielką obawę, że nie. Przedstawiona przez dr Edelmana sprawy, przy jej wielości, wymagałyby wręcz wielkiego czasu pracy, bo każdy temat wniesiony jest to temat oddzielny, wymagający wręcz wielkiego wysiłku<text:s/><text:span text:style-name="T339">i</text:span>ntelektualnego. Trzeba się oprzeć o przepisy, przepisy o przedsiębiorstwie państwowym, oprzeć o nadal jeszcze u nas obowiązujące u<text:span text:style-name="T340">st</text:span>aw<text:span text:style-name="T341">od</text:span>awstwo. Bo nasze życzenia pobożne są tylko życzeniami. Natomiast trzeba zobaczyć, co można na dzień dzisie<text:span text:style-name="T342">js</text:span>zy załatwić, a co w perspektywie,<text:s/>wówczas kiedy będzie nowy parlament, będzie nowe ustawodawstwo, będzie nowa sytuacja polityczna, o której tutaj coraz głośniej mówimy.</text:p>
      <text:p text:style-name="P343">Zasada obrad innych podzespołów jest taka, że na zespołach plenarnych, posiedzeniach w ramach omawianych punktów uzyskuje się consensus, natomiast tam, gdzie jest protokół rozbieżności przekazuje<text:s/><text:soft-page-break/>się pod obrady w trakcie spotkania generała Kiszczaka z panem Wałęsą, czyli w Magdalence.<text:s/>I tam po prostu te sporne sprawy są w lewą lub prawą stronę rozstrzygane.</text:p>
      <text:p text:style-name="P344">Dlatego mam gorącą prośbę, po pierwsze - chciałbym po prostu, żeby na temat reformy służby zdrowia. Przecież ten temat nie zrodził się dzisiaj. Pracował nad tym tematem zespół ponad kilka lat. I sądzę, że po pierwsze - pani doc. Kuratowska zgłosiła w kilku słowach właściwie podstawowe zastrzeżenia, z którymi my się zgadzamy i w stanowisku również naszym związkowym te zastrzeżenia są jednoznacznie również wyartykułowane.</text:p>
      <text:p text:style-name="P345">Natomiast sądzę, że dowiemy się dzisiaj, co ten zespół ds. reformy zrobił i co osiągnął. W których punktach jest zgodność, w których nie ma i nad którymi sprawami będziemy jeszcze nadal tutaj prowadzili nasze rozmow<text:span text:style-name="T346">y</text:span><text:s/>i będziemy starali się zbliżyć nasze wszystkie wspólne stanowiska.</text:p>
      <text:p text:style-name="P347">Dziękuję bardzo.</text:p>
      <text:p text:style-name="P348"><text:span text:style-name="T349">Przewodnicząc</text:span><text:span text:style-name="T350">y</text:span><text:span text:style-name="T351">:</text:span></text:p>
      <text:p text:style-name="P352">Dzięku<text:span text:style-name="T353">ję</text:span><text:s/>bardzo.</text:p>
      <text:p text:style-name="P354">Ja tylko gwoli wyjaśnienia, że te sprawozdania były przekazane uczestnikom na poprzednim posiedzeniu. I na poprzednim posiedzeniu ustaliliśmy, że ponieważ kierunki re<text:span text:style-name="T355">fo</text:span>rmy, ten dokument, rysuje tylko kierunki, ale on wymaga bardzo dużych uszczegółowień. I ponieważ został przedstawiony przez stronę rządową, dlatego w dniu dzisiejszym otrzymamy uwagi do dokumentu, zrobimy indeksac<text:span text:style-name="T356">ję</text:span><text:s/>problemów do rozwiązania. Przecież tutaj jest wiele tych propozycji, które wymagają uściślenia albo one mogą by<text:span text:style-name="T357">ć</text:span><text:s/>zupełnie nierealne. Przecież to wymaga spojrzenia innego. I że w czasie dyskusji dojdziemy do listy problemów, gdzie mamy pewną zgodność spojrzenia i te które wymagają dalszych, pogłębionych dyskusji i te, gdzie mamy po prostu rozbieżne spojrzenia.</text:p>
      <text:p text:style-name="P358">Stąd też po przedstawieniu tego stanowiska, ja myślę, że w dyskusji pewne rzeczy będą podkreślone, pewne rzeczy będą wyjaśnione i będą podstawą dla zespołu redakcyjnego do wyłuskania tam gdzie jest zgodność, tam gdzie jest rozbieżność, i to, co pozostawiamy do dalszej dyskusji, ponieważ przecież będzie komisja, powołany zespół ds. wdrażania reformy, który będzie miał szeroką reprezentac<text:span text:style-name="T359">ję</text:span><text:s/>i on dopiero poprzez swoje zespoły problemowe, znowu specjalistyczne, będzie rozwiązywał te problemy szczegółowe.</text:p>
      <text:p text:style-name="P360">Teraz jeszcze gwoli wyjaśnienia, to doszliśmy do wniosku, że ponieważ nie jesteśmy w stanie - ja myślę o poprzednim zebraniu - nie jesteśmy w stanie iść bardzo szczegółowo w jakieś dyskusje, dlatego przy<text:span text:style-name="T361">ję</text:span>liśmy te raporty tych zespołów roboczych, jako ws<text:span text:style-name="T362">tę</text:span>pnie dokonujących przeglądów spraw i postanowiliśmy przenieść na to zebranie plenarne, żeby dzisiaj zakończyć tą ogólną kierunkową dyskusję. I to jest gwoli wyjaśnienia k<text:span text:style-name="T363">ol</text:span>. Bok<text:span text:style-name="T364">s</text:span>zczaninowi.</text:p>
      <text:p text:style-name="P365">Poproszę w takim razie w tej chwili dr Włodarczyka.</text:p>
      <text:p text:style-name="P366"><text:span text:style-name="T367">D</text:span><text:span text:style-name="T368">r Włodzimierz Włodarczyk</text:span>:</text:p>
      <text:p text:style-name="P369">Dzięku<text:span text:style-name="T370">ję</text:span><text:s/>bardzo. Proszę państwa ogólny temat<text:s/>„okrągłego stołu”, przynajmniej tak jak się to jawi ze środków masowego przekazu wydaje się zbliżać do porozumienia w jednej sprawie<text:s/><text:span text:style-name="T371">-</text:span><text:s/>depolityzacji wielu obszarów naszego życia.</text:p>
      <text:p text:style-name="P372">Wydaje się, że rozstrzyga<text:span text:style-name="T373">ją</text:span>c pewne kwestie tego stołu, powinno się przyją<text:span text:style-name="T374">ć</text:span><text:s/>zasadę inną i rozstrzygnąć pewne fundamentalne kwestie polityczne. Na czym to miałoby polegać?</text:p>
      <text:p text:style-name="P375">Gorąco popieram stwierdzenie pani d<text:span text:style-name="T376">oc</text:span>. Kur<text:span text:style-name="T377">atow</text:span>sk<text:span text:style-name="T378">ie</text:span>j z oceny dokumentu rządowego, że jest on pełen<text:s/><text:soft-page-break/>sprzeczności. Rzeczywiście tak jest. Ale fundamentalną przyczyną tego stanu rzeczy jest to, że w żadnej fazie dyskusji nad projektami reformy służby i ochrony zdrowia, zarówno tych, które się toczyły po stronie rządowej,<text:s/>„Solidarności”<text:s/>czy opozycji, albo na pograniczu obydwu tych nurtów, nigdy punktem wyjścia nie było przyjęcie zgody na pewne podstawowe założenia, które w projekcie reformy mają być realizowane. I ponieważ różni autorzy przyjmowali różne, odmienne i nigdy do końca nie wyartykuł<text:span text:style-name="T379">ow</text:span>ane precyzyjnie podstawowe założenia dotyczące reformy, stąd ta wielorakość wątków i pomysłów, które w kolejnych dokumentach się pojawiała. Jednym z takich dokumentów jest ten ostatni, jak wielu sądzi najlepszy, ale ciągle niedoskonały, ten który jest przedmiotem naszej dyskusji.</text:p>
      <text:p text:style-name="P380">Jakie kwestie są fundamentalne? O jednej sprzeczności była mowa w tej ocenie, odczytanej przez panią docent. To jest sprzeczność między deklaracją pełnej bezpłatności<text:s/>świadczeń i ideą podstawowego koszyka czy standardu. Rzeczywiście, jeżeli odczytamy dosłownie te zapisy jawi się tu sprzeczność. Ale sądzę, że bardziej niż dostrzeganiem i analizą samej sprzeczności, która jest w tekście, ważniejsze jest ustosunkowanie się do sprawy. Do sprawy podstawowego koszyka, czy podstawowego standardu świadczeń.</text:p>
      <text:p text:style-name="P381">Jest to kwestia, którą ja osobiście uważam za najważniejszą w sprawie tworzenia spójnego i mającego szansę realizacji projektu reformy. Otóż rzeczywiście i w naszym kraju, i w wielu innych krajach pokutuje mit bezpłatnego dostępu do wszystkich świadczeń zdrowotnych. Otóż z całym naciskiem podkreślić należy, że jest to wyłącznie mit.<text:s/><text:span text:style-name="T382">W</text:span><text:s/>żadnej sytuacji najbogatszego społeczeństwa system zabezpieczenia społecznego nie może obiecać bezpłatnego dostępu do pełnej gamy świadczeń zdrowotnych.<text:s/><text:span text:style-name="T383">W</text:span><text:s/>czasach, kiedy ten mit powstawał miał dwa źródła. Zresztą ciekawe, że ten rodowód nie został wyraźnie pokazany.</text:p>
      <text:p text:style-name="P384">Otóż pierwsze ź<text:span text:style-name="T385">r</text:span>ódło mitu o pełnej bezpłatności to polityczne hasło komunist<text:span text:style-name="T386">yc</text:span>zn<text:span text:style-name="T387">yc</text:span>h partii, które chcąc zdobyć sobie społeczne poparcie i popularność, obiecały, że po dojściu do władzy zagwarantuje społeczeństwu taką właśnie sytuac<text:span text:style-name="T388">ję</text:span>. I drugie źródło mitu, to prawdopodobnie brytyjska koncepcja państwa dobrobytu z lat czterdziestych, kiedy wierzono, że wzrost dostępu do świadczeń medycznych doprowadzi bezpośrednio do poprawy stanu zdrowia społeczeństwa.<text:s/>I kiedy Beveridge proponował takie rozwiązanie, wielokrotnie podkreślał, że tak właśnie będzie. Bezpłatne świadczenia<text:s/>zdrowotne, to zdrowsze społeczeństwo, mniejsze potrzeby zdrowotne i mniejsze zapotrzebowanie na świadczenia.<text:s/>I ta empiryczna teza została przez czterdzieści parę lat doświadczeń kilkudziesięciu systemów zdrowotnych na świecie całkowicie obalona.</text:p>
      <text:p text:style-name="P389">Okazało się, że wprowadzenie zasady bezpłatnych świadczeń zwiększa zapotrzebowanie, zwiększa potrzeby. I wobec tego ta teza<text:s/>Beveridge’a, empiryczna teza została całkowicie sfalsyfikowana. Wobec tego, o ile możemy ufa<text:span text:style-name="T390">ć</text:span>, że politycy społeczni lat czterdziestych, może jeszcze lat pięćdziesiątych, szczerze mogli obiecywać społeczeństwom pełny, bezpłatny dostęp do świadczeń, o tyle my dzisiaj, operując tą wiedzą, która została na świecie zgromadzona, we wszystkich praktycznie krajach, nie możemy czegoś takiego obiecywać.<text:s/>I<text:s/><text:span text:style-name="T391">j</text:span>eżeli akceptujemy podstawową przesłankę racjonalnego spojrzenia na system to musimy szczerze sobie powiedzieć, że wszystkiego za darmo dawać nie można i jeżeli tak to powstaje tylko zasada, jaki stworzyć m<text:span text:style-name="T392">e</text:span>chanizm określenia tego zakresu świadczeń, które każdemu sprawiedliwie powinien się należeć.</text:p>
      <text:p text:style-name="P393">I wbrew temu co mówiła pani docent nigdzie w dokumencie nie jest napisane, że ma być to jakikolwiek<text:s/><text:soft-page-break/>system arbitralny<text:span text:style-name="T394">.</text:span><text:s/>To właśnie przedmiotem demokratycznego procesu wzajemnych uzgodnie<text:span text:style-name="T395">ń</text:span><text:s/>i negocjacji powinna być decyzja ustalająca treść koszyka.</text:p>
      <text:p text:style-name="P396">Proponuję zatem przyjąć zapis czy zalecenie, że w ramach<text:s/><text:span text:style-name="T397">de</text:span>mokratycznego procesu podejmowania decyzji będzie doc<text:span text:style-name="T398">h</text:span>odziło do ustalenia zakresu koszyka świadczeń<text:span text:style-name="T399">,</text:span><text:s/>ale chodzi tu w istocie o przełamanie tego mitu, który leży u podstaw organizowania naszej ochrony zdrowia i sądzę, że to jest pewna polityczna decyzja, jak mówił prof. Wojtczak kierunkowa decyzja, którą powinniśmy otworzyć, i zgodnie z którą powinniśmy w przyszłości postępować i to jest sprawa pierwsza- zgody na idee koszyka.</text:p>
      <text:p text:style-name="P400">I sprawa druga, sprzeczności, o której pani docent nie mówiła, a która jest wyraźnie w tym dokumencie - sprawa lekarza rodzinnego i rejonowego. Tutaj dopatruję si<text:span text:style-name="T401">ę<text:s/></text:span>bardzo istotnej sprzeczności, która w dokumencie występuje. Otóż zupełnie inaczej funkcjonuje system, w którym się wprowadza idee lekarza rodzinnego, który jest lekarzem zaufania rodziny, który jest przewodnikiem po skomplikowanych zakamarkach wąsko specjalistycznych służb medycznych. A inaczej funkcjonuje system, w którym istnieje dostęp do trzech jak to się u nas mówi specjalności podstawowych, a praktycznie jeszcze do wielu innych.</text:p>
      <text:p text:style-name="P402">Tu oczywiście można się powoływać również na argumenty ekonomiczne, wiadomo, że te systemy gdzie istnieje wolny dostęp do specjalistów są droższe, wymagają większych nakładów, to jest jedna grupa argumentów, ale ta grupa argumentów, która powinna być jak sądzę, wielu osobom siedzącym po tamtej stronie stołu szczególnie bliska, postać tego lekarza, którego rodzina darzy zaufaniem i z którym współpracuje w budowaniu racjonalnego planu działań na rzecz zdrowia swojej rodziny i przezwyciężenie tej sprzeczności, która jest w dokumencie, mówiąc inaczej - wyraźne poparcie idei lekarza rodzinnego uzyskanie zgody w tej dziedzinie, również politycznej zgody, to jest kwestia, która powinna być tutaj w kategoriach właśnie politycznych rozstrzygana.</text:p>
      <text:p text:style-name="P403">Dziękuję bardzo.</text:p>
      <text:p text:style-name="P404"><text:span text:style-name="T405">Przewodniczący</text:span>:</text:p>
      <text:p text:style-name="P406">Dzięku<text:span text:style-name="T407">ję.</text:span></text:p>
      <text:p text:style-name="P408"><text:span text:style-name="T409">Ob. Edward Wnuk</text:span><text:span text:style-name="T410">-L</text:span><text:span text:style-name="T411">ipiński</text:span>:</text:p>
      <text:p text:style-name="P412"><text:span text:style-name="T413">Dzi</text:span>ęk<text:span text:style-name="T414">uję</text:span><text:s/>za ustąpienie mi miejsca.</text:p>
      <text:p text:style-name="P415">Chciałbym przedstawić państwu w odpowiedzi właściwie na apel pana Bokszczanina pakiet decyzji pilotujących całościową reformę służby zdrowia. My tutaj już pow<text:span text:style-name="T416">in</text:span>niśmy skończyć dyskutować kwestie teoretyczne, a załatwiać bardzo konkretne sprawy.</text:p>
      <text:p text:style-name="P417">Bo po to jesteśmy właśnie tutaj zebrani na ses<text:span text:style-name="T418">ji<text:s/></text:span>plenarnej, od spraw teoretycznych i ustalania poglądów są zespoły robocze i ewentualnie ciała, które powstaną po podpisaniu<text:s/>protokołu<text:s/>zbieżności i rozbieżności, po naszym spotkaniu.</text:p>
      <text:p text:style-name="P419">Więc chciałbym właśnie przedstawić teraz państwu pakiet 14 decyzji, które strona solidarno<text:span text:style-name="T420">ści</text:span>owa uważa za niezbędne, decyzje w celu przygotowania gruntu do realizacji całościowej reformy służby zdrowia. To nie są decyzje wkraczające w samą reformę. To są decyzje, które powinny tę reformę poprzedzać, jej wprowadzenie.</text:p>
      <text:p text:style-name="P421">Punkt 1: Zniesienie zasady akceptacji i rekomendacji politycznej w służbie zdrowia<text:s/><text:span text:style-name="T422">d</text:span>o 31 marca 19<text:span text:style-name="T423">8</text:span>9 r<text:span text:style-name="T424">.</text:span><text:s/>Jest to decyzja polityczna niewymagająca żadnych nakładów finansowych ani właściwie żadnej zmiany obowiązującego formalnie prawa. Jest to decyzja polityczna, która może być podjęta z marszu.</text:p>
      <text:soft-page-break/>
      <text:p text:style-name="P425">Punkt 2: Ścisłe ustalenie form własności istniejących placówek służby zdrowia, do dnia wejścia w życie ustawy o mieniu komunalnym.</text:p>
      <text:p text:style-name="P426">Punkt 3: Odblokowanie możliwości tworzenia samorządó<text:span text:style-name="T427">w</text:span><text:s/>pracowniczych w placówkach służby zdrowia, na zasadach sformułowanych w ustawie o samorządzie z 1981 roku od dnia 1 maja 19<text:span text:style-name="T428">8</text:span>9<text:s/><text:span text:style-name="T429">r.</text:span></text:p>
      <text:p text:style-name="P430">Punkt 4: Stworzenie prawnych możliwości organizowania izb lekarskich do 30 kwietnia 1989 r. Stworzenie tych pr<text:span text:style-name="T431">a</text:span>wn<text:span text:style-name="T432">yc</text:span>h możliwości<text:span text:style-name="T433">.</text:span></text:p>
      <text:p text:style-name="P434">Punkt 5: Przygotowanie przejściowego, to już właściwie jest uzgodnione, ale dla porządku ten punkt jest również w tej liście, przygotowanie przejściowego do czasu pełnego wprowadzenia reformy układu zbiorowego płac w służbie zdrowia do 30 kwietnia 1989 roku. Jak powiadam to już jest właściwie uzgodnione, ale dla porządku jesz<text:span text:style-name="T435">cz</text:span>e o tym mówię.</text:p>
      <text:p text:style-name="P436">Punkt 6: Stworzenie gwarancji prawnych dla równouprawnienia wszystkich sektorów: państwowego, komunalnego, spółdzielczego, prywatnego oraz fundacji w służbie zdrowia do dnia wejścia w życie ustawy o mieniu komunalnym.</text:p>
      <text:p text:style-name="P437">Punkt<text:s/><text:span text:style-name="T438">7</text:span>: Stworzenie preferencji kredytowych i ulg podatkowych na okres nie krótszy niż 4 lata dla przedsiębiorstw produkujących na potrzeby ochrony zdrowia. Stworzenie tych preferencji od 1 maja 1989 roku.</text:p>
      <text:p text:style-name="P439">Punkt 8: Zwolnienie od opłat celnych jeśli jeszcze takowe istnieją, importu sprzętu wyposażenia medycznego, leków oraz środków higienicznych dla wszystkich form własności oraz zdecentralizowanie i uproszczenie procedury impor<text:span text:style-name="T440">to</text:span>w<text:span text:style-name="T441">ej</text:span>,<text:s/><text:span text:style-name="T442">d</text:span>o 30 kwietnia 1<text:span text:style-name="T443">9</text:span>8<text:span text:style-name="T444">9</text:span><text:s/>r<text:span text:style-name="T445">.</text:span></text:p>
      <text:p text:style-name="P446">Punkt 9<text:span text:style-name="T447">:</text:span><text:s/>Uruchomienie interwencyjnego importu środków jednorazowego użytku, a w tym zwłaszcza igieł i strzykawek oraz zestawu podstawowych leków<text:s/><text:span text:style-name="T448">i</text:span><text:s/>podstawowych środków higienicznych do pełnego stanu zaspokojenia potrzeb, uruchomienie tego od 30 kwietnia.<text:s/>Pewne wstępne, ale dość mgliste obietnice uzyskaliśmy od ministra Wilczka na<text:s/>„stoliku”<text:s/>ekonomicznym wczoraj, były to obietnice zgłoszone publicznie, więc możemy się jakoś na nie powoływać, ale wydaje mi się, jeśli będzie to zapis z konkretnym terminem, to wówczas sprawa nabierze realności, a nie skończy się znowu na obietnicach<text:span text:style-name="T449">.</text:span></text:p>
      <text:p text:style-name="P450">Punkt 10: Stworzenie prawnych możliwości dla społecznej kontroli więziennej służby zdrowia przez patronat z dniem utworzenia tej organizacji oraz kontroli merytorycznej sprawowanej przez nadzór specjalistyczny wyznaczony przez izbę lekarską, z dniem powstania izb lekarskich.</text:p>
      <text:p text:style-name="P451">Po prostu chodzi o wyposażenie w kompeten<text:span text:style-name="T452">cję</text:span><text:s/>tych dwóch organizacji.</text:p>
      <text:p text:style-name="P453">Punkt 11: Utworzenie stałej komisji porozumiewawczej do spraw reformy służby zdrowia w skład, której wchodzą przedstawiciele resortu zdrowia, NSZZ<text:s/>„Solidarność<text:span text:style-name="T454">”</text:span>, OPZZ, izb lekarskich, po zakończeniu obrad Okrągłego Stołu.</text:p>
      <text:p text:style-name="P455">Punkt 12: /który jest związany z tym 11/. Stworzenie zainteresowanym stronom prawnych gwarancji możliwości kontroli procesów wdrażania całościowej reformy systemu ochrony zdrowia w Polsc<text:span text:style-name="T456">e</text:span>, stworzenie tych właśnie prawnych gwarancji, do 30 kwietnia 1<text:span text:style-name="T457">9</text:span>89 roku.</text:p>
      <text:p text:style-name="P458">Punkt 1<text:span text:style-name="T459">3</text:span>: Powołanie zespołu do spraw reformy pomocy społecznej, w skład którego wchodzą prze<text:span text:style-name="T460">ds</text:span>tawiciele resortu zdrowia, NSZZ<text:s/>„Solidarność”, OPZZ, Polskiego Towarzystwa Pracowników Socjalnych oraz eksperci do 31 marca 1989 roku.</text:p>
      <text:p text:style-name="P461">I pkt. 14<text:s/><text:span text:style-name="T462">-</text:span><text:s/>wprowadzenie ustawy o pomocy społecznej do końca 1<text:span text:style-name="T463">989</text:span><text:s/>r.</text:p>
      <text:soft-page-break/>
      <text:p text:style-name="P464">Z przedstawionych przeze<text:s/><text:span text:style-name="T465">m</text:span>nie punktów wynika, że terminy, są bardzo napięte. I rozumiem, że u części<text:s/><text:span text:style-name="T466">z</text:span><text:s/>państwa wywołały one być może nawet odruch zniecierpliwienia.<text:s/>Ale sytuacja jest tak katastrofalna, że naprawdę musimy się spieszyć.</text:p>
      <text:p text:style-name="P467">Dziękuję bardzo.</text:p>
      <text:p text:style-name="P468"><text:span text:style-name="T469">Przewodnicząc</text:span><text:span text:style-name="T470">y</text:span>:</text:p>
      <text:p text:style-name="P471">Dziękuję bardzo. Ja miałbym jedynie tylko taką prośbę, ponieważ wiele tych tez wymaga uściślenia i nawet odpowiedzi, że pewne rzeczy są załatwione, natomiast trudno jest od razu przyswoić sobie i daty, i tezy, prosiłbym pana docenta o przedstawienie pisemnego wyliczenia i tych terminów, i problemów.</text:p>
      <text:p text:style-name="P472">Proszę, magister Wysocki.</text:p>
      <text:p text:style-name="P473"><text:span text:style-name="T474">Ob. Jerzy Wysocki</text:span>:</text:p>
      <text:p text:style-name="P475">Pan dr Edelman był uprzejmy przedstawić niektóre założenia i propozycje, albo inaczej - ustosunkowanie się do kierunków reformy wynikającej z projektu rządowego.</text:p>
      <text:p text:style-name="P476">Ja chciałbym powiedzieć jedno, że nie ma na świecie idealnego systemu finansowania, ponieważ gdyby taki istniał, to by go wszystkie kraje przyjęły i zaadaptowały. I to jest punkt pierwszy.</text:p>
      <text:p text:style-name="P477">W związku z tym istnieje przynajmniej kilka modeli do wyboru. Pracując nad kierunkami reformy systemu ekonomiczn<text:span text:style-name="T478">o</text:span>-finansowego mieliśmy praktycznie do wyboru trzy modele. Model ubezpieczenia zdrowotnego - czyli ten popularny model zachodnioeurope<text:span text:style-name="T479">js</text:span>ki; model budżetowy istniejący dotychczas z modyfikacjami, nazwijmy go w pewnym sensie modelem skandynawskim i socjalistycznym, bo tak też go się nazywa; i trzecia możliwość - utworzenia parabudżetu, czyli innymi słowy wyciągnięcia środków, które w tej chwili są do budżetu i przełożenia go do innej kieszeni, pod nazwą parabudżet, w tym przypadku nazywałoby się to Fundusz Ochrony Zdrowia.</text:p>
      <text:p text:style-name="P480">Ja muszę tu powiedzieć, że ze wszystkich konsultacji jakie były przeprowadzane, najmniej zwolenników uzyskała koncepcja parabudżetu. Zdecydowanie najmniej zwolenników zyskała koncepcja parabudżetu. Najwięcej zwolenników zyskał system ubezpieczenia. Nazwijmy, tradycjonaliści, optowali za budżetem, ci którzy oczekiwali tzw. bezpieczeństwa finansowego. Za to stosunkowo nieliczna grupa, zwłaszcza w kręgach intelektualistów optowała za systemem parabudżetu.</text:p>
      <text:p text:style-name="P481">I chciałem powiedzieć, że strona solidarnościowo-opozycyjna w miejsce<text:s/>wy<text:span text:style-name="T482">dys</text:span>ku<text:span text:style-name="T483">tow</text:span>anego, konsultowanego od strony modelu, bo nie chodzi, nie spieram się tu o szczegóły, czy to ma być tak, czy inaczej, proponuje zupełnie coś innego co uzyskało, jeśli chodzi o dotychczasowe konsultacje w środowisku służby zdrowia, porównywalnie najmniejszą aprobatę. I od razu powiem dlaczego ta najmniejsza aprobata była.</text:p>
      <text:p text:style-name="P484">Po prostu, że mechanizm gromadzenia środków jest to nic innego tylko to, co było dotychczas, tylko przełożenie ciężaru gatunkowego na, powiedzmy sobie, źródła, które mogą być niestabilne. I to był jeden zarzut. I drugi zarzut, że będzie znowu element dzielenia pieniędzy. Czyli nie element dopływu środków, tylko znowu zmienią się podmioty - najpierw dzielili ci, a potem będą dzielili inni. Ale w sumie będą dzielili.<text:s/><text:span text:style-name="T485">I</text:span><text:s/>to był drugi zarzut, jeśli chodzi o sprawę tego parabudżetu.</text:p>
      <text:p text:style-name="P486">Ja powtarzam, ja tutaj nie neguję żadnego z tych modeli, bo każdy z tych modeli ma swoje zalety i wady. W tym także ten model parabudżetow<text:span text:style-name="T487">y</text:span>. On też ma całą masę zalet, powiedzmy sobie szczerze. Czyli nie jest to, żaden z proponowanych modeli, nie jest zdecydowany do akceptacji i zdecydowanie do<text:s/><text:soft-page-break/>odrzucenia. Za to najwięcej zwolenników, jako najbardziej stabilny, uzyskał model ubezpieczenia zdrowotnego.</text:p>
      <text:p text:style-name="P488"><text:span text:style-name="T489">Ob.</text:span><text:span text:style-name="T490"><text:s text:c="23"/></text:span><text:span text:style-name="T491">:</text:span></text:p>
      <text:p text:style-name="P492">Co to znaczy, najwięcej zwolenników? Kto to są ci...?</text:p>
      <text:p text:style-name="P493"><text:span text:style-name="T494">O</text:span><text:span text:style-name="T495">b</text:span><text:span text:style-name="T496">.</text:span><text:span text:style-name="T497"><text:s/>Jerzy Wysocki</text:span>:</text:p>
      <text:p text:style-name="P498">Były prowadzone konsultacje wśród kierowników zakładów służby zdrowia, wśród głównych lekarzy wo<text:span text:style-name="T499">je</text:span>wódzkich, wśród organizatorów ochrony zdrowia, czyli wśród...</text:p>
      <text:p text:style-name="P500"><text:span text:style-name="T501">Ob.</text:span><text:span text:style-name="T502"><text:s text:c="23"/></text:span><text:span text:style-name="T503">:</text:span></text:p>
      <text:p text:style-name="P504">Czyli wśród urzędników.<text:s/>Rozumiem<text:span text:style-name="T505">y.</text:span></text:p>
      <text:p text:style-name="P506"><text:span text:style-name="T507">Ob. Jerzy W</text:span><text:span text:style-name="T508">ysoc</text:span><text:span text:style-name="T509">ki</text:span>:</text:p>
      <text:p text:style-name="P510"><text:span text:style-name="T511">T</text:span>eraz następna sprawa. Jest to sprawa źródeł finansowania. Tzn. ja nie opowiadam się przeciw temu funduszowi, ponieważ on na pewnym etapie prac nad reformą występował, ale nie jako źródło podstawowe, tylko jako ź<text:span text:style-name="T512">r</text:span>ódło uzupełnia<text:span text:style-name="T513">ją</text:span>ce.</text:p>
      <text:p text:style-name="P514">I teraz jeśli chodzi o poszczególne źródła, będę miał kilka pytań. Podstawowym źródłem finansowania funduszu ma być 20-proc. odpis z funduszu płac. Podstawowym, bo powiedzmy sobie szczerze, jest to największy dopływ środków, jakie by na ten fundusz miały mie<text:span text:style-name="T515">ć</text:span><text:s/>miejsce. Tylko, że chciałem powiedzieć, że dotychczas te środki one nie wpływają do budżetu państwa, bo już są rozdysponowane. Ponieważ ten 20-proc. podatek w 85 proc. zasila gminy, miasta i z tego jest utrzymywana komunikacja, gospodarka komunalna, szkoł<text:span text:style-name="T516">y</text:span>,<text:span text:style-name="T517"><text:s/></text:span>częściowo zdrowie także, czyli on jest w gminach i stanowi podstawę dochodu samodzielności terytorialnej podstawowych jednostek, a 15 proc. idzie na fundusz rozwoju kultury fizycznej. I zdrowie z tego nic nie dostaje. Nie kultury fizycznej, tylko kultury - przepraszam.</text:p>
      <text:p text:style-name="P518">I teraz jest pytanie następujące do autorów tej koncepcji, tego typu źródła - czy znaczy, że dodatkowo 20 proc. obciążymy tylko świat pracy, nie tyka<text:span text:style-name="T519">ją</text:span>c innych? Bo jeśli nie, to<text:s/><text:span text:style-name="T520">c</text:span>o, zabierzemy główne źródło dochodu rad narodowych? Jeśli zabierzemy ten fundusz. I to jest pytanie do ewentualnego ustosunkowania się. Bo są tylko dwie możliwości albo zabrać radom narodowym jedno z podstawowych źródeł dochodu, albo wprowadzić dodatkowo np. 20,<text:s/><text:span text:style-name="T521">15</text:span>, 12 - nie wiem, jaki procentowy odpis od funduszu wynagrodzeń<text:span text:style-name="T522">.</text:span><text:s/>Rzecz jasna w to miejsce należałoby odciążyć od innych podatków, bo powiedzmy sobie szczerze, byłoby to dodatkowe 20 proc. wzrostu kosztów produkcji, utrzymania, czy inaczej, gdybyśmy to liczyli.</text:p>
      <text:p text:style-name="P523"><text:span text:style-name="T524">I</text:span><text:s/>to jest pierwsze pytanie co do tych 20 procent. Następna sprawa, że jest to sprawa pozostałych źródeł finansowania. Sprawa funduszu przeciwalkoholowego. Dotychczasowy fundusz przeciwalkoholowy nie jest odpisywany z podatku obrotowego czy dochodowego, z tego monopolu, tylko stanowi odpis określony procentowo budżetu państwa. Tak to jest, przepraszam bardzo, tak mówi o tym ustawa. Nic na to nie poradzę. Tak Sejm to ustalił.</text:p>
      <text:p text:style-name="P525">I teraz pytanie jest następujące. Czy chodzi o to, żeby ten fundusz przeciwalkoholowy nadal, tzn. z budżetu państwa, a dosłownie budżetu centralnego przeznaczać na fundusz zdrowia? Czy przejąć określoną część podatku obrotowego, czy dochodowego od produkcji alkoholu? Bo jest to kolejna sprawa<text:span text:style-name="T526">.</text:span></text:p>
      <text:p text:style-name="P527">Następna sprawa, jest to kwestia powiedzmy sobie zysku<text:s/>„Polservice-u”, czy zysku<text:s/>„Pewex-u”. Trudno byłoby się<text:s/>ustosunkowa<text:span text:style-name="T528">ć</text:span>,<text:s/><text:span text:style-name="T529">bo</text:span><text:s/>tr<text:span text:style-name="T530">z</text:span>eba n<text:span text:style-name="T531">a</text:span>jpierw się zorientować co do systemu<text:s/><text:span text:style-name="T532">f</text:span>inansoweg<text:span text:style-name="T533">o</text:span>. Bo z tego co wiem,<text:s/>„Pewex”<text:s/>nie płaci podatku w dolarach.<text:s/>„Pewex”<text:s/>płaci podatki w złotówkach. Jeśli teraz mielibyśmy<text:s/><text:soft-page-break/>przejąć określoną część i zagospodarować jego dolary, no to trzeba by się zorientować w tym wypadku, czy to jest kwestia zabrania środków samodzielnemu przedsiębiorstwu, bo ono obraca tymi dolarami, czy znowu prze<text:span text:style-name="T534">ję</text:span>cie określonych środków, jakie<text:s/>„Pewex”<text:s/>zobowiązany jest deponować w banku państwowym, w Narodowym Banku Polskim.</text:p>
      <text:p text:style-name="P535">I sprawa następna, jest to sprawa środków budżetowych.<text:s/><text:span text:style-name="T536">W</text:span><text:s/>kierunkach reformy zakładano, że niezależnie od takiego źródła podstawowego, jakim będzie fundusz rozwoju ochrony zdrowia, oparty o składkę skalkulowaną na podstawie ryzyka zdrowotnego, czyli nie każdy równo i pod określoną linijkę, będą stanowiły środki budżetu państwa i budżetów terenowych.</text:p>
      <text:p text:style-name="P537">I teraz pytanie jest, czy w koncepcji tej przedstawionej budżet państwa ma wpłacać swój udział do funduszu zdrowia? A jeśli ma ten swój<text:s/><text:span text:style-name="T538">ud</text:span>z<text:span text:style-name="T539">ia</text:span>ł, to jaki udział? Czy budżet państwa ma stanowić zupełnie odrębne źródło finansowania, obok funduszu ochrony zdrowia?</text:p>
      <text:p text:style-name="P540">Kończąc swoje tu wypowiedzi chciałem zaproponować następną sprawę do rozważenia. Czy by nie potraktować, że docelowo podstawowym źródłem finansowania działalności profilaktycznej leczniczej i rehabilitac<text:span text:style-name="T541">yj</text:span>nej będzie składka ubezpieczenia zdrowotnego, oparta o ryzyko zdrowotne?<text:s/>Kto będzie ją zbierał? I kwestia dystrybucji. Jest to kwestia wła<text:span text:style-name="T542">ś</text:span>nie do ustalenia szczegółów, bo jest to sprawa znowu polityczna - kierunek. I to<text:s/><text:span text:style-name="T543">je</text:span>st jedna rzecz.</text:p>
      <text:p text:style-name="P544">Proponowałbym, żeby drugim źródłem finansowania uzupełnia<text:span text:style-name="T545">ją</text:span>cym był budżet państwa, w tych kierunkach, w których zgadzamy się i nie mamy rozbieżności, pt.: inwestycje, nauka, szkolnictwo, programy pro<text:span text:style-name="T546">fi</text:span>laktyczne. Za to uzupełnia<text:span text:style-name="T547">ją</text:span>cym źródłem, żeby był fundusz ochrony zdrowia, czy fundusz zdrowia - nazwa jest drugorzędna.</text:p>
      <text:p text:style-name="P548">I teraz moglibyśmy wydyskutować, które realne stałe dochody stanowiłyby źródło tego funduszu. I teraz łącznie ze społeczną radą funduszu, z dyspozycjami itd. Gdyby taka propozycja mogła uzyskać akceptac<text:span text:style-name="T549">ję</text:span><text:s/>co do kierunku, to wtedy rzecz jasna można dyskutowa<text:span text:style-name="T550">ć</text:span><text:s/>o szczegółach, o źródłach szczegółowych drobnych zmian przepisów st<text:span text:style-name="T551">ą</text:span>d wynikających itd.</text:p>
      <text:p text:style-name="P552">Dziękuję bardzo.</text:p>
      <text:p text:style-name="P553"><text:span text:style-name="T554">Przewodniczą</text:span><text:span text:style-name="T555">c</text:span><text:span text:style-name="T556">y</text:span><text:span text:style-name="T557">:</text:span></text:p>
      <text:p text:style-name="P558">Dziękuję<text:span text:style-name="T559">.</text:span>.. i traktowałbym jako przedstawienie problemów. My nie jesteśmy jako gremium zdolni doprowadzić do jakichkolwiek uzgodnień w tej chwili. Dlatego że to wymaga właśnie spe<text:span text:style-name="T560">cj</text:span>alistycznego, myśmy mieli próbkę specjalistycznego spojrzenia, że łatwo jest postawić problem, ale on implikuje bardzo dużo mechanizmów, które jak tu padało poprzednio są związane i ze strukturą ekonomiczną, z różnymi mechanizmami globalnymi kraju.</text:p>
      <text:p text:style-name="P561">W związku z tym jeżeli państwo się zgodzą, żeby nie kontynuować w tej chwili tego nurtu ekonomicznego, zostawić to zespołowi redakcyjnemu ekonomicznemu, który zrobi indeks tych problemów do rozwiązania, w oparciu o te wypowiedzi<text:s/><text:span text:style-name="T562">i</text:span><text:s/>właśnie przedstawi nam w sobotę.</text:p>
      <text:p text:style-name="P563">Dlatego że i tak my w sobotę przyjmując<text:s/>pewien zapis nie damy rozwiązań, bo to rozumiemy bar<text:span text:style-name="T564">dz</text:span>o dobrze tę sytuację. Czy mo<text:span text:style-name="T565">ż</text:span>em<text:span text:style-name="T566">y</text:span><text:s/><text:span text:style-name="T567">t</text:span>ak zgodzić się na taką propozycję?</text:p>
      <text:p text:style-name="P568"><text:span text:style-name="T569">D</text:span><text:span text:style-name="T570">oc. Z. Kur</text:span><text:span text:style-name="T571">at</text:span><text:span text:style-name="T572">o</text:span><text:span text:style-name="T573">ws</text:span><text:span text:style-name="T574">k</text:span><text:span text:style-name="T575">a</text:span>:</text:p>
      <text:p text:style-name="P576">Tak ja sądzę, że tak, że możemy.</text:p>
      <text:p text:style-name="P577"><text:span text:style-name="T578">Dr<text:s/></text:span><text:span text:style-name="T579">M</text:span><text:span text:style-name="T580">.<text:s/></text:span><text:span text:style-name="T581">Ede</text:span><text:span text:style-name="T582">lman</text:span>:</text:p>
      <text:soft-page-break/>
      <text:p text:style-name="P583"><text:span text:style-name="T584">C</text:span>zy ja mogę jeszcze coś wyjaśnić w tek sprawie? Nie sprawę ekonomiczną, czy to będzie 15 czy 10<text:span text:style-name="T585">%</text:span><text:s/>odpisu, bo nie o to chodzi. Chodzi o zasadę, że znowu idzie się po tej samej drodze w tych wszystkich, że miasto dostanie pieniądze od państwa, aby zapłacić za szpital itd. Jeżeli ma być samorząd, to nie jest to, że on dostanie 20% z odpisów i da tyle ile uzna. Co innego ten odpis jest ubezpieczeniem zdrowotnym, te 20<text:span text:style-name="T586">%</text:span><text:s/>jest ubezpieczeniem zdrowotnym, czy ono s<text:span text:style-name="T587">i</text:span>ę tak nazywa, czy inaczej. To jest w dzisiejszych warunkach powiedziane. A jeżeli nie będzie zarządu prawdziwego, to nic z tego wszystkiego nie będzie proszę państwa, czy my tak uchwalimy, czy nie, to zostanie budżet tak jak był.</text:p>
      <text:p text:style-name="P588">Więc musimy to powiedzieć, a co do<text:s/>„Pewexu”<text:s/>ja nie mogę powiedzieć dokładnie tych wszystkich rzeczy i to jest jedna sprawa, a druga sprawa trzeba zwrócić uwagę, że chcemy tutaj być nie rozdzielaczami pieniędzy, nie chcemy być, bo tego u nas nie ma, chcemy żeby każda jednostka administracyjna czy gospodarcza stanowiła samodzielność i to jest zawarte w tym budżecie, w tym pro<text:span text:style-name="T589">je</text:span>kcie.</text:p>
      <text:p text:style-name="P590"><text:span text:style-name="T591">Przewodnicząc</text:span><text:span text:style-name="T592">y</text:span>:</text:p>
      <text:p text:style-name="P593">Dzię<text:span text:style-name="T594">kuję</text:span>.</text:p>
      <text:p text:style-name="P595">Dr Guglas ma głos.</text:p>
      <text:p text:style-name="P596"><text:span text:style-name="T597">Ob.</text:span><text:span text:style-name="T598"><text:s text:c="23"/></text:span>:<text:bookmark-start text:name="bookmark0"/><text:bookmark-end text:name="bookmark0"/></text:p>
      <text:p text:style-name="P599">Pani Przewodnicząca! Szanowni P<text:span text:style-name="T600">a</text:span>ń<text:span text:style-name="T601">s</text:span>t<text:span text:style-name="T602">wo</text:span>! M<text:span text:style-name="T603">o</text:span>żemy przyjąć przesun<text:span text:style-name="T604">i</text:span>ęcie dyskusji na sobotę, ale pod warunkiem, że rzeczywiście ta dysku<text:span text:style-name="T605">sj</text:span>a będzie miała miejsce. Ja chciałabym wr<text:span text:style-name="T606">ó</text:span>cić do prac podzespołu, który jednak się odbył, posiedzenie podzespołu odbyło się. Brały udział dwie, trzy strony, ale brały wszystkie strony u<text:span text:style-name="T607">dz</text:span>iał w tym pierwszym posie<text:span text:style-name="T608">dz</text:span>eniu. Na tym pierwszym posiedzeniu, przyjęliśmy pewne uzgodnienia. Co prawda nie zostały one formalnie zapisane, ze względu na pewną uwagę wniesioną na początku obrad przez stronę solidarnościowo-opozycyjną, że nie jest przygotowana tego dnia<text:s/><text:span text:style-name="T609">d</text:span>o toczenia dyskusji na temat przedstawionych kierunków przez stronę rządową, ponieważ otrzymała te kierunki zbyt późno, żeby mogła tego dnia się wypowiadać, i że będą się wypowiadać po prostu we własnym imieniu członkowie zespołu.</text:p>
      <text:p text:style-name="P610">Jednak po wielogodzinnej dyskusji strony ustaliły wstępnie, że przedstawione kierunki będą stanowiły podstawę do dyskusji. I należało się spodziewać, że kolejne już plenarne posiedzenie będzie odnosiło się do zapisów w materiale i konkretnych uwag do zapisów w materiale.</text:p>
      <text:p text:style-name="P611">Zgadzam się tutaj z panem dyrektorem W<text:span text:style-name="T612">y</text:span>sockim, że jest przedstawiona nowa koncepcja, czy inna koncepcja od zaprezentowanej jeżeli chodzi o system zasilania ochrony zdrowia. Ja nie wiem czy to było - nie chciałbym polemizować w jakich gremiach ten projekt był konsultowany, ale sądzę, że wielu spo<text:span text:style-name="T613">ś</text:span>ród państwa siedzących tu na sali w ciągu 8 minionych lat jeżeli nie dłużej, ale ja już 8 minionych lat pamiętam, konsultowało<text:s/><text:span text:style-name="T614">i</text:span><text:s/>brało udział w różnych zespołach, które były powołane do celu stworzenia wprowadzenia zmian czy reformy systemu opieki zdrowotnej<text:span text:style-name="T615">.</text:span></text:p>
      <text:p text:style-name="P616">I wobec tego chyba każdy na tej sali miał okazję zetknąć się z propozycjami przedstawianymi<text:span text:style-name="T617">,</text:span><text:s/>one rzeczywiście wielokrotnie ulegały zmianie ze względu na skład personalny poszczególnych zespołów roboczych, które na ten temat pracowały<text:span text:style-name="T618">.</text:span><text:s/>Mam wątpliwości czy jesteśmy w stanie w tym zespole wypracować kierunki przyjmując oświadczenie złożone przez stronę opozycyjno-solidarnościową że proponuje nam tutaj określony termin czyli 30 czerwca.</text:p>
      <text:p text:style-name="P619">To jest stara, powtarza się stara historia, przesuwania terminu, ponieważ podjęcie określonych decyzji,<text:s/><text:soft-page-break/>a zwłaszcza tutaj decyzji politycznych jest dość trudne<text:s/><text:span text:style-name="T620">i</text:span><text:s/>najłatwiej jest odsunąć termin, potem jeszcze ten termin po raz kolejny przesuwać, życie już nauczyło nas, jako środowisko i chyba jako społeczeństwo że wł<text:span text:style-name="T621">aś</text:span>ni<text:span text:style-name="T622">e</text:span><text:s/><text:span text:style-name="T623">te</text:span>n temat jest odsuwany przez tyle lat. Środowisko jest zmęczone, to nie kadra kierowni<text:span text:style-name="T624">ct</text:span>wa, reprezentujemy nie kadrę kierowniczą, nie administratorów na szczeblu centralnym, tylko reprezentujemy szeregowych praco<text:span text:style-name="T625">w</text:span>n<text:span text:style-name="T626">i</text:span>k<text:span text:style-name="T627">ó</text:span>w służby zd<text:span text:style-name="T628">row</text:span>ia, którzy są zmęczeni wizją reformy. Dlaczego są zmęczeni tą wizją reformy? Bo ta reforma ma przynieść konkretne efekty przede wszystkim dla środowiska, które w tym reformowanym systemie służby zdrowia miałoby pracować<text:span text:style-name="T629">.</text:span><text:s/>Stąd są na<text:span text:style-name="T630">d</text:span>zi<text:span text:style-name="T631">ej</text:span>e określone, państwo też nie ukrywają tych nadziei na zmiany zasad<text:s/>wyn<text:span text:style-name="T632">ag</text:span>radzania, na poprawę sytuacji bytowej pracowników, to są dwa nierozerwalnie powiązane ze sobą elementy: finansowanie w nowym zreformowaniem systemie i nowe zasady wynagradzania<text:span text:style-name="T633">.</text:span></text:p>
      <text:p text:style-name="P634">Dyskusje, czytanie kolejnych projektów jest już męczące dla wielu, wielu naszych przedstawicieli, ponieważ w dalszym ciągu nie odpowiadamy sobie na podstawowe pytanie, które musi być zadane i musi być udzielona odpowiedź, to znaczy system finansowania. Bo z tego systemu finansowania wynikają dalsze konsekwencje i system finansowania jeżeli akceptujemy, wydzielony fundusz stabilny fundusz, fundusz ubezpieczeń społeczno- zdrowotnych, nie wchodząc w szczegóły z jakich elementów, co tworzyłoby ten fundusz ubezpie<text:span text:style-name="T635">c</text:span>zeń zdrowotnych, to musimy sobie również określić w jakim terminie ten fundusz miałby być wprowadzony i w takim razie co na dzień dzisiejszy i jak na jak długo, a nie tylko na dzień dzisi<text:span text:style-name="T636">e</text:span>j<text:span text:style-name="T637">s</text:span>zy, bo na dzień dzisiejszy to tutaj padały głosy, że jest to<text:s/>prowizorium, że jest to zaliczka w pewnych sprawach do<text:span text:style-name="T638">t</text:span>yczących spraw pracowniczych. Nie możemy tak traktować sprawy, że cokolwiek co wynika z umowy o pracę jest zaliczką.</text:p>
      <text:p text:style-name="P639">To jest wynagrodzenie za określoną pracę, to jest umowa pracy i ta umowa nie może być traktowana zaliczkowo, nie można środowisku przedstawiać argumentów, że traktujmy wynagrodzenie za pracę n<text:span text:style-name="T640">i</text:span>e zadawal<text:span text:style-name="T641">aj</text:span>ące pracowników i nie zadowalające żadnej ze strony siedzących przy tym stole jako zaliczkę. Zaliczka jest to jednoznaczne<text:s/>o<text:span text:style-name="T642">k</text:span>r<text:span text:style-name="T643">e</text:span>ślenie, ona<text:s/><text:span text:style-name="T644">s</text:span>ię wiąże z ostatecznym<text:span text:style-name="T645"><text:s/></text:span>rozliczeniem, tylko kiedy,<text:s/><text:span text:style-name="T646">w</text:span><text:s/>którą stronę, bo może należałoby w niektórych sytuacjach potrącić komuś, kto w systemie zaliczkowym pobrał wynagrodzenie<text:span text:style-name="T647">.</text:span></text:p>
      <text:p text:style-name="P648">Dlatego z terminem 30 czerwca w imieniu śro<text:span text:style-name="T649">do</text:span>wiska, bo sobie pozwalam jednak w imieniu środowiska wypowiedz<text:span text:style-name="T650">i</text:span>eć się, być może nie całego, ale środowiska ten termin jest nie do przyjęcia. Zbyt wiele nadziei wiązaliśmy wszyscy z debatą właśnie przy stole na temat podstawowej sprawy jaką jest w tej chwili to jest reforma w służbie zdrowia i wynikające z tego korzyści dla społeczeństwa i ko<text:span text:style-name="T651">r</text:span>zyś<text:span text:style-name="T652">c</text:span>i dla samych pracowników.</text:p>
      <text:p text:style-name="P653">I nie chciałabym się ustosunkowywać do wielu tutaj wypowiedzi, które padały na temat, a zwłaszcza może do wypowiedzi pana doc<text:span text:style-name="T654">.</text:span><text:s/>Lipińskiego, tych warunków wstępnych wprowadzenia reformy nie otrzymaliśmy ich na piśmie. Ja sobie tu próbowałam notować pewne zapisy. Ja nie wiem, czy tak niezbędnymi. Wszystkie z tych przedstawionych warunków, to są niezbędne warunki do wprowadzenia reformy. Myślę, że częś<text:span text:style-name="T655">ć</text:span><text:s/>spraw jest już w ogóle załatwiona i nie mamy nawet potrzeby wnoszenia, bo jako strona związkowa myśmy się dawno odżegnali od spraw upolityczniania służby zdrowia, ponieważ uważamy, że rzeczywiście tylko kwali<text:span text:style-name="T656">fi</text:span>ka<text:span text:style-name="T657">cj</text:span>e i przygotowanie,<text:s/><text:span text:style-name="T658">p</text:span>redyspozy<text:span text:style-name="T659">cj</text:span>e pracownicze powinny decydować o pełnieniu kierowniczych funkcji, a nie rekomendacja partyjna. I co do tego to my tutaj od<text:s/><text:soft-page-break/>dawna jesteśmy przekonani o tym i myślę, że takiego warunku nie trzeba stawiać.</text:p>
      <text:p text:style-name="P660">Natomiast jeżeli chodzi o pewne niekonsekwenc<text:span text:style-name="T661">je</text:span><text:s/>w przedstawianiu materiału, to chciałabym również przypomnieć uzgodnienia. I te uzgodnienia zostały już potwierdzone w czasie obrad plenarnych, z tego co my wiemy, pod naszą nieobecność, dotyczące samorządności pracownicz<text:span text:style-name="T662">ej.</text:span><text:s/>Wobec tego wnoszenie dzisiaj sprawy samorządu i terminu reaktywowania samorządu pracowniczego w służbie zdrowia nie są spójne ze stanowiskiem<text:s/>„stołu”<text:s/>z poprzedniego tygodnia i z obrad roboczych, gdzie zostało przyjęte również przez wszystkie strony stanowisko dotyczące pakietu całego aktów prawnych, dotyczące opieki zdrowotn<text:span text:style-name="T663">ej,</text:span><text:s/>zawodów medycznych. I w tym że zapisie dotyczącym ustawy o opiece zdrowotnej ma się znaleźć odpowiedni zapis dotyczący samorządności pracownicz<text:span text:style-name="T664">ej,</text:span><text:s/>z określonym terminem pod adresem rządu przedstawienia tego projektu do -<text:s/>o ile dobrze pamiętam - 20 marca, co zostało w ub. tygodniu również przez państwa potwierdzone.</text:p>
      <text:p text:style-name="P665">Chciałabym jeszcze wrócić do spraw płacowych, choć one mają być tematem zespołu roboczego. Sądzę, że nasze zadanie polega na tym, żeby ten system, tak oczekiwany, i również system płacowy wypracowywany przez różne gremia, z góry zdając sobie sprawę, że nie może on być systemem optymalnym, zadowal<text:span text:style-name="T666">ają</text:span>cym wszystkich, nie powinien być tylko systemem innym dlatego, że jest ten zły a lepszego być nie może, to należy wprowadzić inny. To ma być system, który będzie zadowalał pracowników.<text:s/><text:span text:style-name="T667">W</text:span><text:s/>szybkim czasie nie może być wprowadzany, bo będzie znowu duża grupa pracowników niezadowolonych, a poza tym w tym terminie nie będziemy mieli jeszcze odpowiedzi, co do systemu zasilania w środki, czy nakładów, bo przesuwamy sprawę do 30 czerwca - zasady finansowania służby zdrowia, czyli nie umiemy sobie odpowiedzieć, skąd weźmiemy pieniądze, które pozwoliłyby nam zrealizować najpięknie<text:span text:style-name="T668">js</text:span>zy nawet w<text:span text:style-name="T669"><text:s/></text:span>zapisach układ zbiorowy. Bo jeżeli układ zbiorowy nie będzie miał żadnego pokrycia w środkach finansowych, to jest to tylko mrzonka, którą stawiamy przed środowiskiem.</text:p>
      <text:p text:style-name="P670">Dziękuję.</text:p>
      <text:p text:style-name="P671"><text:span text:style-name="T672">Przewodnicząc</text:span><text:span text:style-name="T673">y</text:span><text:span text:style-name="T674">:</text:span></text:p>
      <text:p text:style-name="P675">Czy mogę rozumieć, tzn. ja chciałbym, żeby zakończyć tą stronę ekonomiczną, jeszcze przed udzieleniem pani mgr Majewskiej, ale czy można uzyskać konsensus od państwa, że ponieważ trudno jest w tej chwili prowadzić tą dyskusję ekonomiczną, bo większość z nas, powiedzmy sobie szczerze, nie jest przygotowana do tego, że powołamy ten<text:s/>zespół redakcyjny - po dwie osoby, bo nie więcej jak chyba 6-osobowy, ewentualnie jeżeli strony będą chciały to po trzy, bo więcej, to będziemy mieli więcej propozycji niż uzgodnień - i po prostu przygotują stanowisko oparte na pewnej wymianie myśli<text:span text:style-name="T676">.</text:span><text:s/>Bo powiedzmy sobie szczerze, fundusz ubezpieczeń zdrowotnych powtarzał się we wszystkich trzech ustach. Budżet centralny jako źródło finansowania tych instytucji, których jest ministerstwo organem założycielskim, tzn. uczelnie medyczne, czy instytuty naukowe, czy powiedzmy instytucje o zasięgu ponadwo<text:span text:style-name="T677">je</text:span>wódzkim czy krajowym, czyli regionalnym czy krajowym też nie budzi wątpliwości.</text:p>
      <text:p text:style-name="P678">Sprawa finansowania parabudżetowego ona była wielokrotnie dyskutowana. I ja to rozumiem, że tu jest dużo propozycji, które trzeba rozważyć, dodatkowych źródeł finansowania, bo wiemy przecież, że nie mamy satysfakcji z zasilania i o tym od dawna mówimy. I jeżeli<text:s/><text:span text:style-name="T679">p</text:span>aństwo by się zgodzili, to byśmy powołali taki zespół, który zrobi jak gdyby listę tych problemów, które poruszono, wskazując na sugest<text:span text:style-name="T680">i</text:span>ę i starając się wziąć i wypunktować to, co łączy, co dzieli i co musi b<text:span text:style-name="T681">yć</text:span><text:s/>rozwiązane w przyszłości. Zastanowić się tak<text:s/><text:soft-page-break/>samo nad realnością pewnych dat, dlatego, że możemy postawić bardzo dużo dat, tylko później trzeba wziąć na siebie tak samo odpowiedzialność za wykonanie, szczególnie w uwarunkowaniach wielu ustaw i wielu systemowych spraw.</text:p>
      <text:p text:style-name="P682">Dlatego prosiłbym, jakie jest stanowisko pani docent i dr Guglasa.</text:p>
      <text:p text:style-name="P683"><text:span text:style-name="T684">D</text:span><text:span text:style-name="T685">oc. Zofia Kuratowska</text:span>:</text:p>
      <text:p text:style-name="P686">Ja chciałabym prosić o przełożenie głosu pani dr Majewskiej na właśnie po przerwie,<text:s/>kiedy jeszcze ustosunku<text:span text:style-name="T687">je</text:span>my się raz do tych spraw finansowych i przedstawimy naszych kandydatów do komisji, bo oczywiście jest to zupełnie słuszne. Wydaje mi się, że nastąpiło tu pewne pomieszanie pojęć, z którego trzeba szybko wybrnąć, do w ogóle wstępnych rozmów.</text:p>
      <text:p text:style-name="P688">Ja chciałam ustosunkować się do dwóch wypowiedzi, pana dr Włodarczyka i pani Kwietniewskiej. Pierwsza rzecz, jeśli chodzi - właściwie to się odnosi do obydwu wystąpień mówiących o tym, jako o sprawie decyzji politycznych. Wszystkie te decyzje są oczywiście decyzjami politycznymi. Dlatego właśnie my stawiamy na pierwszym miejscu - jest to już trzecie zebranie, kiedy już o tym mówimy - sprawę postulatu w sprawie opiniowania przez organizacje partyjne na wszystkich stanowiskach służby zdrowia. I tu chcę odpowiedzieć pani dr Kwietniewskiej, że bardzo przepraszam, proszę nie udawać, że państwo o tym nie wiedzą. Ja wierzę, że państwo są przeciw temu, bardzo głęboko w to wierzę, natomiast proszę nie udawać że tak nie jest. Dlatego że po prostu tak jest, na to dowodów mamy wystarcza<text:span text:style-name="T689">ją</text:span>co dużo. I my z tym zgodzić się absolutnie nie możemy i uważamy, że to jest warunek. Jest to warunek, raz - do wprowadzenia wszelkich zmian, na jaki system reformy byśmy się tutaj nie zgodzili. Po drugie - jest to jedyny warunek, ażeby odzyskać zaufanie środowiska w to, że rzeczywiście środowisko, o którym pani tyle mówiła, będzie miało wpływ na tworzenie kształtu ochrony zdrowia, na swoje i pacjentów interesy. Wtedy, kiedy decyduje o tym czynnik partyjny, czyli pozamerytoryczny, niezależnie od tego, jakie sprawy tutaj ten opiniujący bierze pod uwagę, żadnego zaufania nie można mieć. Tak samo, jak wtedy, kiedy decyduje o tym czynnik administracyjny.</text:p>
      <text:p text:style-name="P690">To jest sprawa dla nas podstawowa, my taki postulat mamy przygotowany, nieco bardziej rozbudowany niż był na tej liście, i trzeba do tego wracać.<text:s/><text:span text:style-name="T691">I</text:span><text:s/>ja myślę, że jednak co do tego, tzn. wierzę, że co do tego osiągniemy consensus. Nie wolno wkładać głowy w piasek i mówić, że tego nie ma. Na wiele różnych dziwnych spraw czynnik polityczny wpłynął w sposób bardzo wyraźny.</text:p>
      <text:p text:style-name="P692">Ja chciałam powiedzieć, że jeżeli<text:s/><text:span text:style-name="T693">-</text:span><text:s/>zdaje się, że właśnie pani brała udział w rozmowach przy konflikcie płacowym w jednym z większych szpitali warszawskich, gdzie dyrektor zapraszał inspektora ds. służby zdrowia z komitetu wo<text:span text:style-name="T694">je</text:span>wódzkiego partii. Nie widzę w ogóle powodu, żeby były takie stanowiska w partii, ale jest to wewnętrzna sprawa partyjna, do której się nie będę wtrącać. Ale na pewno nie spowodowało to uspokojenia załogi, że właśnie taka osoba brała w tym udział. Niezależnie od tego, jaka ona była, sympatyczna czy niesympatyczna - nie w tym rzecz w ogóle.<text:s/><text:span text:style-name="T695">W</text:span>iemy również, że czynnik polityczny, a nie kto inny wpłynął na to, że osoba z tytułem naukowym po katastrofie w Czarnobylu mówiła w telewiz<text:span text:style-name="T696">ji</text:span><text:s/>polskiej o tym, że może nareszcie się będą dzieci myły. Takie rzeczy są niedopuszczalne, są przyjęte przez społeczeństwo nie tylko przez środowisko - jak najbardziej negatywnie.</text:p>
      <text:p text:style-name="P697">Teraz jeżeli chodzi o sprawę poruszoną przez pana dok. Włodarczyka, którą pan doktor też pozostawił jako sprawę do decyzji politycznych, a więc sprawa tego standardu i tego czy rzeczywiście mitem czy nie<text:s/><text:soft-page-break/>mitem jest bezpłatna służba zdrowia. Ja się zgadzam, że jest to mit w znacznym stopniu, tylko że ten mit ustaliła tutaj ta władza i nie ma prawa w tej chwili odbierać podstawowych praw społeczeństwu w chwili kiedy to społeczeństwo jest w obliczu inflacji i w obliczu nędzy.</text:p>
      <text:p text:style-name="P698">Tak, ja się nie waham tego mówić, ja wiem, że w naszym kraju się nie umiera na ogół z głodu, ale w tej chwili sytuacja, która jest dla społeczeństwa jest sytuacją dramatyczną i w tej chwili każdy musi płacić za zdrowie, za pomoc zdrowotną. Ja się zgadzam, że my po dyskusji szczegółowej w tej komisji do spraw re<text:span text:style-name="T699">fo</text:span>rmy znajdziemy sprawy, za które może pacjent płacić bezpośrednio, zn<text:span text:style-name="T700">aj</text:span>dziemy, ale nie wolno nam znaleźć koszyka. Pan powiedział, że to nie ma być arbitralne, tylko<text:s/><text:span text:style-name="T701">de</text:span>mokratyczne. Wszystko jedno jak by nie było<text:s/>demokratyczne, to będzie arbitralne i teraz nie wiem czy bajpas to jest sprawa ponadkoszykowa, czy to jest sprawa w koszyku, a jest to bardzo drogi zabieg. Ja nie wiem czy przeszczepienie szpiku w przypadku anemii plastycznej, które ratuje życie, to jest sprawa ponadkoszykowa, czy to jest w koszyku. Czy wykonanie badania tomogra<text:span text:style-name="T702">fi</text:span>cznego, tomografii komputerowej to sprawa ponad czy nie? I kto to sprawdzi, czy są do tego bezwzględne wskazania czy może doktor się pomylić.</text:p>
      <text:p text:style-name="P703">Dlatego nie możemy przyjąć - i tu odpowiadam panu - my nie możemy przyjąć koszyka jako takiego. Możemy przyjąć, że jeżeli aktorka chce sobie, czy w ogóle piękna kobieta chce sobie popraw<text:span text:style-name="T704">i</text:span>ć kształt nosa, a nie uległa przedtem wypadkowi, tylko taką ją Pan Bóg stworzył, to za to może płacić, i nie mam żadnych zastrzeżeń jeżeli nie uległa wypadkowi przedtem.</text:p>
      <text:p text:style-name="P705"><text:span text:style-name="T706">/</text:span>Głos z sali: A jak straci zawód?/.</text:p>
      <text:p text:style-name="P707">Chwileczkę jeżeli do niego w ogóle weszła, z tym nosem - są rzeczy, za które... ja to d<text:span text:style-name="T708">aj</text:span>ę jako przykład, za to można płacić, ale to nie jest sprawa standardu i koszyk<text:span text:style-name="T709">a.</text:span><text:s/>To jest zupełnie co innego. My na koszyk nie możemy się zgodzić, jeszcze raz chcę powiedzieć podstaw<text:span text:style-name="T710">y</text:span><text:s/>i<text:span text:style-name="T711">de</text:span>ologiczne, które obowiązywały u po<text:span text:style-name="T712">ds</text:span>taw komunistycznego państwa, ja się zgadzam, tak to komuniści stworzyli ten mit, ale nie wolno im teraz tego mitu odebrać, nie wolno odebrać prawa w tej chwili ludziom w chwili obecnej, kiedy ludzie będą płacili za żywność 200 razy więcej, kiedy będą płacili za komunikację ileś tam razy więcej i za wszystkie podstawowe sprawy. Przy czym nie łudźmy się, nawet jeżeli my wprowadzimy reformę, to nie łudźmy się, że te usługi będą takie doskonałe<text:span text:style-name="T713">.</text:span><text:s/><text:span text:style-name="T714">O</text:span>ne nadal będą<text:span text:style-name="T715"><text:s/></text:span>wiele lat kuleć<text:s/><text:span text:style-name="T716">i</text:span><text:s/>wszyscy oczywiście, tw<text:span text:style-name="T717">ó</text:span>rcy - widzę, że kiwa głową, pan prof. - tej reformy zdają sobie z tego sprawę. Jest to droga do poprawy.</text:p>
      <text:p text:style-name="P718">Więc to jest tak jak z tymi telefonami. Podniesiono nam niezwykle opłaty telefoniczne, tylko na rozmowę błyska<text:span text:style-name="T719">w</text:span>iczną czekamy<text:s/><text:span text:style-name="T720">6</text:span><text:s/>godzin. Otóż nie wolno nam, to jest proste oszustwo dla społeczeństwa. My do oszustwa wobec społeczeństwa się w żadnym wypadku nie dołączymy, dlatego jesteśmy przeciwko temu, bo to niewątpliwie<text:span text:style-name="T721"><text:s/></text:span>państwo obiecało.</text:p>
      <text:p text:style-name="P722">Do sprawy ubezpieczeń się ustosunkujemy właśnie po przerwie. To jest w moim pojęciu w ogóle podstawa wprowadzenia jaki<text:span text:style-name="T723">ej</text:span>kolwiek reformy. I chciałam odpowiedzieć jeszcze w drugiej części właśnie pani Kwietniewskiej, my mieliśmy te ustalenia z grup roboczych, brali pod uwagę w ubiegłym tygodniu, one były odczytane przypuszczam, że odczytamy je nie wiem czy w sobotę, czy dziś jeszcze raz, z tym, że zgodnie przynajmniej w naszym zespole zgodnie wprowadziliśmy pewne zmiany jeżeli chodzi o terminy między innymi jeśli chodzi o te płace. I pani powiedziała, że jak gdyby środowisko, które nie jest zadowolone z podwyżki, jak gdyby wiedziało o zasadach tej podwyżki, było pytane o zdanie<text:s/><text:span text:style-name="T724">i</text:span><text:s/>tutaj w ogóle padały takie sformułowania, że były różne rzeczy<text:s/>konsultowane. Jeżeli były konsultowane na szczeblu<text:s/><text:soft-page-break/>lekarzy wojewódzkich. I chciałabym żeby nikt tu z obecnych na sali lekarzy wojewódzkich nie uważał, że chociaż<text:s/><text:span text:style-name="T725">j</text:span>uż<text:s/><text:span text:style-name="T726">„</text:span>Trybuna Ludu”<text:s/>nazwała mnie w artykule redaktora naczelnego<text:s/>„arogantką”, ale ja naprawdę nie jestem arogantką i nie chciałabym obrazić nikogo z lekarzy wojewódzkich, którzy dobrze pełnią swoją funkcję, ale jest to w odczuciu środowiska szczebel administracyjny. To nie była konsultacja ze środowiskiem najlepszego systemu nie kwot, bo kwoty w ogóle nie mają znaczenia przy tej inflacji, tylko systemu i ja rozumiem, z państwa ustaleń żebyście to ustalil<text:span text:style-name="T727">i</text:span>, że będzie opra<text:span text:style-name="T728">c</text:span>owany wspólnie projekt systemu wynagrodzenia obowiązujący do czasu pełnego wprowadzenia reformy, bo wtedy oczywiście wszystko będzie inaczej wyglądało, tylko uważamy, że musi to być zrobione do 30 kwietnia, właśnie ze względu na stan wzburzenia w śro<text:span text:style-name="T729">do</text:span>wisku.</text:p>
      <text:p text:style-name="P730">Nigdy nie... żaden system nie zadowoli wszystkich, nie ma o tym mowy, ale musi to być system sprawiedliwy, musi dotyczyć uposażeń zasadniczych jako podstawy, oddzielić sprawę innych uposażeń, to wszystko jest do dyskusji znowu w jakiejś grupie, w której wezmą udział przedstawiciele resortu<text:span text:style-name="T731">.</text:span></text:p>
      <text:p text:style-name="P732">W pani wypowiedzi wyczuwam po prostu pomieszanie paru spraw, bo czym innym jest reforma, my nie chcemy odsuwać sprawy reformy w tym co ja odczytałam jako nasze stanowisko bez rzeczywiście szczegółowych odniesień do różnych spraw, które są w tym dokumencie, nie było intencji odsuwania, wprowadzenia reformy.<text:s/>Wręcz<text:s/><text:span text:style-name="T733">p</text:span>r<text:span text:style-name="T734">z</text:span>eciwnie - konsultacje społeczne też można szybko przeprowadzić<text:span text:style-name="T735">.</text:span><text:s/>Tylko że muszą dziś w<text:s/>„Życiu Warszawy<text:span text:style-name="T736">”</text:span><text:s/>jest artykuł pana Jerzego Kasprzyckiego, taki felietonik na temat pewnych usług lekarskich, gdzie mówi on wyraźnie, że o systemie powinni wypowiedzieć się również jego użytkownicy. To jest bardzo słuszna sprawa, dlatego że ludzie są podmiotem naszych działań i oni muszą mieć jakiś wpływ na to co będziemy robić.</text:p>
      <text:p text:style-name="P737"><text:span text:style-name="T738">O</text:span>czywiście, że oni nie są fachowcami i fachow<text:span text:style-name="T739">c</text:span>y muszą pewne rozwiązania przedstawić, natomiast muszą mieć jednak jakiś wpływ na to, z czego będą ko<text:span text:style-name="T740">rz</text:span>ystać a to należy oddzielić od płac dla pracowników służby zdrowia do czasu wprowadzenia reformy, bo zasady finansowania muszą być z płac funduszu płac, muszą być oczywiście w reformie ujęte, ale to jest co innego i te dwie kwestie jakoś się tam pomieszały.</text:p>
      <text:p text:style-name="P741">Dziękuję bardzo.</text:p>
      <text:p text:style-name="P742"><text:span text:style-name="T743">Pr</text:span><text:span text:style-name="T744">z</text:span><text:span text:style-name="T745">ewodniczący</text:span>:</text:p>
      <text:p text:style-name="P746">Dzięku<text:span text:style-name="T747">ję</text:span>.</text:p>
      <text:p text:style-name="P748">Czy pani docent jest zgodna z wytypowaniem osób do tego zespołu, który postara się ująć tę kwestię ekonomi<text:span text:style-name="T749">c</text:span>zną?</text:p>
      <text:p text:style-name="P750"><text:span text:style-name="T751">Dr Wojciech Gu</text:span><text:span text:style-name="T752">g</text:span><text:span text:style-name="T753">l</text:span><text:span text:style-name="T754">a</text:span><text:span text:style-name="T755">s</text:span>:</text:p>
      <text:p text:style-name="P756">Szanowni Państwo!</text:p>
      <text:p text:style-name="P757">Ja chciałbym się ustosunkować do paru spraw i niestety decyzje polityczne powinniśmy zawrzeć, to znaczy kierunki, decyzje jakie sugeruje Okrągły Stół do spraw zdrowia powinniśmy prze<text:span text:style-name="T758">ds</text:span>tawić<text:span text:style-name="T759">.</text:span></text:p>
      <text:p text:style-name="P760">Ja chciałem powiedzieć, że dla mnie decyzja polityczna to nie kojarzy się w sposób bezpośredni z decyzją PZPR, bo tutaj padają takie głosy jakby prawda odpolitycznić, to znaczy usunąć PZPR, bo ja tak rozumiem, bo w każdym cywilizowanym państwie istnieją partie i zapadają decyzje polityczne.</text:p>
      <text:p text:style-name="P761">My w swojej drodze, 5-letniej drodze ruchu zawodowego, wiele spraw, które tutaj pada na tej sali wnosiliśmy w zakresie tego co złożył pan doktor, nie wnieśliśmy dwóch spraw rzeczywiście nie wnieśliśmy jako n<text:span text:style-name="T762">aj</text:span>ważnie<text:span text:style-name="T763">js</text:span>zych, kwestii odpolitycznienia zastępczej służby wojskowej natomiast są sprawy co do<text:s/><text:soft-page-break/>których wypowiadaliśmy się w sposób jednoznaczny, a które w jakiś sposób zostają pomieszane, pomniejszone i wcale nie pomieszanie pojęć, bo doskonale wykładnię polityczną ruchu zawodowego, to znaczy polityki ruchu zawodowego przedstawiliśmy i w środowisku, żeśmy to skonsultowali, także w środowisku warszawskim i zaraz na ten temat się wypowiem.</text:p>
      <text:p text:style-name="P764">Jest bardzo ważną rzeczą podjęcie decyzji politycznych, np. jest zespół, który opracowywał kwestię wsi.<text:s/><text:span text:style-name="T765">M</text:span>y połowicznymi decyzjami niczego nie załatwimy. W dokumencie zapisano, w sposób nie<text:span text:style-name="T766">je</text:span>dnoznaczny, że ten lekarz wiejski to może ten samochód dostać, jak dobrze będzie 4 lata pracował, po 4 latach może go odkupić, a jeżeli go nie odkupi, jak odejdzie wcześniej, to go nie dostanie.</text:p>
      <text:p text:style-name="P767">Ja sądzę, że na tym<text:s/>„stole”<text:s/>powinniśmy się jednoznacznie wypowiedzieć, ponieważ możliwość dostępu do środków lokomocji dla lekarzy, nie tylko wie<text:span text:style-name="T768">js</text:span>kich, dla całego środowiska jest to także poziom opieki zdrowotnej i korzystanie z usług przez społeczeństwo. Że taką decyzją polityczną naszej strony byłoby to, że po prostu wniesiemy do rządu, żeby jednak utrzymać asygnaty dla podstawowej opieki zdrowotnej i stworzyć taki system kredytowania dla lekarzy, który umożliwi im zakup. To wymaga konkretnych decyzji politycznych i zabezpieczenia.</text:p>
      <text:p text:style-name="P769">Jest kwestia rozwiązania płac. Państwo określają to jako zaliczkę. Ja chciałem powiedzieć, że ruch zawodowy przekonsultował dotychczasowy system płac bardzo szeroko na terenie Warszawy, także w<text:s/><text:span text:style-name="T770">C</text:span>MKP na otwartym spotkaniu, na którym na sali nie można było szpilki wsadzić, gdzie rozmawialiśmy w szpitalu bielańskim i we wszystkich szpitalach.</text:p>
      <text:p text:style-name="P771">Jest kwestia zasadnicza, czy chodzi o zmianę, inaczej, czy chodzi o środki? Bardzo ważną rzeczą jest kwestia środków. Systemów, którymi manipulowano środowisko było bardzo wiele<text:span text:style-name="T772">.</text:span><text:s/>Natomiast kwestia w<text:span text:style-name="T773">ysyc</text:span>enia środkami jest bardzo znacząca. Decyzją ruchu zawodowego doszło do dużego zagrożenia w środowisku. I powstała ustawa o której nie mówimy. Ustawa o kształtowaniu się płac dla sfery budżetowej. To już jest załatwione. My się nie zgadzamy jako ruch zawodowy, że docelowy wskaźnik 106 proc. dla pracowników służby zdrowia jest optymalny. Dlatego też bardzo ważną rzeczą jest, żebyśmy na tym<text:s/>„stoliku”<text:s/>wskazali, jaki stopień w stosunku do sfery produkcji materialnej pozwoli nam wprowadzić zdrowe relacje wśród pracowników służby zdrowia. To jest decyzja polityczna i decyzja, która się zmaterializuje. Bo to, że ludziom damy te pieniądze same, ale inaczej - o niczym nie świadczy.</text:p>
      <text:p text:style-name="P774">Jest kwestia oceny sytuacji. I dlatego my traktowaliśmy i traktujemy system obecny jako doraźny. Ocena sytuacji między rozbieżnościami, jakie doszły w momencie wejścia podwyżki płac dla służby zdrowia, a tym półroczem. I dziś środowisko wie, że ruch zawodowy wywalczył podwyżkę nie później niż z dniem 1 lipca. I to jest faktem. Natomiast wysokość tej podwyżki na dzień dzisiejszy kształtuje się na poziomie 95 proc. średniej w sferze produkcji materialnej. Dlatego też wnoszę, żebyśmy z zespołu, z tego stołu, podjęli decyzje zarówno znaczące dla środowiska, jak i dla społeczeństwa. Przecież my musimy się wypowiedzieć także dla środowiska, dlaczego nie rozmawiamy o ratyfikowaniu konwencji tutaj, 149 na przykład, określającej kwestię wywiązania się rządu wobec średniego personelu. I jest to bardzo ważna sprawa, którą powinniśmy podjąć. Przez rząd stworzenie warunków do płacy<text:s/><text:span text:style-name="T775">ś</text:span>redniego personelu.</text:p>
      <text:p text:style-name="P776">I jest kwestia także decyzji politycznych w zakresie ustawodawstwa. My przyjęliśmy kwestię ustawy o zawodach medycznych i opiece zdrowotnej, ustawy, która ma być konstytucją społeczną i ona musi być usytuowana w założeniach ekonomicznych reformy, bo założenia ekonomiczne stworzą możliwość<text:s/><text:soft-page-break/>realizacji tego. I ustawy o zawodach medycznych. Przecież my musimy spowodować w tym roku określenie czasu pracy dla środowiska. I tutaj jest bardzo ważne nasze osiągnięcie. Ruch zawodowy wa<text:span text:style-name="T777">lc</text:span>zy i<text:s/><text:span text:style-name="T778">w</text:span><text:s/>tym roku ma gwaranc<text:span text:style-name="T779">je</text:span><text:s/>r<text:span text:style-name="T780">oz</text:span>wiązania dyżurów ponieważ wygrał przed Trybunałem Konstytucyjnym sprawę zakładowych dyżurów. Rozpoczęliśmy od lekarskich, przenosimy na całe środowisko.</text:p>
      <text:p text:style-name="P781">Natomiast jest bardzo ważna kwestia urlopów rocznych na podratowanie zdrowia, którą wnieśliśmy do rządu i oczekujemy.</text:p>
      <text:p text:style-name="P782">Kwestia uprawnień dla środowiska, kwestia urlopów na specjalizacje, nie tylko dla lekarzy, ale dla wszelkich zawodów w naszym środowisku. Jest także bardzo ważną kwestią stworzenie możliwości kształcenia lekarzy. Dzisiaj my nie mówimy o tym, kto powinien ponosić koszty przepływu informacji z Zachodu, bo inaczej u nas ta medycyna się cofnie. Dziś nie dosyć, że nie ma możliwości dostępu do środków nauki, to jeżeli są, to są potwornie drogie. To są sprawy niestety, decyzji politycznych. I na to powinniśmy wskazać.<text:s/>Wskazać na<text:s/><text:span text:style-name="T783">„</text:span>okrągły<text:s/><text:span text:style-name="T784">s</text:span>tół<text:span text:style-name="T785">”</text:span>,<text:span text:style-name="T786"><text:s/></text:span>który wspólnie powinien wypracować, bo my jesteśmy przekonani o tym, że w nawale wszystkich spraw - nie uczestniczyliśmy w ostatnim zebraniu - przemysłu, wszystkiego, to zginie.</text:p>
      <text:p text:style-name="P787">Bardzo ważną rzeczą jest dl<text:span text:style-name="T788">a</text:span><text:s/>nas, jako dla środowiska kwestia ustawy, do której się zobowiązał rząd. Ustawy o urzędzie ministra, ustawy, która da uprawnienia ministrowi koordynowania całości polityki. I wtedy o tym, co pani docent mówiła, nie byłyby sprawy, że Minister Przemysłu nie decyduje o kwestii produkcji leków, tylko decyduje o tym odpowiednio usytuowany Minister Zdrowia. Kwestia budownictwa, nie decyduje Minister Budownictwa, tylko Minister Zdrowia. Jest to kwestia bardzo ważnych rzeczy. I chciałem zaznaczyć, że oczekujemy wsparcia, oczekujemy wsparcia ze strony solidarnościowo-opozycyjnej tych spraw. Ponieważ jest to - z całą stanowczością mogę tu wyrazić - opinia środowiska, konsultowana bardzo szeroko.</text:p>
      <text:p text:style-name="P789">Dziś stoimy w bardzo trudnej sytuacji. I ja sobie zda<text:span text:style-name="T790">ję</text:span><text:s/>sprawę,<text:s/><text:span text:style-name="T791">ż</text:span>e sytuacja polityczna do tego skłoniła, do pewnych informacji odnośnie zaliczki. Tylko ja chciałbym się zapytać, kto da dziś i kto na siebie bierze, która strona bierze na siebie odpowiedzialność wprowadzenia powyżej stosunku relacji 106 proc. do sfery produkcji materialnej podwyżki, nie nowego taryfikatora, podwyżki z dniem 1 kwietnia. Bo tak to ludzie odbierają. My nie możemy ludzi oszukiwać. Musimy być otwarci, zdecydowanie o nich walczyć, ale nie możemy tworzyć obiecanek, które będą niekorzystne dla środowiska.</text:p>
      <text:p text:style-name="P792">Dzięku<text:span text:style-name="T793">ję</text:span><text:s/>bardzo.</text:p>
      <text:p text:style-name="P794"><text:span text:style-name="T795">Ob</text:span><text:span text:style-name="T796">.</text:span><text:span text:style-name="T797"><text:s/>Andrzej Wo</text:span><text:span text:style-name="T798">j</text:span><text:span text:style-name="T799">tcz</text:span><text:span text:style-name="T800">a</text:span><text:span text:style-name="T801">k</text:span>:</text:p>
      <text:p text:style-name="P802">Ja bym proponował następujący tok dalszej dyskusji. Dlatego, że ja myślę, zakończyliśmy zgodą pakiet tych spraw ekonomicznych, zasilania reformy i zgodziliśmy się, że powołany zostanie ten zespół, który dopracuje dokument na nasze następne posiedzenie.</text:p>
      <text:p text:style-name="P803">Teraz, rozpoczęliśmy dyskusję nad zagadnieniem re<text:span text:style-name="T804">fo</text:span>rmy i uzgodniliśmy, że pewne te rzeczy dodatkowe przedyskutujemy jeszcze raz później. W związku z tym ja bym proponował, żeby po przerwie, bo każdy z nas już po dwugodzinnej dyskusji wymaga spokojnego wypicia kawy i przerwy, proponowałbym, żeby ta przerwa nie była za długa, 20-minutowa maksymalnie, tzn. 15<text:span text:style-name="T805">.</text:span></text:p>
      <text:p text:style-name="P806">Teraz, po przerwie ja mam listę dyskutantów, którzy się zapisali, ale z głosem nie do czego innego tylko do reformy. Bo ja myślę, że jeżeli byśmy skończyli te wypowiedzi odnośnie reformy, powołamy drugi zespół<text:s/><text:soft-page-break/>redakcyjny, który przygotuje nam znowu tezy. Ponieważ wiele rzeczy zawarte jest w dokumencie z kierunków. Mamy stanowisko, będziemy mieli stanowisko stron i będziemy mieli drugą grupę zagadnień, w jakimś sensie podsumowaną. Przecież to, co powiedzieliśmy na początku, nie musimy się na wszystko zgodzi<text:span text:style-name="T807">ć</text:span><text:s/>wszyscy. Ale wiele rzeczy tu jest bardzo jasnych i idących tą samą linią rozumowania.</text:p>
      <text:p text:style-name="P808">I po skończeniu tej listy proponowałbym, żeby przystąpić do następnego p<text:span text:style-name="T809">u</text:span>nktu związanego z reformą, tj. pomoc społeczna i kształcenie. Obojętne w kolejności, kształcenie czy pomoc społeczna. I wtedy po skończeniu tej dyskusji<text:s/>przeszlibyśmy do następnego działu<text:span text:style-name="T810">,</text:span><text:s/>tzn<text:span text:style-name="T811">.</text:span><text:s/>stanowisko odnośnie wsi, matki i dziecka, ja myślę, że będzie to krótkie zreferowanie i przyję<text:span text:style-name="T812">c</text:span>ie<text:span text:style-name="T813">.</text:span><text:s/>Bo zespoły bardzo efektywnie pracowały<text:span text:style-name="T814">.<text:s/></text:span>I wtedy zostanie nam jeszcze czas na te zagadnienia, na indeks zagadnień, które powinniśmy przedyskutowa<text:span text:style-name="T815">ć</text:span><text:s/>m<text:span text:style-name="T816">.</text:span>in<text:span text:style-name="T817">.</text:span><text:s/>jest to problem i tych dat, i tych płac, do których ciągle wracamy. Tylko<text:s/><text:span text:style-name="T818">j</text:span>eżeli będziemy ciągle wracali do tych samych problemów to nie posuniemy się naprzód<text:span text:style-name="T819">.</text:span><text:s/>Ja chciałbym, żebyśmy reformę dzisiaj skończyli i te wszystkie podstawowe rzeczy<text:span text:style-name="T820">.</text:span></text:p>
      <text:p text:style-name="P821"><text:span text:style-name="T822">Czy</text:span><text:s/>panuje zgodność?</text:p>
      <text:p text:style-name="P823"><text:span text:style-name="T824">Ob. Marek Edelman</text:span>:</text:p>
      <text:p text:style-name="P825">C<text:span text:style-name="T826">z</text:span>y ja mogę jeszcze przedtem w sprawie pilnej?<text:s/><text:span text:style-name="T827">W</text:span>obe<text:span text:style-name="T828">c</text:span><text:s/>tego, że przyjęliśmy zapis na pierwszym posiedzeniu, że na tej sesji Sejmu będzie wprowadzona ustawa o samorządzie lekarskim, wobec tego, że dowiedzieliśmy się<text:s/><text:span text:style-name="T829">z</text:span><text:s/>różnych<text:s/><text:span text:style-name="T830">ź</text:span><text:span text:style-name="T831">r</text:span><text:span text:style-name="T832">ó</text:span>d<text:span text:style-name="T833">e</text:span>ł, że w komisji sejmowej są pewne trudności w tej sprawie i czy nie m<text:span text:style-name="T834">o</text:span>żna by było wystosowa<text:span text:style-name="T835">ć</text:span><text:s/>wspólnego apelu do komisji sejmowej o szybkie, po pierwsze - opublikowanie ustawy, a po drugie - o przypomnienie o tym, że ma by<text:span text:style-name="T836">ć</text:span><text:s/>przyjęta w tej sesji Sejmu<text:span text:style-name="T837">.</text:span></text:p>
      <text:p text:style-name="P838">Ja nie będę się rozwodził o wszystkich trudnościach, które tam są, ale taka jest sytuacja<text:span text:style-name="T839">.</text:span><text:s/>Mówiliśmy parę dni temu z referentem - zdaje się to tak tam nazywa - i on tak przedstawił tą sprawę<text:span text:style-name="T840">.</text:span></text:p>
      <text:p text:style-name="P841"><text:span text:style-name="T842">Przewodniczący</text:span>:</text:p>
      <text:p text:style-name="P843"><text:span text:style-name="T844">G</text:span>woli wyjaśnienia<text:span text:style-name="T845">.</text:span><text:s/>Przed przerwą jutro są obrady, w piątek są obrady o go<text:span text:style-name="T846">d</text:span>z. 11 i to stanowisko podpisane przez trzy strony zostanie przekazane m<text:span text:style-name="T847">.</text:span>in<text:span text:style-name="T848">.<text:s/></text:span>na ręce posła, który prowadzi tą komisję.</text:p>
      <text:p text:style-name="P849"><text:span text:style-name="T850">D</text:span><text:span text:style-name="T851">o</text:span><text:span text:style-name="T852">c</text:span><text:span text:style-name="T853">.</text:span><text:span text:style-name="T854"><text:s/>Zofia Kuratowska</text:span>:</text:p>
      <text:p text:style-name="P855">Będzie<text:s/><text:span text:style-name="T856">z</text:span><text:s/>naszej strony uczestniczyć w tym posiedzeni<text:span text:style-name="T857">u</text:span><text:s/>pani dr Ewa Wolak. Ja by<text:span text:style-name="T858">ł</text:span>am zaproszona, ale nie mogę<text:span text:style-name="T859">,</text:span><text:s/>w piątek<text:s/><text:span text:style-name="T860">m</text:span>am wykład<text:span text:style-name="T861">,</text:span><text:s/>którego nie mogę opuścić.</text:p>
      <text:p text:style-name="P862"><text:span text:style-name="T863">Przewodniczący</text:span>:</text:p>
      <text:p text:style-name="P864">W takim rasie ogłaszam przerwę<text:s/><text:span text:style-name="T865">i</text:span><text:s/>po przerwie przewodnictwo przejmie dr Guglas. Przy czym przekazu<text:span text:style-name="T866">ję</text:span><text:s/><text:span text:style-name="T867">m</text:span>u listę dyskutantów<text:span text:style-name="T868">.</text:span></text:p>
      <text:p text:style-name="P869"/>
      <text:p text:style-name="P870">/<text:span text:style-name="T871">Przerwa</text:span>/.</text:p>
      <text:p text:style-name="P872"/>
      <text:p text:style-name="P873">/Po przerwie/.</text:p>
      <text:p text:style-name="P874"/>
      <text:p text:style-name="P875"><text:span text:style-name="T876">/</text:span><text:span text:style-name="T877">Przewodnictwo</text:span><text:s/>obrad obejmuje<text:s/><text:span text:style-name="T878">dr Wojciech Guglas</text:span>/.</text:p>
      <text:p text:style-name="P879"><text:span text:style-name="T880">Przewodnicząc</text:span><text:span text:style-name="T881">y</text:span>:</text:p>
      <text:p text:style-name="P882"><text:span text:style-name="T883">O</text:span>t<text:span text:style-name="T884">wi</text:span>eram drug<text:span text:style-name="T885">ą</text:span><text:s/>część obrad naszego podzespołu. Prosiłbym, żebyśmy tak jak zostało ustalone trzymali się w ściśle tematu reformy systemu ochrony zdrowia i jako pierwszy o zabranie głosu prosił pan<text:s/><text:soft-page-break/>prof. Indulski. Proponuję, żeby także ze względu na mnogość tematów, które dzisiaj stają na podzespole o możliwe skrócenie czasu wypowiedzi.</text:p>
      <text:p text:style-name="P886"><text:span text:style-name="T887">Prof. Janusz Indulski</text:span><text:span text:style-name="T888">:</text:span></text:p>
      <text:p text:style-name="P889">Panie Przewodniczący! Szanowni Państwo! Właściwie szczerze mówiąc, to powinniśmy z jednej strony być bardzo szczęśliwi i zadowoleni, a z drugiej strony podziękować tak stronie solidarnościowej jak i OPZZ , że zgłosili tego typu uwagi, pod którymi w zasadzie możemy się między inny mi jako autorzy całkowicie lub w znacznej czę<text:span text:style-name="T890">ś</text:span>ci podpisać.</text:p>
      <text:p text:style-name="P891">Niemniej jednak do niektórych spraw chciałbym się ustosunkować, bo mnie się wydaje, że po prostu istnieje taka potrzeba. Po pierwsze co do sprawy niespójności. Chciałem zwrócić uwagę na fakt, że jest to dokument przedstawiony do dyskusji. To nie jest zarządzenie ani dopracowany te<text:span text:style-name="T892">k</text:span>st edytorski, tylko są rzucone pomysły i chciałbym zwrócić uwagę jeszcze na jedną sprawę, że wbrew pozorom i wbrew temu co my tutaj mówimy, ta reforma jest zaplanowana jeżeli ona w tej formie przejdzie, niezwykle głęboka i chyba bezprecedensowa w naszym kraju.<text:s/><text:span text:style-name="T893">P</text:span>onadto powstaje zupełnie w innych zupełnie warunkach aniżeli między innymi przez wiele lat była przygotowywana. To też nie jest bez zna<text:span text:style-name="T894">cz</text:span>e<text:span text:style-name="T895">n</text:span>ia.<text:s/><text:span text:style-name="T896">O</text:span><text:s/>szeregu sprawach, o których dzisiaj si<text:span text:style-name="T897">ę</text:span><text:s/>tu mówi<text:span text:style-name="T898">,</text:span><text:s/>mówi si<text:span text:style-name="T899">ę</text:span><text:s/>o wiele łatwiej, inaczej aniżel<text:span text:style-name="T900">i</text:span><text:s/>mówiło się lub mówiłoby się kilka lat przedtem.</text:p>
      <text:p text:style-name="P901">Sprawa niespójności wynika z kilku prz<text:span text:style-name="T902">yc</text:span>zyn, mówili o tym poprzednicy, nie chciałbym się nad tym zatrzymywać. Sprawa petryfikacji struktur. Jest to zarzut można by mniemać poważny, ale wydaje mi się, że niesprawiedliwy i przepraszam - bezzasadny. Po pierwsze i autorzy, i uczestnicy wszystkich opracowań byli zawsze kategorycznie przeciwko jaki<text:span text:style-name="T903">e</text:span>mukolwiek petry<text:span text:style-name="T904">fi</text:span>kowaniu struktur, z jednym wyjątkiem.<text:s/><text:span text:style-name="T905">Z</text:span>asadami, którymi kierowaliśmy się i myślę że następni autorzy również muszą się tym ki<text:span text:style-name="T906">e</text:span>ro<text:span text:style-name="T907">wać</text:span>, to jest żeby zgodnie zresztą z medycznym czy lekarskim<text:s/><text:span text:style-name="T908">n</text:span>aszym podejściem nie zniszczyć istniejącego to co jest dobre, nie jest prawdą, że wszystko jest złe. Nie jest prawdą, że nawet złe wykonawstwo wynika ze złych założeń.</text:p>
      <text:p text:style-name="P909"><text:span text:style-name="T910">W</text:span><text:s/>związku z tym o<text:span text:style-name="T911">dd</text:span>zielenie w skali państwa, w skali makro i dokonanie tutaj sita byłoby rzeczą niesprawiedliwą i niszczącą.<text:s/><text:span text:style-name="T912">W</text:span><text:s/>zw<text:span text:style-name="T913">i</text:span>ązku z tym zasadą byłoby po pierwsze nie zniszczyć nic co jest dobrego, a co jest dobrego, to mają osądzić ci, którym tak wszyscy tym razem z dwóch stron stołu dajemy pełną władzę, a więc samorządy, tak wewnątrz jak i zewnątrz działające. I tutaj zaczyna się pewne ale. No jeżeli chcemy pójść na pełną demokratyzację, to przecież oni mają zdecydować czy chcą ukochane ZOZ-y, czy nie chcą. My byliśmy zdumieni do tej pory, że na przykład chociażby w moim własnym mieście co prawda nikt nie korzysta z uprawnień i n<text:span text:style-name="T914">i</text:span>e chce zlikwidować. Widoczne są siły, który<text:span text:style-name="T915">m</text:span><text:s/>to jest<text:s/>bardzo przydatne, mimo że to jest do góry nogami stojąca sytuacja<text:span text:style-name="T916">.</text:span><text:s/>Powinno być w miejsce jednego pięć czy sześć istniejących struktur, które by prowadziły, a jednak oni się bardzo dobrze w tym czują<text:span text:style-name="T917">.</text:span></text:p>
      <text:p text:style-name="P918"><text:span text:style-name="T919">I</text:span><text:s/>stąd wynika konieczność utrzymania pewnych struktur organizacyjnych, do takiego czasu, kiedy wykształcone przez nas środowisko i samorządów zewnątrz zakładów zdrowia, i samorządów lokalnych będą potrafiły znaleźć optymalne i n<text:span text:style-name="T920">aj</text:span>lepsze rozwiązanie. Druga sprawa, ja nie bronię<text:s/>„łóżek ordynatorskich”, ja nie mam żadnego interesu, nikt z mojej rodziny ani ja nie miałem prywatnej praktyki, czyli nie muszę się o to obawiać, żeby się tu tłumacz<text:span text:style-name="T921">yć</text:span>.<text:s/><text:span text:style-name="T922">N</text:span>iemni<text:span text:style-name="T923">ej<text:s/></text:span>jednak lubię fakty. Jeżeli jest prawdą, co przedstawia CEBOS, że 78<text:span text:style-name="T924">%</text:span><text:s/>Polaków płaci za porady w szpitalach, za usługi w szpitalach, bo<text:s/><text:soft-page-break/>niekoniecznie są one lekarskie<text:span text:style-name="T925">,</text:span><text:s/>nie tylko lekarskie ja tak bym powiedział, nasze badania, które przeprowadziliśmy, kilka lat temu chyba w sposób poprawny wykazywały 74<text:span text:style-name="T926">%</text:span>, no to na Boga wprowadzenie w uczciwy sposób systemu,<text:s/><text:span text:style-name="T927">k</text:span>tóry daje możliwość, dopuszcza taką możliwość wydaje mi się o wiele moralnie<text:span text:style-name="T928">js</text:span>zy, aniżeli system, który idzie w sposób niekontrolowany i który deprawuje tak pacjenta jak i służbę zdrowia.</text:p>
      <text:p text:style-name="P929">Niemniej jednak nie będę obstawał przy tym że jest to kamień węgielny w sprawach, o który warto<text:s/>„kruszyć kopie”, tylko stąd wychodziłem z założenia, że jeżeli w wielu krajach istnieją instytucje narodowej służby zdrowia i one zdają egzamin, można by było skorzystać by w sposób moralny rozwiązać niemoralne zjawisko. Ale jeżeli nie chcemy no to przecież sprawa jest do przedyskutowania.<text:s/></text:p>
      <text:p text:style-name="P930">Wydaje<text:s/><text:span text:style-name="T931">mi</text:span><text:s/>się, że cała reforma tylko wtedy ma szansę być wprowadzana, wprowadzona, i dopiero po jakimś tam czasie, no nabra<text:span text:style-name="T932">ć</text:span><text:s/>właściwego charakteru, jeżeli będą siły działały wszystkie w jednym kierunku. Tymi siłami to jest przede wszystkim personel świadczący tę działalność, ażeby personel medyczny rozpoczyn<text:span text:style-name="T933">aj</text:span>ąc od lekarzy, a kończąc prawda na najniższym personelu przede wszystkim poprzez pielęgniarki, poprzez różnego rodzaju techników, pracowników innych z wyższym wykształceniem itd. musi być do tego umotywowany. Musi być umotywowany i intelektualnie, i moralnie, i niestety materialnie. Że byłoby naiwnością sądzić, że ludzie nagle od dzisiaj, dlatego że<text:s/>„stół”<text:s/>zakończy, podpisze załóżmy pozytywne wnioski, to oni od jutra rzucą się z ochotą do podwójnej działalności z lepszymi skutkami. Tak to nie będzie. Ludzie są i zdeprawowani jeśli chodzi o działalność i rozgoryczeni, i widzą nieracj<text:span text:style-name="T934">o</text:span>nalność działania i niera<text:span text:style-name="T935">cjo</text:span>n<text:span text:style-name="T936">al</text:span>ność zarządzeń. W związku z tym wydaje mi się, że praca, która musi być przeprowadzona wśród personelu szczególnie przez aparat zarządzający jest potworna.<text:s/><text:span text:style-name="T937">A</text:span><text:s/>więc kadra zarządzająca musi sama uwierzyć w celowość i w słuszność reformy i dlatego ona musi być też pod kontrolą społeczną, co zresztą tu wszystko jest zapisane, jak i ten personel, który to będzie wykonywał i nadal obstaję przy tym, to być może się kłóci z podejściem w sprawie systemu płac, ja jestem jak najbardziej za tym, żeby płaca była przyzwoita w tym swoim podstawowym wydaniu, niemni<text:span text:style-name="T938">e</text:span>j jednak musi mieć element motywacyjny, ponieważ nie wszyscy ludzie w każdym razie<text:s/><text:span text:style-name="T939">w</text:span><text:s/>naszy<text:span text:style-name="T940">m</text:span><text:s/>kraju,<text:s/><text:span text:style-name="T941">w</text:span><text:s/>dniu dzisiejszym nie będą jednakowo pracowali i ci którzy będą więcej dawali więcej uzyskiwali, powinni mieć pełne dowody szansy rzet<text:span text:style-name="T942">e</text:span>lnego wynagrodzenia, nie tylko moralnego, czy społecznego, ale również i materialnego.</text:p>
      <text:p text:style-name="P943">I dlatego sprawa ustawienia wynagrodzeń w sposób motywacyjny, który by w sposób materialny wymuszał pewne zachowania personelu jest jak najbardziej wskazane. Musimy również - to było podkreślane, ja chciałbym tylko jeszcze raz tę sprawę podkreślić, że sama reforma się nie uda, jeżeli w tym czasie towarzyszące założenia nie będą wprowadzone w życie, jeżeli na przykład samorządy lekarskie czy samorządy pracownicze nie zadziałają, jeżeli izby lekarskie nie będą pracowały - przecież to wszystko to tak jak zegarek, gdzie jedno kółko porusza drugie kółko i jeżeli jeden mechanizm gdzieś stanie no to on zatrzyma albo będzie zwalniał lub niepotrzebnie przyspieszał, inne mechanizmy.</text:p>
      <text:p text:style-name="P944">W związku z tym zgadzam się z tym, że przy nadaniu właściwego tempa i us<text:span text:style-name="T945">tal</text:span>enie rozsądnego harmonogramu uruchamiania tych mechanizmów i kontrolnych, i mechanizmów wprowadz<text:span text:style-name="T946">aj</text:span>ących poszczególne zagadnienia jest po prostu niezbędne. To jest warunek powodzenia. Jeżeli tego nie będzie to wszystkie założenia będą znowu hasłami wypisanymi na płocie, k<text:span text:style-name="T947">t</text:span>ó<text:span text:style-name="T948">r</text:span>e być może będą bardzo ładne, tylko<text:s/><text:soft-page-break/>nie będą realnie wprowadzone.</text:p>
      <text:p text:style-name="P949">Jest również sprawa poparcia środowiska i społeczeństwa. I nie chciałbym dyskusji jeszcze raz kierować na sprawy - czy rzeczywiście bezpłatnie, czy odpłatnie. Myślę, że po pierwsze<text:s/><text:span text:style-name="T950">w</text:span><text:s/>służbie zdrowia tkwią olbrzymie niewykorzystane rezerwy pracy ludzkiej, a drugie materialne i naszym zadaniem przy pomocy reformy jest je wydobyć<text:span text:style-name="T951">.</text:span><text:s/>To jest po pierwsze.</text:p>
      <text:p text:style-name="P952">Ale jest jeszcze druga strona zagadnienia, cały mechanizm biurokratyczny niepotrzebnie robi ze służby zdrowia instytucje regulującą różne biurokratyczne sprawy albo na rzecz pacjenta, który potrzebuje stempelek na zaświadczeniu. My musimy i te sprawy uregulować, żeby odciążyć, bo przecież obywatel musi w jakiś sposób na własnej skórze odczuć działalność reformy w służbie zdrowia<text:span text:style-name="T953">.</text:span><text:s/>Jeżeli tego nie b<text:span text:style-name="T954">ę</text:span>dzie on będzie stał pod drzwiami pięć godzin, on będzie źle załatwiony, opryskliwie albo mu powiedzą, że za trzy dni, no albo że będzie czekał na neurologa dwa miesiące, to on nie wiadomo co będzie sądził o reformie<text:span text:style-name="T955">.</text:span></text:p>
      <text:p text:style-name="P956"><text:span text:style-name="T957">W</text:span><text:s/>związku z tym sprawa wprowadzenia reformy to jest wprowadzenie normalnej walki z biurokracją, z bezdusznymi zarządzeniami, odbiurokratyzowanie tego wszystkiego co nie jest związane ściśle z funkc<text:span text:style-name="T958">jo</text:span>nowaniem systemu służby zdrowia<text:span text:style-name="T959">.</text:span></text:p>
      <text:p text:style-name="P960">Z drugiej strony wydaje mi się<text:span text:style-name="T961">,</text:span><text:s/>że nie jest obojętną sprawą, że możemy wywołać albo u pacjentów, u naszych odbiorców pozytywny stosunek do dokonujących się zmian. do chęci dokonywania zmian, jak i odwrotnie<text:span text:style-name="T962">.</text:span></text:p>
      <text:p text:style-name="P963">Nieobojętną jest sprawa, jak będziemy kształtowali zachowania się naszych pacjentów<text:span text:style-name="T964">.</text:span><text:s/>To jest nieobojętna sprawa czy zyskamy z nich współtwórców tych reform, czy też prawda ludzi nadal niezadowolonych<text:span text:style-name="T965">.</text:span><text:s/>My wiemy, że w małych społecznościach lokalnych szereg naszych kolegów pracuje jako lekarze wiejscy na przykład i potrafili uzyskać wspaniałe wyniki, przy pełnej aprobacie ze strony środowiska, w którym pracują, przy pełnym zaufaniu. I myślę, że zupełnie niezłym poziomem samych świadczeń<text:span text:style-name="T966">.<text:s/></text:span>Dlatego ta sprawa pracy ze społeczeństwem, włączenia społeczeństwa w troskę o własne zdrowie, nie hasłami tylko autent<text:span text:style-name="T967">y</text:span>czną postawą<text:s/><text:span text:style-name="T968">i</text:span><text:s/>zaangażowaniem jest jednym z elementów powodzenia reformy.</text:p>
      <text:p text:style-name="P969">I<text:s/><text:span text:style-name="T970">n</text:span>a zakończenie, wydaje mi się,<text:s/><text:span text:style-name="T971">ż</text:span>e dobrze by było gdybyśmy poszukali w tym dokumencie to wszystko co nas łączy<text:s/><text:span text:style-name="T972">-</text:span><text:s/>na jednej stronie kartki, a na drugiej - to co dzieli. I żebyśmy skupili się tylko nad tym co nas różni. I wtedy jest szansa dojścia do racjonalnego porozumienia i ustalenia tego w jakimś rozsądnym czasie.</text:p>
      <text:p text:style-name="P973">Dziękuję.</text:p>
      <text:p text:style-name="P974"><text:span text:style-name="T975">Przewodniczący</text:span>:</text:p>
      <text:p text:style-name="P976">Dziękuję bardzo panu profesorowi za zabranie głosu i proszę panią mgr Majewską o zabranie głosu.</text:p>
      <text:p text:style-name="P977"><text:span text:style-name="T978">Mgr Ma</text:span><text:span text:style-name="T979">j</text:span><text:span text:style-name="T980">ew</text:span><text:span text:style-name="T981">s</text:span><text:span text:style-name="T982">ka</text:span>:</text:p>
      <text:p text:style-name="P983">Proszę państwa<text:span text:style-name="T984">,</text:span><text:s/>ja chciałam powiedzieć parę zdań dotyczących ideologii, zasad zasilania ochrony zdrowia, bo wkradło się tutaj parę nieporozumień.</text:p>
      <text:p text:style-name="P985">Chciałam przedstawić stanowisko NSZZ<text:s/>„Solidarność”<text:s/>w taki mo<text:span text:style-name="T986">ż</text:span>e sposób, z punktu widzenia ekonomisty. My odnosimy się krytycznie do wyłączenia opieki zdrowotn<text:span text:style-name="T987">e</text:span>j z zakresu ubezpieczenia społecznego. I w rezultacie do braku powiązania między wydzielaniem środk<text:span text:style-name="T988">ó</text:span>w na opiekę zdrowotną i<text:s/><text:soft-page-break/>społeczną, a procesem ich gromadzenia. Czyli docelowo<text:s/><text:span text:style-name="T989">-</text:span><text:s/>opowiadamy się za wariantem ubezpieczeniowym. I zdajemy sobie sprawę, że tego wariantu nie da się wprowadzić natychmiast, że to wymaga szeregu prac przygotowawczych, że my nie znamy kosztów poszczególnych rodzajów usług, co jest warunkiem niezbędnym kalkulowania cen. Nie znamy też ryzyka zachorowań. Tak że to nie może być wprowadzone od razu. Ale to jest wariant docelowy.</text:p>
      <text:p text:style-name="P990">Ze względu na planowane zwiększenie w całej gospodarce narodowej mechanizmów samoregulujących, podejście nasze zgodne jest z duchem reformy pkt. 12 tez w sprawie II etapu reformy gospodarczej mówi wyraźnie o ograniczeniu<text:span text:style-name="T991"><text:s/></text:span>redystrybucji, redystrybucyjnej roli budżetu.<text:s/>W służbie zdrowia - w czym zgadzamy się zdecydowanie<text:s/><text:span text:style-name="T992">z</text:span>e stroną rządową - potrzebne są stabilne, wydajne, ściśle określone źródła zasi<text:span text:style-name="T993">l</text:span>ania. Podstawowym źródłem zasilania docelowo powinny być ubezpieczenia. W okresie przejściowym w postaci prowizorium, środki na opiekę zdrowotną i opiekę społeczną powinny być gromadzone jako fundus<text:span text:style-name="T994">z</text:span><text:s/>pa<text:span text:style-name="T995">ra</text:span>b<text:span text:style-name="T996">u</text:span>d<text:span text:style-name="T997">ż</text:span>e<text:span text:style-name="T998">t</text:span>owy<text:span text:style-name="T999">,</text:span><text:s/>którego głównym dochodem byłby podatek<text:span text:style-name="T1000">.</text:span><text:s/>Składka na ubezpieczenia przekształcająca<text:s/><text:span text:style-name="T1001">s</text:span>i<text:span text:style-name="T1002">ę</text:span><text:s/>z czasem w faktyczną składkę ubezpieczenia zdrowotnego<text:span text:style-name="T1003">.</text:span><text:s/>Oznacza to,<text:s/><text:span text:style-name="T1004">ż</text:span>e składka ta z czasem oparta byłaby na terenowo i podmiotowo zróżnicowanych czynnikach ryzyka zdrowotnego<text:span text:style-name="T1005">.</text:span></text:p>
      <text:p text:style-name="P1006">Składka na ubezpieczenia zdrowotne byłaby obowiązkowa i opłacana przez pracodawcę, podobnie jak dotychczasowa składka ZUS-owska. Wymagałoby to innej dystrybucji dotychczasowych obciążeń podatkowych<text:span text:style-name="T1007">.</text:span><text:s/>Na przykład częściowego zwolnienia z podatku od wynagrodzeń, bąd<text:span text:style-name="T1008">ź<text:s/></text:span>z innych rodzajów podatku. To jest właśnie sprawa specjalistów jakie tutaj można, jakich manewrów można dokonać.</text:p>
      <text:p text:style-name="P1009">Wymagałoby to zwolnienia częściowego z podatku pracowników gospodark<text:span text:style-name="T1010">i</text:span><text:s/>nieuspołecznion<text:span text:style-name="T1011">ej.</text:span><text:s/>Oznacza to,<text:s/><text:span text:style-name="T1012">r</text:span>adykalną zmianę zasad przepływu środków budżetowych. Celowy fundusz parabudżetowy sprzyjałby długookresowemu planowaniu ochrony zdrowia i opieki społecznej<text:span text:style-name="T1013">.</text:span><text:s/>Do tej pory środki niewykorzystane w danym roku przepadają na szczeblu centralnym i na szczeblu podstawowym i to powoduje wielkie marnotrawstwo tych środków<text:span text:style-name="T1014">.</text:span></text:p>
      <text:p text:style-name="P1015">Na etapie wprowadzania ubezpieczeń. Jeszcze może taka uwaga, że zaletą tego systemu byłby te<text:span text:style-name="T1016">ż</text:span><text:s/>pozytywny aspekt psychologiczny wyrażający się powszechnym uświadomieniem, że ubezpieczony to przede wszystkim wytwórca środków, którymi dysponuje służba zdrowia, a nie tylko konsument tych środków.</text:p>
      <text:p text:style-name="P1017">Na etapie wprowadzenia ubezpieczeń należy określić zakres finansowania służby zdrowia i co bardzo ważne - przez budżet państwa, budżety terenowe<text:s/><text:span text:style-name="T1018">i</text:span><text:s/>ubezpi<text:span text:style-name="T1019">e</text:span>czenia. Finansowanie budżetowe powinno być przeznaczone, co już było wspominane przez pani doktor Kuratowską na realizację funkcji strategicznych stojących przed centrum. A wi<text:span text:style-name="T1020">ę</text:span>c na finansowaniu podstawowych inwestycji, na działalność w zakresie zdrowia publicznego, kształcenie kadr, wyr<text:span text:style-name="T1021">ó</text:span>wnywanie rozbieżności dostępności w zakresie świadczeń. Bo proszę państwa, ta funkcji strategiczna centrum do tej pory była bardzo słabo realizowana.</text:p>
      <text:p text:style-name="P1022">Samorząd terytorialny finansowałby rozwój bazy służby zdrowia na swoim terenie w zakresie wykraczającym poza plany strategiczne centrum.</text:p>
      <text:p text:style-name="P1023">Pozostała część środków przeznaczana obecnie na finansowanie bieżącej działalności placówek służby zdrowia powinna<text:span text:style-name="T1024"><text:s/></text:span>by<text:span text:style-name="T1025">ć</text:span><text:s/>przeznaczona na pokrycie składek powszechnego ubezpieczenia zdrowotnego. Przypominam - bąd<text:span text:style-name="T1026">ź</text:span><text:s/>jako odpis z funduszu wynagrodzeń, bąd<text:span text:style-name="T1027">ź</text:span><text:s/>jako ulga podatkowa od<text:s/><text:soft-page-break/>innych rodzajów podatku.</text:p>
      <text:p text:style-name="P1028">I stanowisko nasze jest takie - obywatele nie będą płac<text:span text:style-name="T1029">i</text:span>li z własnej kieszeni, co często mylne przekonanie w tej sprawie funkcjonuje w świadomości społecznej, a więc nie będą płacili z własnej kieszeni za te powszechne, podstawowe ubezpieczenia zdrowotne. Składka ubezpieczenia zdrowotnego - podkreślam<text:span text:style-name="T1030">,</text:span><text:s/>podobnie jak składka ZUS, opłacana musi być przez pracodawcę. I docelowo ta składka<text:s/>musi być przez samodzielną, samorządną, samofinansującą się instytucję bądź instytucje ubezpieczeniowe.</text:p>
      <text:p text:style-name="P1031">Ten wariant ub<text:span text:style-name="T1032">e</text:span>zpieczeniowy znajduje<text:s/><text:span text:style-name="T1033">s</text:span>i<text:span text:style-name="T1034">ę</text:span><text:s/>w tych kierunkach, tylko on jest bardzo hasłowo zapisany<text:span text:style-name="T1035">.<text:s/></text:span>Prawda - tam nawet na poziomie jednostki kiedy się mówi komu ona będzie sprzedawała swoje świadczenia, jest mowa o innych instytucjach, a nie ma w ogóle wspomnianej instytucji ubezpieczeniow<text:span text:style-name="T1036">ej.</text:span><text:s/>I my proponujemy tutaj następujący harmonogram prac -<text:s/><text:span text:style-name="T1037">ż</text:span>eby taki fundusz przejściowy par<text:span text:style-name="T1038">ab</text:span>udże<text:span text:style-name="T1039">to</text:span>wy wprowadzi<text:span text:style-name="T1040">ć</text:span><text:s/>od 1 stycznia 1990 r. Następnie na poziomie placówek służby zdrowia i pomocy społecznej pozostawi<text:span text:style-name="T1041">ć</text:span><text:s/>wygospodarowywane w danym roku środki na rok następny, też od 1 stycznia 1990 r.<text:s/><text:span text:style-name="T1042">A</text:span><text:s/>wprowadzenie docelowego modelu ubezpieczeń dopiero od 1 styczni<text:span text:style-name="T1043">a 1</text:span>992 r., bo zdajemy sobie sprawę jak wiele wymaga to prac przygotowawczych.</text:p>
      <text:p text:style-name="P1044">Dzięk<text:span text:style-name="T1045">uję</text:span>.</text:p>
      <text:p text:style-name="P1046"><text:span text:style-name="T1047">Przewodni</text:span><text:span text:style-name="T1048">c</text:span><text:span text:style-name="T1049">zący</text:span>:</text:p>
      <text:p text:style-name="P1050">Dziękuję bardzo.</text:p>
      <text:p text:style-name="P1051">Ja sądzę, że przedstawiciele resortu słuchali, albowiem w wielu miejscach jesteśmy zbieżni z tym stanowiskiem. Składaliśmy w lipcu ub. r. założenia do tego systemu. I sądzę, że te sprawy najszybciej będą mogły uzyskać consensus.</text:p>
      <text:p text:style-name="P1052">Jeżeli można prosić proszę o zabranie głosu pana dra Krawczyka.</text:p>
      <text:p text:style-name="P1053"><text:span text:style-name="T1054">Dr Krawczyk</text:span>:</text:p>
      <text:p text:style-name="P1055">Dziękuję bardzo. Chciałbym poinformować, bądź też przypomnieć, że obok obrad w tym gmachu w Stronnictwie Demokratycznym toczy się dyskusja przedkongresowa. W dniu dzisiejszym są przyjmowane materiały na Kongres, który odbędzie się w kwietniu. Oczywiście jest to dla nas także bardzo ożywiony okres.</text:p>
      <text:p text:style-name="P1056"><text:span text:style-name="T1057">I</text:span><text:s/>właściwie nie ma sfery życia społecznego, politycznego, gospodarczego,<text:s/><text:span text:style-name="T1058">w</text:span><text:s/>której Stronnictwo w tej aktualnej sytuacji nie wypowiadałoby się własnym głosem. Przypomnę, że znane jest z wielu inicjatyw politycznych zrealizowa<text:span text:style-name="T1059">n</text:span>ych<text:span text:style-name="T1060">,</text:span><text:s/>bądź też mających być szansę zrealizowania<text:span text:style-name="T1061">.</text:span></text:p>
      <text:p text:style-name="P1062">Także jeśli chodzi o problemy do rozwiązania w sferze opieki zdrowotnej i pomocy społecznej<text:span text:style-name="T1063">.</text:span><text:s/>Opowiadamy się za głębokim zreformowaniem systemu i połączone to powinno być z eliminacją jaskrawych nieprawidłowości spotykanych. N<text:span text:style-name="T1064">i</text:span>emniej jednak uważam, że winniśmy się wypowiedzieć<text:s/><text:span text:style-name="T1065">i</text:span><text:s/>te pewne bardzo niepopu<text:span text:style-name="T1066">l</text:span>arne sformułowania w sensie odzewu społecznego z tej sali powinny wyjść<text:span text:style-name="T1067">.</text:span></text:p>
      <text:p text:style-name="P1068">Mianowicie mówił pan prof<text:span text:style-name="T1069">.</text:span><text:s/>Indulski, mówili także poprzednicy, że nie można przyjąć tezy, że opieka zdrowotna jest opieką bezpłatną<text:span text:style-name="T1070">.</text:span><text:s/>W chwili obecnej zarówno prawne, jak i pozaprawne - o których także mowa była - mechanizmy są takie, że część osób z wyboru bądź też z przymusu koszty takie ponosi<text:span text:style-name="T1071">.</text:span><text:s/>Dlatego w moim przekonaniu musi być to system no przede wszystkim eliminujący nieprawidłowości, które występują<text:span text:style-name="T1072">.</text:span><text:s/>My opowiadamy się za wprowadzeniem ubezpieczenia zdrowotnego. Następnie równorzędnością 4 sektorów, państwowego, komunalnego, spółdzielczego i prywatnego, pełną<text:s/><text:soft-page-break/>równorzędnością<text:span text:style-name="T1073">.</text:span><text:s/>Tu nawiążę chociażby do pewnych ulg importowych czy innych rzeczy.<text:s/><text:span text:style-name="T1074">W</text:span><text:s/>moim przekonaniu kiedy to będzie możliwe?<text:span text:style-name="T1075"><text:s/></text:span>Jeżeli rzeczywiście finansowanie będzie zewnątrz systemu<text:span text:style-name="T1076">.</text:span><text:s/>Gdzie w chwili obecnej mamy praktycznie co obywatel uzyskuje? Jaki poziom świadczeń?<text:s/><text:span text:style-name="T1077">W</text:span><text:s/>zależności od po<text:span text:style-name="T1078">te</text:span>ncjału, jaki w danej miejscowości bądź też w pobliżu występuje<text:span text:style-name="T1079">.</text:span><text:s/>I to jest ten obowiązek państwa, który państwo w ten sposób wypełnia. Nie możemy mówić absolutnie o równości dostępu do systemu opieki zdrowotnej jaki istnieje i mnie się wydaje, że limitowanie przepraszam bardzo reglamentowanie poz<text:span text:style-name="T1080">i</text:span>omu<text:s/><text:span text:style-name="T1081">ś</text:span>wiadczeń ich jakości nie może się odbywać na zasadzie z<text:span text:style-name="T1082">ai</text:span>n<text:span text:style-name="T1083">we</text:span>stu<text:span text:style-name="T1084">je</text:span>my, zar<text:span text:style-name="T1085">ó</text:span>wno w sferę materialną, jak i oczywiście kadrową, w takie miejscowości czy inne. Dlatego też rozwiązania czysto ekonomiczne winny decydować, bez rejonizacji a na zasadzie wprowadzenia gry ekonomiczne<text:span text:style-name="T1086">j.</text:span><text:s/>I to niezależnie od własności danego zakładu opieki zdrowotnej.</text:p>
      <text:p text:style-name="P1087">Opowiadamy się także trudno powiedzieć czy do końca słusznie, czy też na okres prz<text:span text:style-name="T1088">ej</text:span>ściowy, ale za pełnym rozgraniczeniem tych sektorów, bo wiemy, że wiele zjawisk na pograniczu nieprawidłowości powstaje. Możemy na tej sali powiedzieć, że są gabinety prywatne z mocy prawa i słusznie funkc<text:span text:style-name="T1089">jo</text:span>nu<text:span text:style-name="T1090">jące,</text:span><text:s/>które w wielu wypadkach nie miałyby racji bytu, gdyby nie równoległość pracy w uspołecznionym zakładzie pracy i zajmowaniem tej czy innej funkcji<text:span text:style-name="T1091">.</text:span><text:s/>Nie jest to reguła, oczywiście, ale i takie pr<text:span text:style-name="T1092">z</text:span>ypadki występują w moim przekonaniu.</text:p>
      <text:p text:style-name="P1093">Jesteśmy za odbiurokratyzowaniem samej służby zdrowia, a także jego systemu zarządzania i tu chciałbym przypomnieć, że mówi to między innymi urzędnik państwowy, który ma do czynienia z tym, co rzeczywiście boli w moim przekonaniu wszystkich organizatorów służby zdrowia. Mianowicie mechanizmy samoregulujące tylko mogą i muszą ograniczyć do minimum administracyjne regulowanie t<text:span text:style-name="T1094">ej</text:span><text:s/>sfery<text:span text:style-name="T1095">.</text:span></text:p>
      <text:p text:style-name="P1096">Ponadto opowiadamy się za samorządnoś<text:span text:style-name="T1097">ci</text:span>ą i to samorządnością pracowniczą, a także i tu wiele inicjatyw stronnictwo wykazało w celu reaktywowana izb lekarskich i mamy nadzieję, że s<text:span text:style-name="T1098">fi</text:span>nalizowane to w najbliższym czasie będzie. Oczywiście konieczność jest powiązania - w naszym<text:s/>przekonaniu - systemu wynagrodzeń z praktycznym wkładem pracy poszczególnych pracowników i przy relatywnym wzroście wynagrodzenia. Niezależnie wypowiadamy się także i bardz<text:span text:style-name="T1099">o</text:span><text:s/><text:span text:style-name="T1100">g</text:span>łośno chcemy to akcentować wprowadzenie natychmiastowych rozwiązań w tych najbardziej dramatycznych sytuacjach, jeśli chodzi o zaopatrzenie w leki, w drobny sprzęt medyczny, dostęp do wiedzy medycznej. To jest w wielkim skrócie te tezy, które są bardzo mocno dyskutowane na wszystkich naszych organizacyjnych szczeblach, w dużej mierze bardzo zbieżne z kierunkami reformy prezentowanymi przez resort zdrowia i w dużej mierze także zbieżne z wypowiadanymi tu dzisiaj na tej sali, i także pewnymi punktami przedstawionymi przez pana doc. Lipińskiego.</text:p>
      <text:p text:style-name="P1101">Tylko miałbym taki wniosek, pozostaje pytanie jak<text:span text:style-name="T1102">?<text:s/></text:span>Wiemy doskonale, że przyjdzie taki dzień że Podzespó<text:span text:style-name="T1103">ł<text:s/></text:span>do spraw Zdrowia Okrągłego Stołu swoją działalność zakończy. Czy my rozwiążemy do tego czasu sprawy? Absolutn<text:span text:style-name="T1104">i</text:span>e<text:span text:style-name="T1105"><text:s/></text:span>nie, żadnych szczegółowych nie rozwiążemy, bardzo dobrze w moim przekonaniu, że doszło do takiej bardzo głębokiej twórczej i dochodzić będzie z pewnością wymiany poglądów i jeżeli można by było wnieść, aby rzeczywiście to co i autorzy ostatniego dokumentu umieszczają nazywając to ciało narodową radą zdrowia. Może nie pr<text:span text:style-name="T1106">ze</text:span>są<text:span text:style-name="T1107">dzaj</text:span>ąc nazwy, ale wnosiłbym, aby rzeczywiście wszystkie siły społeczne, polityczne miały udział w radzie zdrowia na szczeblu centralnym, gdzie rzeczywiście w zespołach mniej, bąd<text:span text:style-name="T1108">ź</text:span><text:s/>bardziej dobranych fachowych, konkretnych<text:s/><text:soft-page-break/>bylibyśmy<text:s/><text:span text:style-name="T1109">-</text:span><text:s/>nie przesądz<text:span text:style-name="T1110">aj</text:span>ąc, tylko z udziału, ale byłaby ta rada, która wspomogłaby Ministra Zdrowia i jego urząd<text:span text:style-name="T1111">.</text:span></text:p>
      <text:p text:style-name="P1112">To co między innymi mówił pan doktor o chociażby lobby zdrowotnym, nie o lobby chodzi, ale o te interdyscyp<text:span text:style-name="T1113">l</text:span>inarn<text:span text:style-name="T1114">ą</text:span><text:s/>działalność, jaka jest bardzo tej sferze potrzebna<text:span text:style-name="T1115">.</text:span></text:p>
      <text:p text:style-name="P1116">Dziękuję bardzo.</text:p>
      <text:p text:style-name="P1117"><text:span text:style-name="T1118">Przewo</text:span><text:span text:style-name="T1119">d</text:span><text:span text:style-name="T1120">n</text:span><text:span text:style-name="T1121">i</text:span><text:span text:style-name="T1122">czący</text:span>:</text:p>
      <text:p text:style-name="P1123">Dziękuję panu doktorowi.</text:p>
      <text:p text:style-name="P1124">O zabranie głosu proszę dr Zielonko.</text:p>
      <text:p text:style-name="P1125"><text:span text:style-name="T1126">Dr Aleksander Zielonka</text:span>:</text:p>
      <text:p text:style-name="P1127">Szanowni Państwo! Chcę o jednym fragmencie reformy - o strukturach. Na początek deklaracja. Doceniam wagę struktur, a<text:span text:style-name="T1128">l</text:span>e jako wielkości parametrycznych nigdy ich nie przeceniałem. Wiadomo, że teza czy doktryna o nadrzędnej roli struktur ma wiadomą stalinowską genez<text:span text:style-name="T1129">ę.</text:span><text:s/>Niemniej jednak jako wartość służebna struktura jest niezbędna jako k<text:span text:style-name="T1130">at</text:span>egoria ergologiczn<text:span text:style-name="T1131">a</text:span>, i chciałbym tu na temat pewnej struktury na temat zespołów opieki zdrowotnej.</text:p>
      <text:p text:style-name="P1132">Ideę zespolenia opieki zdrowotnej przyjęto w chwili kiedy odpowiadała ona na światowe trendy no i pozwalała jakoś lepiej wykorzystać ograniczone nasze zasoby<text:span text:style-name="T1133">.</text:span><text:s/>Z tym, że utytłano ją znowu w jakimś uniwersalizmie doktrynerskim, a mianowicie łączono to co trzeba i co nie trzeba i tak między innymi powstały ZOZ-y molochy, przy których<text:s/><text:span text:style-name="T1134">g</text:span>inie człowiek, jako osoba ludzka, ten człowiek który tam choruje, cierpi, jak zawsze sam na własną odpowiedzialność i ma pełne prawa by postrzegano tam jego osobę.</text:p>
      <text:p text:style-name="P1135">Niemniej jednak będą bronił terenowych struktur Zespołów Opieki Zdrowotnej w tzw. Polsce powiatowej, wielkości ograniczonej. Dlatego iż odpowiada ona zarówno na postulat elit środowiskowych, lekarzy specjalistów, ordynatorów, aż po pielęgniarkę środo<text:span text:style-name="T1136">wi</text:span>skową, a także znalazła pełną aprobatę społeczności. Przeprowadziliśmy trzykrotnie takie ankiety społeczności miast, miasteczek, a przede wszystkim dyskryminowanej nazbyt długo polskiej wsi, która ma jednak i w tej chwili dostęp przynajmniej formalny do tej ograniczonej, ale jednak istniejącej bazy, do zaplecza, do zasobów.</text:p>
      <text:p text:style-name="P1137">Stawia się tym ZOZ-om zarzuty,<text:s/><text:span text:style-name="T1138">ż</text:span>e przerosty biurokratyczne, że rozdęta administra<text:span text:style-name="T1139">cj</text:span>a. Chciałbym tym ogólnikowym, obiegowym sądom wrażeniowym odpowiedzieć wynikami zweryfikowanymi. Udało się przy pomocy paru ludzi dobrej woli przeprowadzić takie badania na dość dużym materiale tyczącym 4 województw, to jest Letnica, Wałbrzych, Jelenia Góra i G<text:span text:style-name="T1140">o</text:span>rzów - ja tylko w skrócie wynik<text:span text:style-name="T1141">i</text:span><text:s/>proszę państwa.</text:p>
      <text:p text:style-name="P1142">Najpierw kadra kierownicza zakładów służby zdro<text:span text:style-name="T1143">wi</text:span>a, a więc etatowo zatrudnieni<text:s/>dyrektorzy, ich zastępcy i główni księgowi, liczyła ona w z<text:span text:style-name="T1144">de</text:span>zintegro<text:span text:style-name="T1145">wa</text:span>nych placówkach w roku 1972 - 501 osób, w<text:s/><text:span text:style-name="T1146">Z</text:span>OZ-ach, w roku 1987 spadla do 215 osób<text:span text:style-name="T1147">.</text:span><text:s/>To jest 42,9% tamtej<text:span text:style-name="T1148">.</text:span><text:s/>Po wtóre - liczba lekarzy nas stanowiskach kierowniczych spadła w tych 4 województwach ze 172 do 76 osób, wśród których jeszcze jest 45 ordynatorów.<text:s/>I wreszcie trzecie wyliczenie szeregowej kadry administracyjnej, nastręczało to trudności, ale udało się odkurzy<text:span text:style-name="T1149">ć<text:s/></text:span>archiwa 16 byłych powiatów. Liczba zatrudnionych w administracji szeregowej spadła tam - używam tej tradycyjnej nazwy polska powiatowa - o 12% i przeciętnie z 32 osób do 28 w statystycznym ZOZ-ie. Przypomnę, że w tym samym czasie to jest 17 lat liczba ludności wzrosła o ponad 18% liczba pracowników służby zdrowia o 37%, a liczby świadczeń i gatunku, ciężaru gatunkowego po prostu skwantyfikować się nie da.</text:p>
      <text:soft-page-break/>
      <text:p text:style-name="P1150">Proszę Państwa! Jak wytłumaczyć te sądy obiegowe? Wydaje mi się, że jednym może po części racjonalnym wytłumaczeniem powtarzania o<text:span text:style-name="T1151">p</text:span>inii błędnych jest wadliwa interpreta<text:span text:style-name="T1152">cj</text:span>a semantyczna. Otóż bogatemu językowi polskiemu brakuje angielskie<text:span text:style-name="T1153">g</text:span>o słowa<text:s/>„leader”, czyli słowackiego veduci<text:span text:style-name="T1154">.</text:span><text:s/>Póki co jest u nas tylko kierownik, przychodni pracowni, ośrodka zdrowia, ale czy słowo, nazewnictwo może uzasadniać repul<text:span text:style-name="T1155">sj</text:span>e. Onże kierownik sam bada, sam leczy, dziesiątki chorych, każdego dnia i niejednej nocy, jest specjalistą, jest omnibusem bywa jedynym, ale on na Boga naprawdę nie jest biurokratą<text:span text:style-name="T1156">.</text:span></text:p>
      <text:p text:style-name="P1157">I jeszcze jeden zarzut o rzekomym odchodzeniu lekarzy do biur. Dowodzi on moim przekonaniu o nieznajomości pracy i ducha medycyny, bo kierunek odejść bywa najczęśc<text:span text:style-name="T1158">i</text:span>ej odwrotny. I jeszcze uwaga na koniec.</text:p>
      <text:p text:style-name="P1159">Pytaliśmy ludzi, pracowników służby zdrowia i społeczeństwo, jak oni odnoszę się do lekarza na stano<text:span text:style-name="T1160">wi</text:span>sku kierownika zakładu służby zdrowia. Otóż 99<text:span text:style-name="T1161">%<text:s/></text:span>chorych wybraliśmy ich z dr<text:span text:style-name="T1162">ó</text:span>g dyspanseryjnych, a więc tacy, co to nie mają tylko incydentalne kontakty z systemem, którzy rzeczywiście chorują i 94% pracowników służby zdrowia uważa, że zakładem opieki zdrowotnej musi kierować lekarz, jak sądem prawnik, a szkołą pedagog.</text:p>
      <text:p text:style-name="P1163">Tyle na temat struktur tej jednej jedynej kategorii, struktur, które dla mnie mają znaczenie jak powiedziałem na wstępie drugorzędne, parametryczne, służebne gdyż tak napra<text:span text:style-name="T1164">w</text:span>ę medycyna jest tak doskonale samosterowna, iż projekt ten przedstawiony nam pod dyskusję zakładający wariantowość tych rozwiązań, a nie petryfikację no jakoś przystaje i do tych naszych uogólnień.</text:p>
      <text:p text:style-name="P1165">Dziękuję bar<text:span text:style-name="T1166">d</text:span>zo.</text:p>
      <text:p text:style-name="P1167"><text:span text:style-name="T1168">Przewodniczący</text:span>:</text:p>
      <text:p text:style-name="P1169">Dziękuję bardzo. Panie doktorze jeżeli można by prosić, żeby ten materiał ponieważ jest on opracowany przez pana doktora, trafił do przewodniczących.</text:p>
      <text:p text:style-name="P1170">O zabranie głosu prosiła<text:s/>pani<text:s/>mgr Nowikow.</text:p>
      <text:p text:style-name="P1171"><text:span text:style-name="T1172">M</text:span><text:span text:style-name="T1173">g</text:span><text:span text:style-name="T1174">r Barbara No</text:span><text:span text:style-name="T1175">wi</text:span><text:span text:style-name="T1176">kow</text:span>:</text:p>
      <text:p text:style-name="P1177"><text:span text:style-name="T1178">P</text:span>oniew<text:span text:style-name="T1179">aż</text:span><text:s/>pomoc społeczna po raz pierwszy będzie poruszana w dniu dzisiejszym, dlatego zapoznając się równocześnie z kierunkami reformy systemu<text:s/><text:span text:style-name="T1180">z</text:span><text:s/>tym projektem, który strona solidarnościowa nam dzisiaj prze<text:span text:style-name="T1181">ds</text:span>tawiła, chciałabym państwu zabra<text:span text:style-name="T1182">ć</text:span><text:s/>parę minut czasu i powiedzieć jak to wygląda w tej pomocy społe<text:span text:style-name="T1183">c</text:span>znej na dzień dzisiejszy.<text:s/><text:span text:style-name="T1184">Z</text:span><text:s/>góry przepraszam, że na pewno nie zmieszczę się w tych<text:s/><text:span text:style-name="T1185">3</text:span><text:s/>minutach, czy 5 minutach. Przepraszam, po raz pierwszy i może po raz ostatni w dniu dzisiejszym to zagadnienie będzie<text:span text:style-name="T1186"><text:s/></text:span>poruszane, jeżeli pan przewodniczący i państwo pozwolicie, to przedstawię te problemy w sposób maksymalnie skondensowany.</text:p>
      <text:p text:style-name="P1187">Jeżeli chodzi o model organizacyjny pomocy społecznej w Polsce, składa się on z dwóch powiązanych ze sobą systemów, między którymi istnieje ścisłe współdziałanie. Są to terenowe organa administracji państwowej oraz zawodowa służba socjalna resortu zdrowia i opieki społecznej<text:span text:style-name="T1188">.</text:span><text:s/>Terenowe organa administrac<text:span text:style-name="T1189">ji</text:span><text:s/>pańs<text:span text:style-name="T1190">t</text:span>wow<text:span text:style-name="T1191">ej<text:s/></text:span>są bezpośrednimi realizatorami przyznającymi świadczenia z ty<text:span text:style-name="T1192">t</text:span>ułu pomocy społecznej i te obecne uprawienia wynikają z ustawy z 20 lipca 1983 r<text:span text:style-name="T1193">.</text:span><text:s/>o systemie rad narodowych i samorządu terytorialnego, zgodnie z którą świadczenia pomocy społecznej organizują na swoim terenie<text:s/><text:span text:style-name="T1194">i<text:s/></text:span>przyznają terenowe organa administracji państwowej o właściwości ogólnej bądź szczególnej. Są to więc naczelnicy gmin, miast i miast powyżej 50 tys. ludności<text:span text:style-name="T1195">.</text:span><text:s/>Zawodowa służba socjalna zintegrowana ze służbą<text:s/><text:soft-page-break/>zdrowia stanowi człon tego modelu. Zadaniem tej służby jest indywidualne rozpoznawanie potrzeb dokonywane w miejscu zamieszkania, praca socjalna<text:s/><text:span text:style-name="T1196">z</text:span><text:s/>jednostką, ro<text:span text:style-name="T1197">dz</text:span>iną i środowiskiem, wnioskowanie o przyznanie świadczeń pomocy społecznej oraz te wszystkie sprawy socjalne danego środowiska, których załatwienie może wymagać nie tylko świadczeń pomocy społecznej, ale udziału wielu służb<text:span text:style-name="T1198">.</text:span><text:s/>Działania zawo<text:span text:style-name="T1199">do</text:span>wej służby socjalnej są wspierane przez terenowych opiekunów społecznych, pracujących honorowo.</text:p>
      <text:p text:style-name="P1200">Zintegrowanie ze służbą zdrowia wynika najczęściej z<text:s/><text:span text:style-name="T1201">je</text:span>dnoznacznego występowania potrzeb socjalnych i zdrowotnych osób głównie w starszym wieku. Potrzeb tych nie należy rozdzielać ze względu na ich współzależność. Współdziałanie obu członów istniejącego modelu polega między innymi na prze<text:span text:style-name="T1202">dsta</text:span>w<text:span text:style-name="T1203">i</text:span>aniu przez służbę socjalną przyzn<text:span text:style-name="T1204">aj</text:span>ącym świadczenia organom potrzeb jednostkowych, dostarczaniu sumarycznych informacji o potrzebach terenu dla celów kalkulacji budżetowej i planowania rozwiązań, a także dla oddolnego koordynowania pomocy przyznawanej poszczególnych świadczeń odbiorcom.</text:p>
      <text:p text:style-name="P1205">Obecnym model organizacyjny pozwala na zorgani<text:span text:style-name="T1206">z</text:span>owanie i przyznawanie świadczeń pomocy społecznej na szczeblu mikro- to jest w gminie, mieście, dzielnicy co maksymalnie przybliża świadczenia do obywatela. Ro<text:span text:style-name="T1207">la</text:span><text:s/>zawodowej służby socjalnej oraz opiekunów społecznych w realizowaniu pomocy społecznej oprócz poprzednio wymienionych<text:span text:style-name="T1208"><text:s/></text:span>funkcji umożliwia profesjonalną i społeczną weryfikację działań urzędników, przy przyznawaniu świadczeń oraz odbiurokratyzowaniu działań pomocy społecznej poprzez inne niż administracyjne formy kontaktów z obywatelem. Jest to niezbędne przy specyficznym trybie przyznawania świadczeń pomocy społecznej i powoduje konieczność uwzględniania takich warunków i uwarunkowań, jak niesprawność, nieporadność życiowa czy zaawansowany wiek.</text:p>
      <text:p text:style-name="P1209">Mówiąc o strukturach organizacyjnych terenowy organ stopnia podstawowego przewiduje na szczeblu gminy miasta samodzielne stanowiska pracy bądź referaty do spraw zdrowia i pomocy społecznej, na szczeblu miast powyżej 50 tys. ludności - wydziały zdrowia i opieki społecznej, W chwili obecnej istnieją również w dalszym ciągu zespoły opieki zdrowotnej i w tych zespołach opieki zdrowotnej<text:s/><text:span text:style-name="T1210">dz</text:span>iały służb społecznych w ramach k<text:span text:style-name="T1211">tó</text:span>r<text:span text:style-name="T1212">y</text:span>ch funkc<text:span text:style-name="T1213">jo</text:span>nuje dla celów pomocy społecznej ośrodek opiekuna społecznego, w którym są zatrudnieni pracownicy socjalni prowadzący działalność w rejonach zapobieg<text:span text:style-name="T1214">aw</text:span>czo-leczniczych w mieście i gminnych ośrodkach zdrowia na obszarze działalności zespołu opieki zdrowotnej, jak również konsultanci niezbędnych specjalności, na przykład prawa, pedagogiki, psychologii.</text:p>
      <text:p text:style-name="P1215">Terenowe organy administra<text:span text:style-name="T1216">cji</text:span><text:s/>państwowej stopnia wo<text:span text:style-name="T1217">je</text:span>wódzkiego właściwe do spraw pomocy społecznej wykon<text:span text:style-name="T1218">uj</text:span>ą zadania w zakresie synchronizac<text:span text:style-name="T1219">ji</text:span><text:s/>czyli planowania organizacji nadzoru i koordynacji pomocy społecznej na obszarze województwa oraz organizują, bezpośrednio kierują a także<text:span text:style-name="T1220"><text:s/></text:span>dysponują miejscami we wszystkich domach pomocy społecznej.</text:p>
      <text:p text:style-name="P1221">I po drugie wojewódzki ośrodek opieki społecznej, który sprawuje nadzór merytoryczny nad pracą służby socjalnej oraz dostarcza organowi szczebla wojewódzkiego<text:s/><text:span text:style-name="T1222">i</text:span>n<text:span text:style-name="T1223">f</text:span>o<text:span text:style-name="T1224">r</text:span>m<text:span text:style-name="T1225">a</text:span>c<text:span text:style-name="T1226">ji</text:span><text:s/>niezbędnych do planowania<text:s/><text:span text:style-name="T1227">i</text:span><text:s/>prowadzenia polityki w zakresie pomocy społecznej na obszarze województwa. Jeżeli chodzi o koordynację zadań pomocy to od kilku już lat nasze województwa reprezentuję, woj<text:span text:style-name="T1228">.</text:span><text:s/>warszawskie, ma duże doświadczenie w tym zakresie. Pierwotnie powołane zespoły koordynacyjne do spraw pomocy społecznej,<text:s/><text:span text:style-name="T1229">k</text:span>tóre skupiały zarówno profesjonalne służby socjalne, pracowników socjalnych jak również przedstawicieli<text:s/><text:soft-page-break/>wszystkich organizacji społecznych, które to organizacje mają w swojej statutowej działalności pomocy społeczną. Ta koordynacja miała na celu nie powielanie pewnych świadczeń, które nasz świadczeniobiorca, powiedzmy sobie nie każdy w jednakowy sposób przyjmuje, są i chce je otrzymywać, są wśród naszych podopiecznych naszych klientów pomocy społecznej i tacy, którzy wyłudzają z różnych źródeł różne formy pomocy szczególnie materialn<text:span text:style-name="T1230">ej.</text:span></text:p>
      <text:p text:style-name="P1231">Takim skoordynowanym systemem przy pomo<text:span text:style-name="T1232">c</text:span>y społecznej jest również wprowadzanie komputeryzac<text:span text:style-name="T1233">ji</text:span><text:s/>w kilku już województwach w tej chwili, naszego kraju. Ta komputeryzacja ma na celu właśnie wykluczenie powielania przynajmniej w tym samym czasie tych różnych form pomocy materialnej.</text:p>
      <text:p text:style-name="P1234">Do organizacji społecznych, które wchodzą w skład zespołów koordynacyjnych do spraw pomocy społecznej, wchodzą głównie takie organizacje jak Polski Komitet Pomocy Społecznej, Polski Czerwony Krzyż. To są te dwie największe organizacje społeczne świadczące usługi, tak ważną w sferze pomocy społecznej działalność i inne organizacje jak organizacje kobi<text:span text:style-name="T1235">e</text:span>ce, TPD, Związek Emerytów, Renci<text:span text:style-name="T1236">st</text:span>ów<text:s/><text:span text:style-name="T1237">i</text:span><text:s/>Inwalidów. Takich organizacji w naszych zespołach mamy kilkanaście.</text:p>
      <text:p text:style-name="P1238">Zespół koordynacyjny działa zarówno na szczeblu terenowego organu administracji państwowej, na szczeblu naczelnika, jak i na szczeblu województwa przy prezydencie czy wojewodzie miasta.</text:p>
      <text:p text:style-name="P1239">Jeżeli chodz<text:span text:style-name="T1240">i</text:span><text:s/>o zadania pomocy społecznej, są one realizowane przez system świadczeń pomocy społecz<text:span text:style-name="T1241">n</text:span>ej,<text:span text:style-name="T1242"><text:s/></text:span>środowiskowej oraz pomocy społecznej instytucjonalnej czyli domy pomocy społecznej.</text:p>
      <text:p text:style-name="P1243">Tak jak pierwsza część w<text:s/><text:span text:style-name="T1244">g</text:span>łównej mierze ma za zadanie prace w środowisku, w bezpośrednim miejscu zamieszkania klienta nasz<text:span text:style-name="T1245">ej</text:span><text:s/>pomocy społeczne<text:span text:style-name="T1246">j</text:span>, tak ta druga część -<text:span text:style-name="T1247"><text:s/></text:span>częś<text:span text:style-name="T1248">ć</text:span><text:s/>stacjonarna czyli wszelkiego typu domy pomocy społecznej zawierają w swojej funkcji całą służbę zdrowia to znaczy zatrudnienie lekarzy, pielęgniarek, różnego rodzaju rehabilitantów i<text:s/><text:span text:style-name="T1249">c</text:span>ałą służbę medyczną, która funkcjonuje również w szpitalu<text:span text:style-name="T1250">.</text:span></text:p>
      <text:p text:style-name="P1251">W modelu organizacyjnym ochrony pomocy zdrowia zadania pomocy społecznej środowiskowej oparte zostały na zasadzie integracji służby zdrowia ze środowiskowymi służbami socjalnymi<text:span text:style-name="T1252">.</text:span></text:p>
      <text:p text:style-name="P1253">Podstawową rolę w opiece nad ludźmi starszymi, przewlekle chorymi, spełnia środowiskowa opieka zdrowotna<text:s/><text:span text:style-name="T1254">i<text:s/></text:span>społeczn<text:span text:style-name="T1255">a</text:span>. Lekarz rejonowy, pielęgniarka środowiskowa, pracownik socjalny. Zasadniczym celem w działaniach pomo<text:span text:style-name="T1256">c</text:span>y<text:span text:style-name="T1257"><text:s/></text:span>społecznej środowiskowej jest podejmowanie odpowiednich rozwiązań umożliwiających jak najdłuższe zamieszkiwanie człowieka niepełnosprawnego w dotychczasowym środowisku.</text:p>
      <text:p text:style-name="P1258">Ze świadczeń pomocy społecznej środowiskowej korzystają przede wszystkim ludzie w wieku emerytalnym oraz inwalidzi<text:s/><text:span text:style-name="T1259">I</text:span><text:s/>i II grupy, a także inne grupy osób.</text:p>
      <text:p text:style-name="P1260"><text:span text:style-name="T1261">Przewodni</text:span><text:span text:style-name="T1262">c</text:span><text:span text:style-name="T1263">zący</text:span>:</text:p>
      <text:p text:style-name="P1264">Jeżeli mógłbym pro<text:span text:style-name="T1265">s</text:span>ić o skrócenie i przedstawienie sytuacji dotyczącej reform w zakresie opieki społecznej.</text:p>
      <text:p text:style-name="P1266"><text:span text:style-name="T1267">cd. Ob.<text:s/></text:span><text:span text:style-name="T1268">N</text:span><text:span text:style-name="T1269">o</text:span><text:span text:style-name="T1270">w</text:span><text:span text:style-name="T1271">ikow</text:span>:</text:p>
      <text:p text:style-name="P1272">Myślę,<text:s/><text:span text:style-name="T1273">ż</text:span>e w reformie pomocy społecznej na pewno uwzględnione będą wszystkie te punkty, które zostały nam zgłoszone przez stronę opozycyjno-solidarnościową. Wydaje mi się, że zgłoszona tutaj propozycja powołania komisji, która będzie pracowała nad tym projektem, jest to propozycja do szczegółowej dyskusji. I na pewno nie będziemy omawiać tych poszczególnych punktów, które<text:s/>są zawarte<text:s/><text:soft-page-break/>w kierunkach reformy systemu pomocy społecznej.</text:p>
      <text:p text:style-name="P1274">Z większością tych punktów na pewno będziemy wszyscy zgodni<text:span text:style-name="T1275">.</text:span><text:s/>Część z nich to bardziej szczegółowo będą omówione na roboczo.</text:p>
      <text:p text:style-name="P1276">Jeżeli chodzi o wspólne, chyba, punkty, które będą do najbliższej realizacji, to są<text:s/><text:span text:style-name="T1277">-</text:span><text:s/>doprowadzenie do uchwalenia ustawy o pomocy społeczn<text:span text:style-name="T1278">ej</text:span><text:s/>i aktów wykonawczych. W tym projekcie kierunku reformy mamy również taki zapis. Jest to zapis, że do końca roku 1989 ta ustawa ma wyjść. W chwili obecnej też uważamy, że uchwalanie ustawy jest sprawą niezwykle pilną. Obecna działalność oparta jest na zarządzeniach i instrukcjach resortowych jako że pracujemy w dalszym ciągu i obowiązuje nas ustawa o pomocy społecznej z 192<text:span text:style-name="T1279">3</text:span><text:s/>r. Jest to termin ważny.</text:p>
      <text:p text:style-name="P1280">Obecnie projekt ustawy jest opracowany, jest złożony do departamentu prawnego w Ministerstwie Zdrowia i Opieki Społecznej w celu dalszych prac legislacyjnych, w tym konsultacji zewnętrznych.</text:p>
      <text:p text:style-name="P1281">Do 1 kwietnia ma być przekazany Komitetowi Społeczno- P<text:span text:style-name="T1282">olit</text:span>ycznemu Rady Ministrów. I wtedy będzie również poddany konsultacji. Jeżeli chodzi jeszcze o jedną s<text:span text:style-name="T1283">p</text:span>rawę poruszoną w tych kierunkach reformy, to mamy tutaj przedstawione dwa schematy organizacyjne pomocy społecznej tzn. schemat obowiązujący aktualnie i schemat organizacyjny pomocy społecznej zaproponowany jako uproszczony nowy projekt.</text:p>
      <text:p text:style-name="P1284">Pewne rzeczy są na p<text:span text:style-name="T1285">e</text:span>wno jeszcze do domówienia. Natomiast interesowałoby mnie - dlaczego ten projekt jest tylko od szczebla wojewódzkiego.</text:p>
      <text:p text:style-name="P1286">Inne punkty wobec tego,<text:s/><text:span text:style-name="T1287">ż</text:span>e skrócony został mi czas wypowiedzi, w zasadzie są zbieżne z tymi kierunkami reformy przekazanymi przez stronę solidarnościową.</text:p>
      <text:p text:style-name="P1288">Dziękuję.</text:p>
      <text:p text:style-name="P1289"><text:span text:style-name="T1290">Przewodni</text:span><text:span text:style-name="T1291">c</text:span><text:span text:style-name="T1292">zący</text:span>:</text:p>
      <text:p text:style-name="P1293">Dziękuję bardzo. Ja przepraszam, że został skrócony czas wypowiedzi, ale było to omawianie sytuacji obecnie występując<text:span text:style-name="T1294">ej</text:span><text:s/>w opiece społeczne<text:span text:style-name="T1295">j</text:span>, natomiast my dyskutujemy nad reformą opieki społecznej. I sądzę, że projekt, który trzy lata się rodzi, bo od trzech lat prawie różnego rodzaju projekty się rodzą dotyczące opieki społecznej, w końcu ujrzy światło dzienne.</text:p>
      <text:p text:style-name="P1296">Ja chciałbym się spytać<text:s/><text:span text:style-name="T1297">-</text:span><text:s/>ponieważ jest prośba ze strony solidarnościowo-opozycyjnej, żeby teraz zabrała głos pani dr Staręga. Niemniej na liście zgłoszony jest do dyskusji jako pierwszy pro<text:span text:style-name="T1298">f.</text:span><text:span text:style-name="T1299"><text:s/></text:span>Boroń i dr Edelman. Sądzę, że panowie w dniu<text:s/><text:span text:style-name="T1300">Ś</text:span>więta Kobiet.</text:p>
      <text:p text:style-name="P1301">A w<text:span text:style-name="T1302">i</text:span>ę<text:span text:style-name="T1303">c</text:span><text:s/><text:span text:style-name="T1304">j</text:span>eże<text:span text:style-name="T1305">l</text:span>i można prosić pani<text:s/>dr Staręga.</text:p>
      <text:p text:style-name="P1306"><text:span text:style-name="T1307">Dr<text:s/></text:span><text:span text:style-name="T1308">J</text:span><text:span text:style-name="T1309">oanna Starę</text:span><text:span text:style-name="T1310">ga</text:span><text:span text:style-name="T1311">-Pia</text:span><text:span text:style-name="T1312">s</text:span><text:span text:style-name="T1313">e</text:span><text:span text:style-name="T1314">k</text:span><text:span text:style-name="T1315">:</text:span></text:p>
      <text:p text:style-name="P1316">Tylko na Świ<text:span text:style-name="T1317">ęto</text:span><text:s/>Kobiet<text:span text:style-name="T1318">,</text:span><text:s/>cz<text:span text:style-name="T1319">y</text:span><text:s/>nie ze względu na<text:s/><text:span text:style-name="T1320">Ś</text:span>więto Kobiet, ale dlatego,<text:s/><text:span text:style-name="T1321">ż</text:span>e jest to pewien blok problematyki, kt<text:span text:style-name="T1322">ó</text:span>rą bym chciała, żeby państwo spróbowali potraktować w jakiś sposób wspólny.</text:p>
      <text:p text:style-name="P1323">Właściwie najkrócej mówiąc, czy najkrócej ustosunkowując się do tego<text:s/><text:span text:style-name="T1324">c</text:span>o powiedziała pani<text:s/>dy<text:span text:style-name="T1325">r.</text:span><text:s/>Nowikow, mogłabym powiedzieć, że tak by było, gdyby było. Ale tak jak to zostało w pewnych ogólnych sformułowaniach przedstawione, to właściwie przyglądając się szczegółowo nie tak funkcjonuje pomoc społeczna i pozostawia bardzo wiele do życzenia.</text:p>
      <text:p text:style-name="P1326">To był pewien obraz, pewna fotografia widziana z pewnej odległości.</text:p>
      <text:p text:style-name="P1327">Przy<text:s/><text:span text:style-name="T1328">t</text:span>ym projekcie, który przedstawiliśmy jako zesp<text:span text:style-name="T1329">ó</text:span>ł chciał<text:span text:style-name="T1330">a</text:span>m przyją<text:span text:style-name="T1331">ć</text:span><text:s/>4 założenia, które wyjaśnią państwu pewne rzeczy<text:span text:style-name="T1332">.</text:span><text:s/>Po pierwsze - jest tutaj ukryte założenie, że pomoc społeczna będzie usytuowana<text:s/><text:soft-page-break/>w służbie zdrowia<text:span text:style-name="T1333">.</text:span><text:s/>Stąd też, jak gdyby przedstawione propozycje rozwiązań dotyczą poziomu województwa albo ponad województwem. Można powiedzieć - nie ma nic poza resortem.</text:p>
      <text:p text:style-name="P1334">Po drugie<text:s/><text:span text:style-name="T1335">-</text:span><text:s/>na co z całą odpowiedzialnością chciałam zwrócić uwagę, mianowicie istnieje odpowiedzialność resortu za kształt pomocy społecznej. Bowiem pomoc społeczna nie tylko zajmuje się ludźmi starymi czy inwalidami, ale zajmuje się tymi wszystkimi kategoriami osób, które poprzez fatalną politykę społeczną znalazły się w skomplikowanej i trudnej sytuacji. To są narkomani, to są alkoholicy, to<text:s/><text:span text:style-name="T1336">s</text:span>ą ludzie bezdomni. Właśnie kodyfikacja tj. akty prawne rozporządzenia rzędu poziomu Ministerstwa utrwalają jak gdyby tylko te kategorie, czy obejmują tylko te kategorie, które już właściwie są jednymi<text:s/><text:span text:style-name="T1337">z</text:span><text:s/>fragmentów zainteresowań pomocy społecznej<text:span text:style-name="T1338">.</text:span></text:p>
      <text:p text:style-name="P1339">Dalej<text:s/><text:span text:style-name="T1340">-</text:span><text:s/>w tym przedstawionym projekcie autorzy podporządkowali się bardzo konsekwentnie pewnemu rygorowi czy pewnej dyscyplinie. Mianowicie są to kierunki rozwoju. Nie ma tam żadnych szczegółowych spraw. Stąd też dla osób nie tkwiących w tej problematyce, za co przepraszam za tą uwagę, mo<text:span text:style-name="T1341">ż</text:span>e się wydawać,<text:s/><text:span text:style-name="T1342">ż</text:span>e pewne rzeczy są ogólnikami. Ale naprawdę one są niebywale istotne i to są w stanie docenić ci wszyscy, dla których nie jest obca sfera zainteresowań i sposób funkc<text:span text:style-name="T1343">jo</text:span>nowania pomocy społecznej<text:span text:style-name="T1344">.</text:span></text:p>
      <text:p text:style-name="P1345">Nie chcą przedłużyć i nie chcąc zanudzić, jak gdyby i tak niepopularną sprawą jaką jest pomoc społeczna, chciałam na parę elementów tylko tych założeń reformy zwróci<text:span text:style-name="T1346">ć</text:span><text:s/>uwagę.</text:p>
      <text:p text:style-name="P1347"><text:span text:style-name="T1348">P</text:span>o pierwsze - generalny kierunek jest kierunkiem zgodnym z tym, o czym obie strony, do którego dążą - mianowicie daleko posuniętej decentralizacji. Bo pomoc społeczna naprawdę sprawdza się nie na poziomie resortu tylko na poziomie styku - pracownik socjalny potrzebujący wsparcia<text:span text:style-name="T1349">.</text:span></text:p>
      <text:p text:style-name="P1350">Po drugie - na podniesieniu skuteczności funkcjonowania instytucji zbiorowych, życia zbiorowego, jaką jest pomoc społeczna<text:span text:style-name="T1351">.</text:span></text:p>
      <text:p text:style-name="P1352">I tr<text:span text:style-name="T1353">z</text:span>ecia bardzo ważna rzecz. Na przejęciu przez te instytucje odpowiedzialności. Pomoc społeczna, co jest mi przykro powiedzieć, praktycznie nie ponosi żadnej odpowiedzialności za mankamenty swojego funkc<text:span text:style-name="T1354">jo</text:span>nowania. Poprzez fakultatywność świadczeń pomocy społecznej, pomoc społeczna wybiera w zależności od tego komu może udzielić świadczenie ze względu na pieniądze,<text:s/><text:span text:style-name="T1355">z</text:span>e względu infrastrukturę. Natomiast na dobrą sprawę w kategoriach życia zbiorowego, bo pracownik socjalny na tym poziomie ponosi odpowiedzialność za inwalidę, starego człowieka czy alkoholika<text:span text:style-name="T1356">,</text:span><text:s/>któremu pomaga<text:span text:style-name="T1357">.</text:span><text:s/>Ale pomoc społeczna jako instytucja nie ponosi żadnej odpowiedzialności<text:span text:style-name="T1358">.<text:s/></text:span>Między innymi szereg punktów w tych założeniach ma zmusi<text:span text:style-name="T1359">ć</text:span><text:s/>instytucje pomocy społecznej do ponoszenia odpowiedzialności za zadania, które są jej przypisane i z którymi może dyskutować - czy jest w stanie je podjąć, czy nie<text:span text:style-name="T1360">.</text:span></text:p>
      <text:p text:style-name="P1361">W związku z powyższym pewne kierunki funkc<text:span text:style-name="T1362">jo</text:span>nowania pomocy społecznej to jest na drugiej stronie projektu w czterech punktach podane powinny zostać. Nie r<text:span text:style-name="T1363">oz</text:span>wijam tego, bo to jest ta sprawa profesjonalizacji rozwoju pomocy środowiskowej, fakultatywności świadczeń<text:span text:style-name="T1364">.</text:span><text:s/>I moment się zatrzymam - integracji z podstawową opieką zdrowotną. Ta sprawa jest o tyle ważna i o tyle, jak gdyby paralelna do niektórych pr<text:span text:style-name="T1365">op</text:span>oz<text:span text:style-name="T1366">ycj</text:span>i, założeń pomocy opieki zdrowotnej, bowiem instytucja lekarza rodzinnego, domowego jakby tego nie nazwać jest tą instytucją, jest tą sferą działania gdzie pomoc społeczna znajduje swoje miejsce i skuteczność świadczeń pomocy lekarskiej poprzez pracownika socjalnego w bardzo wielu sferach życia jest jedynym warunkiem skutecz<text:span text:style-name="T1367">n</text:span>o<text:span text:style-name="T1368">ś</text:span>c<text:span text:style-name="T1369">i</text:span><text:s/>działania lekarz<text:span text:style-name="T1370">a.</text:span></text:p>
      <text:p text:style-name="P1371">Nie rozwijam tego, bowiem myślę, że jest to dla większości osób zrozumiałe<text:span text:style-name="T1372">.</text:span></text:p>
      <text:soft-page-break/>
      <text:p text:style-name="P1373">Następna bardzo ważna sprawa, to jest sprawa właśnie wynikająca z konieczności ponoszenia odpowiedzialności za pomoc społeczną<text:s/><text:span text:style-name="T1374">-</text:span><text:s/>jest sprawa organizacyjnego połączenia na poziomie pracownika socjalnego funkcji diagnostycznych, funkcji planistycznych i realizacyjnych. Pra<text:span text:style-name="T1375">c</text:span>ownik socjalny wnioskuje, że komuś coś potrzeba. I ma bardzo długą drogę, staje się petentem wobec różnych instytucji, żeby to wnioskuje, co jest sprawą dla załatwienia określonej rodzinie czy określonemu człowiekowi, staje się po<text:span text:style-name="T1376">te</text:span>m wobec innego typu urzędów.</text:p>
      <text:p text:style-name="P1377">I bardzo jest ważna sprawa, to jest taki kierunek re<text:span text:style-name="T1378">fo</text:span>rm<text:span text:style-name="T1379">y</text:span><text:s/><text:span text:style-name="T1380">s</text:span>zczegółowych przepisów, które są<text:s/><text:span text:style-name="T1381">-</text:span><text:s/>pomoc społeczna<text:span text:style-name="T1382"><text:s/></text:span>powinna być zorientowana na rodzinę, a nie na poszczególnych członków rodziny<text:span text:style-name="T1383">.</text:span></text:p>
      <text:p text:style-name="P1384">Wszyscy, którzy się z pomocą społeczną stykają wiedzą, że to co można by nazwa<text:span text:style-name="T1385">ć</text:span><text:s/>w dużym skrócie myślowym tym syndromem biedy, że pewne potknięcie się, choroba, jakaś forma bezrobocia, pociąga za sobą cały szereg negatywnych skutków prowadzących do dysfunkcjonalności rodziny<text:span text:style-name="T1386">.</text:span></text:p>
      <text:p text:style-name="P1387">Znowu nie rozwijam, sygnalizuję tylko sprawę, ale to je<text:span text:style-name="T1388">s</text:span>t taki bardzo głęboki zapis tutaj, mimo że jest formułowany przy pomocy jednego czy dwóch zdań. Pomijam sprawę przygotowania kadry pomocy społecznej do wykonywania przez nią zadań, bo jest tutaj dość szczegółowo może zapisane<text:span text:style-name="T1389">.</text:span></text:p>
      <text:p text:style-name="P1390">Dalej uważam,<text:s/><text:span text:style-name="T1391">ż</text:span>e czy uważamy, że pomoc społeczna musi być finansowana<text:s/><text:span text:style-name="T1392">z</text:span><text:s/>budżetu centralnego poprzez budżety lokalne<text:span text:style-name="T1393">.</text:span><text:s/>Ale to są już te wszystkie sprawy, w które nie wchodzę. W żadnym stopniu nie może być ani samofinansująca si<text:span text:style-name="T1394">ę</text:span>, ani zarabiająca na siebie, po<text:span text:style-name="T1395">z</text:span>a tam jakimiś drobnymi formami rozwiązań.</text:p>
      <text:p text:style-name="P1396">I podsumow<text:span text:style-name="T1397">uj</text:span>ąc, chciałabym powiedzieć, że reforma pomocy społecznej nie wymaga zmian radykalnych. Wymaga natomiast daleko idącej jasności i pewnej konsekwencji w tych wszystkich sferach, w których nastąpi reorganiza<text:span text:style-name="T1398">c</text:span>ja.<text:s/><text:span text:style-name="T1399">I</text:span><text:s/>zwracam uwagę na tą konsekwencję i w tych konsekwencje<text:s/><text:span text:style-name="T1400">f</text:span>unk<text:span text:style-name="T1401">cj</text:span>onowani<text:span text:style-name="T1402">a</text:span>.</text:p>
      <text:p text:style-name="P1403">I dalej - bardzo ważna sprawa, mimo że w kategoriach ogólników tutaj s<text:span text:style-name="T1404">fo</text:span>rmułowana, że tempo i charakter zmian reorganiz<text:span text:style-name="T1405">a</text:span>cyjnych<text:s/>muszą<text:s/>być dostosowane do środowiska lokalnego.</text:p>
      <text:p text:style-name="P1406">Innym województwem jest województwo o charakterze wiejskim, rolniczym - powiedzmy, innym jest województwo, które reprezentuje pani dyrektor, a więc Warszawa z całym swoim, z całą swoją strukturą.</text:p>
      <text:p text:style-name="P1407">W związku z powyższym jest jedna propozycja tutaj zawarta, ażeby pewne kierunki sformułowane już, jak gdyby przełożone na język operacyjny, były wprowadzane przez specjalne... jak gdyby do tego przygotowaną grupę. Można by powiedzieć, że jest to może niepopularne, ale sła<text:span text:style-name="T1408">b</text:span>a jest kadra pomocy na szczeblu podstawowym, słaba jest wiedza i rozumienie spraw pomocy społecznej na poziomie naczelnika. I musi być promotor, musi być jakiś ciągnik tych spraw.</text:p>
      <text:p text:style-name="P1409"><text:span text:style-name="T1410">I</text:span><text:s/><text:span text:style-name="T1411">wyd</text:span>aje mi s<text:span text:style-name="T1412">i</text:span>ę, że<text:s/><text:span text:style-name="T1413">tut</text:span>a<text:span text:style-name="T1414">j</text:span><text:s/><text:span text:style-name="T1415">ta</text:span>ki zes<text:span text:style-name="T1416">p</text:span>ó<text:span text:style-name="T1417">ł</text:span><text:s/>s<text:span text:style-name="T1418">p</text:span>ec<text:span text:style-name="T1419">jaln</text:span>i<text:span text:style-name="T1420">e</text:span><text:s/>przygotowany - o<text:span text:style-name="T1421">s</text:span>ób<text:span text:style-name="T1422">,</text:span><text:s/>które by w jakimś sensie kaskadowo<text:s/><text:span text:style-name="T1423">c</text:span>ały szereg niepopularnych i dla pracowników socjalnych, i dla kadry kierowni<text:span text:style-name="T1424">c</text:span>zej pom<text:span text:style-name="T1425">oc</text:span>y społecznej elementów reformy wprowadzał<text:span text:style-name="T1426">.</text:span></text:p>
      <text:p text:style-name="P1427"><text:span text:style-name="T1428">I</text:span><text:s/>już ostatnie zdanie<text:s/><text:span text:style-name="T1429">-</text:span><text:s/>wydaje mi si<text:span text:style-name="T1430">ę</text:span>,<text:s/><text:span text:style-name="T1431">ż</text:span>e dużej uwagi wymaga proponowany projekt ustawy o pomocy społecznej. On powstaje bardzo wiele lat i podejrzewam, że jest trochę projektem z końca XIX, a nie początku XXI, a powinien być z początku XXI wieku.</text:p>
      <text:p text:style-name="P1432">Z tego<text:s/><text:span text:style-name="T1433">c</text:span>o ja znam, wersję, którą ja znam, wersja ta kodyfikuje istniejący stan rzeczy, natomiast nie wprowadza specjalnie nowych, bardzo istotnych spraw, bawi się w szczegóły.</text:p>
      <text:soft-page-break/>
      <text:p text:style-name="P1434">Dziękuję bardzo.</text:p>
      <text:p text:style-name="P1435"><text:span text:style-name="T1436">Przewodnicząc</text:span><text:span text:style-name="T1437">y</text:span><text:span text:style-name="T1438">:</text:span></text:p>
      <text:p text:style-name="P1439">Dziękuję bardzo. Proszę o zabranie głosu pana dra Edelmana.</text:p>
      <text:p text:style-name="P1440"><text:span text:style-name="T1441">Dr Marek Edelman</text:span>:</text:p>
      <text:p text:style-name="P1442">Proszę państwa<text:span text:style-name="T1443">,</text:span><text:s/><text:span text:style-name="T1444">j</text:span>est tak<text:s/><text:span text:style-name="T1445">-</text:span><text:s/>siedzimy tutaj pr<text:span text:style-name="T1446">z</text:span>y tym stol<text:span text:style-name="T1447">e</text:span>, z tych dwóch stron<text:s/><text:span text:style-name="T1448">i</text:span><text:s/>wygląda tak,<text:s/><text:span text:style-name="T1449">ż</text:span>e państwo nas chcą zagłaskać. My się nie damy zagłaskać<text:span text:style-name="T1450">.</text:span><text:s/>Jest między nami zasadnicza różnica w podejściu do spraw kierunków reformy<text:span text:style-name="T1451">.<text:s/></text:span>Poza tym co jest w tej deklaracji hasłowej na początku, nic<text:s/><text:span text:style-name="T1452">z</text:span><text:s/>tego, c<text:span text:style-name="T1453">o</text:span><text:s/>państwo powiedzieli, ja nie mówię o pojedynczych zdaniach<text:s/><text:span text:style-name="T1454">-</text:span><text:s/>jest praktycznie nie do przyjęcia.</text:p>
      <text:p text:style-name="P1455">Pierwsza rzecz<text:s/><text:span text:style-name="T1456">-</text:span><text:s/>o finansowaniu mówiliśmy tutaj. I państwo się zgadzają na to, i państwo mówią, ale te wszystkie obciążenia, które są nałożone na obywateli my mówimy jasno i wyraźnie nie<text:span text:style-name="T1457">.</text:span></text:p>
      <text:p text:style-name="P1458">Koszyk<text:s/><text:span text:style-name="T1459">-</text:span><text:s/>my mówimy jasno i wyraźnie<text:s/><text:span text:style-name="T1460">-</text:span><text:s/>nie. I proszę to przyjąć do wiadomości.</text:p>
      <text:p text:style-name="P1461"><text:span text:style-name="T1462">T</text:span>o jest nasze stanowisko.</text:p>
      <text:p text:style-name="P1463">Druga sprawa<text:s/><text:span text:style-name="T1464">-</text:span><text:s/>sprawa nomenklatury, która jest zasadniczą sprawą<text:span text:style-name="T1465">.</text:span><text:s/>I to musi być rozstrzygnięte. Państwo się nie zgodzą na nasze propozycj<text:span text:style-name="T1466">e.</text:span><text:s/>Wprawdzie związki zawodowe mówią, że one już dawno nie mają nomenklatury, ale to też przecież nas zagł<text:span text:style-name="T1467">a</text:span>sk<text:span text:style-name="T1468">u</text:span>ją albo mydlą nam oczy.</text:p>
      <text:p text:style-name="P1469">Więc mówmy szczerze - jesteśmy ludźmi dorosłymi i wiemy co się dzieje w tym kraju. Więc po co sobie opowiada<text:span text:style-name="T1470">ć</text:span><text:s/>rzeczy nieistotne. Jeżeli chcemy do czegoś dojść, to musimy dojść ze szczerą wolą do tego<text:span text:style-name="T1471">.</text:span><text:s/>A po pierwsze - z prawdziwym stanem faktycznym tego co jest, a nie tego c<text:span text:style-name="T1472">o</text:span><text:s/>ktoś powie. Bo tych różnych ogólników takich, owakich mamy dosyć.</text:p>
      <text:p text:style-name="P1473">Przecież i tak<text:s/><text:span text:style-name="T1474">„</text:span>okrągły stół”<text:s/>jest taką rzeczą, która nikogo<text:s/><text:span text:style-name="T1475">w</text:span><text:s/>końcu nie zadowoli<text:span text:style-name="T1476">.</text:span><text:s/>Nie zadowoli - bo będą kompromi<text:span text:style-name="T1477">s</text:span>y i to nie tylko na naszym szczeblu, ale o wiele wyżej<text:span text:style-name="T1478">. I</text:span><text:s/>muszą one być. Ale muszą..<text:span text:style-name="T1479">.</text:span><text:s/>My na jakim gruncie stoimy? Nie opowiadajmy sobie, że OPZ<text:span text:style-name="T1480">Z</text:span><text:s/>już dawno wszystko załatwiło i ma wszystkie genialne pomysły. Do tego on wszystko wie co się dzieje w ministerstwie. My nic nie wiemy. My nie mamy żadnych projektów, dziesięć projektów, osiem projektów, dwanaście projektów, nam nikt nic nie mówił. Ta cała ewolucja nie wiem jaka ona jest, w jakim kierunku idzie.</text:p>
      <text:p text:style-name="P1481">A więc to jest pierwsza rzecz. I trzeba, żeby tu nie było przelewania z pustego w próżne, żeby 10 razy się nie powtarzać o tym sam<text:span text:style-name="T1482">y</text:span>m, więc trzeba zdać sobie sprawę na jakim gruncie stoimy. Więc te dwie rzeczy to są pierwsze.</text:p>
      <text:p text:style-name="P1483">Trzecia rzecz<text:s/><text:span text:style-name="T1484">-</text:span><text:s/>to jest sprawa administracyjna. Nie możemy się zgodzić na to, mimo tego co zostało powiedziane tutaj przez dra Zielonkę, który uważa, że na przykład u niego w ZOZ-ie jest dobrze i że z tego rachunku wychodzi, że jest mniej lekarzy, czy mniej administracji itd<text:span text:style-name="T1485">.</text:span>, itd. Może być mniej, może akurat w tym województwie jest jakoś inaczej<text:span text:style-name="T1486">.</text:span><text:s/>Ale zasada jest błędna.<text:s/><text:span text:style-name="T1487">I</text:span><text:s/>tę zasadę trzeba przeciąć. Najlepszy dowód, że ją trzeba przeciąć to jest to, że administracja siedzi tak mocno w siodle, że ministerstwo dało prawo rozejścia się i nikt się nie rozchodzi. Są dwa powody tego, że się nie rozchodzi. Po pierwsze - administracja jest obsadzona przez nomenklaturę i straci władzę. Komitet wojewódzki przestanie mieć wpływ na kadry,<text:s/><text:span text:style-name="T1488">a</text:span><text:s/>wtedy mu się zdaje, że się zawali Polska Ludowa, jeżeli będą lekarze niepartyjni. To jest pierwsza rzecz.</text:p>
      <text:p text:style-name="P1489"><text:span text:style-name="T1490">Druga rzecz</text:span>, lekarz dyrektor szpitala czy jak się on dziś nazywa lekarz naczelny, siedzi sobie i podpisuje papierki na urlop, na to, na tamto i nie ma żadnej odpowiedzialności,<text:span text:style-name="T1491"><text:s/></text:span>zarabia te 110 tysięcy złotych czy 50 tysięcy złotych i po co sobie ma brać takie masło na głowę, jak zarządzanie szpitalem w tych warunkach,<text:s/><text:soft-page-break/>które tutaj są. To jest niemożliwa rzecz. Dyrektorzy są tego samego gatunku co pracownicy ZOZ-u, są z<text:span text:style-name="T1492">ai</text:span>nteresowani w utrzymaniu się przy tej samej władzy.</text:p>
      <text:p text:style-name="P1493">Więcej i dopóki to nie zostanie zniesione administracyjnie, nie dlateg<text:span text:style-name="T1494">o</text:span><text:s/>że ja jestem przeciwko samorządom, nie jestem, b<text:span text:style-name="T1495">o</text:span><text:s/>po pierwsze samorząd nie będzie w tych rozmowach ze<text:s/>„stolika”<text:s/>samorządowego taki jaki my chcemy i jak państwo sobie wyobrażają, bo to jest też h<text:span text:style-name="T1496">as</text:span>łowość, bo i państwo świetnie wierzą, że rząd nie dopuszcza do tego, żeby rada narodowa była radą narodową, tylko podstawia tam na najwyższym szczeblu wojewodę czy jak to tam się nazywa urzędnika państwowego, który jest w tej samej nomenklaturze, zanim nie ustąpi z nomenklatury - czyli będzie to samo. Po co to jest im potrzebne?</text:p>
      <text:p text:style-name="P1497">Oczywiście żaden dyrektor sobie nie chce wziąć na głowę większej roboty, a to jest klęska służby zdrowia. To ja państwu mówię. Jeżeli ja nie chcę przytaczać przykł<text:span text:style-name="T1498">adó</text:span>w, dużych miast, małych miast, średnich miast, rozgrywek partyjnych, gdzie się w małych miastach obsadza ordynatorów n<text:span text:style-name="T1499">i</text:span>e tych co potrzeba, jeszcze niżej te sprawy schodzą jeżeli tego nie wyeliminujemy, tej administrac<text:span text:style-name="T1500">ji</text:span>, bo możliwe, ż<text:span text:style-name="T1501">e</text:span><text:s/>się n<text:span text:style-name="T1502">i</text:span>e uda nam się przeforsować nomenklatury, bo władza się boi tego, boi się tej straty. Boją się, że to będzie ze szkodą dla całej reformy<text:span text:style-name="T1503">.</text:span></text:p>
      <text:p text:style-name="P1504">Ale jeżeli nie wywalimy tej administracji nigdy nie poprawimy służby zdrowia. Jeszcze w tej reformie ja nie umiem powiedzieć, bo się gubię w tych szczeblach,<text:s/><text:span text:style-name="T1505">k</text:span>tóre tam są,<text:s/><text:span text:style-name="T1506">i</text:span><text:s/>może ja jestem zły do organizacji, ale ja widzę życie. Możliwe, że w tym w Międzyrzeczu jest 25 tys. ludzi i jedna poradnia, i jeden szpital, jest jeden dyrektor, jest mniej pracowników, jest dobry dyrektor akurat. Ale ja widzę w innych miastach 25-tysiącznych czy 30<text:span text:style-name="T1507">-<text:s/></text:span>t<text:span text:style-name="T1508">ys</text:span>ięcznych gdzie to jest klęska. I ja to widzę, bo ona jest przeżarta przez biurokrację, przez.... ja już nie wiem, że przez papiery, przez zarządzenia, które przychodzą<text:span text:style-name="T1509"><text:s/></text:span>z ministerstwa masami, i są powielane, część je czyta są tacy ludzie, którzy się do tego stosują, ale to jest klęska, bo on się zajmuje papierami.</text:p>
      <text:p text:style-name="P1510">Więc stawiamy jasno sprawę, tu żeby nie było niedomówień, mówimy oczywiście wszystkie szczeble pośrednie zarządzania służbą zdrowia muszą zostać - administracyjne - muszą być wyeliminowane i żeby państwo nie mówili, że mówimy niejasno, że my jesteśmy zgodni w tych trzech punktach, nie jesteśmy zgodni, może w finansach ludzie się łatwiej porozumieją, ale te dwa punkty nomenklatura i administracja są punktami z naszej strony kategorycznymi. Państwo się nie zgodzą, pójdziem<text:span text:style-name="T1511">y</text:span><text:s/>z tym do<text:s/>„stołu”<text:s/>politycznego, z protokółem rozbieżności. Jak państwo sobie życzą.</text:p>
      <text:p text:style-name="P1512">Proszę bardzo, a nie opowiadajcie, że jest dobrze i w związku z tym, żeby nie było już rozmowy, żeby było<text:s/>jasne jak to formułujemy, to jest krótkie - przeczytam i chyba będzie to jasne.</text:p>
      <text:p text:style-name="P1513">Podzespół do spraw Zdrowia stoi na stanowisku, iż dla prawidłowego funk<text:span text:style-name="T1514">cj</text:span>onowania opieki zdrowotnej niezbędne jest odpolitycznienie.<text:s/><text:span text:style-name="T1515">W</text:span><text:s/>tym celu konieczne jest zniesienie zasady rekomendacji i opinii part<text:span text:style-name="T1516">yj</text:span>nych przy obsadzie wszystkich stanowisk w służbie zdrowia, szkołach<text:s/><text:span text:style-name="T1517">i</text:span><text:s/>uczelniach medycznych, z w<text:span text:style-name="T1518">yj</text:span>ątkiem stanowisk rządowych i podajemy tutaj termin, bo to jest sprawa polityczna, która będzie rozstrzygnięta przy<text:s/>„stole”<text:s/>politycznym, pisaliśmy 31 marca, ale wiem, że<text:s/>„stół”<text:s/>będzie teraz 2 czy 3 kwietnia, do 3 kwietnia.</text:p>
      <text:p text:style-name="P1519">Po drugie przywrócenie normalnego działania służby zdrowia musi służyć również zniesienie podległości i zależności pracowników służby zdrowia czynnikom administracyjnym od dnia 31<text:s/><text:span text:style-name="T1520">XII</text:span><text:s/>1989 roku. Należy znieść wszystkie pośrednie szczeble administracyjne - ZOZ, metorgi, w szpitalach itd.</text:p>
      <text:soft-page-break/>
      <text:p text:style-name="P1521">Pozostają jedynie niezbędne służby administracyjne oraz pracowników administracyjnych pracujących w bezpośrednim związku z chorym, to znaczy, że w szpitalu ma być służba administracyjna 5 osób czy 7 osób, u nas było 7 o<text:span text:style-name="T1522">s</text:span>ób<text:s/><text:span text:style-name="T1523">i</text:span>.<text:span text:style-name="T1524">.</text:span>.</text:p>
      <text:p text:style-name="P1525">To jest jedna rzecz i to chcę powiedzieć, jest jasne stanowisko i proszę się na ten temat jasno wyrazić. Państwo się zgadzają czy nie. Niech idzie do<text:s/>protokołu<text:s/>rozbieżności, nie mamy wyjścia z tym albo państwo proponują<text:span text:style-name="T1526"><text:s/></text:span>inną formułę.</text:p>
      <text:p text:style-name="P1527">Dziękuję.</text:p>
      <text:p text:style-name="P1528"><text:span text:style-name="T1529">Przewodnicząc</text:span><text:span text:style-name="T1530">y</text:span>:</text:p>
      <text:p text:style-name="P1531">Ja bym pr<text:span text:style-name="T1532">o</text:span>s<text:span text:style-name="T1533">i</text:span>ł, że<text:span text:style-name="T1534">by</text:span>ś<text:span text:style-name="T1535">my</text:span><text:s/>przy tym stole sobie wzajemnie nie ubliżali<text:span text:style-name="T1536">.</text:span><text:s/>Bo st<text:span text:style-name="T1537">wie</text:span>r<text:span text:style-name="T1538">dz</text:span>enie,<text:s/><text:span text:style-name="T1539">ż</text:span>e administracja to<text:s/>„betony”, ubliża ludziom, którzy budowali polską służbę zdrowia<text:span text:style-name="T1540">.</text:span></text:p>
      <text:p text:style-name="P1541"><text:span text:style-name="T1542">Dr Edelman</text:span>:</text:p>
      <text:p text:style-name="P1543">Ja słowa takiego nie użyłem<text:span text:style-name="T1544">.</text:span></text:p>
      <text:p text:style-name="P1545"><text:span text:style-name="T1546">Głos z sali</text:span>:</text:p>
      <text:p text:style-name="P1547">Użył pan, słyszałem/.</text:p>
      <text:p text:style-name="P1548"><text:span text:style-name="T1549">Dr Edelman</text:span>:</text:p>
      <text:p text:style-name="P1550">To źle pan słyszał.</text:p>
      <text:p text:style-name="P1551"><text:span text:style-name="T1552">Przewo</text:span><text:span text:style-name="T1553">d</text:span><text:span text:style-name="T1554">nicząc</text:span><text:span text:style-name="T1555">y</text:span>:</text:p>
      <text:p text:style-name="P1556">Chciałbym się wypowiedzie<text:span text:style-name="T1557">ć</text:span><text:s/>także, że OPZZ nie chce nikogo zagłaskać, natomiast OPZZ będzie stanowczo bronił swojego dorobku i określa to co zrobił. I to dotyczy w sposób jednoznaczny i jednoznacznie się w tym zakresie<text:s/><text:span text:style-name="T1558">o</text:span>kreśli<text:span text:style-name="T1559">liś</text:span>my. Pan prof. Wojtczak prosił o zabranie głosu<text:span text:style-name="T1560">.</text:span></text:p>
      <text:p text:style-name="P1561"><text:span text:style-name="T1562">Prof</text:span><text:span text:style-name="T1563">.</text:span><text:span text:style-name="T1564"><text:s/>Andrzej Wojtczak</text:span>:</text:p>
      <text:p text:style-name="P1565">Ja ma<text:span text:style-name="T1566">m</text:span><text:s/>dwa pytania do pana dr Edelmana<text:span text:style-name="T1567">.</text:span><text:s/>Po pierwsze jak pan tłumaczy fakt, że jako jeden z n<text:span text:style-name="T1568">aj</text:span>ważnie<text:span text:style-name="T1569">js</text:span>zych problemów działania organizacji mię<text:span text:style-name="T1570">dz</text:span>ynaro<text:span text:style-name="T1571">do</text:span>wych w zakresie organizac<text:span text:style-name="T1572">ji</text:span><text:s/>ochrony zdrowia postawiono zagadnienie kształcenia kadr organizatorów w ochronie zdrowia i jako rzecz nieodwołanie pilną jeżeli służby zdrowia w różnych krajach o różnych systemach politycznych i społecznych mają działać efektywniej i lepiej?</text:p>
      <text:p text:style-name="P1573">I nie wyobrażam sobie żadnego systemu najbardziej uspołecznionego służby zdrowia i nie znam takiego systemu, a troszeczkę ich poznałem, w swoim życiu, żeby mogły się obyć bez dobrej kadry administratorów.</text:p>
      <text:p text:style-name="P1574">Powstają zagadnienia i w tej chwili ekonomiczne, i zagadnienia oceny technologii medycyny i jakości świadczeń, które wymagają dobrego przygotowania kadry i dla tego dziwię się skąd takie nastawienie pana dr bardzo kategoryczne, bo ja rozumiem, że można podjąć dyskusję czy dane przygotowanie kadry kierowniczej jest dobre, czy kadra kierownicza jest dobrze przygotowana czy gorzej, tylko nie można tak kategorycznie stawiać, mnie się wydaje kwestii potrzeby administra<text:span text:style-name="T1575">cji.</text:span></text:p>
      <text:p text:style-name="P1576">Chciałbym się zapytać czy pan może mi wskazać jakiś kraj, jakiś system służby zdrowia, który obywa się bez administrac<text:span text:style-name="T1577">ji</text:span>, czy jest tak? I to jest pierwsza rzecz<text:span text:style-name="T1578">.</text:span></text:p>
      <text:p text:style-name="P1579">Druga rzecz - ciągle powtarzamy o tego... odpolitycznienia medycyny, czy odpolitycznienia służby zdrowia.<text:s/>Pan przedstawił panie doktorze propozycje sformułowania. Ja przedstawię kontrpropozy<text:span text:style-name="T1580">cj</text:span>ę<text:span text:style-name="T1581">.</text:span><text:s/>Podzespół do spraw Zdrowia Okrągłego Stołu wyraża zgodną<text:s/><text:span text:style-name="T1582">o</text:span>pin<text:span text:style-name="T1583">i</text:span>ę, że przy pod<text:span text:style-name="T1584">ej</text:span>mowaniu decyzji<text:s/><text:soft-page-break/>dotyczących działalności zawodowej pracowników służby zdrowia i opieki społecznej powinny być brane pod uwagę wyłącznie względy merytoryczne i etyczne, a dobór kadry kie<text:span text:style-name="T1585">ro</text:span>wniczej powinien następować jedynie w drodze konkursów - co zresztą jest - i być limitowany okresem - stawiamy jako 5-letnim.</text:p>
      <text:p text:style-name="P1586">Jest to zgodne z kierunkami naszej reformy i dajemy kontrpropozy<text:span text:style-name="T1587">cj</text:span>ę przyjęcia takiego s<text:span text:style-name="T1588">fo</text:span>rmułowania. Bo muszę powiedzieć, że powiedzmy w naszej dyskusji te trzy zagadnienia, które pan postawił jako podstawowe, dla naszej dalszej dyskusji, być może, że przy braku uzgodnienia zgodziliśmy się, że będą i rozbieżności<text:span text:style-name="T1589">.</text:span><text:s/>Nie wsz<text:span text:style-name="T1590">ys</text:span>tko będzie uzgodnione i dlatego mogą i iść do<text:s/>protokołu<text:s/>rozbieżności. Na przykład biorę od bardzo długiego okresu czasu - poprzednio brałem i w ostatnich latach - udział w wielu konkursach na ordynatorów, w wielu konkursach na kadrę kierowniczą i te konkursy są, i przechodzą ludzie naprawdę dobrzy.</text:p>
      <text:p text:style-name="P1591">Tak że pewne sformułowania pod względem precz z tą administracją, precz ze sz<text:span text:style-name="T1592">cz</text:span>eblowością ja rozumiem, że one może wypływają z bardzo głębokiego przekonania pana może złych doświadczeń, ale nie ma chyba systemu,<text:s/><text:span text:style-name="T1593">k</text:span>tóry może się obyć bez struktury administracyjnej i bez sprawnie działającej administra<text:span text:style-name="T1594">cji</text:span>.</text:p>
      <text:p text:style-name="P1595"><text:span text:style-name="T1596">Dr Edelman</text:span>:</text:p>
      <text:p text:style-name="P1597">Co do administra<text:span text:style-name="T1598">cj</text:span>i mogę odpowiedzieć bezpośrednio. Tu nie chodzi o to, żeby pracowali w służbie zdrowia nie fachowi administratorzy. Nie w ZOZ-ach, tu chodzi o to, o rolę administracji, a rola administrac<text:span text:style-name="T1599">ji<text:s/></text:span>w tym schemacie organizacyjnym jest fatalna i takiej roli, i do takiej roli my nie chcemy dopuścić. Chcemy, żeby się zmieniła, a że dyrektor intendent szpitala ma być fachowcem, pracownikiem i pomocnikiem lekarza, i lekarza naczelnego, to jest oczywiste. Przecież proszę ze mnie nie robić głupk<text:span text:style-name="T1600">a.</text:span></text:p>
      <text:p text:style-name="P1601">Bo przecież ja rozumiem, że nie może istnieć szpital bez administracji, ale ja rozumiem, że wszystkie szczeble pośrednie są nie administracją tylko są miejscem zarządzania szpita<text:span text:style-name="T1602">l</text:span>em, i to jest błąd, i tego my chcemy uniknąć.</text:p>
      <text:p text:style-name="P1603">Dziękuję.</text:p>
      <text:p text:style-name="P1604"><text:span text:style-name="T1605">Przewodni</text:span><text:span text:style-name="T1606">cz</text:span><text:span text:style-name="T1607">ąc</text:span><text:span text:style-name="T1608">y</text:span>:</text:p>
      <text:p text:style-name="P1609"><text:span text:style-name="T1610">P</text:span>onieważ pan doktor wzbudził dyskusję w kierunku, który odchodzi właściwie od założeń dzisie<text:span text:style-name="T1611">js</text:span>zego posiedzenia, bo miały to zespoły redakcyjne przyjąć, niemniej w tym zakresie chciał się wypowiedzieć pan prof.<text:s/>Latalski.</text:p>
      <text:p text:style-name="P1612"><text:span text:style-name="T1613">Prof. Janusz Opolski</text:span><text:s/>/?/:</text:p>
      <text:p text:style-name="P1614">Jeżeli państwo pozwolicie panie przewodniczący, ja mam również pytanie do pana dr Edelmana, który jeśli dobr<text:span text:style-name="T1615">z</text:span>e zrozumiałem być może się że się przesłyszałem lub powiedzmy nie uchwyciłem tego, to proszę mnie sprostować. Pan wnioskuje bezwzględną likwidację wszystkich ZOZ-ów w terminie do: jakimś tam. Chciałem pana doktora uprzejmie zapytać czy zna pan opinię lekarzy, kierownikó<text:span text:style-name="T1616">w</text:span><text:s/>ośrodków zdrowia jacy są w Polsce, a 55% tych ośrodków ma jednoosobową obsadę w związku z tym jest on też lekarzem jednocześnie i kierownikiem, czy pan zna ich opinie na ten temat, czy im jest wygodnie pracować w ZOZ-ie, czy jako samodzielne placówki. To jest pierwsze pytanie. I drugie czy z tą opinią należy się w ogóle liczyć.</text:p>
      <text:p text:style-name="P1617">Dziękuję.</text:p>
      <text:p text:style-name="P1618"><text:span text:style-name="T1619">Dr Edelman</text:span>:</text:p>
      <text:soft-page-break/>
      <text:p text:style-name="P1620">Proszę<text:s/>państwa myśmy mówili zeszłym razem, na tym zebraniu już zupełnie wyraźnie o tym, że tam gdzie jest jeden szpital, jedna poradnia w mie<text:span text:style-name="T1621">js</text:span>cowościach do 25 tys. mieszkańców ma być jedno kierownictwo, że ten lekarz naczelny czy jak on się będzie nazywał dyrektor tego szpitala, będzie zawiadywał poradnią, to nie jest, że ja te nazwy niedobrze mówię, ale idea jest taka, że tam gdzie ZOZ stanowi, a dl<text:span text:style-name="T1622">a</text:span>czego my mówimy zapis taki kategoryczny, bo wiemy,<text:s/><text:span text:style-name="T1623">ż</text:span>e jeżeli administra<text:span text:style-name="T1624">cji</text:span><text:s/>się nie da zapisu kategorycznego, to ona odrośnie, wypączk<text:span text:style-name="T1625">uj</text:span>e<text:s/>nam jutro z wielką siłą, bo powie zaraz Z<text:span text:style-name="T1626">O</text:span>Z gruźliczy zaraz powie: m<text:span text:style-name="T1627">y</text:span><text:s/><text:span text:style-name="T1628">j</text:span>esteśmy potrzebni i znajdą 10 kierowników, którzy mają z głowy interes administracyjny i zrobią to, a to jest nieszczęście.<text:s/><text:span text:style-name="T1629">D</text:span>latego stawiamy kategorycznie tę sprawę, że likwidujemy ZOZ-y. Może ten szpital z tą poradnią będzie się nazywał inaczej, wyrzuci połowę tego metorgu, który tam siedzi, bo pracuję w taki<text:span text:style-name="T1630">m</text:span><text:s/>miasteczku, które ma 26 t<text:span text:style-name="T1631">ys</text:span>ięcy ludzi i budynek szpitalny jest wielkości jak te dw<text:span text:style-name="T1632">i</text:span>e sale, natomiast budynek administracyjny jest jednopiętrowy ale dwa razy dłuższy. Więc to są te rzeczy. Więc dlatego stawiamy tę sprawę tak ka<text:span text:style-name="T1633">te</text:span>gorycznie, że to dyrygowanie służbą zdrowia jest przeciwne jej i mówimy, żeby wszystko zlikwidować, bo jak nie zlikwidujemy wszystkiego w pierwszym rzucie, to nam to odpączkuje tak że sobie nie poradzimy<text:span text:style-name="T1634">,</text:span><text:s/>a to wiemy z doświadczenia, że już redukcje w ministerstwach były wielokrotnie i to odr<text:span text:style-name="T1635">as</text:span>ta. Odrasta jak grz<text:span text:style-name="T1636">yb</text:span>y.</text:p>
      <text:p text:style-name="P1637">Proszę Państwa! Przecież najlepszy dowód jest taki, że dopóki Anglia była wielkim, ja już to chyba tu mówiłem, wielką potęgą kolonialną miała w ministerstwie 220 osób, teraz ma 2 400, no w<text:span text:style-name="T1638">i</text:span>ęc musimy to przeciąć - ten wrzód, a możliwe jest, że w tej poradni w tych trzech poradniach, że one się zbiorą<text:span text:style-name="T1639">,<text:s/></text:span>będzie jeden dyrektor, będzie jeden lekarz naczelny, ale to nie<text:s/><text:span text:style-name="T1640">może być ZOZ ze swoimi metorgami, agendami i z tym wszystkim. To nie może istnieć, bo te agendy są tak samo w dużym</text:span><text:s/>mieście jak i w małym mieście. Na tych<text:s/>trzech lekarzy 10 jest pracowników metorgu, a jeszcze 7 pracowników nie wiem czego, bo tam się nie można zorientować. Jeden<text:span text:style-name="T1641"><text:s/></text:span>jest od przejazdów na wszystkich, jeden płaci za bony, a trzeci zbiera kartki żywnościowe i to jest administracja, która w ogóle nie daje żyć szpitalom.</text:p>
      <text:p text:style-name="P1642">Dziękuj<text:span text:style-name="T1643">ę.</text:span></text:p>
      <text:p text:style-name="P1644"><text:span text:style-name="T1645">Przewodnicząc</text:span><text:span text:style-name="T1646">y</text:span>:</text:p>
      <text:p text:style-name="P1647"><text:span text:style-name="T1648">C</text:span>z<text:span text:style-name="T1649">y</text:span><text:s/>pani doc. Kuratowska ter<text:span text:style-name="T1650">a</text:span>z chciałaby zabrać głos<text:span text:style-name="T1651">?</text:span></text:p>
      <text:p text:style-name="P1652"><text:span text:style-name="T1653">Doc</text:span><text:span text:style-name="T1654">.</text:span><text:span text:style-name="T1655"><text:s/>Kuratowska</text:span>:</text:p>
      <text:p text:style-name="P1656">Tak<text:span text:style-name="T1657">.</text:span><text:s/>M<text:span text:style-name="T1658">og</text:span>ę ter<text:span text:style-name="T1659">az</text:span><text:s/>zabrać głos. Ja chciałam się ustosunkować do paru wypowiedzi, może tak zacznę niejako od końca, pan prof. Wojtczak powiedział o tym, że na całym świecie szkoli się kadry kierownicze w służbie zdrowia i managerów. Rzeczywiście my managerów potrzebujemy, ale naprawdę to jest zupełnie niepodobne do tego co jest. Manager wystarczy jeden, a nie 15 czy 20 w tym niższe urzędniczki działu kadr, jakichś tam innych tych metorgów, które rzeczywiście są naprawdę<text:span text:style-name="T1660"><text:s/></text:span>zawadą absolutną, które wymagają tylko wielkiej ilości papierków, ale które to szczeble administrac<text:span text:style-name="T1661">ji</text:span><text:s/>przynajmniej uzurpują sobie władzę nad pracownikami służby zdrowia<text:span text:style-name="T1662">.</text:span><text:s/>Tak jest, my z tym mamy do czynienia, przecież na co dzie<text:span text:style-name="T1663">ń.</text:span></text:p>
      <text:p text:style-name="P1664">To jest ta sytua<text:span text:style-name="T1665">cj</text:span>a, z którą absolutnie się nie zgadzamy, nie godzimy i nie godzi się żaden pracownik służby zdrowia i nie chodzi tutaj, zresztą dr Edelman wyjaśnił o co nam chodzi i jak mogą być na przykład w mniejszych mie<text:span text:style-name="T1666">js</text:span>cowościach pan profesor ma rację to na pewno może być łączone, bo wtedy jest jakaś siła, że tak powiem w tej organizac<text:span text:style-name="T1667">ji</text:span>,<text:s/>a nie pojedynczy lekarz czy jedna pielęgniarka czy położna<text:span text:style-name="T1668">.</text:span></text:p>
      <text:p text:style-name="P1669">To jest chyba zupełnie jasne i jasno zostało wyłożone i przez dr Edelmana i przez<text:span text:style-name="T1670"><text:s/></text:span>nas już kilkakrotnie.<text:s/><text:soft-page-break/>Ja jeszcze raz powiem, że my nie możemy, pan profesor też mówił o konkursach, oczywiście tak, one się odbywają, ale wiemy również o tym, niezależnie od tego, kto zasiada w tej komis<text:span text:style-name="T1671">ji</text:span><text:s/>konkursowej, my wiemy o tym, że zasiada zawsze konsultant - specjalista<text:s/><text:span text:style-name="T1672">w</text:span>ojewódzki, czy osoba przez niego wyznaczona, ale nie godzimy się również z opiniowaniem partyjnym na stanowiska specjalistów wo<text:span text:style-name="T1673">jewódz</text:span>kic<text:span text:style-name="T1674">h.</text:span><text:s/>Tut<text:span text:style-name="T1675">aj<text:s/></text:span>też sposób rekrutacji jeśli to tak mogę nazwać na te stanowiska musi być nieco odmienny niż jest do tej pory. A mogę dać taki dość zabawmy przykład konkursu, który nie doszedł do skutku. Był ogłoszony konkurs na utworzenie kliniki hematologicznej akademii medycznej w Warszawie, na ten konkurs zgłosiła się tylko jedna kandydatka, jak wobec tego do konkursu nie doszło. Bardzo proste.</text:p>
      <text:p text:style-name="P1676">Było to 3 lata temu i nie było możliwe, ażeby wróg ludu polskiego mógł zająć stanowisko w akademii medycznej w Warszawie jako kierownik kliniki. Lepiej było unieważnić konkurs i nie<text:s/><text:span text:style-name="T1677">s</text:span>tworzyć w ogóle tej kliniki. To jest przykład. Ja znów mówię, ja mam ze swojego życia tak dużo przykładów na ingerencję czynnika politycznego, że to zupełnie już wystarcza oraz czynnika administracyjnego, k<text:span text:style-name="T1678">i</text:span>edy na kontrolę lekową przychodzi pan pułkownik z komórki wojskowej czy komórki SB-eckej ja nie wiem, ale przychodzi na kontrolę gospodarki lekiem w m<text:span text:style-name="T1679">ojej<text:s/></text:span>poradni, lekiem z darów.</text:p>
      <text:p text:style-name="P1680">Wydaje mi się, że nie jest to po prostu osoba do tego kompetentna,<text:s/><text:span text:style-name="T1681">t</text:span>ylko do zupełnie innych rzeczy i tylko dlatego przychodzi przecież.</text:p>
      <text:p text:style-name="P1682">Otóż nic dziwnego, że mając te doświadczenia, a to nie tylko my dwoje z panem doktorem Edelmanem może wystawieni specjalnie w tej sprawie, mamy takie doświad<text:span text:style-name="T1683">c</text:span>zenia, ale wielu innych kolegów. Myśmy tu mó<text:span text:style-name="T1684">wi</text:span>li o pewnych sprawach represji, może dziś do tego nie wrócimy, ale wrócimy po przygotowaniu, bo pan profesor prosił o pewną listę wśród mas jest tyle osób represjonowanych jeśli nie kryminalnie, że tak powiem, to administracyjne, że mamy wystarczające doświadczenia i wiemy, jak to wpływa w efekcie na decyzje merytoryczne.</text:p>
      <text:p text:style-name="P1685">Chciałam powiedzieć jedną rzecz, której w ferworze wypowiedzi przedtem nie powiedziałam, co mi wytknął pan dr Włodarczyk. Uważam, że oczywiście jest brakiem i niekonsekwencją tego projektu, nie ma tam wystarcz<text:span text:style-name="T1686">aj</text:span>ą<text:span text:style-name="T1687">ce</text:span>go uwypuklenia ro<text:span text:style-name="T1688">dzi</text:span>nnego lekarza. To jest w ogóle kluczowe dla systemu opieki zdrowotnej w tym kraju, tyl<text:span text:style-name="T1689">k</text:span>o<text:span text:style-name="T1690"><text:s/></text:span>to wymaga również pewnych spraw związanych z kształceniem o czym będziemy mówi<text:span text:style-name="T1691">ć</text:span><text:s/>w drugiej części, kształceniem i że tak powiem wyposażeniem tego lekarza rodzinnego. Ale tylko wtedy kiedy my zaoszczędzimy na niepotrzebnych badaniach, na miejscach szpitalnych, kiedy będziemy mieli rzeczywiście dobrze ustawionego lekarza rodzinnego z odpowiednią rangą w służbie zdrowia i odpowiednimi możliwościami, bo w tej chwili tam pozycja faktycznie w ogóle nie istnieje. Tak że tu na pewno<text:s/><text:span text:style-name="T1692">je</text:span>steśmy z panem doktorem Włodarczykiem w tej sprawie zgodni.</text:p>
      <text:p text:style-name="P1693">I jeszcze jedno, ponieważ mówiliśmy o pomocy społecznej i właściwie wypowiedzi obu pań dotyczyły rzeczywistej tej opieki społecznej już nad czło<text:span text:style-name="T1694">w</text:span>iekiem,<text:s/><text:span text:style-name="T1695">k</text:span>tó<text:span text:style-name="T1696">r</text:span>y tej pomocy potrzebuje, ale jest ogromna kategoria ludzi niesprawnych lub inwalidów, którzy nie potrzebują pomocy finansowej, na przykład czy takiej opieki w codziennym ż<text:span text:style-name="T1697">y</text:span>ciu<text:span text:style-name="T1698">,</text:span><text:s/>natomiast potrzebują możliwości życia w społecze<text:span text:style-name="T1699">ń</text:span>stwie<text:span text:style-name="T1700">,</text:span><text:s/>a więc opieki w codziennym życiu, natomiast potrzebują możliwości życia w społeczeństwie, a więc rehabilita<text:span text:style-name="T1701">cji</text:span>, bo rokują tę rehabilitację i włączenia w pracę. My otrzymujemy teraz bardzo dużo listów z takich różnych i towarzystwa do walki z kalectwem i różnych inwa<text:span text:style-name="T1702">lidz</text:span>kich takich organizacji czy spółdzielni, i wiemy jak szalenie jest to utrudnione.</text:p>
      <text:soft-page-break/>
      <text:p text:style-name="P1703">Jest to sprawa bardzo ważna i chyba my musimy się nią zają<text:span text:style-name="T1704">ć</text:span>, bo<text:span text:style-name="T1705"><text:s/></text:span>dotyczy nie małej ilości osób w Polsce, a poza tym po to, ażeby nie była potrzebna pomoc ludziom niesprawnym należy rzeczywiście prowadzić działalność pro<text:span text:style-name="T1706">fi</text:span>laktyczną, ażeby ludzi niesprawnych nie było. I ja chciałabym tutaj wrócić do bardzo ważnej sprawy, którą poruszył pan prof. Żochowski na pierwszym naszym spotkaniu, ażeby było to też jakimś naszym postulatem w stosunku do innych władz.</text:p>
      <text:p text:style-name="P1707">Pan prof. Żochowski powiedział wtedy, że uważa za niesłuszne głęboko niesłuszne, finansowanie z budżetu sport wyczynowy. Przecież po prostu trzeba powiedzieć sobie prawdę, że jest to sport zawodowy. Natomiast cała sprawa zapobiegania inwalidztwu poprzez kulturę fizyczną i sport indywidualny czy rodzinny nie istnieje, albo szkolny. Mówiła o tym też pani na podstawie doświadczeń wsi. Dzieci wiejskie się nie gimnast<text:span text:style-name="T1708">yk</text:span>ują, m<text:span text:style-name="T1709">ają</text:span><text:s/>skrzywienia kręgosłupa, a jak wyglądają dzieci mi<text:span text:style-name="T1710">ej</text:span>skie to wystarczy popatrzeć. Otóż wydaje mi się, że byłoby bardzo, to jest rzecz kosztowna, stworzenie boisk basenów pływackich, przecież zupełnie nie mają gdzie pływać nasze dzieci, nasi ludzie nie umieją pływać i się topią pr<text:span text:style-name="T1711">z</text:span>y byle czym, dlatego że po prostu nie umieją, ale nie mają się gdzie uczyć. Otóż na to wszystko byłyby pieniądze, gdyby były z tego właśnie parag<text:span text:style-name="T1712">r</text:span>a<text:span text:style-name="T1713">fu<text:s/></text:span>sportu wyczynowego. Nie mogłoby to być wnioskiem naszego<text:s/>„stołu”<text:s/>o przeniesienie wła<text:span text:style-name="T1714">ś</text:span>nie tych finansów na rzecz urządzeń sportowych organizacji kultury fizycznej dla szkół indywidualnych osób i rodzin oraz inwalid<text:span text:style-name="T1715">ó</text:span>w, bo tutaj wchodzi rehabilita<text:span text:style-name="T1716">cj</text:span>a inwalidów przez ruch.</text:p>
      <text:p text:style-name="P1717">D<text:span text:style-name="T1718">zi</text:span>ękuję bar<text:span text:style-name="T1719">d</text:span>zo.</text:p>
      <text:p text:style-name="P1720"><text:span text:style-name="T1721">P</text:span><text:span text:style-name="T1722">rzewodnicząc</text:span><text:span text:style-name="T1723">y</text:span>:</text:p>
      <text:p text:style-name="P1724">Dzięk<text:span text:style-name="T1725">uj</text:span>ę.</text:p>
      <text:p text:style-name="P1726">Jeżeli można prosić ponieważ jaszcze wracamy do tego w zakres<text:span text:style-name="T1727">ie</text:span><text:s/>wypowiedzi pana dr Edelmana, pan dr Matuszewski ma głos.</text:p>
      <text:p text:style-name="P1728"><text:span text:style-name="T1729">Dr Wojciech Ma</text:span><text:span text:style-name="T1730">t</text:span><text:span text:style-name="T1731">uszkie</text:span><text:span text:style-name="T1732">wi</text:span><text:span text:style-name="T1733">cz</text:span>:</text:p>
      <text:p text:style-name="P1734">Gdybym miał odtworzyć obraz narysowany przez dr Edelmana na temat kadry kierowniczej, to pewnie byłby to obraz następujący<text:span text:style-name="T1735">.</text:span><text:s/>Oto jest masa chętnych na stanowiska kierownicze, na stanowiska dyrektorów ZOZ-ów, i ci partyjni ich stale wypierają, wszystkich pozostałych i stale z<text:span text:style-name="T1736">aj</text:span>mują te stanowiska.</text:p>
      <text:p text:style-name="P1737">Otóż panie doktorze taki obraz jest obrazem fałszywym<text:span text:style-name="T1738">.</text:span><text:s/>Ta nomenklatura, o której pan mówi, której my tutaj ze strony OPZZ jesteśmy też przeciwni, ale trzeba też powiedzieć prawdę, że ta nomenklatura również działa w pewien inny sposób, niż nakreślony przez pana doktora.</text:p>
      <text:p text:style-name="P1739">Mianowicie prawdą jest, że nie ma obecnie chętnych na stanowiska dyrektorów ZOZ-ów, zastępców dyrektorów ZOZ-ów i że bardzo często ta nomenklatury jest sposobem zmuszania ludzi<text:span text:style-name="T1740">,</text:span><text:s/>którzy dost<text:span text:style-name="T1741">aj</text:span>ą zadania partyjne i z nomenklatury są wsadzani na te stanowiska, bo nie ma nikogo innego chętnego, na to, i taka też jest prawda.</text:p>
      <text:p text:style-name="P1742">Ja nie wiem czy bardzo prędko znajdzie się dużo chętnych na stanowiska kierownicze zwłaszcza dyrektorów jednostek i ich zastępców. Wszelkie moje doświadczenia w t<text:span text:style-name="T1743">y</text:span>m kierunku, a dosyć długo uczestniczyłem w szkoleniu, szkoliłem kadry organizatorów ochrony zdrowia, są takie że bardzo trudno znaleźć chętnych na te stanowiska i przy wprowadzeniu konkursów, przy wprowadzeniu jak najbardziej demokratycznych zasad doboru przewiduje jedną trudność, my nie będziemy mieli kandyda<text:span text:style-name="T1744">tó</text:span>w po prostu na te stanowiska.</text:p>
      <text:p text:style-name="P1745">Może ciekawe byłoby pytanie, a dlaczego nie ma kandydatów na te stanowiska? Otóż znowu wbrew<text:s/><text:soft-page-break/>temu co pan doktor mówił, to nie jest taka sytuacja, iż na stanowiskach dyrektorów ZOZ-ów przeważają [nieczytelne], a nie ponosi się odpowiedzialności<text:span text:style-name="T1746">.</text:span><text:s/>Gdy się popyta tych dyrektorów ZOZ-ów to oni twierdzą, coś wręcz przeciwnego, że ponoszą masę odpowiedzialności natomiast nie mają odpowiednich uprawnień, żeby taką odpowiedzialność ponosić<text:span text:style-name="T1747">.<text:s/></text:span>A więc nie ma tutaj takiej adekwatności pomiędzy odpowiedzialnością i nomenklaturą<text:span text:style-name="T1748">.</text:span></text:p>
      <text:p text:style-name="P1749">Pan doktor prezentuje - prezentujcie państwo tako pogląd, jeśli niepotrzebne są różnorodne szc<text:span text:style-name="T1750">z</text:span>eble zarządzani<text:span text:style-name="T1751">a.</text:span><text:s/>Otóż jeśli się popatrzy na rozpowszechnione<text:s/><text:span text:style-name="T1752">c</text:span>horoby, to jest oczywiste, że muszą być pewne etapy świadczenia opieki zdrowotn<text:span text:style-name="T1753">ej.</text:span><text:s/>Taki etap obejmujący choroby, które występują w populac<text:span text:style-name="T1754">ji</text:span><text:s/>o wielkości do 70-100 tysięc<text:span text:style-name="T1755">y</text:span><text:s/>jest taki etap i taka częstość chorób, gdzie rozpowszechnieni<text:span text:style-name="T1756">e</text:span>, z<text:span text:style-name="T1757">as</text:span>pok<text:span text:style-name="T1758">oj</text:span>enie potrzeb zdrowotnych można osiągnąć jeśli populacja będzie liczyła 700 tys. - milion ludności<text:s/><text:span text:style-name="T1759">i</text:span><text:s/>są wreszcie dla bardzo rzadkich chorób takie placówki potrzebne, gdzie wystarczy jedna w kraju dla zaspokojenia potrzeb zdrowotnych ludności<text:span text:style-name="T1760">.</text:span><text:s/>Jeśli jest takie zróżnicowanie rozpowszechnienia chorób, to odpowiadać im powinny również pewne szczeble zarządzania. Ta etapowość postępowania i te różne szczeble zarządzania właśnie takie to powiedzmy sobie też wprost, to nie jest wcale wymysł polski, tylko jest to propagowane przez Światową Organizację Zdrowia i jeżeli państwo popatrzycie na szczeble zarządzania,<text:s/><text:span text:style-name="T1761">w</text:span><text:s/>innych krajach to<text:s/><text:span text:style-name="T1762">w</text:span><text:s/>gruncie rzeczy będą one bardzo odpowiadały tym szczeblom<text:s/><text:span text:style-name="T1763">w</text:span><text:s/>Polsce<text:span text:style-name="T1764">.</text:span><text:s/>Nie prawda - jeżeli popatrzymy - chciałem jeszcze zwrócić<text:s/><text:span text:style-name="T1765">uwa</text:span>g<text:span text:style-name="T1766">ę,</text:span><text:s/>na pewne twierdzenie pani doc. Kuratowskiej, mianowicie twierdzi pani docent,<text:s/><text:span text:style-name="T1767">ż</text:span>e obowiązują rekomendacje partyjne przy obsadzaniu stanowisk specjalistów wojewódzkich<text:span text:style-name="T1768">.</text:span><text:s/>Ja chciałem tutaj zwrócić uwagę na to, iż specjalista wojewódzki to jest właściwie doradca lekarza wojewódzkiego<text:span text:style-name="T1769">.</text:span><text:s/>Niechże ten lekarz wojewódzki będzie suwerenny w tym. Nie określajmy mu tego<text:span text:style-name="T1770">.</text:span></text:p>
      <text:p text:style-name="P1771">Dziękuję<text:span text:style-name="T1772">.</text:span></text:p>
      <text:p text:style-name="P1773"><text:span text:style-name="T1774">Przewodniczący</text:span>:</text:p>
      <text:p text:style-name="P1775">Dziękuję bardzo.</text:p>
      <text:p text:style-name="P1776">Jeszcze przed przerwą, bo w tym temacie głos zabierze dr Opolski<text:span text:style-name="T1777">.</text:span></text:p>
      <text:p text:style-name="P1778"><text:span text:style-name="T1779">Dr Janusz Op</text:span><text:span text:style-name="T1780">o</text:span><text:span text:style-name="T1781">lski</text:span>:</text:p>
      <text:p text:style-name="P1782">Proszę Państwa! Ja myślę,<text:s/><text:span text:style-name="T1783">ż</text:span>e być może nie miałoby wielkiego sensu wracanie ponownie do sprawy struktur organizacyjnych, szczególnie struktur zespołów opieki zdrowotnej, gdyby mój pewien niepokój wynikający stąd, że ta polemika jest przejawem pewnej prawidłowości,<text:span text:style-name="T1784"><text:s/></text:span>w którą my idziemy<text:span text:style-name="T1785">.</text:span><text:s/>Mianowicie przechodzenia ze skrajności w skrajność. Nie ulega najmniejszej kwestii, że struktura zespołów opieki zdrowotnej nie ma omnipotentnej siły, że to nie jest coś, co załatwi wszystkie problemy służby zdrowia, ale również nie można krzyczeć jak mówimy o strukturach zintegrowanej służby zdrowia<text:span text:style-name="T1786">.</text:span></text:p>
      <text:p text:style-name="P1787">Ponieważ tu wielokrotnie było podkreślane, że tak samo jak każdego z nas lekarza obowiązujące zasada primum non nocere - tak samo obowiązuje zasada, a może jeszcze jest większa w związku z tym odpowiedzialność organizatora służby zdrowia<text:span text:style-name="T1788">.</text:span><text:s/><text:span text:style-name="T1789">W</text:span><text:s/>związku z tym i to też tu było podkreślane z propozycji rządowych reformy chcemy wziąć wszystko to co jest dobre i wyrzucić wszystko co jest złe, ale nie wyrzucać na tej zasadzie, że kiedyś tak powie<text:span text:style-name="T1790">d</text:span>ziano, albo kiedyś poszliśmy zbyt daleko w jakimś kierunku, to teraz to wszystko jest przekre<text:span text:style-name="T1791">ś</text:span>lone i należy od tego odchodzić<text:span text:style-name="T1792">.</text:span></text:p>
      <text:p text:style-name="P1793">Zespoły opieki zdrowotnej zostały powołane w latach siedemdziesiątych i można powiedzieć, że nigdy<text:s/><text:soft-page-break/>w zasadzie nie mogły one wykorzystać czy wykazać potencjalnych sił, które tkwiły w t<text:span text:style-name="T1794">ej</text:span><text:s/>strukturze<text:span text:style-name="T1795">.</text:span><text:s/>Dlatego że ta struktura była słaba i teraz to, że istnieje nieporozumienie pod tytułem zespół opieki zdrowotnej na Ursynowie czy istnieje nieporozumienie pod tytułem -<text:s/>półmilionowy<text:s/>zespół opieki zdrowotnej w mieście Łodzi, to nie znaczy, że trzeba po stwierdzeniu chorego organu zabijać<text:span text:style-name="T1796">,</text:span><text:s/>czy wyrzucać człowieka<text:span text:style-name="T1797">.</text:span><text:s/>Ja myślę proszę państwa,<text:s/><text:span text:style-name="T1798">ż</text:span>e jest wielu wrogów zespołów opieki zdrowotnej. Do tych wrogów można zaliczyć następujące kategorie ludzi<text:span text:style-name="T1799">.</text:span><text:s/>Jest pewna grupa ludzi, którym ta zintegrowana struktura jest absolutnie niewygodna, ponieważ są z tym związane nie zawsze wygodne obowiązki<text:span text:style-name="T1800">.</text:span><text:s/>To są ordynatorzy oddziałów, w zespołach opieki zdrowotnej, szczególnie ordynatorzy, którzy pracowali przed powołaniem tych struktur<text:span text:style-name="T1801">.</text:span><text:s/>Ja myślę, że również jest bardzo lobby, któremu jest nie na rękę zintegrowana silna struktura opieki zdrowotnej, to są właśnie różnego rodzaju lobby miejscowe, terenowe, wtedy kiedy ta struktura wychodzi poza organizacje administracji, podstawowego szczebla. Ja myśl<text:span text:style-name="T1802">ę</text:span>, że są dwa argumenty bardzo poważane za tym, że ta struktura nie jest taka zła<text:span text:style-name="T1803">.</text:span></text:p>
      <text:p text:style-name="P1804">Pierwsza sprawa to jest wytrzymanie przez system ubezpieczenia wsi w swoim czasie. Proszę sobie wyobrazić co by było, gdyby była inna struktura, czy ta struk<text:span text:style-name="T1805">t</text:span>ura ZOZ-owska nie spowodowała właśnie tego, że mu udało się bez żadnych dodatkowych nakładów udzielać milionów świadczeń ludności ubezpieczonej wsi<text:span text:style-name="T1806">.</text:span></text:p>
      <text:p text:style-name="P1807">I druga sprawa, o której wspomniał tutaj pan dr M<text:span text:style-name="T1808">at</text:span>uszkie<text:span text:style-name="T1809">wicz.</text:span><text:s/>Struktura, która nazywa się district health system, jest przejmowana od roku 1978 jako zalecana struktura dla wszystkich systemów w świecie przez Światową Organizację Zdrowia, co więcej jest ona uważana jako jedyne, jako conditio sine qua non realizacji progr<text:span text:style-name="T1810">a</text:span>mu światowego zdrowia roku dwutysięcznego<text:span text:style-name="T1811">.</text:span><text:s/>Słynna deklaracja z Harare z 1978, a później trzy olbrzymie<text:s/>konferencje biura regionalnego<text:s/><text:span text:style-name="T1812">w</text:span><text:s/>zeszłym roku - europejskie przyjęły strukturę tak zwanej district health system<text:s/>jako jedyne wyjście, żeby było można wprowadzić to co się nazywa podstawową opieką zdrowotną.</text:p>
      <text:p text:style-name="P1813">Je<text:span text:style-name="T1814">ż</text:span>eli popatrzymy na tę definicję, to to jest definicja obwodu pro<text:span text:style-name="T1815">fi</text:span>laktyczno-leczniczego rozszerzonego jeszcze o niektóre elementy prywatnej służby zdrowia, której my tutaj nie mamy.</text:p>
      <text:p text:style-name="P1816">I teraz ja chcę powiedzieć z ca<text:span text:style-name="T1817">ł</text:span>ą o<text:span text:style-name="T1818">dp</text:span>owiedzialnością, że jeżeli stawiamy iunctim pomiędzy reformą służby zdrowia a automatycznym administracyjnym rozwiązaniem zespołów opieki zdrowotnej to zależy to rozpatrywać albo w kategoriach złej woli, albo w kategoriach niewiedzy. Myślę, że raczej ta druga ewentualność wchodzi w rachubę, niestety my nie dysponujemy, czy ja nie dysponuję tekstem polskim, ale tu jest ta definicja co to znaczy district health po angielsku i bardzo chętnie jeżeli państwo to odb<text:span text:style-name="T1819">ij</text:span>ą, możemy to państwu przekazać.</text:p>
      <text:p text:style-name="P1820">I w końcu jeszcze jedna sprawa. Ja chcę powiedzieć, że zespół opieki zdrowotnej, który znam najlepiej nie ma mowy o żadnej nomenklaturze przy przyjmowaniu pracowników na stanowiska kierownicze w zespole. Więcej obowiązuje każdego kierownika<text:s/>z wyjątkiem<text:s/>dyrektora naczelnego, który nie ma na to czasu, jest co najmniej 50-procentowa praca z pacjentem i nie ma tak, że administracja służby zdrowia siedzi za biurkiem i podpisuje jakieś kwity nie ponosząc za to żadnej odpowiedzialności.</text:p>
      <text:p text:style-name="P1821">Ja 18 lat pracuję w Centrum Kształcenia Podyplomowego i 18 lat mam do czynienia z kadrą kierowniczą, która przyjeżdża na kursy do centrum i ja nie oceniam tych kursów w chwili obecnej czy one są dobre czy złe. Ale specjalnie przerysowując chcę powie<text:span text:style-name="T1822">dz</text:span>ieć, że k<text:span text:style-name="T1823">a</text:span>dra kierownicza służby składa się z<text:s/><text:soft-page-break/>trzech w tej chwili grup, to znaczy z frustrowanych pasjonatów, którzy chcą coś zrobić, ponieważ czują się przede wszystkim lekarzami, a dopiero później administr<text:span text:style-name="T1824">at</text:span>orami i ponoszą taką samą etyczną odpowiedzialność za swoje decyzje w sensie zarz<text:span text:style-name="T1825">ą</text:span>dzania służbą zdrowia, jak każdy z nas do pacjenta, z pewnej małej grupy ludzi, dla których kariera administracyjna rzeczywiście jest już jedynym możliwym wykazaniem się i milczącej większości, która przyjeżdża na kursy i pytana dlaczego państwo prz<text:span text:style-name="T1826">yj</text:span>echali mówimy jesteśmy z branki, ponieważ ktoś musi zarządzać tymi zakładami służby zdrowia<text:span text:style-name="T1827">.</text:span></text:p>
      <text:p text:style-name="P1828">To nie jest kariera dla żadnego lekarza. To nie jest stanowisko, które się cieszy wysokim prestiżem, ale żaden system opieki zdrowotnej nie będzie funkcjonował, jeżeli nie będzie miał właściwie dobranej odpowiednio przygotowanej i adekwatnie motywowanej kadry kierowniczej. Nie jest problemem na dzień dzisiejszy, to mają być lekarze czy nie. To mogą być nie lekarze, ale ich trzeba przygotować<text:span text:style-name="T1829">.</text:span></text:p>
      <text:p text:style-name="P1830">Wracając do struktur wydaje mi się, że to co jest zawarte w propozycjach strony rządowej, jest optymalnym rozwiązaniem. Nie możemy petryfikować struktur, ale nie możemy od razu wyrzucać ich za burtę. One powinny być dostosowane do potrzeb możliwości i wymagań na danym terenie.</text:p>
      <text:p text:style-name="P1831">Dziękuję bar<text:span text:style-name="T1832">d</text:span>zo.</text:p>
      <text:p text:style-name="P1833"><text:span text:style-name="T1834">Przewodniczący</text:span>:</text:p>
      <text:p text:style-name="P1835">Dziękuję bardzo panie doktorze. Mimo że już właściwie pora przerwy - jednak jeszcze w tym temacie dr Wójcik i byśmy już ten cały blok zamknęli.</text:p>
      <text:p text:style-name="P1836"><text:span text:style-name="T1837">Dr Zdzisław Wójcik</text:span>:</text:p>
      <text:p text:style-name="P1838">Muszę proszę państwa mimo złego stanu głosu jednak zabra<text:span text:style-name="T1839">ć</text:span><text:s/>głos w tym temacie - ponieważ nie mógłbym popatrzeć panie doktorze Edelman w oczy lekarzom wo<text:span text:style-name="T1840">je</text:span>wó<text:span text:style-name="T1841">dz</text:span>kim, których tu reprezentuję, ani administracji państwowej<text:span text:style-name="T1842"><text:s/></text:span>w tych województwach, ani dyrektorom ZOZ-ów i innych jednostek. Ponieważ milcząc wydawałoby się, że przyjmuję pana uwagi krytyczne i pana poglądy.</text:p>
      <text:p text:style-name="P1843">Tymczasem ja za chwilę będę mówił też pana językiem<text:span text:style-name="T1844">.</text:span><text:s/>Myśl<text:span text:style-name="T1845">ę</text:span>, że szczerym, tylko bardziej zrozumiałym. Jednoznacznym, ale wcześniej fakty.</text:p>
      <text:p text:style-name="P1846">To wszystko jest prawdą co powiedział dr Matuszkiewicz i mój poprzednik. Nikt do administracji się, że tak powiem nie pali, tam nie płacą, a dużo wymagają i bardzo ostro traktują. Ale jaka jest administracja polskiej służby zdrowia? Po pierwsze jest mała, zaledwie sięgająca 6% ogółem zatrudnionych. Ja mówię o<text:s/>czystej<text:s/>administracji. A więc nie ma żadnych przerostów, jeśli chodzi o szczebel wojewódzki, bardzo skutecznie rząd ograniczył administrację redukując prawie o połowę to co było lat temu jeszcze 5,<text:s/><text:span text:style-name="T1847">i</text:span><text:s/>dlatego żeby ratować sytuację w kierowaniu służbą zdrowia, nie zarządzaniu, kitowaniu i koordynacji służbą zdrowia, powstały działy metodyczno-organizacyjne.</text:p>
      <text:p text:style-name="P1848">Ja nie chcę mówić, że one prac<text:span text:style-name="T1849">uj</text:span>ą dobrze, ale one po to powstały. Następnie chciałbym wyprowadzić z błędu wszystkich kolegów, tych którzy różnie patrzą na administrację, zwłaszcza dyrektorów szpitali jednostek. Da<text:span text:style-name="T1850">m<text:s/></text:span>przykład z Krakowa. Na około 50 stanowisk kierowniczych, mówię od lekarza wojewódzkiego po zastępcę dyrektora, któregoś z ZOZ-ów, 47 pracuje bezpośrednio przy pacjencie w czasie nie krótszym jak 1/3 jego czasu. Nikt nie siedzi za biurkiem.</text:p>
      <text:p text:style-name="P1851">Łączą wszyscy pracę lekarską z pracą administracyjną<text:span text:style-name="T1852">.</text:span><text:s/>Następna kwestia - struktury. Była tu mowa na te<text:span text:style-name="T1853">m</text:span>at struktur<text:span text:style-name="T1854">.</text:span><text:s/>Proszę państwa od 8<text:s/>lat obowiązuje w Polsce możnoś<text:span text:style-name="T1855">ć</text:span><text:s/>wyboru struktury przez pracowników zatrudnionych w danych jednostkach. I znów w Krakowie lat temu chyba 6, przeprowadziliśmy dosłownie<text:s/><text:soft-page-break/>referendum, głosowanie wśród pracowników, w jakim systemie chcą pracować i co si<text:span text:style-name="T1856">ę</text:span><text:s/>okazuje? Nikt nie chci<text:span text:style-name="T1857">a</text:span>ł zmiany struktur<text:span text:style-name="T1858">y</text:span>. Zresztą tak moja dygresja, bo my tu mówimy struktura jest zła. To nie jest wcale struktura zła. Są spra<text:span text:style-name="T1859">w</text:span>y może kierowania w tych strukturach. Mówimy system płacy jest zły. To nie prawda<text:span text:style-name="T1860">.</text:span><text:s/>Płacy jest za mało, pieniędzy jest za mało na zrealizowanie zadań, ale to są dygresje. Wracam do tematu.</text:p>
      <text:p text:style-name="P1861">I ostatnia może moją uwaga, ta o której mówiłem, że bardziej jednoznacznie chcę powiedzieć. Ja myślę panie doktorze Edelman, ja nie znam pana kwali<text:span text:style-name="T1862">fi</text:span>kacji, uprawni<text:span text:style-name="T1863">aj</text:span>ących do wypowiadania się - likwidujmy administrację wszystkich szczebli. Prawdopodobnie byłoby niezwykle to ciekawe i zabawnie za lat kilka, czy za 2 lata nawet gdyby tak oddać całą w tej chw<text:span text:style-name="T1864">i</text:span>l<text:span text:style-name="T1865">i</text:span><text:s/>ośmiuset tysięczną w tej chwili rzeszę pracowników i ogromną maszyner<text:span text:style-name="T1866">i</text:span>ę, która<text:s/><text:span text:style-name="T1867">w</text:span><text:s/>te<text:span text:style-name="T1868">j</text:span><text:s/>chwili działa na rzecz opieki zdrowotnej, oddać w ręce samorządu<text:span text:style-name="T1869">.</text:span><text:s/>Ten samorząd albo by natychmiast doprowadził do całkowitego zdezorganizowania, albo natychmiast by powołał administrację, tylko dwukrotnie większą<text:span text:style-name="T1870">.</text:span></text:p>
      <text:p text:style-name="P1871">To jest pierwsza moja uwaga<text:span text:style-name="T1872">.</text:span><text:s/>Trochę szacunku do tej administrac<text:span text:style-name="T1873">ji</text:span><text:s/>i nie można mówić tak jakby to powiedział profan,<text:s/><text:span text:style-name="T1874">ż</text:span>e to wszystko jest źle. I na końcu panie doktorze Edelman - przepraszam, że wymieniam pana z nazwiska, że polemizuję z panem, ale wydaje mi się, pan reprezentuje tu pewien pogląd kolegów z tej strony stołu.</text:p>
      <text:p text:style-name="P1875">Panu<text:s/>chodzi chyba nie o to o czym tut<text:span text:style-name="T1876">aj</text:span><text:s/>mówimy o poprawę funkcjonowania jednostek służby zdrowia, w której rzecz jasna administ<text:span text:style-name="T1877">r</text:span>a<text:span text:style-name="T1878">cj</text:span>a musi też wziąć udział. Jakoś zorganizować ten system. Panu prawdopodobnie chodzi o to, żeby po prostu zlikwidować administrację, która pochodzi według pana z nomenklatury par<text:span text:style-name="T1879">t</text:span>y<text:span text:style-name="T1880">j</text:span>nej, ślepo wykonuje polecenia partii i po prostu chodzi o polityczny aspekt sprawy, zlikwidujmy to co jest, a j<text:span text:style-name="T1881">a</text:span>k zlikwidujemy administracje,<text:s/><text:span text:style-name="T1882">i</text:span><text:s/>wytniemy tych ludzi, którzy w tej chwili tam coś robią, no to wobec tego zupełnie to już inaczej pobiegnie<text:span text:style-name="T1883">.</text:span></text:p>
      <text:p text:style-name="P1884">Traktuje pan tak tych ludzi jak główny hamulcowy po prostu z opaską PZPR, którzy by nie chcieli albo którzy mają wyjątkowe jakieś z<text:span text:style-name="T1885">ai</text:span>nteresowania w tym, żeby było źle<text:span text:style-name="T1886">.</text:span></text:p>
      <text:p text:style-name="P1887"><text:span text:style-name="T1888">I</text:span><text:s/>ja na zakończenie chcę powiedzieć, że ta administracja w służbie zdrowia na wszystkich szczeblach, ta bardzo nisko opłacana, pracuje bardzo rzetelnie.<text:s/><text:span text:style-name="T1889">I</text:span><text:s/>jesz<text:span text:style-name="T1890">c</text:span>ze raz uważam, że powinnością moją było postawienie tak sprawy, abym mógł podjąć rozmowy z moimi kolegami właśnie w administra<text:span text:style-name="T1891">cji</text:span>.</text:p>
      <text:p text:style-name="P1892">Dziękuję bardzo.</text:p>
      <text:p text:style-name="P1893"><text:span text:style-name="T1894">Przewodniczący</text:span>:</text:p>
      <text:p text:style-name="P1895">Dziękuję bardzo panu doktorowi.</text:p>
      <text:p text:style-name="P1896">Ponieważ już dostałem informację, że jest zarezerwowana sala na obiad, ja dziękuję za tę dyskusję. Sądzę<text:span text:style-name="T1897">,</text:span><text:s/>że będziemy nadal się trzymać pewnej zasady,<text:s/><text:span text:style-name="T1898">k</text:span>tóra tu była wnoszona, żebyśmy wspólnie prezentowali tych którzy tego od nas oczekują i dali nam ten mandat.</text:p>
      <text:p text:style-name="P1899">Po przerwie jako pierwszy głos zabierze pan prof. poseł Waleczek.</text:p>
      <text:p text:style-name="P1900">Dziękuję bardzo.</text:p>
      <text:p text:style-name="P1901"/>
      <text:p text:style-name="P1902">/Prze<text:span text:style-name="T1903">rwa</text:span><text:s/>obiadowa/.</text:p>
      <text:p text:style-name="P1904"/>
      <text:p text:style-name="P1905">/Po<text:s/><text:span text:style-name="T1906">pr</text:span>ze<text:span text:style-name="T1907">rwi</text:span>e/.</text:p>
      <text:p text:style-name="P1908"/>
      <text:soft-page-break/>
      <text:p text:style-name="P1909"><text:span text:style-name="T1910">Przewodnicząc</text:span><text:span text:style-name="T1911">a</text:span><text:span text:style-name="T1912">:</text:span></text:p>
      <text:p text:style-name="P1913">Cz<text:span text:style-name="T1914">y</text:span><text:s/><text:span text:style-name="T1915">m</text:span>y po obiedzie kontynuujemy dalej dyskusję na temat reformy, czy przechodzimy do spraw kształcenia, po prostu chciałabym wiedzieć<text:span text:style-name="T1916">.</text:span></text:p>
      <text:p text:style-name="P1917"><text:span text:style-name="T1918">Przewodnicząc</text:span><text:span text:style-name="T1919">y</text:span>:</text:p>
      <text:p text:style-name="P1920">Przepraszam bardzo ja nie przedstawiłem. Sądzę, że została rozbita dyskusja na temat reformy, tak że dalej jeżeli będziemy się trzymać spraw reformy i później kwestia prze<text:span text:style-name="T1921">ds</text:span>taw<text:span text:style-name="T1922">ie</text:span>nia wniosków, które wynikały z poprze<text:span text:style-name="T1923">d</text:span>niego spotkania.</text:p>
      <text:p text:style-name="P1924"><text:span text:style-name="T1925">Przewodnicząc</text:span><text:span text:style-name="T1926">a</text:span>:</text:p>
      <text:p text:style-name="P1927">Które wynikały z - dobrze, to jeszcze będzie kilka głosów, dlatego że niestety my nie możemy się zgodzić, ażeby głos pana dr Wójcika był głosem zamykającym tę dyskusję administra<text:span text:style-name="T1928">cji</text:span>, bo wypacza to absolutnie nasze intencje i treść tego, zarówno dr Opolski wypaczył treść tego cośmy mówili, jak i pan dr Wójcik.</text:p>
      <text:p text:style-name="P1929"><text:span text:style-name="T1930">Przewodnicząc</text:span><text:span text:style-name="T1931">y</text:span>:</text:p>
      <text:p text:style-name="P1932">Zdaje się, że Polacy mówią jednym językiem, a jednak czasami siebie nie rozumieją. Dziękuję bardzo<text:span text:style-name="T1933">.</text:span></text:p>
      <text:p text:style-name="P1934"><text:span text:style-name="T1935">Dr Edelman</text:span>:</text:p>
      <text:p text:style-name="P1936">Do czasu nowomowy<text:span text:style-name="T1937">.</text:span></text:p>
      <text:p text:style-name="P1938"><text:span text:style-name="T1939">Prze</text:span><text:span text:style-name="T1940">wo</text:span><text:span text:style-name="T1941">dnicząc</text:span><text:span text:style-name="T1942">a</text:span>:</text:p>
      <text:p text:style-name="P1943">Prosimy państwa siadać<text:span text:style-name="T1944">.</text:span><text:s/>Zaczynamy. Rozpoczynamy drugą część naszego posiedzenia. Ja chciałam spytać czy pan poseł Waleczek w sprawie<text:s/><text:span text:style-name="T1945">-</text:span><text:s/>w jakiej sprawie, bo chcę ułożyć po prostu konsekwentnie<text:span text:style-name="T1946">.</text:span></text:p>
      <text:p text:style-name="P1947"><text:span text:style-name="T1948">Dr Waleczek</text:span>:</text:p>
      <text:p text:style-name="P1949">Kilka refleksji<text:span text:style-name="T1950">.</text:span></text:p>
      <text:p text:style-name="P1951"><text:span text:style-name="T1952">Przewodnicząc</text:span><text:span text:style-name="T1953">a</text:span><text:span text:style-name="T1954">:</text:span></text:p>
      <text:p text:style-name="P1955">To może ja jeszcze - przepraszam, ale poproszę, ale bardzo króciutko panią Annę Grzymisławską,<text:s/><text:span text:style-name="T1956">w</text:span><text:s/>związku<text:s/><text:span text:style-name="T1957">z</text:span><text:s/>adminis<text:span text:style-name="T1958">tr</text:span>acyjnymi spr<text:span text:style-name="T1959">a</text:span>wa<text:span text:style-name="T1960">m</text:span>i.</text:p>
      <text:p text:style-name="P1961"><text:span text:style-name="T1962">D</text:span><text:span text:style-name="T1963">r Anna Grzymisła</text:span><text:span text:style-name="T1964">ws</text:span><text:span text:style-name="T1965">k</text:span><text:span text:style-name="T1966">a</text:span>:</text:p>
      <text:p text:style-name="P1967">Prosz<text:span text:style-name="T1968">ę</text:span><text:s/>Państwa!<text:s/><text:span text:style-name="T1969">J</text:span>a myślę, że w tej dyskusj<text:span text:style-name="T1970">i</text:span>, którą tutaj toczyliśmy właściwie wkradło się wiele nieporozumień. My właśnie mówimy i to chyba trzeba podkreślić, mówimy o organizacji służby zdrowia dzisiejszej i uważany, że ta organizacja jest zła i mówimy o sprawowaniu władzy w służbie zdrowia to znaczy tych, którzy zajmują kierownicze stanowiska i których dobór uważamy, a także sposób dobierania uważamy czy wpływ na dobór tych, którzy nami kierują uważamy za zły.</text:p>
      <text:p text:style-name="P1971">Ja państwu chciałam, żebyśmy odgraniczali te sprawy dlatego, że uważam, że zła jest organizacja w służbie i ja myślę, że wszyscy państwo tutaj się ze mną zgodzicie. Ja państwu podam parę przykładów, konkretnych.<text:s/><text:span text:style-name="T1972">W</text:span><text:s/>zakładzie odwykowym w Charcicach jest 51 pacjentów i 50 pracown<text:span text:style-name="T1973">i</text:span>k<text:span text:style-name="T1974">ó</text:span>w zatrudnionych. Proszę zobaczyć jaka to jest proporcja<text:span text:style-name="T1975">.</text:span></text:p>
      <text:p text:style-name="P1976">Proszę Państwa!<text:s/><text:span text:style-name="T1977">W</text:span><text:s/>akademii medycznej w Poznaniu w kwesturze pracuje ponad 30 osób i dwa komputery IBM. To jest absolutnie zachwianie proporcji.</text:p>
      <text:p text:style-name="P1978">Z kolei chciałabym podkreślić, że administracja w służbie zdrowia rzeczywiście wcale nie jest tak dobrze opłacana i dlatego nie przychodzą do nas fachowi pracownicy, nie przychodzą bardzo dobrzy pracownicy, a uważam, że powinni przychodzić. Proszę spojrzeć jak małą, niewielką kadrę w administracji szpitali<text:s/><text:soft-page-break/>mamy osób z wyższym wykształceniem na stanowiskach kierowników działów sekcji b<text:span text:style-name="T1979">ar</text:span>dzo często, w przeważającej, w 80% nie są to osoby wcale z wyższym wykształceniem i to nie podnosi kwalifikacji tej administracji<text:span text:style-name="T1980">.</text:span><text:s/>Nam chodzi o to, żeby ona była rzeczywiście wykwalifikowana, żeby była rzeczywiście partnerem w organizacji służby zdrowia. Żeby była na poziomie, ale żeby nie była rozbudowana.</text:p>
      <text:p text:style-name="P1981">I to jest ten moment i proszę państwa ja uważam, że można się obyć w ogóle bez wielkich administracji. Dam państwu przykład<text:span text:style-name="T1982">.</text:span><text:s/>W Poznaniu działa ho<text:span text:style-name="T1983">s</text:span>picjum,<text:s/><text:span text:style-name="T1984">k</text:span>tóre pracuje... 90 osób w tej chwili i które zajmuje się jedn<text:span text:style-name="T1985">o</text:span>cześnie około 10 pacjentami, tak to nazwę, które nie ma żadnego kierownika, żadnego biura i żadnej administracji i fantastycznie funkcjonuje<text:span text:style-name="T1986">.</text:span></text:p>
      <text:p text:style-name="P1987">To jest kilka moich refleksji.</text:p>
      <text:p text:style-name="P1988">Dzięku<text:span text:style-name="T1989">j</text:span>ę<text:span text:style-name="T1990">.</text:span></text:p>
      <text:p text:style-name="P1991"><text:span text:style-name="T1992">Przewodnicząc</text:span><text:span text:style-name="T1993">a</text:span>:</text:p>
      <text:p text:style-name="P1994">Dziękuję bardzo.</text:p>
      <text:p text:style-name="P1995">Bardzo poproszę teraz pana posła Waleczka o zabranie głosu<text:span text:style-name="T1996">.</text:span></text:p>
      <text:p text:style-name="P1997"><text:span text:style-name="T1998">Poseł Waleczek</text:span>:</text:p>
      <text:p text:style-name="P1999">Pani Przewodnicząca! Szanowni Państwo! Jak wspomniałem chciałem uprzejmie prosić o umożliwienie mi podzielenia się tymi kilkoma refleksjami, które chciałbym zaprezentować na tle dotychczasowej dyskusji.</text:p>
      <text:p text:style-name="P2000">Otóż pierwsza jakaś taka uwaga, to wydaje mi się, że tak wystąpienie pani doc. Kuratowskiej jak i pana prof<text:span text:style-name="T2001">.</text:span><text:s/>Wojtczaka, jak i pana dr Krawczyka, jak i pani dr Kwietniewskiej, jak i pana doc. Wnuka zawierały elementy programujące, zawierały elementy szukania dróg rozwiązania, no tego tak trudnego problemu, jak struktura organizacyjna służby zdrowia<text:span text:style-name="T2002">.</text:span><text:s/>Trudno zawierać głos po tej końcówce, która była dość gorąca i bardzo dobrze, że są takie w moim odczuciu dyskusje, natomiast gdyby rzeczywiście było wszystko dobrze, to przede wszystkim nie spotykalibyśmy się tutaj i nie byłoby problemów<text:span text:style-name="T2003">.</text:span><text:s/>Nie byłoby o czym mówić.</text:p>
      <text:p text:style-name="P2004">Nie ulega kwestii, że jest źle. Generalnie w służbie zdrowia jest, generalnie w naszym kraju we wszystkich sferach życia społeczno-gospodarczego i politycznego jest źle. Dlatego się spotykamy<text:s/><text:span text:style-name="T2005">i</text:span><text:s/>dlatego dyskutujemy,<text:s/>i<text:span text:style-name="T2006"><text:s/></text:span>dlatego szukamy pewnych sposobów rozwiązań i wydaje mi się, że bardzo wiele uwag cennych pada w różnych zespołach<text:span text:style-name="T2007">.</text:span><text:s/>Myślę, że również tutaj w tym wysokim zespole. Niemniej wydaje mi się,<text:s/><text:span text:style-name="T2008">ż</text:span>e nie ma jakichś takich przemyśleń chyba do końca i to jest to zadanie,<text:s/><text:span text:style-name="T2009">k</text:span>tóre przed nami stoi.</text:p>
      <text:p text:style-name="P2010"><text:span text:style-name="T2011">I</text:span><text:s/>tutaj pani doc. Kuratowska była uprzejma na początku stwierdzić - moim zdaniem - bardzo głęboką myśl i to tak wyrażoną w takim powiedziałbym języku publicystycznym, jeżeli ludzie poumierają, nie będzie miał kto jeść, bo to jest problem czy ważniejszy<text:s/>„stół”<text:s/>ten żywnościowy czy nasz<text:s/>„stół”, a dalej pani była<text:s/><text:span text:style-name="T2012">ła</text:span>sk<text:span text:style-name="T2013">a</text:span>w<text:span text:style-name="T2014">a</text:span><text:s/>stwierdzić, że jeżeli chodzi o sprawy służby zdrowia, to domagamy się spraw po prostu nieodzownych. I tutaj chciałbym z całą mocą pokreślić to stanowisko, które zresztą przy różnych okazjach i stwierdzę z całą o<text:span text:style-name="T2015">dp</text:span>o<text:span text:style-name="T2016">wi</text:span>e<text:span text:style-name="T2017">dz</text:span>ialnością, że jest również pragnieniem resortu zdrowia, tak jak od wielu lat mam okazję obserwować jego starania i jego działania. Tylko skutki są takie, jakie są.</text:p>
      <text:p text:style-name="P2018">I tutaj by się należało zastanowić dlaczego nie ma tych rezulta<text:span text:style-name="T2019">tó</text:span>w, które chcielibyśmy przecież osiągnąć. No przecież przy tym stole siedzą specjaliści, siedzą lekarze, siedzą ludzie zaangażowani i wszyscy chcą jednego, mianowicie dobra polskiej służby zdrowia obywateli polskich, żeby rzeczywiście w tej sferze działo się inaczej, a dzieje się źle i wydaje mi się, że to jest kapitalna myśl i tutaj to wymaga szczególnego podkreślenia<text:span text:style-name="T2020">.</text:span></text:p>
      <text:soft-page-break/>
      <text:p text:style-name="P2021">Po prostu nie domagamy się niczego poza tym co rzeczywiście powinno być w służbie zdrowia przekazane. Cała sfera uposażeń, która w tej chwili powoduje tyle namiętności i taką powiedziałbym wręcz nieprzyjemną atmosferę.</text:p>
      <text:p text:style-name="P2022">Proszę Państwa! Służba zdrowia jest jednak oceniana przez społeczeństwu, społeczeństwo już też jest zmęczone. My musimy spojrzeć od strony pacjenta, opinie<text:s/><text:span text:style-name="T2023">są przeróżne</text:span><text:s/><text:span text:style-name="T2024">i</text:span><text:s/>zaczyna się mówić też różnie,<text:s/><text:span text:style-name="T2025">i</text:span><text:s/>odczucia<text:s/><text:span text:style-name="T2026">są</text:span><text:s/>różne<text:span text:style-name="T2027">.</text:span></text:p>
      <text:p text:style-name="P2028">To nie znacz<text:span text:style-name="T2029">y,</text:span><text:s/>żeby w tych naszych działaniach nie było więcej troski o sam<text:span text:style-name="T2030">ą</text:span><text:s/>strukturę, o sam<text:span text:style-name="T2031">ą</text:span><text:s/>medycynę<text:span text:style-name="T2032"><text:s/></text:span>jako<text:span text:style-name="T2033"><text:s/>ta</text:span>k<text:span text:style-name="T2034">ą</text:span>,<text:span text:style-name="T2035"><text:s/></text:span>gdzie zaniknie podmiot społeczny, jakim jest człowiek,<text:span text:style-name="T2036"><text:s/></text:span>jakim jest pacjent. I to tutaj też było mocno podkreślane. I to jest najważniejsze. Myśmy się powinni również zastanowi<text:span text:style-name="T2037">ć<text:s/></text:span>rzeczywiście jak ludzie sobie wyobrażają, żeby ta służba zdrowia funkcjonowała, bo my tak mówimy zawsze w imieniu gdzieś tam kogoś, natomiast nigdy to nie jest chyba dostatecznie społecznie wymierne, o to by należało zapytać. To odczucie społeczne ono jest w różnych okazjach, w różnych sytuacjach prezentowane i to byłoby n<text:span text:style-name="T2038">aji</text:span>stotnie<text:span text:style-name="T2039">js</text:span>ze, ponieważ ta struktura musi taka, żeby autentycznie służyła człowiekowi, bo jedno jest pewne, że to co było do tej pory ta służba zdrowia jest permanentnie reorganizowana i to jest jej dramat.</text:p>
      <text:p text:style-name="P2040">Przecież każda koncepcja jeszcze się nie rozpoczęła, a już jest dyskutowana, i już jest zmieniana i<text:s/><text:span text:style-name="T2041">w</text:span>obec tego jest na pewno zła, wobec tego jest na pewno zła. Propozycje nasze s<text:span text:style-name="T2042">ą</text:span><text:s/>takie jakie<text:s/><text:span text:style-name="T2043">są.<text:s/></text:span><text:span text:style-name="T2044">C</text:span><text:span text:style-name="T2045">zy</text:span><text:s/><text:span text:style-name="T2046">one są</text:span><text:s/>doskonałe? N<text:span text:style-name="T2047">i</text:span>gdy nie będą doskonałe, ale powinny być na tyle społecznie sprawdzalne, żeby służyły społeczeństwu i wobec tego wnioskowałbym i zresztą to się przebijało w dyskusji<text:span text:style-name="T2048">,</text:span><text:s/>żeby naprawdę nie zapominać o tym odczuciu społecznym i to co społeczeństwo tutaj chciałoby zaprezentować.</text:p>
      <text:p text:style-name="P2049">Generalnie to co prezentuje projekt - to jest propozycja resortu zdrowia<text:span text:style-name="T2050">.</text:span><text:s/>Otóż wydaje mi się, że jest tam ogromny wysiłek, ogromny trud w to<text:s/><text:span text:style-name="T2051">w</text:span>łożony, natomiast nie da się ukryć,<text:s/><text:span text:style-name="T2052">ż</text:span>e jest to materiał podleg<text:span text:style-name="T2053">aj</text:span>ąc<text:span text:style-name="T2054">y</text:span><text:s/>bardzo głębokiej krytyce<text:s/><text:span text:style-name="T2055">i</text:span><text:s/>z tym się tylko można zgodzić, że to jest określona propozycja. Niejako propozycję można prz<text:span text:style-name="T2056">yj</text:span>ąć do dyskusji. Ponieważ wydaje mi się, że jest wiele rzeczy niespójnych,<text:s/><text:span text:style-name="T2057">n</text:span>ie m<text:span text:style-name="T2058">a</text:span><text:s/>jednoznacznej szerokiej koncepc<text:span text:style-name="T2059">j</text:span>i owej społecznej, a przede wszystkim nie ma tam tego co się nazywa zabezpieczeniem finansowym funkcjonowania służby zdrowia<text:span text:style-name="T2060">.</text:span><text:s/>Dopiero dzisiejsza dyskusja to w jakimś sensi<text:span text:style-name="T2061">e<text:s/></text:span>podkreśliła<text:span text:style-name="T2062">.</text:span><text:s/>Inny jest gł<text:span text:style-name="T2063">o</text:span>s pana dyrektora Wysokiego, który na co d<text:span text:style-name="T2064">z</text:span>ień, na bieżąco dysponuje tym czym dyspon<text:span text:style-name="T2065">uj</text:span>e, a dysponuje niewielką ilością możliwości, stąd sytuacja tak wygląda, a tutaj pan dr Edelman był łaskaw zaprezentować wydaje mi się dużą wyobraźnię i dużą wizję na perspektywę w zabezpieczeniu materialnym funkcjonowania służby zdrowia<text:span text:style-name="T2066">.<text:s/></text:span>I wydaje mi się, że to jest również koncepcja godna jakiegoś gł<text:span text:style-name="T2067">ę</text:span>bokiego zastanowienia się<text:span text:style-name="T2068">.</text:span></text:p>
      <text:p text:style-name="P2069"><text:span text:style-name="T2070">Nato</text:span>mi<text:span text:style-name="T2071">ast</text:span><text:s/>przy wszystkich e<text:span text:style-name="T2072">le</text:span>men<text:span text:style-name="T2073">ta</text:span>ch krytyki to muszę również powiedzieć,<text:s/><text:span text:style-name="T2074">ż</text:span>e jeżeli już mamy mówić o stronach, a bardzo mi się<text:s/><text:span text:style-name="T2075">to</text:span><text:s/>nie podoba, to ta propozycja, ten projekt pilotujących całościową ref<text:span text:style-name="T2076">o</text:span>rmę systemu ochrony zdrowia w Polsce przedstawiony tutaj przez pana doc. Wnuka, on też jest dobrze<text:span text:style-name="T2077">,</text:span><text:s/>że tu jest powiedziane pil<text:span text:style-name="T2078">o</text:span>tujący, bo to ratuje sytuację, gdybyśmy tak pr<text:span text:style-name="T2079">z</text:span>eszli poszczególne tutaj tematy, to proszę państwa dla mnie pierwszy punkt jest na tyle o<text:span text:style-name="T2080">c</text:span>zywisty, żeśmy wcześniej powiedzieli, na pierwszym posiedzeniu, że generalnie należy odpolitycznić<text:s/><text:span text:style-name="T2081">ż</text:span>ycie nasze społeczno-publiczne, a więc tym samym i służbę zdrowia<text:span text:style-name="T2082">.</text:span><text:s/>To jest generalne stwierdzenie. Następnie musi decydować fachowość i morale w służbie zdrow<text:span text:style-name="T2083">i</text:span>a<text:span text:style-name="T2084">.</text:span><text:s/>N<text:span text:style-name="T2085">at</text:span>omia<text:span text:style-name="T2086">s</text:span>t już ta specjalistyczna tutaj, specyficzna problematyka, która się nazywa rekomendacją<text:span text:style-name="T2087">,</text:span><text:s/>tak to tu jest określone ja myślę, że<text:s/><text:span text:style-name="T2088">t</text:span>o jest element polityczny, który musi mieć rozstrzygnięcie przy<text:s/><text:span text:style-name="T2089">s</text:span>tole<text:s/><text:soft-page-break/>do<text:s/><text:span text:style-name="T2090">s</text:span>praw politycznych problemów<text:span text:style-name="T2091">,<text:s/></text:span>który funk<text:span text:style-name="T2092">cj</text:span>onu<text:span text:style-name="T2093">j</text:span>e pr<text:span text:style-name="T2094">z</text:span>y Okr<text:span text:style-name="T2095">ą</text:span>głym Stole<text:span text:style-name="T2096">.</text:span><text:s/>Jest taki pod<text:span text:style-name="T2097">z</text:span>e<text:span text:style-name="T2098">s</text:span>pół i ta<text:span text:style-name="T2099">m</text:span><text:s/>jest mie<text:span text:style-name="T2100">j</text:span>sce, poniewa<text:span text:style-name="T2101">ż</text:span><text:s/>to ni<text:span text:style-name="T2102">e</text:span><text:s/>dotyczy tylko słu<text:span text:style-name="T2103">ż</text:span>by zdrowia<text:span text:style-name="T2104">.</text:span><text:s/><text:span text:style-name="T2105">R</text:span>zecz ma szerszy<text:s/><text:span text:style-name="T2106">z</text:span>asi<text:span text:style-name="T2107">ę</text:span>g, wa<text:span text:style-name="T2108">żn</text:span>i<text:span text:style-name="T2109">ejsz</text:span>y,<text:s/><text:span text:style-name="T2110">głę</text:span>b<text:span text:style-name="T2111">szy</text:span><text:s/><text:span text:style-name="T2112">i<text:s/></text:span>dlatego t<text:span text:style-name="T2113">a</text:span>k muszą<text:s/><text:span text:style-name="T2114">z</text:span>ap<text:span text:style-name="T2115">a</text:span>ś<text:span text:style-name="T2116">ć</text:span><text:s/>d<text:span text:style-name="T2117">e</text:span>cyzje<text:span text:style-name="T2118">.</text:span></text:p>
      <text:p text:style-name="P2119"><text:span text:style-name="T2120">N</text:span>atomiast jeżeli wolno jeszcze sekund<text:span text:style-name="T2121">ę</text:span><text:s/>po<text:span text:style-name="T2122">z</text:span>osta<text:span text:style-name="T2123">ć</text:span><text:s/>pr<text:span text:style-name="T2124">z</text:span>y głosi<text:span text:style-name="T2125">e</text:span>, odblo<text:span text:style-name="T2126">k</text:span>o<text:span text:style-name="T2127">w</text:span>anie możliwoś<text:span text:style-name="T2128">ci</text:span><text:s/>tworzenia samor<text:span text:style-name="T2129">zą</text:span>d<text:span text:style-name="T2130">ów</text:span><text:s/>praco<text:span text:style-name="T2131">w</text:span>niczych<text:s/><text:span text:style-name="T2132">pa</text:span>ni<text:span text:style-name="T2133">e</text:span><text:s/>d<text:span text:style-name="T2134">o</text:span>cencie, dlaczego one nie funk<text:span text:style-name="T2135">c</text:span>jonują, rodzi się pytanie<text:span text:style-name="T2136">.</text:span><text:s/>Przecież wydaje<text:s/><text:span text:style-name="T2137">mi</text:span><text:s/>się, że w tej chwili<text:span text:style-name="T2138"><text:s/></text:span>nie ma takiej przeszk<text:span text:style-name="T2139">o</text:span>dy ze strony...</text:p>
      <text:p text:style-name="P2140"><text:span text:style-name="T2141">/</text:span><text:span text:style-name="T2142">Dr Kuratowsk</text:span><text:span text:style-name="T2143">a</text:span>: S<text:span text:style-name="T2144">a</text:span>m<text:span text:style-name="T2145">o</text:span>rz<text:span text:style-name="T2146">ą</text:span>d<text:span text:style-name="T2147">y</text:span><text:s/>pracownicze w sferze budżetowej nie maj<text:span text:style-name="T2148">ą</text:span><text:s/>podstaw/<text:span text:style-name="T2149">.</text:span></text:p>
      <text:p text:style-name="P2150"><text:span text:style-name="T2151">I</text:span><text:s/>służba zdrow<text:span text:style-name="T2152">i</text:span>a, wydaje mi się niejednokrotnie mamy określone zapisy, mamy określone możli<text:span text:style-name="T2153">wo</text:span>ści czy<text:s/><text:span text:style-name="T2154">z</text:span><text:span text:style-name="T2155">awsze z n</text:span><text:span text:style-name="T2156">i</text:span><text:span text:style-name="T2157">ch rodzi</text:span><text:s/>si<text:span text:style-name="T2158">ę</text:span><text:s/>- takie pytanie - korzystny<text:span text:style-name="T2159">.</text:span>.. Albo na przykład stworzenie prawnych możliwoś<text:span text:style-name="T2160">c</text:span>i organizowania izb lekarski<text:span text:style-name="T2161">c</text:span>h<text:span text:style-name="T2162">. Wi</text:span>adomo, jest ta ustawa dyskutowana w Sejmie, państwo w niej ucz<text:span text:style-name="T2163">e</text:span>stniczyci<text:span text:style-name="T2164">e</text:span>, jest ciągle trochę wątpliwości, doc<text:span text:style-name="T2165">.</text:span><text:s/>o ile pami<text:span text:style-name="T2166">ę</text:span>tam - nie przypomnę go sobie teraz, który prowadzi ten zespół<text:s/><text:span text:style-name="T2167">-</text:span><text:s/>Gburek, działają specjaliści<text:span text:style-name="T2168">, a</text:span><text:s/>więc wydaje mi się, ż<text:span text:style-name="T2169">e</text:span><text:s/>tutaj wniosek jakiś i uzupełnienie,<text:s/>ewentualnie zaprezentowanie naszych uwag i<text:s/>naciśnięcie, że się tak wyrażę,<text:s/>pierwsze czytanie<text:s/><text:span text:style-name="T2170">s</text:span>ię odbyło, więc tutaj tylko znów odbiór społeczny jaki będzi<text:span text:style-name="T2171">e</text:span><text:span text:style-name="T2172">.</text:span><text:s/>Stworzenie gwarancji prawnych dla równouprawnienia wszystkich sektorów<text:span text:style-name="T2173">.</text:span><text:s/>Tu jest wiele do odrobienia w służbie zdrowia, bo rz<text:span text:style-name="T2174">e</text:span>czy<text:span text:style-name="T2175">w</text:span>i<text:span text:style-name="T2176">ś</text:span>cie szczególnie sektor spółdzielczy, prywatny został rozbity i w zasadzie zlikwidowany<text:span text:style-name="T2177">.</text:span><text:s/>T<text:span text:style-name="T2178">o</text:span><text:s/>wszystko jest do odtworzenia. Stworzenie preferencji kredytowych i ulg podatkowych dla przedsiębi<text:span text:style-name="T2179">o</text:span>rstw produkujących na potrzeby ochron<text:span text:style-name="T2180">y</text:span><text:s/>zdro<text:span text:style-name="T2181">wi</text:span>a, to w zas<text:span text:style-name="T2182">a</text:span>dzie działa,<text:s/><text:span text:style-name="T2183">f</text:span>unkc<text:span text:style-name="T2184">j</text:span>onuje<text:s/><text:span text:style-name="T2185">i</text:span><text:s/>znów pytanie czy w stopniu d<text:span text:style-name="T2186">o</text:span>statec<text:span text:style-name="T2187">z</text:span>nym.<text:s/><text:span text:style-name="T2188">N</text:span>ale<text:span text:style-name="T2189">ż</text:span>ałoby to<text:s/><text:span text:style-name="T2190">o</text:span>cenić<text:span text:style-name="T2191">.</text:span><text:s/>Je<text:span text:style-name="T2192">s</text:span>t ten dramat<text:span text:style-name="T2193">,</text:span><text:s/>że mamy re<text:span text:style-name="T2194">s</text:span>ort zdrowia, który n<text:span text:style-name="T2195">i</text:span>ewiele m<text:span text:style-name="T2196">o</text:span>że<text:s/><text:span text:style-name="T2197">d</text:span>ecy<text:span text:style-name="T2198">do</text:span>wać i n<text:span text:style-name="T2199">ie</text:span><text:s/>wiele m<text:span text:style-name="T2200">o</text:span>że zr<text:span text:style-name="T2201">obi</text:span>ć, ponieważ c<text:span text:style-name="T2202">ały</text:span><text:s/>s<text:span text:style-name="T2203">z</text:span>ereg element<text:span text:style-name="T2204">ó</text:span>w, które przesądzają o jakoś<text:span text:style-name="T2205">c</text:span>i funk<text:span text:style-name="T2206">cjo</text:span>nowania<text:s/><text:span text:style-name="T2207">s</text:span>łu<text:span text:style-name="T2208">ż</text:span>by z<text:span text:style-name="T2209">dr</text:span>o<text:span text:style-name="T2210">w</text:span>ia są zapisane i są za<text:s/><text:span text:style-name="T2211">t</text:span>o<text:s/><text:span text:style-name="T2212">odp</text:span>o<text:span text:style-name="T2213">wi</text:span>e<text:span text:style-name="T2214">d</text:span>zi<text:span text:style-name="T2215">a</text:span>l<text:span text:style-name="T2216">ni</text:span><text:s/>inni ministrowie<text:span text:style-name="T2217">.</text:span><text:s/>Więc tut<text:span text:style-name="T2218">a</text:span>j t<text:span text:style-name="T2219">a<text:s/></text:span>g<text:span text:style-name="T2220">e</text:span>ner<text:span text:style-name="T2221">a</text:span>lna, również pr<text:span text:style-name="T2222">z</text:span>y reformie ad<text:span text:style-name="T2223">m</text:span>inistracji służby<text:s/><text:span text:style-name="T2224">z</text:span>drowia również resortu ustawienie, ustawienie go w sposób właś<text:span text:style-name="T2225">c</text:span>iwy n<text:span text:style-name="T2226">a</text:span><text:s/><text:span text:style-name="T2227">p</text:span>ewno jest rz<text:span text:style-name="T2228">e</text:span>czą konieczną.</text:p>
      <text:p text:style-name="P2229">I tutaj cały szereg ty<text:span text:style-name="T2230">c</text:span>h wniosków bardzo<text:s/><text:span text:style-name="T2231">c</text:span>enn<text:span text:style-name="T2232">y</text:span>ch, bardzo uzasadnionych, ale już w posz<text:span text:style-name="T2233">c</text:span>zególnych zagadnieniach wydaje mi się, że dzieje się dość dużo, może to nie jest zaws<text:span text:style-name="T2234">z</text:span>e do koń<text:span text:style-name="T2235">c</text:span>a do<text:span text:style-name="T2236">s</text:span>tatecznie nagłośnione, ale warto to byłoby to uwzględni<text:span text:style-name="T2237">ć</text:span>, że jednak no pow<text:span text:style-name="T2238">i</text:span>e<text:span text:style-name="T2239">d</text:span>zmy sobi<text:span text:style-name="T2240">e</text:span><text:s/>szcz<text:span text:style-name="T2241">e</text:span>rze nie jest to aż tak również nowatorskie, jak ten tekst wcześniejszy przedstawiony przez resort<text:span text:style-name="T2242">.</text:span></text:p>
      <text:p text:style-name="P2243">Jeżeli wolno to ostatnia uwaga, mianowicie kierunki reformy systemu<text:s/><text:span text:style-name="T2244">po</text:span>m<text:span text:style-name="T2245">o</text:span>cy społecznej<text:span text:style-name="T2246">.</text:span><text:s/>Otóż wydaje mi się, ż<text:span text:style-name="T2247">e</text:span><text:s/>jest to bardzo dobry tekst i tutaj wysłuchałem tego wprowadzenia z du<text:span text:style-name="T2248">ż</text:span>ą uwagą<text:s/><text:span text:style-name="T2249">i</text:span><text:s/>wydaje<text:s/><text:span text:style-name="T2250">mi</text:span><text:s/>się, ż<text:span text:style-name="T2251">e</text:span><text:s/>tu jest ta najwi<text:span text:style-name="T2252">ę</text:span>ks<text:span text:style-name="T2253">z</text:span>a tro<text:span text:style-name="T2254">s</text:span>ka, ogromne zaniedbanie w tym zakresie.<text:span text:style-name="T2255"><text:s/></text:span>Państwo wiecie co<text:s/><text:span text:style-name="T2256">si</text:span>ę dzieje w temacie ochrony społecznej i jakie są kolejki do domów opieki społecznej, jakie tam<text:span text:style-name="T2257"><text:s/></text:span>są warunki egzystencji i życia<text:span text:style-name="T2258">.</text:span><text:s/>Je<text:span text:style-name="T2259">s</text:span>t to po prostu głęboki dramat, jest to najsłabsze ogniwo<text:s/><text:span text:style-name="T2260">i</text:span><text:s/>przy w ogóle dyskutowaniu o słu<text:span text:style-name="T2261">ż</text:span>bie zdrowia wydaje mi<text:s/><text:span text:style-name="T2262">s</text:span>ię<text:span text:style-name="T2263">,</text:span><text:s/>że to ogniwo należałoby maksymalnie podnieść i tutaj jest bardzo mądry zapis na końcu podsumowujący, że reformy systemu pomocy społec<text:span text:style-name="T2264">z</text:span>nej nie w<text:span text:style-name="T2265">y</text:span>magają ogólnie rzecz biorą<text:span text:style-name="T2266">c</text:span><text:s/>zmian radykalnych, natomiast daleko idącej<text:s/><text:span text:style-name="T2267">jas</text:span>no<text:span text:style-name="T2268">ś</text:span>ci<text:s/><text:span text:style-name="T2269">i</text:span><text:s/>konsekwencji we w<text:span text:style-name="T2270">szys</text:span>tkich tych sferach, w których nastąpi jej reorganizacja<text:span text:style-name="T2271">.<text:s/></text:span>No<text:s/><text:span text:style-name="T2272">i</text:span><text:s/>oczywiście finanse, natomiast ten schemat organizacyjny przepraszam najmocniej, ale on mi się<text:s/><text:span text:style-name="T2273">z</text:span>a bardzo nie podoba, bo on trochę biurokracji tutaj wprowadza. Mówimy z jednej strony o odbiurokratyzowaniu, co jest słuszne generalnie, ale ja nie uważam, że rysunek nie jest pr<text:span text:style-name="T2274">z</text:span>ejrzysty, nie jest zbyt jasny<text:span text:style-name="T2275">.</text:span></text:p>
      <text:soft-page-break/>
      <text:p text:style-name="P2276">Jak jut jestem przy tej biurokracji, o<text:span text:style-name="T2277">tó</text:span>ż proszę państwa wydaje mi się, nie ma możliwości funkcjonowania określonego systemu s<text:span text:style-name="T2278">p</text:span>o<text:span text:style-name="T2279">ł</text:span>e<text:span text:style-name="T2280">c</text:span>znego, struktury państwa bez biurokracji, tylko chodzi o to, żeby to była biurokracja dobra, biurokracja w naszym odczuciu społecznym ma najczęściej ten pejoratywny sens, ponieważ niestety przez te doświadczenia nasze 40-<text:span text:style-name="T2281">l</text:span>ecia zawsze negatywnie funkcjonowały<text:span text:style-name="T2282">.</text:span><text:s/><text:span text:style-name="T2283">C</text:span>hodzi o to, żeby była biurokracja, ale pozytywna, ta niezbędna, która zabezpiecza właściwe funkcjonowanie określonych struktur<text:span text:style-name="T2284"><text:s/></text:span>w państwie, w tym r<text:span text:style-name="T2285">ó</text:span>wnież służby zdrowia<text:span text:style-name="T2286">.</text:span></text:p>
      <text:p text:style-name="P2287">Dziękuję bardzo<text:span text:style-name="T2288">.</text:span></text:p>
      <text:p text:style-name="P2289"><text:span text:style-name="T2290">Przewodnicząc</text:span><text:span text:style-name="T2291">a</text:span>:</text:p>
      <text:p text:style-name="P2292">Dziękuję panu posłowi<text:span text:style-name="T2293">.<text:s/></text:span>Jeszcze proszę ale dosłownie jedną minutę pan dr Marek<text:s/><text:span text:style-name="T2294">K</text:span>ulerski.</text:p>
      <text:p text:style-name="P2295"><text:span text:style-name="T2296">Dr Marek<text:s/></text:span><text:span text:style-name="T2297">Ku</text:span><text:span text:style-name="T2298">lerski</text:span>:</text:p>
      <text:p text:style-name="P2299">Ja chciał<text:span text:style-name="T2300">a</text:span>m tylko a propos wyjaśnienia pewnych rzeczy co zresztą pan poseł też nadmienił, mianowicie administracja a organizacja<text:span text:style-name="T2301">.</text:span><text:s/>Nie jest to sprzeciw przeciwko administracji jako czynnikowi administracyjnemu, natomiast sprzeciw jest przeciwko administrowaniu organizacją i to jest zasadnicza rzecz, że organizacja i to co pan doktor mówił o jakimś programie Światowej Organizacji Zdrowia, on mówi o organizac<text:span text:style-name="T2302">ji.</text:span><text:s/>I zgoda, mu<text:span text:style-name="T2303">s</text:span>i by<text:span text:style-name="T2304">ś</text:span><text:s/>hierarchiczna w jakimś sensie. Natomiast nie administrowani<text:span text:style-name="T2305">e</text:span><text:s/>służbą zdrowia, nie biurokrac<text:span text:style-name="T2306">ja</text:span><text:s/>rządzi służbą zdrowia. Admini<text:span text:style-name="T2307">st</text:span>rac<text:span text:style-name="T2308">j</text:span>a pełni rolę... Proszę państwa, to się dzieje w partia<text:span text:style-name="T2309">c</text:span>h politycznych, że tam jest biurokracja, dominują partie polityczne czasami, wszystko jedno jakie, itd. To się powtarza. I o to chodzi. I to jest nasz sprzeciw przeciwko administrowaniu. Dyrektor szpitala jest administratorem wykonującym, czy mającym wykonać te rzeczy,<text:s/><text:span text:style-name="T2310">k</text:span>tóre jakby fachowi pracownicy ustalą, jak to należy zrobić<text:span text:style-name="T2311">.</text:span><text:s/>A nie on ma rządzić, jak oddział ma wyglądać i kto ma tam pracować.<text:s/>I o to w zasadzie chodzi<text:span text:style-name="T2312">.</text:span></text:p>
      <text:p text:style-name="P2313">Dzięku<text:span text:style-name="T2314">j</text:span>ę.</text:p>
      <text:p text:style-name="P2315"><text:span text:style-name="T2316">Przewodnicząc</text:span><text:span text:style-name="T2317">a</text:span><text:span text:style-name="T2318">:</text:span></text:p>
      <text:p text:style-name="P2319">Dziękuję bardzo. Chciałam państwu zaproponować teraz, że zanim przejdziemy do dyskusji o kształceniu, gdzie mamy zapisane już liczne osoby do głosu, to będzie cały taki blok, chciałam na prośbę pani Zielińskiej, która po prostu ze względu na dojazd będzie musiała wcześniej opuścić nasze zgromadzenie, ażeby teraz przedstawiły swoje wyniki komisji, które obradowały w międzyczasie. A więc nie ma pani Zielińskiej, która o to prosiła. To możemy zacząć od sprawozdania tej grupy, która zajmowała się sprawą opieki nad matką i dzieckiem, noworodkiem i niemowlęciem. Pan dr Kulerski? Albo pan dyrektor - proszę bardzo.</text:p>
      <text:p text:style-name="P2320"><text:span text:style-name="T2321">Ob. Sławomir Radiukiewicz</text:span>:</text:p>
      <text:p text:style-name="P2322">Pani Przewodnicząca! Szanowni Państwo!</text:p>
      <text:p text:style-name="P2323">Nasz podzespół redakcyjny obradował w poniedziałek i wypracował następujący projekt stanowiska w sprawie opieki zdrowotnej nad matką, noworodkiem i niemowlęciem.</text:p>
      <text:p text:style-name="P2324">Podzespół uznaje, że sprawy zdrowia matki, noworodka i niemowlęcia stanowią kluczową pozycję w poprawie stanu zdrowia społeczeństwa, w tym realizacji narodowego programu zdrowia. Istniejąca sytuacja nakazuje nasilenie prowadzonych działań profilaktycznych dotyczących zdrowia kobiet, jak również opieki medycznej nad ciężarną, matką, noworodkiem i niemowlęciem.</text:p>
      <text:p text:style-name="P2325">Dla osiągnięcia konkretnych rezultatów określa się następujące kierunki realizacji i intensyfikac<text:span text:style-name="T2326">ji</text:span><text:s/><text:soft-page-break/>działań. Po pierwsze<text:s/><text:span text:style-name="T2327">-</text:span><text:s/>zapobieganie wcześniactwu, z uwzg<text:span text:style-name="T2328">lę</text:span>dnieniem warunków socjalno-bytowych kobiet ciężarnych. Następnie rozwijanie systemu stopniowanej opieki nad kobietą ciężarną oraz rozwó<text:span text:style-name="T2329">j</text:span><text:s/>diagnostyki w tym zakresie. Rozszerzenie wielostopniowej opieki neonatologicznej ze szczególnym uwzględnieniem oddziałów noworodkowych, transportu, oddziałów intensywnej opieki patologii noworodka, w tym ośrodków szkolenia. Poprawa bazy lokalowej i zaplecza oraz doposażenie oddziałów położniczo-ginekologicznych i noworodkowych w minimum niezbędnego wyposażenia do monitorowania i ratowania życia nowonarodzonych, a także wprowadzenie intensywnego szkolenia personelu. Zabezpieczenie śr<text:span text:style-name="T2330">o</text:span>dków finansowych na poprawę opieki zdrowotnej nad noworodkiem powinno być uwzględnione w pierwszej kolejności w kwotach przeznaczonych na realizację<text:s/>nar<text:span text:style-name="T2331">o</text:span>dowego programu zdrowia, a także funduszach terenowych.</text:p>
      <text:p text:style-name="P2332">Rozważyć też należy możliwość utworzenia wspomagającego funduszu lub fundacji w tym zakresie<text:span text:style-name="T2333">.</text:span><text:s/>Środki na ten cel powinny określać zarówno kwoty złotówkowe jak i dewizowe. Wstępną ocenę kosztów, wykaz terminów i odpowiedzialnych za opracowanie i wdrożenie przedstawi zainteresowanym Ministerstwo Zdrowia i Opieki Społecznej w terminie do 30 września br<text:span text:style-name="T2334">.</text:span></text:p>
      <text:p text:style-name="P2335">Podpisało<text:s/><text:span text:style-name="T2336">-</text:span><text:s/>Wojciech Guglas, Marek Kulerski i Sławomir Radiukiewicz jako przedstawiciele tego zespołu redakcyjnego.</text:p>
      <text:p text:style-name="P2337">Tyle, jeżeli chodzi o zapis<text:span text:style-name="T2338">,</text:span><text:s/>który został przyjęty przez wszystkie strony zasiadające przy tym zespole redakcyjnym.</text:p>
      <text:p text:style-name="P2339"><text:span text:style-name="T2340">Przewodnicząca</text:span>:</text:p>
      <text:p text:style-name="P2341">Dzięku<text:span text:style-name="T2342">ję</text:span><text:s/>bardzo. Czy pan dr Kulerski, czy pan dr Guglas chcą coś dodać? Pan dr Guglas - proszę bardzo.</text:p>
      <text:p text:style-name="P2343"><text:span text:style-name="T2344">O</text:span><text:span text:style-name="T2345">b</text:span><text:span text:style-name="T2346">.</text:span><text:span text:style-name="T2347"><text:s/>Wojci</text:span><text:span text:style-name="T2348">e</text:span><text:span text:style-name="T2349">ch Gugl</text:span><text:span text:style-name="T2350">as</text:span>:</text:p>
      <text:p text:style-name="P2351">Jeżeli<text:s/><text:span text:style-name="T2352">m</text:span>o<text:span text:style-name="T2353">ż</text:span>na<text:span text:style-name="T2354">,</text:span><text:s/>pro<text:span text:style-name="T2355">s</text:span>z<text:span text:style-name="T2356">ę</text:span><text:s/>państwa, ponieważ my zapisaliśmy tutaj, z inicjatywą wyszliśmy utworzenia fundacji lub funduszu wspomaga<text:span text:style-name="T2357">ją</text:span>cego,<text:s/><text:span text:style-name="T2358">je</text:span>żeli chodzi o rozw<text:span text:style-name="T2359">ó</text:span>j opieki nad matką, noworodkiem i niemowlęciem<text:span text:style-name="T2360">.<text:s/></text:span>Jak wiemy kwestia w realizac<text:span text:style-name="T2361">j</text:span>i wielu programów wymagała, zawsze można powiedzieć, że zatrzymywała się na fazie wykonawstwa, opracowania i wdrożenia<text:span text:style-name="T2362">.</text:span><text:s/>Włączyliśmy się w to jako ruch zawodowy<text:span text:style-name="T2363">.</text:span><text:s/>Może to dziwić, że związki zawodowe się w to włączyły w pełni, ale włączyliśmy się także realizując program w zakresie opieki nad matką i dzieckiem. i jako jednostka wyko<text:span text:style-name="T2364">n</text:span>awcza naszej Federacji, firma<text:s/>„Promet”<text:s/>przyjęła jako jeden z czterech kwestię realizacji kompleksowej poprawy opieki zdrowotnej nad noworodkiem<text:span text:style-name="T2365">.</text:span></text:p>
      <text:p text:style-name="P2366">Konsekwencją dwuletniej realizacji winno być doposażenie jednostek objętych wdrożeniem, zmodernizowanie oddziałów położniczy<text:span text:style-name="T2367">c</text:span>h i noworodkowych zgodnie z systemem matka - dziecko, utworzenie i doposażenie noworodkowych oddziałów intensywnej opieki i utworzenie,<text:s/><text:span text:style-name="T2368">i</text:span><text:s/>doposażenie oddziałów patologii noworodka oraz połączenie wszystkich trzech stopni organizacyjn<text:span text:style-name="T2369">yc</text:span>h specjalistycznym transportem i środkami łączności<text:span text:style-name="T2370">.</text:span></text:p>
      <text:p text:style-name="P2371">Dlaczego to mówię?<text:s/><text:span text:style-name="T2372">C</text:span>hyba miłym akcentem zakończenia naszego<text:s/>„stołu”<text:s/>by była jak najszybsza pomoc temu, co uznaliśmy<text:s/><text:span text:style-name="T2373">z</text:span>a najdroższe, czyli pomoc dziecku, pomoc kobiecie ciężarnej, pomoc matce<text:span text:style-name="T2374">.</text:span><text:s/>Ponieważ przedłuża się kwestia realizacji Federacja ze swych funduszy przekazała 8<text:span text:style-name="T2375">9</text:span><text:s/>mln zł na rozpoczęcie działań w tym zakresie<text:span text:style-name="T2376">.</text:span><text:s/>Jest przygotowany cały cykl wdrożeniowy<text:span text:style-name="T2377">.</text:span><text:s/>Ja nie liczę wyposażenia<text:s/><text:soft-page-break/>całości<text:s/>biura projektowego<text:span text:style-name="T2378">,</text:span><text:s/>zaplecza wykonawczego, wyposażenia 10 pracowni<text:span text:style-name="T2379">,</text:span><text:s/>które są przygotowane do tego, żeby w ciągu dwóch lat wdroży<text:span text:style-name="T2380">ć</text:span><text:s/>cały program na terenie czterech województw i z<text:s/><text:span text:style-name="T2381">j</text:span>ednoczesną możliwością doposażenia całości k<text:span text:style-name="T2382">r</text:span>aju<text:span text:style-name="T2383">.</text:span><text:span text:style-name="T2384"><text:s/></text:span>Wiadomo jest mi, bo ze środków masowego przekazu, że strona opozycyjno-solidarnościowa dysponuje kwotą ponad miliona dolarów. Gdyby także si<text:span text:style-name="T2385">ę</text:span><text:s/>włączyła w ten program w zakresie doposażenia jednostek, byłby to efekt, realny wynik, tzn. ten materialny wynik, jedno słońce z<text:s/><text:span text:style-name="T2386">„</text:span>okrągłego stołu”<text:s/>pracowników służby zdrowia.</text:p>
      <text:p text:style-name="P2387"><text:span text:style-name="T2388">Przewodn</text:span><text:span text:style-name="T2389">icz</text:span><text:span text:style-name="T2390">ąca</text:span>:</text:p>
      <text:p text:style-name="P2391">Dzięku<text:span text:style-name="T2392">ję</text:span><text:s/>bardzo panu doktorowi.</text:p>
      <text:p text:style-name="P2393">Teraz pan dr Kulerski.</text:p>
      <text:p text:style-name="P2394"><text:span text:style-name="T2395">Ob</text:span><text:span text:style-name="T2396">.</text:span><text:span text:style-name="T2397"><text:s/>Marek Ku</text:span><text:span text:style-name="T2398">l</text:span><text:span text:style-name="T2399">ers</text:span><text:span text:style-name="T2400">k</text:span><text:span text:style-name="T2401">i</text:span><text:span text:style-name="T2402">:</text:span></text:p>
      <text:p text:style-name="P2403">Przy ustalaniu tego projektu oczywiście wszystkie strony, że tak powiem zastrzegły sobie możliwoś<text:span text:style-name="T2404">ć<text:s/></text:span>wprowadzenia po prze<text:span text:style-name="T2405">c</text:span>zytaniu i namyśleniu si<text:span text:style-name="T2406">ę<text:s/></text:span>jeszcze, bowiem dyskusja była bardzo długa<text:span text:style-name="T2407">,</text:span><text:s/>acz projekt jest krótki<text:span text:style-name="T2408">.</text:span></text:p>
      <text:p text:style-name="P2409">Proszę państwa, ja mam pewne tutaj uzupełnienia<text:span text:style-name="T2410">.<text:s/></text:span>Jedno drobne, które polega na przemienieniu<text:s/>„środki na ten cel powinny określać zarówno kwoty złotówkowe jak i dewizowe”<text:s/>do pkt. 7<text:s/><text:span text:style-name="T2411">-</text:span><text:s/>zabezpieczenie środków finansowych na poprawę. To jest chyba pewna stylistyczna sprawa, która jest chyba prosta i n<text:span text:style-name="T2412">iedy</text:span>skusy<text:span text:style-name="T2413">j</text:span>na.</text:p>
      <text:p text:style-name="P2414">Drugi drobny moment, to w pkt. 3, gdzie mówi si<text:span text:style-name="T2415">ę</text:span><text:s/>o rozszerzeniu wielostopniowej opieki<text:s/><text:span text:style-name="T2416">-</text:span><text:s/>i dodania tam, rozwoju oddziałów patologii, w tym szkolenia, i zaplecza diagnostycznego - bo to jest element dla noworodka niezwykle ważny<text:s/><text:span text:style-name="T2417">w</text:span><text:s/>sensie mikrometod i w ogóle możliwości jakichkolwiek, które w tej chwili nie istnieją<text:span text:style-name="T2418">.</text:span></text:p>
      <text:p text:style-name="P2419">I teraz może nieco większe sprawy. Mianowicie w pkt<text:span text:style-name="T2420">.<text:s/></text:span>1, gdzie mówimy o zapobieganiu wcześniactwu z uwzględnieniem warunków socjalno-bytow<text:span text:style-name="T2421">yc</text:span>h kobiet ciężarnych, wydaje się konie<text:span text:style-name="T2422">c</text:span>zne tutaj dodanie, mianowicie problemu ochrony prawnej tzw<text:span text:style-name="T2423">.</text:span><text:s/>pracy chronionej dla kobiet w ciąży<text:span text:style-name="T2424">.</text:span><text:s/>I myślę, że tutaj należałoby dodać, w tym także nowych rozwiązań prawnych dotyczących pracy chronionej kobiet w ciąży<text:span text:style-name="T2425">.</text:span><text:s/>Bo ten problem, o ile ja wiem, nie jest w pełni rozwiązany i może przydałyby się tutaj także pewne terminy co do opracowania nowych projektów. Ja nie chcę głębiej w to wchodzić, bo<text:s/>po prostu<text:s/><text:span text:style-name="T2426">n</text:span>ie jest mi to temat dobrze znany<text:span text:style-name="T2427">.</text:span><text:s/>Natomiast z t<text:span text:style-name="T2428">y</text:span>ch uryw<text:span text:style-name="T2429">k</text:span>ów<text:span text:style-name="T2430">,</text:span><text:s/>które wiem, to ta praca chroniona kobiet nie jest pod względem prawnym również w pełni, w prawidłowy sposób<text:s/><text:span text:style-name="T2431">z</text:span><text:s/>punktu widzenia medyczneg<text:span text:style-name="T2432">o,</text:span><text:s/>rozwiązana<text:s/><text:span text:style-name="T2433">-</text:span><text:s/>jeśli państwo się zgodzicie z tym.</text:p>
      <text:p text:style-name="P2434">I kol<text:span text:style-name="T2435">ej</text:span>ny problem, wprowadzenie<text:s/><text:span text:style-name="T2436">je</text:span>dnak punktu o zmianie obowiązującego prowadzenia statystyki. Możliwe, że z chwilowym utrzymaniem obu wersji, a więc w tej wersji, która nadal obowiązuje odnośnie uznania za noworodka żywo urodzonego, jednak z uwzględnieniem obok wersji wynikającej z definicji WHO.<text:s/><text:span text:style-name="T2437">W</text:span>ięc myślę, że<text:s/><text:span text:style-name="T2438">t</text:span>en punkt należałoby także włączy<text:span text:style-name="T2439">ć</text:span><text:s/>do tego, bo jest to rzecz dość istotna przy ocenie tego wszystkiego.</text:p>
      <text:p text:style-name="P2440">I jako trzecią uwagę - myślę, że jeżeli w ogóle mówimy o ochronie zdrowia matki, noworodka, niemowlęcia, w tym rozumiem także kobiety, co ma mieć efekt ogólnospołeczny, to wydaje mi się, że z uwagi, to wydaje mi się, że z uwagi na szereg kontrower<text:span text:style-name="T2441">sj</text:span>i, które obecna ustawa o przerywaniu ciąży wzbudza w różnych środowiskach, i jednak wiele głosów dążących do pewnych zmian, wydaje mi się, że<text:s/><text:soft-page-break/>ten problem - ten zapis też tu powinien stanąć, że w tym kierunku działanie jakie należałoby podjąć, opracowanie nowego projektu czy nowelizacji starego, nie jest trudno to - to już zd<text:span text:style-name="T2442">aj</text:span>e się było ruszane chyba nieco wcześniej przez pana posła bodajże, ale może to ten punkt po prostu jednak przy okazji ochrony kobiet, bo w końcu jest to ochrona zdrowia kobiety proszę państwa, pomijając wszystkie inne aspekty, wydaje mi się, że ten punkt nie precyzując go bliżej, powinien tutaj w tym projekcie znaleźć swoje uzasadnienie.</text:p>
      <text:p text:style-name="P2443">Dziękuję.</text:p>
      <text:p text:style-name="P2444"><text:span text:style-name="T2445">Przewodnicząc</text:span><text:span text:style-name="T2446">a</text:span><text:span text:style-name="T2447">:</text:span></text:p>
      <text:p text:style-name="P2448">Dziękuję bardzo<text:span text:style-name="T2449">.<text:s/></text:span>Pan poseł Waleczek do tej sprawy<text:span text:style-name="T2450">.</text:span></text:p>
      <text:p text:style-name="P2451"><text:span text:style-name="T2452">Ob. Poseł Jan Waleczek</text:span>:</text:p>
      <text:p text:style-name="P2453">Chciałem bardzo serdecznie podziękować panu docentowi Kulerskiemu za podniesienie tematu ochrony dziecka poczętego.</text:p>
      <text:p text:style-name="P2454">Jeżeli wolno, to miałbym taką uprzejmą prośbę, byście państwo, pani przewodnicząca uznali za możliwe, żeby dokonać takiego zapisu; w tej chwili trwa praca nad poselskim projektem ustawy o ochronie dziecka poczętego. Jest ogromne parcie zrozumiałe ze strony Kościoła katolickiego, episkopatu, i innych środowisk, innych religii, różnych środowisk społecznych i gdyby to mogło znaleźć zapis tutaj i określone wsparcie dla tej inicjatywy, która już jest tam realizowana, w Sejmie, byłbym ogromnie zobowiązany.</text:p>
      <text:p text:style-name="P2455">Dziękuję bardzo.</text:p>
      <text:p text:style-name="P2456"><text:span text:style-name="T2457">Przewodnicząc</text:span><text:span text:style-name="T2458">a</text:span>:</text:p>
      <text:p text:style-name="P2459">Tak. Czy jeszcze autorzy?</text:p>
      <text:p text:style-name="P2460"><text:span text:style-name="T2461">Ob. Marek Kulerski</text:span>:</text:p>
      <text:p text:style-name="P2462">Ja jeszcze chcę tylko dopowiedzieć krótko proszę państwa, że ta sprawa jest zapisana bardzo ideowo. Tu nie ma jakiś konkretnych rozwiązań. Nie chciałem tutaj dawać się, ja osobiście, w komentarz tego dokumentu, w którym wiele mniej lub bardziej drobnych błędów i nieprawidłowoś<text:span text:style-name="T2463">ci</text:span><text:s/>jest.</text:p>
      <text:p text:style-name="P2464">Natomiast powodzenie tego, tych ideowych założeń, które w części przynajmniej pokrywają się z programem opracowanym przez Ministerstwo Zdrowia, podstawą do tego, żeby to było w ogóle zrealizowane, oczywiście nie jes<text:span text:style-name="T2465">t</text:span><text:s/>sam projekt, nie są także same finanse, a po prostu reorganizacja naszego życia społecznego.</text:p>
      <text:p text:style-name="P2466">Proszę Państwa! Bez samorządów, bez zmiany metod zarządzania nie zmienimy nic. Proszę Państwa! Tutaj rola nadzoru specjalistycznego była w projekcie Ministerstwa Zdrowia uwidaczniana i także rola lekarzy wojewódzkich. Proszę Państwa! Wracamy znowuż do tego, o czym często że<text:span text:style-name="T2467">ś</text:span>my mówili, że tutaj ja mam dowody, których już nie chcę przytaczać, że powiedzmy ten projekt i zalecenia wynikające z tego projektu były rozwiązywane metodą właśnie administracyjną, polecono utworzy<text:span text:style-name="T2468">ć</text:span><text:s/>jednostkę taką lub inną, formalnie ją utworzono, ona istnieje, no więc praktycznie nie zmienia lub w znikomym stopniu tylko zmienia rzeczywistą sytuację w tej opiece. Czyli wracamy - oczywiście podstawą będą tamte dwie rzeczy.</text:p>
      <text:p text:style-name="P2469">Dziękuję.</text:p>
      <text:p text:style-name="P2470"><text:span text:style-name="T2471">Przewodni</text:span><text:span text:style-name="T2472">cz</text:span><text:span text:style-name="T2473">ąc</text:span><text:span text:style-name="T2474">a</text:span>:</text:p>
      <text:p text:style-name="P2475">Dziękuję bardzo.</text:p>
      <text:p text:style-name="P2476">Może nim panu dyrektorowi tam udzielę głosu, ja chciałam powiedzieć ogólne moje uwagi czy<text:s/><text:soft-page-break/>zastrzeżenie do tego dokumentu.</text:p>
      <text:p text:style-name="P2477">Mnie tam bardzo brakuje konkretyza<text:span text:style-name="T2478">cj</text:span>i. Jest dla mnie za dużo znowu, szczególnie w tych pierwszych punktach takich ogólnych stwierdzeń, które są takie absolutnie słuszne, tak jakże prawda grzech jest zły, a dobro jest dobre. No za dużo jest takiej deklar<text:span text:style-name="T2479">atyw</text:span>noś<text:span text:style-name="T2480">ci.</text:span><text:s/>Wołałabym, żeby był bardziej konkretny, zawierał właśnie więcej jakiś terminów, które tam dopiero później w jed<text:span text:style-name="T2481">n</text:span>ym z punktów są, tak mi się wydaje,<text:s/>może pan dyrektor opowie więcej.</text:p>
      <text:p text:style-name="P2482"><text:span text:style-name="T2483">Ob. Sławomir Radiukiewicz</text:span>:</text:p>
      <text:p text:style-name="P2484">Jeżeli można. Proszę Państwa! Myśmy no kierując się dyskusją na poprzednim plenarnym posiedzeniu zespołu, gdzie między innymi poruszano problem nie wchodzenia daleko w szczegóły, chcieliśmy, że tak powiem, zachować no pewien stopień ogólności.</text:p>
      <text:p text:style-name="P2485">Wydawało nam się, że te zapisy, które są tutaj, one w jakiś sposób odpowiad<text:span text:style-name="T2486">aj</text:span>ą generalnie idei zwłaszcza, że zawarliśmy w ostatnim punkcie takie stwierdzenie, które mówi, że zostaną opracowane do 30 września powiedziałbym pewien harmonogram, ba, nie tylko harmonogram, ale nawet z pewną... kto itd. za to będzie odpowiedzialny.</text:p>
      <text:p text:style-name="P2487">W związku z tym stąd może wynikały tutaj pewne stopnie ogólności. Poza tym jest to w zasadzie pierwszy materiał, który wchodzi bardzo szczegółowo, bowiem dotychczas dyskusja dotykała problemów powiedziałbym zasadniczych i nie wchodziliśmy tak w szczegóły<text:span text:style-name="T2488">.</text:span><text:s/>Dlatego tak, przyjęliśmy taką konwencję.</text:p>
      <text:p text:style-name="P2489">Jest to zawsze, że tak powiem, do poprawienia, niemniej wydawało się, że ostatni punkt w jakiś sposób sprawę w tym zakresie rozwiązuje.</text:p>
      <text:p text:style-name="P2490">Natomiast ja jeszcze na moment chciałbym wrócić do ostatniego słowa dr Kulerskiego przed chwilą w dyskusji, chcąc jednocześnie poinformować, że tworzony ten program, o którym mówimy i teraz de facto<text:s/><text:span text:style-name="T2491">k</text:span>odyfikowany w dużym stopniu, był tworzony z udziałem dość szerokich gremiów, bowiem były to inicjatywy towarzystwa, Polskiego Towarzystwa Pediatrycznego, i innych towarzystw, różnego rodzaju organizacji społecznych zajmujących się problematyką dziecięcą, ba - był on przedmiotem nawet posiedzenia komisji sejmowej, stąd posłowie się do<text:s/><text:span text:style-name="T2492">te</text:span>go ustosunkow<text:span text:style-name="T2493">al</text:span>i, nadzory krajowe itd.</text:p>
      <text:p text:style-name="P2494">Natomiast rzecz jasna, że stopień wykonawstwa programu poprawy opieki nad noworodkiem jest bardzo zróżnicowany i istotnie, to co mówi pan dr Kulerski dając zresztą sam przykład w poprzednim wypadku w akademii medycznej w Warszawie, że mamy tego typu przykłady, to co my bardzo brzydko nazywamy<text:s/>„momentem odf<text:span text:style-name="T2495">ajkow</text:span>ania”<text:s/>i że po prostu tworzenie pewnych komórek organizacyjnych, które nie odpowiadają tym zawartym w tych n<text:span text:style-name="T2496">a</text:span>szych programach założeniom.</text:p>
      <text:p text:style-name="P2497">Niemniej wydaje się, że przez między innymi przez postawienie tego problemu na<text:s/>„okrągłym”<text:s/>- tutaj obradach<text:s/>„okrągłego stołu”<text:s/>problem się jak gdyby uspołecznia. Już sam przez się.</text:p>
      <text:p text:style-name="P2498">Poza tym zdajemy sobie sprawę, że w przyszłości samorządy tych instytucji, które - w których działają te komórki organizacyjne, no będą miały niewątpliwie wpływ na merytoryczną działalność. To jeżeli chodzi o uwagi ogólne<text:span text:style-name="T2499">.</text:span></text:p>
      <text:p text:style-name="P2500">Natomiast w szczegółowych sprawach myślę, że te poprawki, o których mówił pan dr Kulerski, a które dotyczą tam punktu gdzie mówimy o opiece neonatologicznej, o zapleczu diagnostycznym, są to punkty do przyjęcia. To samo sądzę, że pewne przedstawienie tych punktów dotyczących środków, jak również dodanie, bo tak to rozumiem, dodanie punktu dotyczącego zmian<text:span text:style-name="T2501">y<text:s/></text:span>wprowadzonej dotychczas statystyki w<text:s/><text:soft-page-break/>zakresie umieralności i zgonó<text:span text:style-name="T2502">w</text:span>.</text:p>
      <text:p text:style-name="P2503">Ja myślę, że<text:s/><text:span text:style-name="T2504">p</text:span>ropozy<text:span text:style-name="T2505">cj</text:span>a pana dr Kulerskiego tutaj jest na tyle wyważona, że zakłada ona zgodnie z tym co zresztą mówiliśmy poprzednio, by przez jakiś okres czasu, co najmniej, prowadzić jak gdyby podwójną tutaj nazwę<text:s/>od<text:s/>statystyki, czy podwójną ocenę tych danych statystycznych, bowiem chodziłoby nam o to, żebyśmy nie zatarli tej dynamiki obserwacji sytu<text:span text:style-name="T2506">a</text:span>cji w tym zakresie. Bowiem od lat sześćdziesiątych posiłkujemy się jedną metodologią oceny stanu umieralności niemowląt, stąd sądzę, że taki punkt mógłby być uzupełniony.</text:p>
      <text:p text:style-name="P2507">Natomiast muszę powiedzieć, że to jest moje zdanie, dotyczące problemu ustawy o dopuszczalności o przerywaniu ciąży, bo o tej ustawie pan doktor mówił, i mówił również potem pan poseł Waleczek, jest to sądzę sprawa, która o ile wiem, jest w tej chwili już przedmiotem jakiegoś wystąpienia grupy posłów w tej sprawie i nie wiem, czy tu w tym projekcie powinno to się tutaj znaleźć. To znaczy jest to moje stanowisko, bowiem my, chcę powiedzieć, że mieliśmy ustawę tą, była przedmiotem obrad komisji sejmowej i na tej komisji sejmowej myśmy istotnie również uznali, to znaczy posłowie jak i również w tym przypadku Ministerstwo Zdrowia, na temat - uznaliśmy konieczność wprowadzenia pewnych zmian do dotychczasowej ustawy, zwłaszcza w zakresie ochrony pierwszej ciąży, bowiem jak wiemy przede wszystkim przerwanie pierwszej ciąży, to znaczy tej jeszcze nie donoszonej pierwszej ciąży, ma największe implikacje zdrowotne w stosunku do ciąż następnych.<text:s/><text:span text:style-name="T2508">I</text:span><text:s/>w tym kierunku praco - powiedziałbym mają być prowadzone.</text:p>
      <text:p text:style-name="P2509">Tutaj mówię wyszło z inicjatywą grono posłów tak że nie wiemy czy tutaj po prostu ten problem i w jakim zakresie powinien być potraktowany. To znaczy moim zdaniem byłby chyba najlepszy zapis, który by mówił o konieczności rozważenia czy funkc<text:span text:style-name="T2510">jo</text:span>nowania czy dotychc<text:span text:style-name="T2511">za</text:span>s<text:span text:style-name="T2512">o</text:span>wych pewnych zmian w tej ustawie.</text:p>
      <text:p text:style-name="P2513">To tyle z mojej strony<text:span text:style-name="T2514">.</text:span></text:p>
      <text:p text:style-name="P2515"><text:span text:style-name="T2516">Przewodnicząc</text:span><text:span text:style-name="T2517">a</text:span>:</text:p>
      <text:p text:style-name="P2518">Dziękuję bardzo. Wobec tego chciałam teraz spytać - czy to stanowisko wyrażone w tym projekcie komisji jest przyjęte z poprawkami jeszcze wniesionymi w trakcie naszego posiedzenia? Co pan minister.<text:span text:style-name="T2519">..</text:span><text:s/>Kto chciał powiedzieć - proszę, pan, przepraszam.</text:p>
      <text:p text:style-name="P2520"><text:span text:style-name="T2521">O</text:span><text:span text:style-name="T2522">b. C</text:span><text:span text:style-name="T2523">y</text:span><text:span text:style-name="T2524">bulko</text:span>:</text:p>
      <text:p text:style-name="P2525">Ja przepraszam, że to właśnie ja czytam. Otóż wpłynęło tu takie pismo, list do strony rządowo-koalicyjnej<text:s/><text:span text:style-name="T2526">„</text:span>okrągłego stołu<text:span text:style-name="T2527">”</text:span><text:s/>i do resortu zdrowia<text:span text:style-name="T2528">.</text:span></text:p>
      <text:p text:style-name="P2529">„W dniu 26 lutego 1989 r.<text:s/>„Dziennik Telewizyjny”<text:s/>podał informację<text:s/><text:span text:style-name="T2530">/</text:span>a podam, że jest to list z Katowic/.<text:span text:style-name="T2531">..<text:s/></text:span>Dnia 28 lutego<text:s/><text:span text:style-name="T2532">1</text:span>9<text:span text:style-name="T2533">8</text:span>9 r<text:span text:style-name="T2534">.,</text:span><text:s/>że<text:s/>„okrągły stół”<text:s/>ma zająć się sprawą ochrony prawnej płodu nienarodzonego. Bardzo nas ta wiadomość zbulwersowała i jako grupa feministek chcemy wypowiedzieć swoje zdanie na wyżej wymieniony tema<text:span text:style-name="T2535">t</text:span>.</text:p>
      <text:p text:style-name="P2536">Rozpatrywanie na wokandzie<text:s/>„<text:span text:style-name="T2537">o</text:span>krągłego stołu<text:span text:style-name="T2538">”</text:span><text:s/>być albo nie być ustawy o przerywaniu niepożądanej ciąży je<text:span text:style-name="T2539">s</text:span>t próbą ograniczenia praw kobiety. Bowiem tylko ona ma prawo decydować czy płód donosi we własnym brzuchu, urodzi i wychowa.</text:p>
      <text:p text:style-name="P2540">Omawianie tego typu obaw kobiecego problemu przez grupę mężczyzn, na ogół starych, różnego pokroju zgromadzonych wokół<text:s/>„okrągłego stołu”<text:s/>jest próbą dyskryminacji kobiet polskich i dzieje się to w kraju socjalistycznym, w środku Europy pod koniec XX wieku<text:span text:style-name="T2541">.</text:span></text:p>
      <text:soft-page-break/>
      <text:p text:style-name="P2542">Można się domyślać, że inspiratorami w tej sprawie są r<text:span text:style-name="T2543">o</text:span>żnego rodzaju koła skupione wokół Kościoła. Rozpatrywanie takiego problemu na forum<text:s/>„okrągłego stołu”<text:s/>w sytuacji tak trudnej dla całego społeczeństwa, gdzie wiele rodzin ledwo wiąże koniec z końcem, kiedy brakuje dosłownie wszystkiego /tylko nie dzieci/, gdy nie ma dostatecznej opieki lekarskiej, jest dowodem na to, że koła te tak naprawdę nas, tej rodziny i tego społeczeństwa nic nie obchodzi.</text:p>
      <text:p text:style-name="P2544">W ogóle w ciągu ostatnich paru lat obserwujemy w Polsce szerzenie się ciemnoty<text:s/><text:span text:style-name="T2545">i</text:span><text:s/>nietolerancji. Motorem w tym zakresie są wyżej wymienione środowiska katolickie. Są to na ogół starzy mężczyźni lub stare kobiety oderwane od problemów, z jakimi borykają się młode małżeń<text:span text:style-name="T2546">s</text:span>twa”. /Przepraszam, że czytam to tak dokładnie<text:span text:style-name="T2547">,</text:span><text:s/>ale chciałbym żebyście państwo to wszystko słyszeli/<text:span text:style-name="T2548">.</text:span></text:p>
      <text:p text:style-name="P2549">„<text:span text:style-name="T2550">I</text:span><text:s/>właśnie<text:s/>„zawdzięczany”<text:s/><text:span text:style-name="T2551">/</text:span>to w cudzysłowie/ likwidację osławionego podręcznika dla licealistów pt<text:span text:style-name="T2552">.</text:span><text:s/><text:span text:style-name="T2553">„</text:span>Przysposobienie do życia w rodzinie<text:span text:style-name="T2554">”</text:span><text:s/>oraz potępienie seksu w telewizji<text:s/><text:span text:style-name="T2555">/</text:span>program<text:s/>„Bliżej świata”/<text:span text:style-name="T2556">.</text:span></text:p>
      <text:p text:style-name="P2557">Nie możemy zatem pozwoli<text:span text:style-name="T2558">ć</text:span>, aby koła te przyczyniły się do uchylenia ustawy o przerywaniu niepożądanej ciąży<text:span text:style-name="T2559">.</text:span><text:s/>W przeciwnym wypadku Polska w niedługim czasie stanie się drugą Irlandią<text:span text:style-name="T2560">.</text:span><text:s/>krajem ciemnoty, zacofania i nietolerancji<text:span text:style-name="T2561">.</text:span></text:p>
      <text:p text:style-name="P2562">Watyka<text:span text:style-name="T2563">n</text:span><text:s/>i Kościół<text:s/>tracą<text:s/>swoje wielkie wpływy w Hiszpanii i we Włoszech /referendum wywalczyło ustawę o przerywaniu ciąży/<text:span text:style-name="T2564">.</text:span></text:p>
      <text:p text:style-name="P2565">I jeszcze ostatnia refleksja. Koszty materialne obrad<text:s/>„okrągłego stołu”<text:s/>ponosimy my<text:span text:style-name="T2566">,</text:span><text:s/>to znaczy całe<text:s/><text:span text:style-name="T2567">s</text:span>poł<text:span text:style-name="T2568">e</text:span>czeństwo<text:span text:style-name="T2569">.</text:span><text:s/>„Stół”<text:s/>został zwołany po to, aby pomóc poprawie bytu tego społeczeństwa, a nie po to, by realizować myśli różnego rodzaju fanatyków”.</text:p>
      <text:p text:style-name="P2570">Grupa feministek z Katowic. Do wiadomości<text:s/>„Trybuna Robotnicza”, Katowice, redakcja<text:s/>„Polityki”<text:s/>Warszawa, redakcja<text:s/>„Kobieta i Życie”<text:s/>i<text:s/>„Telewizja Polska”<text:span text:style-name="T2571">.</text:span></text:p>
      <text:p text:style-name="P2572"><text:span text:style-name="T2573">Przewodnicząca</text:span>:</text:p>
      <text:p text:style-name="P2574">Dziękuję<text:span text:style-name="T2575">.</text:span><text:s/>Tu interesuje się koleżanka czy są podpisy<text:span text:style-name="T2576">.</text:span></text:p>
      <text:p text:style-name="P2577">Proszę państwa, więc wracając akurat, tylko akurat wywołano pana profesora. który chciał zabrać głos<text:span text:style-name="T2578">.<text:s/></text:span>Chodzi o to czy jest akceptacja dla tego dokumentu, który przedstawili panowie. Po pierwsze - dla całości tego dokumentu w takiej formie jak był. Tam dr Kulerski wniósł pewne.<text:span text:style-name="T2579">..</text:span><text:s/>Ja w tej chwili mówię bez tej pewnej sprawy<text:s/>dotyczącej przerywania ciąży, tylko tam dr Kulerski jeszcze parę drobnych poprawek<text:span text:style-name="T2580">.</text:span><text:s/>Ale nieistotnych wniósł w czasie dzisiejszych obrad<text:span text:style-name="T2581">.</text:span></text:p>
      <text:p text:style-name="P2582">Na razie ustosunkujmy się do tego, a później jeszcze za chwileczkę do tego czy wnosić tam zapis o rewizji ustawy - czy nie<text:span text:style-name="T2583">.</text:span><text:s/>Na razie bez tego punktu<text:span text:style-name="T2584">.</text:span></text:p>
      <text:p text:style-name="P2585">Czy państwo uważają, że ten dokument powinien być przyjęty jako dokument naszego zespołu?</text:p>
      <text:p text:style-name="P2586">Tak, ja miałam zastrzeżenie co do braku terminów, może pewne niekonkretności. No w pewnym sensie mnie pan dyrektor przekonał, że ten ostatni termin jest istotny, że będą dodatkowe prace, oczywiście.</text:p>
      <text:p text:style-name="P2587">Czyli, że przyjmujemy, to zostanie przepisane Marku z poprawkami tymi i skopiowane<text:span text:style-name="T2588">.</text:span></text:p>
      <text:p text:style-name="P2589">Ale teraz kwestia<text:s/><text:span text:style-name="T2590">-</text:span><text:s/>czy wp<text:span text:style-name="T2591">i</text:span>sywać tutaj jakikolwiek zapis na temat rewizji ustawy, czy pozostawić sprawę Sejmowi i tych, którzy do Sejmu piszą równi<text:span text:style-name="T2592">e</text:span>ż i wnoszą zarówno organizacje , jak i os<text:span text:style-name="T2593">o</text:span>by prywatne, które wnoszą odpowiednie zapisy<text:span text:style-name="T2594">.</text:span></text:p>
      <text:p text:style-name="P2595"><text:span text:style-name="T2596">/</text:span>Głos: Jest to sprawa zasadniczo nie dotycząca służby zdrowia/<text:span text:style-name="T2597">.</text:span></text:p>
      <text:p text:style-name="P2598">Proszę tutaj pan Czarnecki<text:span text:style-name="T2599">.</text:span></text:p>
      <text:soft-page-break/>
      <text:p text:style-name="P2600"><text:span text:style-name="T2601">Ob. Adam Czarnecki</text:span>:</text:p>
      <text:p text:style-name="P2602">My<text:span text:style-name="T2603">ś</text:span>lę, że jednak trzeba by zostawi<text:span text:style-name="T2604">ć</text:span><text:s/>sprawę do Sejmu, ponieważ sprawa jest w toku i nawet jakieś tam podpieranie tej propozycji ze strony naszego zespołu chyba nie będzie tu miało jakiegoś większego znaczenia<text:span text:style-name="T2605">.</text:span><text:s/>Natomiast sprawa się musi rozegrać w S<text:span text:style-name="T2606">ej</text:span>mie, bo jest to przecież ustawa,<text:s/>którą albo należy zmienić, albo uchwali<text:span text:style-name="T2607">ć</text:span><text:s/>nową<text:span text:style-name="T2608">.</text:span></text:p>
      <text:p text:style-name="P2609"><text:span text:style-name="T2610">Przewodnicząc</text:span><text:span text:style-name="T2611">a</text:span><text:span text:style-name="T2612">:</text:span></text:p>
      <text:p text:style-name="P2613"><text:span text:style-name="T2614">Z</text:span><text:s/>tym jednak,<text:s/>że my<text:s/><text:span text:style-name="T2615">g</text:span>d<text:span text:style-name="T2616">y</text:span>byśmy traktowali,<text:s/>że to co my p<text:span text:style-name="T2617">i</text:span>szemy<text:s/>nie ma żadnego znaczenia, to w ogóle nie byłoby warto tu siedzieć, nawet w Sejmie<text:span text:style-name="T2618">.</text:span><text:s/>Ale jest kwestia<text:s/><text:span text:style-name="T2619">-</text:span><text:s/>c<text:span text:style-name="T2620">z</text:span>y wnosić czy nie<text:span text:style-name="T2621">.</text:span></text:p>
      <text:p text:style-name="P2622">Prosz<text:span text:style-name="T2623">ę</text:span><text:s/>pan pro<text:span text:style-name="T2624">f.</text:span><text:s/>Waleczek<text:span text:style-name="T2625">.</text:span></text:p>
      <text:p text:style-name="P2626"><text:span text:style-name="T2627">Pro</text:span><text:span text:style-name="T2628">f.</text:span><text:span text:style-name="T2629"><text:s/>Walecze</text:span><text:span text:style-name="T2630">k</text:span>:<text:s/></text:p>
      <text:p text:style-name="P2631">Ja jednak chciał<text:span text:style-name="T2632">a</text:span>m panią przewodniczącą i szanownych państwa prosić o zwykłe poparcie dla tej idei, która<text:span text:style-name="T2633">.</text:span>.<text:span text:style-name="T2634">.<text:s/></text:span>Pr<text:span text:style-name="T2635">z</text:span>ecież wszystkie rzeczy te pryncypialne, zasadnicze tutaj uchwalane<text:s/><text:span text:style-name="T2636">i</text:span><text:s/>dyskutowane, one trafiają do Sejmu, prawda. I tam wła<text:span text:style-name="T2637">ś</text:span>nie będzie ich ostateczne uchwalenie<text:span text:style-name="T2638">.<text:s/></text:span>A więc nie możemy tutaj minimalizować tej problematyki<text:span text:style-name="T2639">. I</text:span><text:s/>dlateg<text:span text:style-name="T2640">o</text:span><text:s/>uważam, te gdyby można było taki zapis tutaj umieścić, że uczestnicy podzespołu do spraw ochrony zdrow<text:span text:style-name="T2641">i</text:span>a w trakcie dyskusji na temat opieki zdrowotnej nad matką i noworodkiem, i niemowlęciem również, poruszyli sprawę dziecka poczętego i wyr<text:span text:style-name="T2642">a</text:span>ż<text:span text:style-name="T2643">aj</text:span>ą poparcie dla inicjatywy poselskiej określonej w nowelizacji tej ustawy<text:span text:style-name="T2644">.</text:span><text:s/>Tylko taki po prostu zapis, on by miał ogromne znaczenie, a nie przesądza oczywiście sprawy<text:span text:style-name="T2645">.</text:span></text:p>
      <text:p text:style-name="P2646"><text:span text:style-name="T2647">Przewodnicząc</text:span><text:span text:style-name="T2648">y</text:span>:</text:p>
      <text:p text:style-name="P2649">Ta forma, to znaczy nie wiemy jakie jest...</text:p>
      <text:p text:style-name="P2650"><text:span text:style-name="T2651">Ob.</text:span><text:span text:style-name="T2652"><text:s text:c="23"/></text:span><text:span text:style-name="T2653">:</text:span></text:p>
      <text:p text:style-name="P2654">J<text:span text:style-name="T2655">e</text:span>żeli nie wiemy, to nie możemy popierać<text:span text:style-name="T2656">.</text:span></text:p>
      <text:p text:style-name="P2657"><text:span text:style-name="T2658">Ob.</text:span><text:span text:style-name="T2659"><text:s text:c="23"/></text:span><text:span text:style-name="T2660">:</text:span></text:p>
      <text:p text:style-name="P2661">Proszę państwa, jeszcze bardzo krótko w sprawie u<text:span text:style-name="T2662">s</text:span>tawy.</text:p>
      <text:p text:style-name="P2663">Prosz<text:span text:style-name="T2664">ę</text:span><text:s/>pa<text:span text:style-name="T2665">ń</text:span>s<text:span text:style-name="T2666">t</text:span>wa, ponieważ ja<text:s/><text:span text:style-name="T2667">s</text:span>am jestem przeciwnikiem tej ustawy, ale nie chcę niczego narzucać tu obecnym<text:span text:style-name="T2668">.<text:s/></text:span>Natomiast myślę<text:span text:style-name="T2669">,</text:span><text:s/><text:span text:style-name="T2670">ż</text:span>e skala problemu jest tak duża. Mianowicie w Polsce powojennej dokonano około 24 mln przerwań ciąży. A więc skala problemu jest tak duża, a więc sądzę, że taki sygnał, że w obecnym brzmieniu ta ustawa chyba nie jest... No coś trzeba z tym zrobić<text:span text:style-name="T2671">.</text:span><text:s/>Myślę, że zupełnie przemilczać nie można, nie zajmując oczywiście stanowiska co do istoty rzeczy, to jest inna sprawa. Ale skala problemu jest bardzo<text:s/><text:span text:style-name="T2672">d</text:span>uża<text:span text:style-name="T2673">.</text:span></text:p>
      <text:p text:style-name="P2674">Dzięku<text:span text:style-name="T2675">ję</text:span>.</text:p>
      <text:p text:style-name="P2676"><text:span text:style-name="T2677">Przewodnicząc</text:span><text:span text:style-name="T2678">a</text:span><text:span text:style-name="T2679">:</text:span></text:p>
      <text:p text:style-name="P2680">Czyli może po prostu umieścimy zapis, że potrzebne jest<text:span text:style-name="T2681">.</text:span>.<text:span text:style-name="T2682">.</text:span></text:p>
      <text:p text:style-name="P2683">Proszę bardzo jeszcze pan.</text:p>
      <text:p text:style-name="P2684"><text:span text:style-name="T2685">Ob</text:span><text:span text:style-name="T2686">.</text:span><text:span text:style-name="T2687"><text:s/>Radiukiewicz</text:span>:</text:p>
      <text:p text:style-name="P2688">Ja już co prawda mówiłem na ten temat. Niemniej jednak raz jeszcze wracam do sprawy. To znaczy rozumiem, myślę, że byłoby bardziej rozważnie, ja mówię tutaj o naszej stronie, byśmy odnotowali nie w formie takiej jak<text:span text:style-name="T2689"><text:s/></text:span>proponował pan poseł Waleczek, że popieramy inicjatywy wycofania tej ustawy<text:span text:style-name="T2690">.</text:span><text:s/>Natomiast tutaj głos mego przedmówcy był bardziej<text:s/>wycofania tej ustawy, n<text:span text:style-name="T2691">ato</text:span>mi<text:span text:style-name="T2692">a</text:span>s<text:span text:style-name="T2693">t</text:span><text:s/>tutaj głos mego przedmówcy był<text:s/><text:soft-page-break/>bardziej wyważony, który mówił o tym<text:span text:style-name="T2694">,</text:span><text:s/>że po prostu należy rozważy<text:span text:style-name="T2695">ć</text:span><text:s/>czy konieczność jest wprowadzenia zmian w dotychczasowej ustawie o umożliwieniu przerywania ciąży<text:span text:style-name="T2696">.</text:span><text:s/>Chodzi mi po prostu o to, że my również widzimy cały szereg po<text:span text:style-name="T2697">wie</text:span>działbym tych negatywnych skutków, o k<text:span text:style-name="T2698">t</text:span>órych tu była... tej ustawy, niemniej są pewne przesłanki, które również przemawiają za tym, że ta ustawa w stosunku do niektórych sytuacji zdaje się ma pewne znaczenie i pozytywne. Ja nie chciałbym w tej chwili, żebyśmy tutaj<text:s/><text:span text:style-name="T2699">z</text:span>ac<text:span text:style-name="T2700">z</text:span>ęli<text:s/><text:span text:style-name="T2701">n</text:span>a ten temat szeroko dyskutować, natomiast że jest konieczność jakiegoś wprowadzenia zmian, to byłoby zresztą zgodne<text:s/><text:span text:style-name="T2702">z</text:span><text:s/>tymi naszymi stanowiskami, które zajęliśmy przedtem, mam na myśli przede wszystkim ochronę pierwszej ciąży, umożliwienie upowszechnianie zapobiegania ciąży wszelkiego rodzaju metodami, tymi naturalnymi, przy pomocy środków antykonce<text:span text:style-name="T2703">p</text:span>cyjnych itd.</text:p>
      <text:p text:style-name="P2704">Dlatego byłbym za<text:s/>nie sformułowaniami tak…<text:s/>bez sformułowań jakichś takich ostatecznych.</text:p>
      <text:p text:style-name="P2705"><text:span text:style-name="T2706">Przewodnicząc</text:span><text:span text:style-name="T2707">a</text:span><text:span text:style-name="T2708">:</text:span></text:p>
      <text:p text:style-name="P2709">Myślę, że w tej formie możemy to zapisać.</text:p>
      <text:p text:style-name="P2710">Proszę bardzo o drugi zespół, to był zespół, który zajmował się - pan prof. La<text:span text:style-name="T2711">ta</text:span>lsk<text:span text:style-name="T2712">i</text:span>.</text:p>
      <text:p text:style-name="P2713"><text:span text:style-name="T2714">P</text:span><text:span text:style-name="T2715">ro</text:span><text:span text:style-name="T2716">f.</text:span><text:span text:style-name="T2717"><text:s/>La</text:span><text:span text:style-name="T2718">t</text:span><text:span text:style-name="T2719">al</text:span><text:span text:style-name="T2720">sk</text:span><text:span text:style-name="T2721">i Maciej</text:span><text:span text:style-name="T2722">:</text:span></text:p>
      <text:p text:style-name="P2723">Ze<text:span text:style-name="T2724">s</text:span>p<text:span text:style-name="T2725">ó</text:span>ł obradował przedwc<text:span text:style-name="T2726">z</text:span>or<text:span text:style-name="T2727">aj.</text:span><text:s/>Przyjęliśmy w<text:span text:style-name="T2728">s</text:span>pólnie następujące ustalenia<text:span text:style-name="T2729">.</text:span></text:p>
      <text:p text:style-name="P2730">1/<text:tab/><text:span text:style-name="T2731">W</text:span><text:s/>celu stworzenia lepszych szans młodzieży wiejskiej w ubieganiu si<text:span text:style-name="T2732">ę</text:span><text:s/>na studia medyczne Podzespół do spraw Zdrowia uważa za konieczne organizowanie rocznych stacjonarno-zao<text:span text:style-name="T2733">c</text:span>znych kursów pr<text:span text:style-name="T2734">z</text:span>ygotowawc<text:span text:style-name="T2735">z</text:span>ych na studia medyczne organizowane w ośrodkach akademickich przez akademię medyczną zakończonych miesięczną sesją stacjonarną przed egzaminem.</text:p>
      <text:p text:style-name="P2736">Szkoleniom należałoby objąć młodzież ze wsi i miejscowości do<text:span text:style-name="T2737"><text:s/></text:span>5 tys. mieszkańców. Rekrutacja na kursy powinna odbywać się na zasadach wolnego naboru. O udział w studium przygotowawczym mogą ubiegać się uczniowie ostatnich klas szkół średnich oraz kandydaci na studia medy<text:span text:style-name="T2738">c</text:span>zn<text:span text:style-name="T2739">e</text:span>,<text:s/><text:span text:style-name="T2740">k</text:span>tórzy w ostatnim roku nie zostali przyjęci.</text:p>
      <text:p text:style-name="P2741">Kursy takie należy zacząć organizować od roku szkolnego 1989/1990<text:span text:style-name="T2742">.</text:span></text:p>
      <text:p text:style-name="P2743">2/<text:tab/><text:span text:style-name="T2744">C</text:span>elem zachęcenia personelu medycznego do po<text:span text:style-name="T2745">de</text:span>jmowania pracy w środowisku wiejskim:</text:p>
      <text:p text:style-name="P2746"><text:tab/>a/<text:tab/>Wprowadza się dodatek wiejski w wysokości 50% uposażenia zasadniczego dla tych pracowników służby zdrowia, którzy pracują w pełnym wymiarze godzin w ośrodkach zdrowia oraz zamieszkują na terenie rejonu. Wniosek ten powinien być uwzględniony w opracowywanym nowym systemie wynagradzania w służbie zdrowia.</text:p>
      <text:p text:style-name="P2747"><text:tab/>b/<text:tab/>Zapewnia się możliwość uzyskania mieszkania służbowego.</text:p>
      <text:p text:style-name="P2748"><text:tab/>c/<text:tab/>Zapewnienie uzyskania samochodu osobowego do celów służbowych, bądź kredytu na zakup samochodu prywatnego<text:s/><text:span text:style-name="T2749">z</text:span><text:s/>obowiązkiem pracy w ciągu 5 lat po jego zakupie,<text:s/><text:span text:style-name="T2750">a</text:span><text:s/>po tym terminie częściowe umorzenie kredytu<text:span text:style-name="T2751">.</text:span></text:p>
      <text:p text:style-name="P2752">3/<text:tab/>Należy dokończyć realizację sieci oś<text:span text:style-name="T2753">r</text:span>odków zdrowia pozostawiając model opieki zdrowotnej do decyzji samorządu terytorialnego.</text:p>
      <text:p text:style-name="P2754">Zwiększyć należy również dostępność świadczeń diagnostycznych i rehabilitacyjnych ośrodków zdrowia<text:span text:style-name="T2755">.</text:span></text:p>
      <text:p text:style-name="P2756">4/<text:tab/>Podzespół do spraw Zdrowia uważa, że istnieje konieczność systematycznego prowadzenia badań stanu zdrowia ludności wiejskiej i jego uwarunkowań.</text:p>
      <text:soft-page-break/>
      <text:p text:style-name="P2757">5<text:span text:style-name="T2758">/</text:span><text:tab/>Należy podjąć niezbędne działania dla poprawy stanu środowiska oraz bezpieczeństwa i higi<text:span text:style-name="T2759">e</text:span>ny pracy na wsi, a w szczególności stworzyć ich podstawy w postaci przygotowania i przyjęcia odpowiednich uregulowań prawnych.</text:p>
      <text:p text:style-name="P2760">6/<text:tab/>Niezbędne jest zapewnienie poprawy dostępności lecznictwa uzdrowiskowego dla mieszkańców wsi poprzez: pomoc Ministra Zdrowia i Opieki Społecznej w budowie i rozbudowie sanatoriów dla rolników oraz dla dzieci wiejskich w Rabce, i coroczne zwiększanie liczby skierowań na leczenie uzdrowiskowe dla rolników i członków ich rodzin<text:span text:style-name="T2761">.</text:span></text:p>
      <text:p text:style-name="P2762">7/<text:tab/>Istnieje konieczność skuteczniejszego jak dotychczas wspierania rozwoju różnych form opieki społecznej na wsi, zwłaszcza środo<text:span text:style-name="T2763">w</text:span>iskow<text:span text:style-name="T2764">ej</text:span>.</text:p>
      <text:p text:style-name="P2765">8/<text:tab/>Zespół do spraw Zdrowia uważa, że dotychczas prowadzone szkoły jako jedna z form organizacyjnych szerzenia oświaty zdrowotnej na wsi powinny być rozwijane i wspierane przez personel medyczny i pracowników resortu edukacji narodow<text:span text:style-name="T2766">ej.</text:span></text:p>
      <text:p text:style-name="P2767">Podpisali wszyscy członkowie uczestniczący w posiedzeniu zespołu.</text:p>
      <text:p text:style-name="P2768"><text:span text:style-name="T2769">Przewodnicząc</text:span><text:span text:style-name="T2770">a</text:span><text:span text:style-name="T2771">:</text:span></text:p>
      <text:p text:style-name="P2772">Teraz proszę pan doc. Lipiński<text:span text:style-name="T2773">.</text:span></text:p>
      <text:p text:style-name="P2774"><text:span text:style-name="T2775">Doc. Lipiński</text:span>:</text:p>
      <text:p text:style-name="P2776">Chciałem zgłosić pewną poprawkę do punktu 1. Otóż ta<text:span text:style-name="T2777">m</text:span><text:s/>jest również mowa o tym<text:span text:style-name="T2778">,</text:span><text:s/>że w studium przygotowaw<text:span text:style-name="T2779">c</text:span>zym mogą brać u<text:span text:style-name="T2780">d</text:span>ział<text:s/><text:span text:style-name="T2781">c</text:span>i, którzy nie zostali przyjęci w ostatnim roku<text:span text:style-name="T2782">,</text:span><text:s/>by im to umożliwić trzeba zapewnić odroczenie służby wojskowej na ten rok. Ale aby przyjmowanie na studia przygotowawc<text:span text:style-name="T2783">z</text:span>e nie stało się sposobem unikania służby wojskowej trzeba również wprowadzić chyba klauzulę ogranicz<text:span text:style-name="T2784">aj</text:span>ącą polegającą na tym, że brać w tym studium przygotowawczym można udział tylko jeden raz. I proponuję włączenie tych dwóch punktów.</text:p>
      <text:p text:style-name="P2785"><text:span text:style-name="T2786">Przewodnicząc</text:span><text:span text:style-name="T2787">a</text:span><text:span text:style-name="T2788">:</text:span></text:p>
      <text:p text:style-name="P2789">Tak zresztą było w naszym programie w naszym projekcie. I to nie wypadło i tam jeszcze było w tym projekcie o udziale organizacji społecznych,<text:s/><text:span text:style-name="T2790">„</text:span>Solidarn<text:span text:style-name="T2791">o</text:span>ś<text:span text:style-name="T2792">c</text:span>i<text:span text:style-name="T2793">”</text:span><text:s/>Rolników Indywidualnych,<text:s/>„Solidarnoś<text:span text:style-name="T2794">c</text:span>i”<text:s/>służby zdro<text:span text:style-name="T2795">w</text:span>ia miejskiej oraz innych organizacji społecznych działających na wsi<text:s/><text:span text:style-name="T2796">p</text:span>rzy organizowaniu i przeprowadzaniu kursów.</text:p>
      <text:p text:style-name="P2797">Pan dr Marek Edelman ma jakieś sprawy.</text:p>
      <text:p text:style-name="P2798"><text:span text:style-name="T2799">Dr Marek Edelman</text:span>:</text:p>
      <text:p text:style-name="P2800"><text:span text:style-name="T2801">J</text:span>a tylko chciałem zwrócić uwagę nie jestem pewien, czy to je<text:span text:style-name="T2802">s</text:span>t konieczne<text:span text:style-name="T2803">.</text:span><text:s/>Jest bardzo trudna sprawa na wsi z pogotowiem ratunkowym<text:span text:style-name="T2804">.</text:span><text:s/>To są często obwody 2 - 39-<text:span text:style-name="T2805">k</text:span>ilometrowe szczególnie zimą<text:span text:style-name="T2806">.</text:span><text:s/>Czy by nie wprowadzić tutaj, żeby to się nazywało zespoły wyjazdowe, żeby było więcej tych zespołów wyjazdowych na wsi, bo to jest bardzo dobrze płatne, i myślę, żeby na to znalazło się dużo chętnych<text:span text:style-name="T2807">.</text:span><text:s/>Jest sprawa tutaj samochodów tylko<text:span text:style-name="T2808">.</text:span><text:s/>Ja nie wiem czy tego zapisu nie warto tam wprowadzić<text:span text:style-name="T2809">.</text:span><text:s/>Ja się nie wypowiadam ostatecznie, z mienia komunalnego oczywiście<text:span text:style-name="T2810">.</text:span></text:p>
      <text:p text:style-name="P2811">I druga sprawa - ja nie widzę tutaj zapisu w ogóle w sprawie opieki społecznej na wsi, a to jest - jest przepraszam.</text:p>
      <text:p text:style-name="P2812"><text:span text:style-name="T2813">Ob.</text:span><text:span text:style-name="T2814"><text:s text:c="23"/></text:span><text:span text:style-name="T2815">:</text:span></text:p>
      <text:p text:style-name="P2816">Czy można? Ja nie mam przed oczyma tego dokumentu, ale wydaje mi się, że inwalidzi jako dość<text:s/><text:soft-page-break/>specjalna kategoria i ze względu na leczenie,<text:s/><text:span text:style-name="T2817">i</text:span><text:s/>ze względu na rehabilitację, i ze względu na opiekę społeczną na wsi wymagałaby w jakimś momen<text:span text:style-name="T2818">c</text:span>ie nazwania tej kategorii właśnie, wymienienie gdzieś, że inwalidzi są tutaj<text:s/><text:span text:style-name="T2819">-</text:span><text:s/>czy powinni być objęci nieco uważniejszą uwagą niż to jest dotychczas, bo cała sprawa dzieci inwalidzkich<text:s/><text:span text:style-name="T2820">i</text:span><text:s/>rehabilitacji inwalidów jako pewnego typu konsekwencji, a niedomagania całej opieki<text:s/>zdrowotnej jest czymś niebywale dramatycznym wręcz jeśli chodzi o wieś<text:span text:style-name="T2821">.</text:span></text:p>
      <text:p text:style-name="P2822"><text:span text:style-name="T2823">Przewodnicząc</text:span><text:span text:style-name="T2824">a</text:span><text:span text:style-name="T2825">:</text:span></text:p>
      <text:p text:style-name="P2826">Czy ktoś z państwa chce jeszcze z<text:span text:style-name="T2827">ab</text:span>ra<text:span text:style-name="T2828">ć</text:span><text:s/>głos?</text:p>
      <text:p text:style-name="P2829"><text:span text:style-name="T2830">Ob. dr Matuszkiewicz</text:span>:</text:p>
      <text:p text:style-name="P2831">Ja chciałem zwrócić uwagę na<text:span text:style-name="T2832"><text:s/></text:span>punkt drugi a/, który mnie troszkę zaniepokoił, mianowicie wysokość tego dodatku wiejskiego<text:span text:style-name="T2833">.</text:span><text:s/>Wydaje się, iż powinniśmy dążyć do takiej sytuacji, ażeby lekarz pracujący na ws<text:span text:style-name="T2834">i z</text:span>arabiał nie mniej n<text:span text:style-name="T2835">i</text:span>ż lekarz na takim samym stanowisku w mieście. Chciałem zwrócić uwagę państwa na to, iż lekarz podstawowej opieki zdrowotnej w mieście, który pracuje w systemie wyboru lekarza i uzyska pełną listę pacjentów może otrzymać premię opcyjną, której maksymalna wysokość może wynosić 10<text:span text:style-name="T2836">5%</text:span>, czy w związku z tym ten 50-procen<text:span text:style-name="T2837">to</text:span>wy dodatek wiejski nie jest dodatkiem nazbyt małym.</text:p>
      <text:p text:style-name="P2838"><text:span text:style-name="T2839">Prof.<text:s/></text:span><text:span text:style-name="T2840">Żo</text:span><text:span text:style-name="T2841">cho</text:span><text:span text:style-name="T2842">w</text:span><text:span text:style-name="T2843">s</text:span><text:span text:style-name="T2844">ki</text:span>:</text:p>
      <text:p text:style-name="P2845">Jeśli można to do punktu pierwszego. Ja rozumiem idee stworzenia tego rodzaju rekrutacji, z tym że mam kilka wątpliwości<text:span text:style-name="T2846">.</text:span><text:s/>Pierwsza to czy była przeprowa<text:span text:style-name="T2847">dz</text:span>ona i czy ministerstwo, i w ogóle ktokolwiek dysponuje st<text:span text:style-name="T2848">at</text:span>ystyką, ile osób kończących studia, pochodzących ze środowiska wiejskiego wraca z powrotem do miejsca, z którego wyszło<text:span text:style-name="T2849">.</text:span></text:p>
      <text:p text:style-name="P2850">Druga sprawa, to chcę państwu powiedzieć, że w chwili obecnej jest egzamin wstępny w ten sposób zaprogramowany, że około 30 proc. wiadomości wymaganych na egzaminie wstępnym, są to wiadomości wykraczające poza program szkoły średniej. I po trzecie - to się z tym również wiąże, że około 40 proc. przyjmowanych np. na warszawską uczelnię studentów są przyjmowani z tzw. punktami za pracę w służbie zdrowia. Co to znaczy? Są to ludzie przyjmowani z drugiego podejścia. Dochodzimy do sytuacji takiej, że grupa osób nie uczestnicząca w tym systemie objętym szkoleniem - w moim pojęciu termin jest nierealny, żeby akademie medyczne mogły przygotować kursy stacjonarne w tak szybkim czasie - ale dochodzimy do sytuacji takiej, że grupa nie objęta tym szkoleniem jest grupą w pewnym sensie d<text:span text:style-name="T2851">ys</text:span>kryminowaną. Dlatego że zasób wiadomości, jaki musi uzyskać, by dostać się na te studia, będzie musiała czerpać poprzez dodatkowe korepetycje, które w warunkach miejskich są pobierane.<text:s/>I jest to rzecz ogólnie znana.</text:p>
      <text:p text:style-name="P2852">Pytanie moje jest generalne, czy nie jest to jakaś forma powrotu do innego rodzaju preferencji? Nie są to punkty preferencyjne, ale to jest znacznie więcej w tej chwili. Są to możliwości preferencyjne pewnej grupy, co do której chyba nie mamy pewności, że wróci z powrotem<text:s/>do miejsca, z którego wyszła<text:span text:style-name="T2853">.</text:span></text:p>
      <text:p text:style-name="P2854">Nie wiem, czy drugi punkt, odpowiednio ustawiony, bez względu na to, skąd wychodzi przyszły lekarz, nie rozwiązuje odpowiedniego zaopatrzenia wsi w kadrę medyczną.</text:p>
      <text:p text:style-name="P2855"><text:span text:style-name="T2856">Prz</text:span><text:span text:style-name="T2857">ewod</text:span><text:span text:style-name="T2858">nicz</text:span><text:span text:style-name="T2859">ą</text:span><text:span text:style-name="T2860">c</text:span><text:span text:style-name="T2861">a</text:span>:</text:p>
      <text:p text:style-name="P2862">Myślę, że pani Zielińska będzie chciała coś powiedzieć.</text:p>
      <text:p text:style-name="P2863"><text:span text:style-name="T2864">Ob</text:span><text:span text:style-name="T2865">.</text:span><text:span text:style-name="T2866"><text:s/>Janina Zielińska</text:span>:</text:p>
      <text:p text:style-name="P2867">Ja tak może zacznę od końca, bo może nie wszystko jest jasne i dlatego jest takie zróżnicowanie głosów. Zacznę od ostatniego końca. Ja panu już chyba na pierwszym posiedzeniu plenarnym<text:s/><text:soft-page-break/>powiedziałam, że nam nie chodzi o preferencje dla dzieci rolników. Nam chodzi o równy start młodzieży wie<text:span text:style-name="T2868">js</text:span>kiej tak samo jak i miejskiej, a wiemy, że dzieci wiejskie są opóźnione nie tylko w rozwoju, ale i w nauce pod każdym względem. My jako ten podzespół ds. wsi mieliśmy na uwadze to, zastanawialiśmy s<text:span text:style-name="T2869">i</text:span>ę w różny sposób, jak pomóc tej młodzieży.</text:p>
      <text:p text:style-name="P2870">I doszliśmy do takiego wniosku - ja może to szerzej powiem - że najlepiej by było, bo były różne wersje, że najprościej by było i najsprawniej to przygotowywać w ostatniej klasie maturalnej już. I nie stacjonarnie, tylko już po prostu w tych szkołach maturalnych, w tych mniejszych środowiskach, do 5 t<text:span text:style-name="T2871">ys</text:span>. mieszkańców, żeby takie kursy zrobić - sobota i niedziela - żeby ta młodzież mogła się po prostu douczać i z tym wszystkim z czterech stron, którzy brali udział w tym podzespole, byli zgodni. Bo trzeba znaleźć jakiś punkt wyjścia, żeby pomóc tej młodzieży, żeby oni mogli tak samo zastartować.</text:p>
      <text:p text:style-name="P2872">Wiemy tu ze statystyk tych, które pan z Instytutu<text:s/>Rozwoju Wsi przekazywał, że w ub<text:span text:style-name="T2873">.</text:span><text:s/>roku zgłosiło się na studia 500 a dostało się 100<text:span text:style-name="T2874">.</text:span><text:s/>Co piąty się dostał<text:span text:style-name="T2875">.</text:span><text:s/>Tu już jest pewien obraz, że te dzieci po prostu nie dają rady na tych egzaminach i nie są po prostu już od szkoły podstawowej tak przygotowane i nie nadążają za tą młodzieżą, która ma wszelkie warunki nauczania w mieście<text:span text:style-name="T2876">.</text:span><text:s/>To jest jeden temat<text:span text:style-name="T2877">.</text:span></text:p>
      <text:p text:style-name="P2878">Opieka społeczna, inwalidzi i rehabilitacja<text:span text:style-name="T2879">.</text:span><text:s/>My w tym punkcie - opieka społeczna, mamy na myśli wszystko tu, bo wiemy, że z opieką społeczną, jak i ze wszystkim na wsi jest chyba najgorzej. I my już tu, żeśmy tego nie rozwijali, ile co komu, ino w tym punkcie zawarliśmy wszystkie potrzeby, które są najbardziej potrzebne w tym środowisku<text:span text:style-name="T2880">.</text:span><text:s/>I mam na uwadze inwalidów, bo i takich na wsi<text:s/><text:span text:style-name="T2881">je</text:span>st bardzo dużo, i rehabilita<text:span text:style-name="T2882">cję</text:span>, i dzieci tych inwalidów, i starszych, i dorosłych, i ludzi starych<text:span text:style-name="T2883">.</text:span><text:s/>Wszelką pomoc społeczną potrzebną tam w środowisku wiejskim<text:span text:style-name="T2884">.</text:span></text:p>
      <text:p text:style-name="P2885">Któryś z panów tu mówił, pan dr Edelman o pogotowiach na wsiach<text:span text:style-name="T2886">.</text:span><text:s/>Pięknie bardzo by to było<text:span text:style-name="T2887">.</text:span><text:s/>Ale my wiemy, że brakuje nam lekarzy ogólnych na wsi<text:span text:style-name="T2888">.</text:span><text:s/>Od tego mus<text:span text:style-name="T2889">i</text:span>my zaczą<text:span text:style-name="T2890">ć</text:span>. Nam już nie chodzi na wsi, żebyśmy mieli lekarzy specjalistów w tym ośrodku zdrowia, chociaż niekiedy jest jeden ośrodek zdrowia na 40<text:span text:style-name="T2891">-5</text:span>0 wsi, które obsługuje, ale niechby tylko był chociaż ten jeden lekarz ogólny, który będzie przyjmował wszystkich pacjentów<text:span text:style-name="T2892">.</text:span></text:p>
      <text:p text:style-name="P2893">I tu musimy od tego zacząć, żeby mieć lekarzy<text:span text:style-name="T2894">.</text:span><text:s/>Potem można mówić o reszcie<text:span text:style-name="T2895">.</text:span><text:s/>Resztę działań, które trzeba podjąć po prostu na wsi<text:span text:style-name="T2896">.</text:span></text:p>
      <text:p text:style-name="P2897">Jeszcze tutaj któryś z panów mówił o tym dodatku<text:span text:style-name="T2898">.</text:span><text:span text:style-name="T2899"><text:s/></text:span>Bardzo si<text:span text:style-name="T2900">ę</text:span><text:s/>cieszymy,<text:s/><text:span text:style-name="T2901">ż</text:span>e ten wniosek jest poparty<text:span text:style-name="T2902">.</text:span><text:s/>Żeby pozyska<text:span text:style-name="T2903">ć</text:span><text:s/>tego lekarza na wieś, żeby on chciał przyjść<text:span text:style-name="T2904">.<text:s/></text:span>Ja już mówiłam nie<text:span text:style-name="T2905">je</text:span>dnokrotnie, że jeszcze z miasta nikt nie uciekał na wieś, tylko ze wsi wszyscy uciekają do miasta.<text:span text:style-name="T2906"><text:s/></text:span>I żeby stworzyć temu lekarzowi, żeby on chciał przyjść pracować na tej wsi, trzeba mu<text:s/><text:span text:style-name="T2907">s</text:span>tworzyć odpowiednie warunki, żeby on również.<text:span text:style-name="T2908">..</text:span><text:s/>My jako społeczeństwo zapewniamy mieszkanie, tam mieszkańcy tego środowiska, żeby mógł pracować, a resztę już odpowiednio ci, którzy są odpowiedzialni<text:s/><text:span text:style-name="T2909">z</text:span>a służbę zdrowia na wsi<text:span text:style-name="T2910">.</text:span></text:p>
      <text:p text:style-name="P2911">Jeżeli chodzi jeszcze o te studia przygotowawcze i wojsko, które tu przedmówca, pan docent mówił<text:span text:style-name="T2912">.</text:span><text:s/>Ja nie wiem, czy tak bardzo odraczać, bo to będzie minimalny urywek, odrodzenia tej służby zdrowia, żeby to nie było wykorzystane znów przez niektórych cwaniaków, b<text:span text:style-name="T2913">o</text:span><text:s/><text:span text:style-name="T2914">t</text:span>aki zazwyczaj jest<text:span text:style-name="T2915">.<text:s/></text:span>Jak się daje jakieś uprawnienia, ktoś to zawsze po prostu wykorzystuje<text:span text:style-name="T2916">.</text:span><text:s/>Jeżeli to będzie tak, jak myśmy tu ustalili na tym podzespole, to mnie się wydaje, że będzie to bardzo dobrze i zda to egzamin<text:span text:style-name="T2917">.</text:span><text:s/>Jestem tego bardzo pewna<text:span text:style-name="T2918">.</text:span></text:p>
      <text:p text:style-name="P2919"><text:span text:style-name="T2920">Przewodnicząc</text:span><text:span text:style-name="T2921">a</text:span><text:span text:style-name="T2922">:</text:span></text:p>
      <text:soft-page-break/>
      <text:p text:style-name="P2923">Dziękuję bardzo<text:span text:style-name="T2924">.</text:span><text:s/>Ja proszę - jeszcze też ad<text:s/><text:span text:style-name="T2925">v</text:span>ocem<text:s/>- pan Kalbarczyk.</text:p>
      <text:p text:style-name="P2926"><text:span text:style-name="T2927">Ob</text:span><text:span text:style-name="T2928">.</text:span><text:span text:style-name="T2929"><text:s/>Kalbarczyk</text:span>:</text:p>
      <text:p text:style-name="P2930">Ja chciałbym zabrać gło<text:span text:style-name="T2931">s</text:span><text:s/><text:span text:style-name="T2932">w</text:span><text:s/>sprawie tego pierwszego punktu<text:span text:style-name="T2933">.</text:span><text:s/>Mianowicie uwa<text:span text:style-name="T2934">ż</text:span>am<text:span text:style-name="T2935">,</text:span><text:s/><text:span text:style-name="T2936">ż</text:span>e powinna tam być zawarta klauzula możliwości przystąpienia do takiego kursu chłopców po odbyciu zasadniczej służby wojskowej<text:span text:style-name="T2937">.<text:s/></text:span>Chłopców ze wsi.</text:p>
      <text:p text:style-name="P2938">Dlatego, że po ewentualnym nie dostaniu się na studia za pierwszym razem, kiedy chłopcy idą do wojska, potem już absolutnie nie mają żadnej możliwości nauczenia się ponownie teg<text:span text:style-name="T2939">o</text:span>, co jest wymagane na egzaminie. I taka klauzula powinna być przyjęta.</text:p>
      <text:p text:style-name="P2940">Dziękuję.</text:p>
      <text:p text:style-name="P2941"><text:span text:style-name="T2942">Przewodnicząca</text:span>:</text:p>
      <text:p text:style-name="P2943">Dzięku<text:span text:style-name="T2944">ję</text:span><text:s/>bardzo. Pan d<text:span text:style-name="T2945">oc</text:span>. Wnuk-Lipiński jeszcze.</text:p>
      <text:p text:style-name="P2946"><text:span text:style-name="T2947">Doc. Wnuk-Lipiński</text:span>:</text:p>
      <text:p text:style-name="P2948">Chciałem tylko powiedzieć, że moja poprawka miała charakter logiczny, a nie ideologiczny, bo jeśli nie odroczymy służby wojskowej tym, którzy na studia się nie dostali, to oni nie będą mogli brać udziału w tym studium fizycznie.</text:p>
      <text:p text:style-name="P2949"><text:span text:style-name="T2950">Przewodnicząca:</text:span></text:p>
      <text:p text:style-name="P2951">Tak, pan Trylski.</text:p>
      <text:p text:style-name="P2952"><text:span text:style-name="T2953">Ob. Antoni Tr</text:span><text:span text:style-name="T2954">y</text:span><text:span text:style-name="T2955">lski</text:span>:</text:p>
      <text:p text:style-name="P2956">Ja bym chciał może co do tej służby wojskowej. Wyrażam zgodę, ale zaznaczam - na jeden rok<text:span text:style-name="T2957">,</text:span><text:s/>tak jak to było mówione. Popieram to jak najbardziej.</text:p>
      <text:p text:style-name="P2958">Teraz chciałbym zwrócić się do takiego sformułowanego pytania przez pana Żochowskiego, który mówi, jaki procent młodzieży wiejskiej z powrotem wraca n<text:span text:style-name="T2959">a</text:span><text:s/>wieś?</text:p>
      <text:p text:style-name="P2960">Drodzy państwo, ja na podzespole już mówiłem, takie przysłowie powiedziałem, jak się<text:s/>„pies urwie ze wsi i ucieknie do miasta, to na wieś<text:s/><text:span text:style-name="T2961">z</text:span><text:s/>powrotem nie wróci”<text:span text:style-name="T2962">.</text:span><text:s/>Nie jest istotne, ile, ale stwórzmy szanse, bo ta młodzież jest w pewnym momencie jakby - nie chcę tego słowa używać już.</text:p>
      <text:p text:style-name="P2963">W związku z tym nie wracajmy do tego, ile procent wróci. Jest ważne, że ona się dostanie.<text:s/><text:span text:style-name="T2964">A</text:span><text:s/>czy nie jest ważne, może, że ta młodzież właśnie poprzez taką trudność dostania się nie będzie dobrym fachowcem, a może nawet i lepszym fachowcem. Też na ten moment trzeba zwrócić uwagę.</text:p>
      <text:p text:style-name="P2965">W związku z tym nie jest istotne, ile wróci, żeby się wykształcili, żeby zostawali, żeby pomagali, żeby pomagali tym ludziom, którzy naprawdę chcą tej lekarskiej pomocy.</text:p>
      <text:p text:style-name="P2966">Ja dziękuję tutaj za poparcie w jednym z punktów. Chodzi o preferencje dla lekarzy, którzy pozostają na wsi albo będą pozostawać na wsi i pełnić tą zaszczytną funkcję tego lekarza, te 50 proc. Myśmy tylko, może tak minimalnie że<text:span text:style-name="T2967">ś</text:span>my wybrali te 50 proc. Ale drodzy państwo, nie czarujmy się, nie jest to takie życie wesołe na tej wsi. Jedni mają w mieście różne rozrywki. W związku z tym trzeba dać preferencje. Takie same preferencje ma to grono pedagogiczne, tzn. nauczyciele, którzy zostają na wsi. Stwórzmy również i warunki tym lekarzom, ażeby polepszyć to zdrowie ludzi i całemu społeczeństwu wiejskiemu.</text:p>
      <text:p text:style-name="P2968">Dziękuję.</text:p>
      <text:p text:style-name="P2969"><text:span text:style-name="T2970">Przewodnicząca</text:span>:</text:p>
      <text:p text:style-name="P2971">Dzięku<text:span text:style-name="T2972">ję</text:span><text:s/>bardzo. Jeszcze pani Kwi<text:span text:style-name="T2973">et</text:span>niewska.</text:p>
      <text:soft-page-break/>
      <text:p text:style-name="P2974"><text:span text:style-name="T2975">Ob. Anna Kwietniewsk</text:span><text:span text:style-name="T2976">a</text:span>:</text:p>
      <text:p text:style-name="P2977">Kontynuując wypowiedź mojego przedmówcy,<text:s/><text:span text:style-name="T2978">n</text:span>ależy stworzyć warunki do pracy lekarzom do pracy w ośrodkach wiejskich.</text:p>
      <text:p text:style-name="P2979">Dlatego wnioskuję o poszerzenie zapisu pkt. 2, w pkt. c - i sprecyzowanie może mocniejszego w pkt. b, że nie zapewnia się, ale gwarantuje się możliwość uzyskania mieszkania służbowego i jeżeli chodzi o punkt c/, że zapewnienie uzyskania samochodu osobowego, proponuję, jeżeli państwo prz<text:span text:style-name="T2980">yj</text:span>miecie, żebyśmy wystąpili jako podzespół o przywrócenie asygnat dla tej grupy lekarzy, ponieważ asygn<text:span text:style-name="T2981">at</text:span>y<text:s/><text:span text:style-name="T2982">f</text:span>unkcjonują, jest wyłom w przydziale asygnat. Dotyczy to inwalidów, którzy otrzymują asygnaty, czyli można w systemie, który jest wolnej gry rynkowej, jeżeli chodzi o nabycie samochodu, można obowiązujące przepisy dla tej grupy, proponujemy do rozważenia możliwość złamania tego zakazu, jak gdyby przydziału samochodu na asygnaty, ale równocześnie, musim<text:span text:style-name="T2983">y</text:span><text:s/>zapewnić lekarzowi możliwość kupna tego samochodu, bo to nie tylko jest problem kwitu, ale jest problem środków, które na ten cel musi mieć, żeby kilka milionów złotych dzisiaj wyłożyć na zakup samochodu, który jest podstawowym tutaj narzędziem pracy lekarza wiejskiego.</text:p>
      <text:p text:style-name="P2984">I wnosimy również, pod ewentualną akceptację państwa, zmiany wysokości kredytu na zagospodarowanie. Ten kredyt na zagospodarowanie, który w tej chwili jest przyznawany, absolwent<text:span text:style-name="T2985">e</text:span>m osiedlającym się w ośrodkach wiejskich, wydaje się, że dzisiaj się już tak zdewaluował, że pozwala temu absolwentowi na zakup co najwyżej łóżka i stołu, przy którym mógłby siedzieć.</text:p>
      <text:p text:style-name="P2986">Jednak inflacja, która powoduje stały wzrost kosztów, musi ten kredyt nadążać za inflacją.</text:p>
      <text:p text:style-name="P2987">Ja chciałam państwu przypomnieć program telewizyjny, myślę, że część z państwa oglądała. Stały mieszkania, nie<text:s/>problem<text:s/>w<text:s/>mieszkaniach, nie problem nawet w podwyższon<text:span text:style-name="T2988">yc</text:span>h uposażeniach, ale wydaje się nam, że problem jest w braku środków na zagospodarowanie się na tym terenie i osiedlenie się na tym terenie z myślą, po prostu o kontynuowaniu wieloletniej pracy zawodowej.<text:s/></text:p>
      <text:p text:style-name="P2989">Dziękuję.</text:p>
      <text:p text:style-name="P2990"><text:span text:style-name="T2991">Przewodnicząc</text:span><text:span text:style-name="T2992">a:</text:span></text:p>
      <text:p text:style-name="P2993">Dziękuję bardzo.</text:p>
      <text:p text:style-name="P2994">Proszę państwa, ja jeżeli można wydaje mi się, że powinniśmy kończyć tą dyskusję.</text:p>
      <text:p text:style-name="P2995">Ja bym chciała zaproponow<text:span text:style-name="T2996">ać,</text:span><text:s/>ażeby państwo redagujący tą mowę, wzięli pod uwagę te punkty, ja osobiście mam, że tak powiem, pretensje do naszego przedstawiciela w tej grupie, że nie zostało uwzględnione, bo akurat jeśli chodzi o to kształcenie, to myśmy to dosyć sprecyzowali, ja bym uważała, że należy uwzględnić następujące poprawki, to odroczenie na jeden rok oczywiście, że na jeden rok, służby wojskowej. To co dodał pan kol. Kalwarczyk, żeby wymienić tu również chłopców po zasadniczej służbie wojskowej. Udział<text:s/>„Solidarności RI,<text:s/>„Solidarności”<text:s/>miejskiej, być może NZS-u i tych organizacji społecznych, które działają na terenie wsi w organizacji, skreśliłabym to sta<text:span text:style-name="T2997">cj</text:span>onarno-zaoczne. W naszym projekcie było to również, że ci młodzi ludzie jeżeli to są w ogóle uczniowie szk<text:span text:style-name="T2998">ó</text:span>ł, to oni się uczą, a jeśli to nie są uczniowie szkół, to jest dobrze, żeby pracowali w gospodarstwie w pewnym zakresie. Czyli, żeby to nie było zupełnie stacjona<text:span text:style-name="T2999">r</text:span>ne, tym bardziej, że na to nie będzie oczywiście ani miejsce do mieszkania w tych akademickich ośrodkach, ani innych. Czyli tego uważam, że nie powinno się określać. Natomiast właśnie, żeby to było tak, dopiero ta miesięczna sesja przed egzaminem mogłaby być stacjonarna, ale inne nie.</text:p>
      <text:soft-page-break/>
      <text:p text:style-name="P3000">I to uważam, że powinniśmy umieścić i uwzględnić poprawki dotyczące preferencji, rzeczywiście to gwarantuje się możliwość uzyskania mieszkania służbowego, to je<text:span text:style-name="T3001">s</text:span>t absolutnie bezwzględne, na pewno rozważenie, sprawa tego samochodu jeszcze przed s<text:span text:style-name="T3002">fo</text:span>rmułowaniem ostatecznym tego stanowiska. I kredyt na zagospodarowanie również słusznie podniesiony tut<text:span text:style-name="T3003">aj</text:span>.</text:p>
      <text:p text:style-name="P3004">Także myślę, że na sobotę zespół przygotuje nam ostateczną wersję, tylko nie wiem, czy pan dyrektor się zgadza.</text:p>
      <text:p text:style-name="P3005"><text:span text:style-name="T3006">Ob. Janina Zielińska</text:span>:</text:p>
      <text:p text:style-name="P3007">Jeśli można jedno zdanie. Po prostu mnie się wydaje, jeżeli coś... Mnie się wydaje, że to co ustalamy, jest to stanowisko nas tu wszystkich. Nie można mówić, że to jest jednego czy drugiego. Jest to stanowisko tego podzespołu, który tu po prostu jest.</text:p>
      <text:p text:style-name="P3008">I no nie bardzo pani profesor zgodzę się z tym, że pani docent przepraszam, że niestacjonarne te - bo się zdenerwowałam i dlatego - ale państwo wiedzą o co mi chodzi. No nam chodziło o to, żeby nie zabierać roku tej młodzieży, bo tak jak ja rozumiem, ja pani to formułuje, zabiera się rok tej młodzieży na przygotowanie. A nam nie chodzi o to. Chodzi o to, żeby w ciągu ostatniej klasy po prostu maturalnej przygotować i była możliwość przygotowania.</text:p>
      <text:p text:style-name="P3009"><text:span text:style-name="T3010">Przewodnicząc</text:span><text:span text:style-name="T3011">a</text:span>:</text:p>
      <text:p text:style-name="P3012">Ale właśnie pani to źle zrozumiała. Odwrotnie, niż ja mówię dlatego, że w p<text:span text:style-name="T3013">oj</text:span>ęcie<text:s/>„stac<text:span text:style-name="T3014">jo</text:span>narne”<text:s/>jest, że ten ktoś jest oderwany od - bo ponieważ to nie będzie w tej wsi, prawda, we wsi<text:s/>„x”<text:s/>nie będzie się to odbywać.</text:p>
      <text:p text:style-name="P3015"><text:span text:style-name="T3016">Ob</text:span><text:span text:style-name="T3017">.</text:span><text:span text:style-name="T3018"><text:s/>Janina Zielińska</text:span>:</text:p>
      <text:p text:style-name="P3019">/Mikrofon niewłączony/<text:span text:style-name="T3020">.</text:span></text:p>
      <text:p text:style-name="P3021"><text:span text:style-name="T3022">Przewodni</text:span><text:span text:style-name="T3023">cz</text:span><text:span text:style-name="T3024">ąc</text:span><text:span text:style-name="T3025">a</text:span>:</text:p>
      <text:p text:style-name="P3026">Więc właśnie, dlatego ja to nazywam<text:s/><text:span text:style-name="T3027">„</text:span>zaoczne”. To jest kwestia nomenklatur<text:span text:style-name="T3028">y</text:span>, że się tak wyrażę tym razem nie partyjnej tylko sł<text:span text:style-name="T3029">o</text:span>wnej.</text:p>
      <text:p text:style-name="P3030">Ale bardzo krótko, bardzo pr<text:span text:style-name="T3031">o</text:span>szę, bo naprawdę musimy przejść do następnego punktu.</text:p>
      <text:p text:style-name="P3032"><text:span text:style-name="T3033">Ob</text:span><text:span text:style-name="T3034">.</text:span><text:span text:style-name="T3035"><text:s/>Antoni Trylski</text:span>:</text:p>
      <text:p text:style-name="P3036">Pani Przewodnicząca! Ja nigdy długo nie mówię, bo ja nie lubię długo mówi<text:span text:style-name="T3037">ć</text:span>, lubię długo robić i dobre efekty mieć.</text:p>
      <text:p text:style-name="P3038">Ale chciałbym o sprecyzowanie jeszcze raz przez panią tego s<text:span text:style-name="T3039">fo</text:span>rmułowania co dotyczy<text:s/>„Solidarności”<text:s/>miejskiej. Bo ja naprawdę, proszę mi wierzyć, ja wszystkich popieram i wszystkich cenię. Ale nie chcę, no nie chcę naprawdę i nie lubię jak ktoś zaczyna się rozgraniczać my, wy, oni. W związku z tym traktujemy się równo, wypracowu<text:span text:style-name="T3040">je</text:span>my pewne stanowisko i proszę nie zawierać jakichkolwiek, że od razu tam będzie. O ile będą stworzone takie warunki, jestem święcie przekonany, jestem święcie przekonany, że nie powinno i nie może być jakichkolwiek no ja wiem zaprzeczeń, albo jakiś zastrzeżeń do tego, który działa w takiej organizacji, albo w takiej organizacji. I to jest moje zastrzeżenie naprawdę. I ja nie lubię jak się od razu rozgranicz<text:span text:style-name="T3041">am</text:span>y, że<text:s/>„Solidarność<text:span text:style-name="T3042">”</text:span><text:s/>miejska czy rolników indywidu<text:span text:style-name="T3043">al</text:span>nych. Jesteśmy traktowani razem, wszyscy i po się tu zbieramy, żebyśmy wypracowali stanowiska takie, żebyśmy się nie dyskryminowali.<text:s/>A mam nadzieję, że na to ten<text:s/>„stół”<text:s/>jest i po to tutaj się zbieramy, i dyskutujemy, żeby w efekcie w dalszych latach naszego życia był spokój, ład i porządek.</text:p>
      <text:soft-page-break/>
      <text:p text:style-name="P3044">Dziękuję.</text:p>
      <text:p text:style-name="P3045"><text:span text:style-name="T3046">Przewodnicząc</text:span><text:span text:style-name="T3047">a</text:span><text:span text:style-name="T3048">:</text:span></text:p>
      <text:p text:style-name="P3049">Zaraz panu udzielę głosu.</text:p>
      <text:p text:style-name="P3050">Mnie to<text:s/><text:span text:style-name="T3051">zd</text:span>umiewa, że każde zdanie z naszej strony jest traktowane jako dyskrymina<text:span text:style-name="T3052">cj</text:span>a innych. To jest bardzo śmieszne<text:span text:style-name="T3053">,</text:span><text:s/>wtedy kiedy myśmy przez osiem lat nie mieli głosu.</text:p>
      <text:p text:style-name="P3054">Ja chcę powiedzieć po pierwsze. Pomysł tego przygotowawczego roku wypłynął od nas, ze strony<text:s/>„Solidarności”. To nie znaczy, żebyśmy mieli tu jakieś autorstwo i Bóg wie co, mówię o wszystkich organiza<text:span text:style-name="T3055">cj</text:span>ach dział<text:span text:style-name="T3056">aj</text:span>ących. Może to być również i związek oczywiście, kółka roln<text:span text:style-name="T3057">i</text:span>cze to dla mnie jest zrozumiałe, bo wszystkie organizacje społeczne działające na wsi. Wobec tego wszystkie.<text:span text:style-name="T3058">.</text:span>.</text:p>
      <text:p text:style-name="P3059">Ja rozmawiałam z<text:s/>„Solidarnością”<text:s/>Rolników Indywidu<text:span text:style-name="T3060">al</text:span>nych, którzy odnieśli się z pewnym entuzjazmem do tego projektu, bo mają tą samą opinię co państwo na temat sytuacji i startu młodzieży wiejskiej i nie widzę w tym żadnej dyskrymina<text:span text:style-name="T3061">cj</text:span>i innych, istniejących organizacji społecznych.</text:p>
      <text:p text:style-name="P3062">Ale po prostu my nie istniejemy, ja bym chciała, żeby państwo to rozumieli. Ja wierzę, że od 3 kwietnia my zaistniejemy, ale my na razie nie istniejemy i dlatego musimy podkreślić nasze istnienie i naszą chęć udziału. Przecież my byśmy mogli się w to w ogóle nie angażować.</text:p>
      <text:p text:style-name="P3063">Bardzo proszę, pan.</text:p>
      <text:p text:style-name="P3064"><text:span text:style-name="T3065">O</text:span><text:span text:style-name="T3066">b. Le</text:span><text:span text:style-name="T3067">s</text:span><text:span text:style-name="T3068">zek Wdowiak</text:span>:</text:p>
      <text:p text:style-name="P3069">Więc ja chciałem powrócić do tego zagadnienia, ale w zasadzie zależy mi na sprecyzowaniu w tym miejscu, kto będzie odpowiadał za organizacje tych kursów ze względu, że my żeśmy założyli, że odpowiedzi<text:span text:style-name="T3070">al</text:span>na będzie Akademia Medyczna. Z jej pieniędzy, z Akademii Medycznej, powiedzmy na dydaktykę. Jeżeli to ma robić<text:s/>„Solidarność”<text:s/>miejska, wiejska, czy inna, ja jako nauczyciel akademicki bardzo chętnie nie widzę w ogóle problemu, żeby to robiła<text:s/>„Solidarność”<text:s/>miejska czy wiejska, czy jakakolwiek inna. Tylko tu kwestia kompetencji między akademią medyczną czy też kuratorium może to robić, a organizacjami społecznymi.</text:p>
      <text:p text:style-name="P3071"><text:span text:style-name="T3072">Przewodni</text:span><text:span text:style-name="T3073">cz</text:span><text:span text:style-name="T3074">ąc</text:span><text:span text:style-name="T3075">a</text:span>:</text:p>
      <text:p text:style-name="P3076">Proszę, pan.</text:p>
      <text:p text:style-name="P3077"><text:span text:style-name="T3078">Ob. Maciej L</text:span><text:span text:style-name="T3079">atal</text:span><text:span text:style-name="T3080">ski</text:span>:</text:p>
      <text:p text:style-name="P3081">Proszę Państwa! Ponieważ pani przewodnicząca zobligowała nas niejako do przygotowania na sobotę nowego, znaczy uzupełnienia tego tekstu, pozwólcie państwo, że chciałbym, ponieważ ma to być nasze wspólne zdanie, chciałbym niektóre propozycje tych uzupełnień przedstawić w wyniku tej króciutkiej dyskusji, jaka była, żebyśmy znowu w sobotę nie wrócili do punktu wyjścia i od początku kwestionowali poszczególne punkty.</text:p>
      <text:p text:style-name="P3082">Propozycje są następujące<text:span text:style-name="T3083">.</text:span><text:s/><text:span text:style-name="T3084">J</text:span>edn<text:span text:style-name="T3085">ocz</text:span>eśni<text:span text:style-name="T3086">e</text:span><text:s/><text:span text:style-name="T3087">p</text:span>ozwólcie państwo, że do niektórych w sposób merytoryczny się ustosunkuję.</text:p>
      <text:p text:style-name="P3088">Propozycje są następujące<text:span text:style-name="T3089">:</text:span><text:s/>aby pkt 1 uzupełniony został o stwierdzenie, że na okres jednego roku byłaby im odroczona służba wo<text:span text:style-name="T3090">js</text:span>kowa,<text:s/><text:span text:style-name="T3091">m</text:span>ów<text:span text:style-name="T3092">ię</text:span><text:s/>o tych, którzy po raz drugi by się starali, czyli dosłownie zdanie, że ubiegać się mogą uczniowie klas szkół średnich oraz kandydaci na studia medyczne, którzy w ostatnim roku nie zostali przyjęci. Na okres jednego roku byłaby im odroczona służba wo<text:span text:style-name="T3093">js</text:span>kowa.</text:p>
      <text:p text:style-name="P3094">Tylko jako dodanie tego zdania, które odnosiłoby się do tego. I tylko raz, oczywiście.</text:p>
      <text:soft-page-break/>
      <text:p text:style-name="P3095">Kursy takie należy zacząć organizować od roku szkolnego 1999/90, ich realizacji zaś będą podlegać wszystkie organizacje społeczne działające na wsi<text:span text:style-name="T3096">.</text:span></text:p>
      <text:p text:style-name="P3097">Tutaj pod tym..<text:span text:style-name="T3098">.</text:span><text:s/>Ja chciałem na roboczo wytłumaczyć tu jeszcze i pozwolę sobie, że myśmy tutaj rozumieli na przykład organizacja rolników, kółek dysponuje bazą lokalową przypuśćmy w mieście wojewódzkim i w mieście akademickim. Akademiki nie są w tym czasie wolne w takim przyj<text:span text:style-name="T3099">e</text:span>ździe sobotnio-niedzielnym. W związku z tym na przykład służyliby swoją bazą. Przez to by umożliwili zakwaterowanie<text:span text:style-name="T3100">.</text:span></text:p>
      <text:p text:style-name="P3101">Natomiast pani docent - pojęcie to stacjonarno-zaoczne, to jest podobno określenie, które dotyczy takich co przyjeżdżają na sobotę i niedzielę<text:span text:style-name="T3102">.</text:span><text:s/>Nie jest to więc stały pobyt. W związku z tym wyjaśniam, że to chodziło nam o tego typu sesje, o tego typu sesje. Oni by pracowali albo chodzili do szkoły w tym czasie, prawda, w pozostałym czasie tygodnia.</text:p>
      <text:p text:style-name="P3103">Inne państwa uwagi<text:s/><text:span text:style-name="T3104">-</text:span><text:s/>50 proc. dodatku to czy to za mało, czy to za dużo.</text:p>
      <text:p text:style-name="P3105">/Głosy z sali/.</text:p>
      <text:p text:style-name="P3106">Tak, nie mniej niż 50 pro<text:span text:style-name="T3107">c.</text:span><text:s/>Proszę mi wierzyć, że ja jestem naprawdę rzecznikiem służby zdrowia na wsi i nie chciałbym nikogo stracić. Gdyby tylko tyle dostali, to naprawdę byłoby to znaczące. W związku z tym sformułowanie typu<text:s/><text:span text:style-name="T3108">-</text:span><text:s/>nie mniej niż /50/ proc. powinno satysfakcjonować tych kolegów, którzy by tam poszli do pracy.</text:p>
      <text:p text:style-name="P3109">Kwestia inwalidów. Tak, ja mówiłem o dużej ilości na pierwszym posiedzeniu plenarnym, o dużej ilości inwa<text:span text:style-name="T3110">li</text:span>dów jacy są w społeczności wiejskiej, ilu jest z pierwszym, drugim, trzecim stopniem, jest to problem.<text:s/>Ale wydaje mi się, że jest to zawarte w tym punkcie, kiedy mówimy o rozszerzeniu sieci gabinetów rehabilitacji innej rehabilitac<text:span text:style-name="T3111">ji</text:span><text:s/>poza leczniczą rehabilitacją, jako służba zdrowia<text:span text:style-name="T3112"><text:s/></text:span>nie jesteśmy w stanie zorganizować. Na przykład rehabilitacji zawodowej. I o tej dlatego tutaj nie mówimy, nie jest tutaj nic na ten temat napisane.</text:p>
      <text:p text:style-name="P3113">Kwestia pogotowia, panie doktorze<text:span text:style-name="T3114">.</text:span><text:s/>To wydaje mi si<text:span text:style-name="T3115">ę</text:span>,<text:span text:style-name="T3116"><text:s/></text:span>że ten problem jest rozwiązywany i to nie wymaga organizacji nowych, dodatkowych, tylko na wsi kolumn transportu sanitarnego, czy powiedzmy w ogóle stacji pomocy doraźnej.</text:p>
      <text:p text:style-name="P3117">Wyjazdy na wieś nie są jakąś dominującą sprawą jeżeli chodzi o wyjazdy pogotowia ratunkowego w ogóle. I wydaje mi się, że gdybyśmy się w tej tutaj chwili chcieli wdać w organizację dodatkowych służb w tym zakresie<text:span text:style-name="T3118">,</text:span><text:s/>to chyba byśmy tu niewiele zyskali, a organizacyjnie byśmy się bardzo wiele zaangażowali.</text:p>
      <text:p text:style-name="P3119">Opieka społeczna była i jest. Kwestia asygnat - no, została poruszona, musimy się do niej ustosunkować w sposób jednoznaczny, proszę państwa. Ja osobiście, powtarzam to jeszcze raz, jestem naprawdę rzecznikiem lekarzy i w ogóle pracowników służby zdrowia, mówię tu i o pielęgniarkach, o całym personelu medycznym, który pracuje na wsi.</text:p>
      <text:p text:style-name="P3120">Obawiam się jednej rzeczy - jeżeli my zrobimy wyłom w kierunku<text:s/><text:span text:style-name="T3121">a</text:span>sygnat, za nami pójdą inni. Pójdą górnicy, pójdą hutnicy, pójdą tacy i inni. I to jest moja osobista opinia. I dlatego ja...</text:p>
      <text:p text:style-name="P3122">Kredyt na zagospodarowanie należy podnieść. On jest w tej chwili śmieszny i to uzupełnimy.</text:p>
      <text:p text:style-name="P3123"><text:span text:style-name="T3124">Ob.</text:span><text:span text:style-name="T3125"><text:s text:c="23"/></text:span><text:span text:style-name="T3126">:</text:span></text:p>
      <text:p text:style-name="P3127">Czy to znaczy, że na samochód też kredyt?</text:p>
      <text:p text:style-name="P3128"><text:span text:style-name="T3129">Ob.</text:span><text:span text:style-name="T3130"><text:s text:c="23"/></text:span><text:span text:style-name="T3131">:</text:span></text:p>
      <text:p text:style-name="P3132">Nie wiem w ogóle jakie będą zasady sprzedaży tych samochodów.</text:p>
      <text:soft-page-break/>
      <text:p text:style-name="P3133">Ja nie wiem czy w ogóle będą samochody<text:span text:style-name="T3134">.</text:span><text:s/>Uważamy, że muszą być<text:span text:style-name="T3135">.</text:span><text:s/>Ale kredy<text:span text:style-name="T3136">t</text:span>y deficytowe do podniesienia<text:span text:style-name="T3137">.<text:s/></text:span>I to chyba jest ostatnia sprawa<text:span text:style-name="T3138">.</text:span></text:p>
      <text:p text:style-name="P3139"><text:span text:style-name="T3140">Ob. Wojtczak</text:span>:</text:p>
      <text:p text:style-name="P3141">Przepraszam bardzo, że się tu włączam w dyskusję, mimo że tekst jest uzgodniony<text:span text:style-name="T3142">.</text:span><text:s/>Ja mam jedno zastrzeżenie, które niestety, muszę się cofnąć 15 lat wstecz<text:span text:style-name="T3143">.</text:span><text:s/>Myśmy takie kursy robili dla młodzieży z rejonów wiejskich w 1973<text:s/><text:span text:style-name="T3144">i</text:span><text:s/>1974 roku<text:span text:style-name="T3145">.</text:span><text:s/>I niestety, muszę powiedzieć<text:s/><text:span text:style-name="T3146">-</text:span><text:s/>akademie medyczne nie są najlepszym miejscem, ponieważ i testy są przygotowane przez średnie szkolnictwo<text:span text:style-name="T3147">.</text:span><text:s/>Poziom i wymagania tych akademickich ośrodków są zupełnie inne aniżeli wymogi programu, nawet tego egzaminacyjnego na wstępne egzaminy<text:span text:style-name="T3148">.</text:span><text:s/>I w związku z tym ja mam od razu wątpliwość, bo mnie chodzi, żeby to faktycznie był jakiś efekt. Nie przez akademie medyczne, ja zgadzam się przez te organizacje<text:span text:style-name="T3149">.</text:span><text:s/>My musimy wciągnąć to średnie szkolnictwo do tego. Dlatego, że poziom jest zupełnie inny<text:span text:style-name="T3150">.</text:span><text:s/><text:span text:style-name="T3151">I</text:span><text:s/>tu koledzy studenci prawdopodobnie z własnego doświadczenia mogą to powiedzieć, że nie akademie przygotują do tego egzaminu<text:span text:style-name="T3152">.<text:s/></text:span>I to jest moje to zastrzeżenie, które chciałem w oparciu o doświadczenia moje sprzed 15-tu lat powiedzieć.</text:p>
      <text:p text:style-name="P3153"><text:span text:style-name="T3154">Ob.</text:span><text:span text:style-name="T3155"><text:s text:c="23"/></text:span><text:span text:style-name="T3156">:</text:span></text:p>
      <text:p text:style-name="P3157">Jeżeli już się mówi o takich szczegółach, to mogę powiedzieć, że to powinno być jedno i drugie, bo fizyka, chemia jest co innego,<text:s/><text:span text:style-name="T3158">a</text:span><text:s/>biologię muszą przygotowywać w akademii medycznej, bo wymagania są o wiele wyższe<text:span text:style-name="T3159"><text:s/></text:span>niż nauczyciel szkoły średniej mu stawia<text:span text:style-name="T3160">.</text:span></text:p>
      <text:p text:style-name="P3161">A więc może tutaj połączyć - akademie medyczne i szkoły średnie<text:span text:style-name="T3162">.</text:span><text:s/>Stworzyć po prostu ośrodek z akademii medycznych i szkół średnich<text:span text:style-name="T3163">.</text:span></text:p>
      <text:p text:style-name="P3164"><text:span text:style-name="T3165">Ob</text:span><text:span text:style-name="T3166">. Paweł Kalbarczyk</text:span>:</text:p>
      <text:p text:style-name="P3167">Przepraszam bardzo - moja uwaga tutaj co do tego nie została uwzględniona przez pana w punkcie pierwszym<text:s/><text:span text:style-name="T3168">„</text:span>umożliwienie chłopcom po odbyciu służby wojskowej branie udziału w takim kursie<text:span text:style-name="T3169">”</text:span><text:span text:style-name="T3170">.</text:span></text:p>
      <text:p text:style-name="P3171"><text:span text:style-name="T3172">Przewodnicząc</text:span><text:span text:style-name="T3173">y</text:span><text:span text:style-name="T3174">:</text:span></text:p>
      <text:p text:style-name="P3175">Tak, to jest oczywista sprawa. Naturalnie<text:span text:style-name="T3176">.</text:span></text:p>
      <text:p text:style-name="P3177">Jesz<text:span text:style-name="T3178">cz</text:span>e dr Guglas<text:span text:style-name="T3179">.</text:span></text:p>
      <text:p text:style-name="P3180"><text:span text:style-name="T3181">Dr Guglas</text:span>:</text:p>
      <text:p text:style-name="P3182">Ja wiem, że musimy kończyć, natomiast my stoimy na stanowisku, że bezwzględnie musimy rozwiązać kwestię as<text:span text:style-name="T3183">y</text:span>gn<text:span text:style-name="T3184">a</text:span>t.<text:s/><text:span text:style-name="T3185">N</text:span>o dlatego, że my w tym zapisie stosujemy jedno prawo - prawo przymusu do pracy, co chyba nie będzie chlubą tego<text:s/>„stołu”, że komuś powiemy, że ty będziesz tak długo jeździł, aż nie wyjeździsz tego samochodu, bo inaczej nie dostaniesz możliwości jego kupna, bo to jest sprawa przymusu<text:span text:style-name="T3186">.</text:span><text:s/>Ludzie powinni z własnej woli, z poczucia obowiązku jechać na wieś, a tu jest kwestia przymusu<text:span text:style-name="T3187">.</text:span><text:s/>I stoimy na stanowisku nie tylko - proszę dokładnie ten punkt przejrzeć. Jest kwestia bardzo ważna , że stoimy na stanowisku, że nie tylko asygnaty dla lekarzy wiejskich, ponieważ dzisiejsza służba zdrowia to nie jest tylko lekarz mieszkający w ośrodku zdrowia.</text:p>
      <text:p text:style-name="P3188">Jest to kwestia dojazdu ginekologów, jest to w wielu ośrodkach kwestia dojazdu pediatrów, stomatologów. Musi istnieć higiena szkolna i wiele innych spraw.</text:p>
      <text:p text:style-name="P3189">Stoimy na stanowisku, że bezwzględnie powinno się państwo wypowiedzieć - mówię że to właśnie wymaga decyzji politycznych odnośnie możliwości zakupu dla podstawowej opieki zdrowotnej samochodów. I stworzenie takiego systemu, jeżeli przyzna niskoprocentowe kredyty, które umożliwią<text:s/><text:soft-page-break/>podstawowej opiece zdrowotnej możliwość prawda zakupu tego samochodu. Nie dotyczy to także lekarzy tylko proszę państwa. Proszę przypomnieć sobie rok 1980 - porozumienia gdańskie. Tam było to także zawarte.</text:p>
      <text:p text:style-name="P3190">Proszę państwa, myśmy z wielkim trudem przebiliśmy się w kierunku średniego personelu, tworząc możliwość zakupu samochodów dla średniego personelu, ponieważ pielęgniarka to także wysokokwalifikowany pracownik służby zdrowia, to także członek naszej społeczności, która spełnia określone zadania w podstawowej opiece.</text:p>
      <text:p text:style-name="P3191">Ja nie chciałbym tu już mówić o położnych, które wykonują ogromne zadania. Mówimy z jednej strony o zaszczytnych ideach, stwórzmy do tych zaszczytnych idei jasną formułę. Jasną formułę możliwości pracy ludzi.</text:p>
      <text:p text:style-name="P3192">Dlatego też wnoszę, że jeżeli pan profesor wypowiada się tutaj znając środowisko w<text:span text:style-name="T3193">i</text:span>ejskie, my także spotkaliśmy się ze środowiskiem wiejskim, zresztą robiliśmy program zdrowia na wsi i muszę powiedzieć, że w ubiegłym roku przebadaliśmy w ubiegłym roku ponad 100 tysięcy ludzi, co świadczy o naszych kontak<text:span text:style-name="T3194">ta</text:span>ch z wsią - jest<text:s/><text:span text:style-name="T3195">n</text:span>iezbęd<text:span text:style-name="T3196">n</text:span>e zagwarantowanie możliwości wykonywani<text:span text:style-name="T3197">a</text:span><text:s/>zawodu na wsi<text:span text:style-name="T3198">.</text:span></text:p>
      <text:p text:style-name="P3199">Jedną z t<text:span text:style-name="T3200">yc</text:span>h możliwości są płace<text:span text:style-name="T3201">.</text:span><text:s/>Drugą możliwością są warunki poruszania si<text:span text:style-name="T3202">ę</text:span><text:s/>w terenie<text:span text:style-name="T3203">.</text:span><text:s/><text:span text:style-name="T3204">I</text:span><text:s/>to stanowi możliwość przyznania asygnat<text:span text:style-name="T3205">.</text:span><text:s/>Dl<text:span text:style-name="T3206">at</text:span>ego w wypadku, gdyby państwo uzgodnili, prosilibyśmy w tym zakresie o protokół rozbieżności<text:span text:style-name="T3207">.</text:span></text:p>
      <text:p text:style-name="P3208">Dziękuję.</text:p>
      <text:p text:style-name="P3209"><text:span text:style-name="T3210">Ob. Trylski</text:span>:</text:p>
      <text:p text:style-name="P3211">Ja nie widzę tutaj przymusu pracy<text:span text:style-name="T3212">.</text:span><text:s/>Jest zapewnienie mieszkania, samochodu osobowego do celów służbowych, bąd<text:span text:style-name="T3213">ź</text:span><text:s/>kredytu na zakup samochodu prywatnego<text:span text:style-name="T3214">. A</text:span><text:s/>więc konkretnie - dlaczego asygnaty, dlaczego forma, która się przeżyła tutaj przez 20 lat i dawała preferencje różnym ludziom, dlaczego jeżeli my proponujemy kredyt to znaczy si<text:span text:style-name="T3215">ę</text:span>, że bank da 100 tysięcy złotych, a my będziemy je przez 5 lat spłacali<text:span text:style-name="T3216">.</text:span><text:s/>Ja nie widzę w tym nic złego, a asygnata przecież nie jest nic innego jak tylko tą możliwością zakupu bez kredytu.</text:p>
      <text:p text:style-name="P3217"><text:span text:style-name="T3218">Ob.</text:span><text:span text:style-name="T3219"><text:s text:c="23"/></text:span><text:span text:style-name="T3220">:</text:span></text:p>
      <text:p text:style-name="P3221"><text:span text:style-name="T3222">J</text:span>est przymus z obowiązkiem pracy<text:s/><text:span text:style-name="T3223">5</text:span><text:s/>lat<text:span text:style-name="T3224">.</text:span><text:s/>Traktujemy to jako przymus<text:span text:style-name="T3225">.</text:span></text:p>
      <text:p text:style-name="P3226"><text:span text:style-name="T3227">Ob.</text:span><text:span text:style-name="T3228"><text:s text:c="23"/></text:span><text:span text:style-name="T3229">:</text:span></text:p>
      <text:p text:style-name="P3230">W kwestii formalnej<text:span text:style-name="T3231">.</text:span><text:s/>Ja bym chciał może do tego punktu, który został przeds<text:span text:style-name="T3232">ta</text:span>w<text:span text:style-name="T3233">i</text:span>ony przed chwilą, a mianowicie czy to jest obowiązek<text:s/><text:span text:style-name="T3234">5</text:span><text:s/>l<text:span text:style-name="T3235">at.</text:span><text:s/>Kochani, musimy sobie jedno zrozumieć, że nie od razu człowiek wchodzi w rytm życia wiejskiego. W związku z tym będzie to pewien, ja nie chciałbym powiedzieć tego słowa użyć przymus, ale będzie to przez pewien okres czasu<text:span text:style-name="T3236">.</text:span><text:s/>Przykładowo napotyka w pierwszym, drugim roku na pewne trudności, jakieś niesprzyjające warunki itd<text:span text:style-name="T3237">.</text:span>, ale okres mija tej złej passy, tego niezadowolenia i ten człowiek<text:s/><text:span text:style-name="T3238">si</text:span>ę wczuje w to, wżyje się to w środowisko i pozostanie.</text:p>
      <text:p text:style-name="P3239">Natomiast jest to zobowiązanie pewne jak najbardziej. Natomiast o<text:s/><text:span text:style-name="T3240">i</text:span>le takiego zobowiązania nie ma po pierwszym niepowodzeniu zabieram walizkę i wychodzę, i uciekam. Jak nad tym się zastanawialiśmy i st<text:span text:style-name="T3241">w</text:span>o<text:span text:style-name="T3242">r</text:span>zy<text:span text:style-name="T3243">li</text:span>śmy tak zapis i myślę, że on jest jak najbardziej trafny.</text:p>
      <text:p text:style-name="P3244">I jeszcze jedno<text:s/><text:span text:style-name="T3245">-</text:span><text:s/>koleżanka moja Zielińska się zdenerwowała, wnet mi się zapłakała i proszę jednak panią docent, naprawdę koleżanka zgłosiła ten wniosek - o tej młodzieży,<text:s/><text:span text:style-name="T3246">ż</text:span>eb<text:span text:style-name="T3247">y</text:span><text:s/>tę młodzież dokształcić,<text:s/><text:soft-page-break/>stworzyć jej warunki<text:span text:style-name="T3248">. W</text:span><text:s/>związku z tym nie odbierajmy... dajmy osobie, która wniosła ten wniosek i n<text:span text:style-name="T3249">i</text:span>e podszywajmy s<text:span text:style-name="T3250">i</text:span>ę pod kogoś innego. Ja nie mówię,<text:span text:style-name="T3251"><text:s/></text:span>wnioski każde są dobre, ale nie podszywajmy, że to nazwa. Koleżanka zgłosiła, nie mó<text:span text:style-name="T3252">w</text:span>iła, że zgłosiła wniosek jest efekt, żeby był, żeby zadowoleni byl<text:span text:style-name="T3253">i</text:span>, żeby ci<text:s/>młodzi<text:s/>ludzie chcieli się prz<text:span text:style-name="T3254">y</text:span>najmniej uczyć i dostali się na te stu<text:span text:style-name="T3255">di</text:span>a.</text:p>
      <text:p text:style-name="P3256">Dziękuj<text:span text:style-name="T3257">ę.</text:span></text:p>
      <text:p text:style-name="P3258"><text:span text:style-name="T3259">Przewodnicząc</text:span><text:span text:style-name="T3260">a</text:span><text:span text:style-name="T3261">:</text:span></text:p>
      <text:p text:style-name="P3262">Mnie naprawdę jest bardzo przykro, bo myśmy się bardzo przejęli wypowiedzią pani Zielińskiej. Żeśmy zaraz po posiedzeniu z panią dr Wolak, z którą żeśmy się spotkały, żeśmy sobie tak pomyślały, że byłaby dobra taka właśnie inicjatywa, ponieważ pan<text:span text:style-name="T3263">i</text:span><text:s/>to tak powiedziała, a my przy<text:span text:style-name="T3264">wi</text:span>ązałyśmy wagę do pan<text:span text:style-name="T3265">i</text:span><text:s/>słów. Uważając, że mówi pan<text:span text:style-name="T3266">i<text:s/></text:span>z przejęciem i mówi pani absolutną prawdę. Tak że rozumiem, że tu nie będzie naszego autorstwa w ogóle w żadnym miej<text:span text:style-name="T3267">s</text:span>cu.</text:p>
      <text:p text:style-name="P3268"><text:span text:style-name="T3269">Prof. Wojtczak</text:span>:</text:p>
      <text:p text:style-name="P3270">Ja tylko jedno słowo w kwestii<text:span text:style-name="T3271"><text:s/></text:span>formalnej. Panie doktorze Guglas - punkt 2 zaczyna się od słów: celem zachęcenia personelu medycznego do po<text:span text:style-name="T3272">de</text:span>jmowania pracy w środowisku wiejskim i wszystko dalej...</text:p>
      <text:p text:style-name="P3273"><text:span text:style-name="T3274">Dr Guglas</text:span>:</text:p>
      <text:p text:style-name="P3275">Panie profesor<text:span text:style-name="T3276">z</text:span>e powiedziano, że niewolnik<text:s/><text:span text:style-name="T3277">ź</text:span>le pracuje. Sam pracowałem na wsi w Kaliskim i na wsi w Poznańskim<text:s/><text:span text:style-name="T3278">i</text:span><text:s/>wiem,<text:s/><text:span text:style-name="T3279">ż</text:span>e można zapis ten zmienić nie w taki sposób, bo jeżeli człowiek - to o czym tutaj mówił kolega z kółek i organizacji rolniczych<text:s/><text:span text:style-name="T3280">-</text:span><text:s/>my możemy dawać lekarzom, którzy posiedzą w... 4 lat na wsi pracują, oni s<text:span text:style-name="T3281">i</text:span>ę zasiedzieli, są związani ze środowiskiem. Natomiast n<text:span text:style-name="T3282">i</text:span>e twórzmy sztucznych zapisów, że będziemy różne kombinacje w zakresie asygnat używać, które i tak do niczego nie prowadzą, bo w sumie i tak ten człowiek powinien ten samochód dostać<text:span text:style-name="T3283">.</text:span><text:s/>Zresztą jest to nasz formalny wniosek,<text:s/><text:span text:style-name="T3284">p</text:span>aństwo mogą się z nim nie zgadzać<text:span text:style-name="T3285">.</text:span></text:p>
      <text:p text:style-name="P3286"><text:span text:style-name="T3287">Przewodnicząc</text:span><text:span text:style-name="T3288">a</text:span><text:span text:style-name="T3289">:</text:span></text:p>
      <text:p text:style-name="P3290"><text:span text:style-name="T3291">P</text:span>aństwo przygotują to stanowisko na następne posiedzenie<text:span text:style-name="T3292">.</text:span><text:s/>Ja chciałam spytać czy inne nasze dzisiaj zgłoszone - czy te punkty, te 14 punktów [brak tekstu] czy j<text:span text:style-name="T3293">e</text:span>st<text:span text:style-name="T3294"><text:s/></text:span>jaką nasz w całości, czy są to po prostu zgłoszone nasze punkty<text:span text:style-name="T3295">.</text:span></text:p>
      <text:p text:style-name="P3296"><text:span text:style-name="T3297">Prof. Wojtczak</text:span>:</text:p>
      <text:p text:style-name="P3298">Ja nie chcę dyskutować tych punktów i myślę, że tu są pewne punkty, które wymagają wyjaśnienia, bo one są już<text:s/><text:span text:style-name="T3299">w</text:span><text:s/>ogóle nie oparte o realia w związku z tym myślę, że my we<text:span text:style-name="T3300">ź</text:span>miemy to przy formułowaniu i damy dla zespołu edukacyjnego, żeby pewne rzeczy przesiał i uwzględnił<text:span text:style-name="T3301">.</text:span><text:s/>Powi<text:span text:style-name="T3302">e</text:span>dzmy, powołanie zespołu do reformy, on jest przewidziany w dokumencie, tak że ja uważam, że to jest potwierdzenie jak gdyby zgoda wejścia tak samo<text:span text:style-name="T3303">.</text:span></text:p>
      <text:p text:style-name="P3304"><text:span text:style-name="T3305">Przewodnicząc</text:span><text:span text:style-name="T3306">a</text:span><text:span text:style-name="T3307">:</text:span></text:p>
      <text:p text:style-name="P3308">Zostawmy tę sprawę, ja z tym się nie zgadzam, ale zosta<text:span text:style-name="T3309">w</text:span>m<text:span text:style-name="T3310">y</text:span><text:s/>tę sprawę jako nasze postulaty<text:span text:style-name="T3311">.</text:span></text:p>
      <text:p text:style-name="P3312">Przechodzimy w tej chwili do sprawy kształcenia ja chciałabym udzielić jako pierwszemu głos panu prof. Szczeklikowi<text:span text:style-name="T3313">.</text:span><text:s/>My zrobimy taki blok: pan prof. Szczeklik, pan prof<text:span text:style-name="T3314">.</text:span><text:s/>Boroń, przedstawiciele studentów i przedstawi<text:span text:style-name="T3315">c</text:span>ielki pielęgniarek, bo w sprawie kształcenia<text:span text:style-name="T3316">.</text:span><text:s/>Ja w tej chwili oddaj<text:span text:style-name="T3317">e</text:span><text:s/>przewodnictwo pani mgr A<text:span text:style-name="T3318">n</text:span>n<text:span text:style-name="T3319">i</text:span>e Grzymisławskiej.</text:p>
      <text:p text:style-name="P3320"><text:span text:style-name="T3321">/</text:span><text:span text:style-name="T3322">Przewodnictwo</text:span><text:s/>obrad obejmuj<text:s/><text:span text:style-name="T3323">mgr A</text:span><text:span text:style-name="T3324">n</text:span><text:span text:style-name="T3325">na Grzym</text:span><text:span text:style-name="T3326">is</text:span><text:span text:style-name="T3327">ła</text:span><text:span text:style-name="T3328">ws</text:span><text:span text:style-name="T3329">ka</text:span>/.</text:p>
      <text:soft-page-break/>
      <text:p text:style-name="P3330"><text:span text:style-name="T3331">Przewodnicząc</text:span><text:span text:style-name="T3332">a</text:span><text:span text:style-name="T3333">:</text:span><text:s/></text:p>
      <text:p text:style-name="P3334">Bardzo proszę pana prof<text:span text:style-name="T3335">.</text:span><text:s/>Szczeklika o zabranie głosu<text:span text:style-name="T3336">.</text:span></text:p>
      <text:p text:style-name="P3337"><text:span text:style-name="T3338">Prof. Szczeklik</text:span>:</text:p>
      <text:p text:style-name="P3339">P<text:span text:style-name="T3340">ani</text:span><text:s/>Przewodnicząca! Szanowni P<text:span text:style-name="T3341">a</text:span>ństwo!<text:s/><text:span text:style-name="T3342">W</text:span><text:s/>1980 r. Polska Akademia Nauk opracowała ekspertyzę o stanie diagnostyki klinicznej w P<text:span text:style-name="T3343">R</text:span>L<text:span text:style-name="T3344">.</text:span><text:s/>Wniosek był jasny<text:span text:style-name="T3345">.<text:s/></text:span>Rozpoznawanie chorób i ich leczenie pozostało wyraźnie w tyle za krajami rozwiniętymi<text:span text:style-name="T3346">.</text:span></text:p>
      <text:p text:style-name="P3347">Za główną przyczynę uznano wykształcenie lekarzy i te konkluzje wtedy zapisane przez PAN w 1980 r. dzisiaj nabrały szczególnej mocy<text:span text:style-name="T3348">.</text:span></text:p>
      <text:p text:style-name="P3349">Po pierwsze baza dla kształcenia to jest obraz przygnębiający. Z<text:span text:style-name="T3350">a</text:span>ję<text:span text:style-name="T3351">c</text:span>ia odbywają się zwykle w rozpadających się szpitalach, brudnych i w trakcie niekończących się remon<text:span text:style-name="T3352">tó</text:span>w<text:span text:style-name="T3353">.</text:span><text:s/>W laboratoriach bardzo często o przedpotopowym wyposażeniu, asyste<text:span text:style-name="T3354">n</text:span>ci w trakcie ćwiczeń załatwiają dziesiątki spraw nie mających nic wspólnego z dydaktyką, a niezbędnych dla utrzymania w obiegu oddziału czy kliniki. Brak jest sal ćwiczebnych, sal wykładowych, umy<text:span text:style-name="T3355">w</text:span>alek, toalet<text:span text:style-name="T3356">.</text:span><text:s/>Dla naprawy tego stanu rzeczy muszą nastąpić przesunięcia w<text:s/><text:span text:style-name="T3357">b</text:span>udże<text:span text:style-name="T3358">c</text:span>ie państwa, tak aby wydatki na zdrowie uległy przynajmniej podw<text:span text:style-name="T3359">o</text:span>jeniu ju<text:span text:style-name="T3360">ż</text:span><text:s/>w ciągu roku. Nie naszą sprawą jest dyskutować skąd te pieniądze mają być, choć wiem,<text:s/><text:span text:style-name="T3361">ż</text:span>e te sprawy były już tutaj poruszane, ja n<text:span text:style-name="T3362">i</text:span>e chciałbym do tego wracać, bo nie my je rozstrzygamy<text:span text:style-name="T3363">.</text:span></text:p>
      <text:p text:style-name="P3364"><text:span text:style-name="T3365">W</text:span>ydaje się,<text:s/><text:span text:style-name="T3366">ż</text:span>e bez tego, bez tej bazy dalsze mówienie o poprawie kształcenia, no staje się, nie będzie się mogło zmaterializować<text:span text:style-name="T3367">.</text:span></text:p>
      <text:p text:style-name="P3368">Dalej<text:s/><text:span text:style-name="T3369">-</text:span><text:s/>uniwersytety z których w latach pięćdziesiątych wyodrębniono akademie medyczne były zawsze ośrodkami mobilizującymi oświecającymi, a nawet wiodącymi w trudnych chwilach dla kraju<text:span text:style-name="T3370">.</text:span><text:s/>One stanowią naturalny styk tej... doświadczenia i wysublimowanej inteligencji narodu, jaką są jednak profesorowie i asystenci, jest młodoś<text:span text:style-name="T3371">c</text:span>ią, entuzjazmem i wolą działania, którą reprezentują studenci.</text:p>
      <text:p text:style-name="P3372">Na uniwersytetach skupia się kształcenie przed i podyplomowe, a także najważniejsze badania naukowe, o czym<text:span text:style-name="T3373"><text:s/></text:span>nie trzeba zapomina<text:span text:style-name="T3374">ć</text:span><text:s/>i do czego w ostatniej części krótko nawiążę. Aby szkoły wyższe mogły spełniać swoje zadania muszą być niezawisłe. Niezawisłe muszą być władze uczelni i niezawisłe muszą być organizacje studenckie od zakusów partii, organizacji n<text:span text:style-name="T3375">aj</text:span>rozmai<text:span text:style-name="T3376">ts</text:span>zych do kierowania nimi. Tę niezawisłość szkoły wyższe, a razem z nimi i akademie medyczne utraciły w roku 1985 z chwilą wprowadzenia nowej ustawy o szkolnictwie wy<text:span text:style-name="T3377">żs</text:span>zym<text:span text:style-name="T3378">.</text:span><text:s/><text:span text:style-name="T3379">P</text:span>rz<text:span text:style-name="T3380">eci</text:span>wko tej ustawie, bo poprzedziła ją jednak jak na tamte czasy dosyć długa dyskusja, kilkumiesięc<text:span text:style-name="T3381">z</text:span>na, którą większość z nas zapewne pamięta doskonale, przeciwko tej ustawie protestowały wszystkie senaty szkół w<text:span text:style-name="T3382">yż</text:span>szych, wszystkie rady wydziałów, młodzież, tylko Sejm PRL pozostał głuchy.</text:p>
      <text:p text:style-name="P3383">Dlaczego mówimy, że uczelnie straciły wówczas swą niezawisłość? Uważamy, że bez zmiany ustawy choćby powrotu do ustawy z 1982 roku nie ma mowy o poprawie kształcenia. Znowu tu mówimy - wyd<text:span text:style-name="T3384">aj</text:span>e nam się - że to są sprawy zasadnicze tak jak i baza podobnie i z tą ustawą o szkolnictwie wyższym<text:span text:style-name="T3385">.</text:span><text:s/>Zdajemy sobie sprawę, ż<text:span text:style-name="T3386">e</text:span><text:s/>ustawa na przykład to, tylko proszę to trak<text:span text:style-name="T3387">to</text:span>w<text:span text:style-name="T3388">ać</text:span><text:s/>jako zdanie wtrącone z roku 1982 była - nie była ustawą idealną, ale jednak poprzed<text:span text:style-name="T3389">zi</text:span>ły ją prze<text:span text:style-name="T3390">c</text:span>ież półtoraroczne dyskusje w uniwer<text:span text:style-name="T3391">s</text:span>y<text:span text:style-name="T3392">tetac</text:span>h i to przede wszystkim naszych kolegów prawników humanistów, w który<text:span text:style-name="T3393">c</text:span>h myśmy też uczestniczyli i była ona wyrazem jakiegoś rozsądnego kompromisu między aspiracjami szkół wyższych, a postulatami rządzącej partii<text:span text:style-name="T3394">.</text:span><text:s/>I jeżeli tej ustawy nie lękali się wprowadzi<text:span text:style-name="T3395">ć</text:span><text:s/>w warunkach stanu wojennego ówczesny<text:s/><text:span text:style-name="T3396">I</text:span><text:s/>sekre<text:span text:style-name="T3397">tarz</text:span><text:s/><text:soft-page-break/>Jaruzelski,<text:s/><text:span text:style-name="T3398">i</text:span><text:s/>ówczesny wicepremier Rakowski, to nie ma powodu, ażeby obawiało się ją przywrócić dzisiejszy I sekretarz Jaruzelski, i dzisiejszy premier Rakowski.</text:p>
      <text:p text:style-name="P3399">Można oczywiście dyskutować czy to ona, czy poprawiać, byłoby uważam błędem dużym gdyby zaganiać nas wszystkich dzisiaj, aby zaczynać nową pracę przez rok, dwa, trzy nad kolejną wersją nowej ustawy o szkolnictwie wyższym.</text:p>
      <text:p text:style-name="P3400">Proszę Państwa! P<text:span text:style-name="T3401">rz</text:span>ysłuchując się tym obradom ja zauważyłem, że ilekroć tutaj z tej strony stołu mówi się takie słowa jak odpolitycznienie albo co gorsza mówi się wprost nomenklatura, to wtedy robi się taka sytuacja, j<text:span text:style-name="T3402">ak</text:span>by chwilami m<text:span text:style-name="T3403">ó</text:span>wiło się - o czym wy właśc<text:span text:style-name="T3404">iwie</text:span><text:s/>mówicie, przecież tego nie ma, to są jakieś duchy, to tak właściwie w dobrym towarzystwie o takich rzeczach się nie powinno mówić<text:span text:style-name="T3405">.</text:span></text:p>
      <text:p text:style-name="P3406">Ja też byłem wychowywany długie lata w takich z<text:span text:style-name="T3407">as</text:span>adach, żeby takich rzeczy nie mówić, że to właściwie burzy jakby ten nastrój, ale przecież trzeba sobie chociaż z niektórych rzeczy zdać sprawę. Zatrudnienie asystentów, obsada asystentów na akademiach medycznych odbyła się przez komitety partyjne. To tak wygląda. Przecież my wiemy dobrze, ja pracuję też na akademii medycznej i też byłem w rektoracie,<text:s/><text:span text:style-name="T3408">s</text:span>ą listy<text:s/><text:span text:style-name="T3409">i</text:span><text:s/>w zeszłym roku na akademiach medycznych ja w<text:span text:style-name="T3410">i</text:span>em o trzech, ale ja tego n<text:span text:style-name="T3411">i</text:span>e badałem, były normalne listy proskrypcyjne<text:span text:style-name="T3412">.</text:span><text:s/><text:span text:style-name="T3413">O</text:span>ne nie były długie, nie były<text:span text:style-name="T3414">.</text:span><text:s/>One dotyczyły w niektórych akademiach 8, 12 nazwisk<text:span text:style-name="T3415">.</text:span><text:s/>Nie wolno było tych ludzi zatrudnić, nikt się nie pytał jak oni się uczyli. Ich nie wolno było zatrudnić<text:s/><text:span text:style-name="T3416">-</text:span><text:s/>sekretarz się nie zgadzał<text:s/><text:span text:style-name="T3417">i</text:span><text:s/>to są fakty<text:span text:style-name="T3418">.</text:span></text:p>
      <text:p text:style-name="P3419">Można mi powiedzieć proszę pana, to było 6 czy 8 m<text:span text:style-name="T3420">i</text:span>es<text:span text:style-name="T3421">i</text:span>ęcy temu, to się nie powtórzy. A któż mi powie,<text:s/><text:span text:style-name="T3422">ż</text:span>e to się nie powtórzy? To są fakty pewne.</text:p>
      <text:p text:style-name="P3423">Proszę Państwa! Jak wygląda sprawa z awansami?<text:s/>Dziekan nie wystąpi o awansie. Państwo doskonale, ci którzy są na akademiach, o tym wiedzą. Dopóki nie uzyska zgody egzekutywy. Egzekutywa daje albo nie daje. To przecież są rzeczy doskonale znane.</text:p>
      <text:p text:style-name="P3424">Można być ponad to i mówić sobie,<text:s/>gwiżdżę<text:s/>na te awanse. Nieważne jest, czy zostanę w końcu tym profesorem, czy mi dadzą zwyczajną, czy nadzwyczajną, czy coś takiego, ale ludzie są ludźmi i zresztą ma<text:span text:style-name="T3425">j</text:span>ą prawo z upływem lat, a jeżeli ma<text:span text:style-name="T3426">j</text:span>ą ku temu dorobek, żądać, żeby nie odbywało się to tylko na zasadzie, która naprawdę z polityką nie ma nic wspólnego. Przecież to są często widzimisię, ansy, stare urazy sprzed<text:s/><text:span text:style-name="T3427">15</text:span>, 20 lat kogoś do kogoś. Co to za polityka? A jednak przecież tak się odbywają te awanse. I to jest fakt, i nie ma co do tego wątpliwości.</text:p>
      <text:p text:style-name="P3428">Proszę państwa, przecież każda sprawa najdrobniejsza - każda, może przesadzam, ale drobniusieńkie sprawy. Asystent jest na stypendium w Stanach Z<text:span text:style-name="T3429">je</text:span>dnoczonych przez rok, otrzymuje doskonałą opinię z tamtego ośrodka, ma zgodę swojego kierownika kliniki czy katedry. Komisja senacka mówi tak, damy zgodę, ale wie pan co, nie wiemy, co powie sekretarz. Przecież to się tak odbywa. I ja tego nie wymyśliłem. To jest normalnie to, co się dzieje na uczelniach. Jest to sprawa może banalna, bo dziury w niebie nie będzie, czy młody człowiek zostanie na te nastę<text:span text:style-name="T3430">p</text:span>ne<text:s/><text:span text:style-name="T3431">3</text:span><text:s/>miesiące. Można do tego tak podejść. Ale to jest na każdym kroku. I to my rozumiemy przez to odpolitycznienie.</text:p>
      <text:p text:style-name="P3432">Ja muszę jeszcze, jeżeli już tak zacząłem mówić, chociaż chciałem powiedzieć, że nie miałem tego w ogóle w planie, tylko ja się tak przysłuchuję i miałem takie wrażenie, jakby szanowni koledzy z niektórych stron tego stołu ilekroć my o tym wspominamy, to myśleli, że tu się coś wyciąga, coś się przesadza, coś się ta<text:s/>„Solidarność”<text:s/>i jacyś dziwacy do tego przyczepili<text:span text:style-name="T3433">.</text:span></text:p>
      <text:soft-page-break/>
      <text:p text:style-name="P3434">Proszę państwa, a cóż się działo parę lat temu w tym kraju? Z jaką gorliwością, niestety, także i Ministerstwo Zdrowia usuwało per fas wszystkich ludzi wybranych albo<text:s/>gros<text:s/>ludzi wybranych prz<text:span text:style-name="T3435">ez</text:span><text:s/>senaty, studentów z akademii medycznych. Przecież ministerstwo wykazywało niestety, to trzeba powiedzieć, wielką gorliwość w tym.</text:p>
      <text:p text:style-name="P3436">I proszę mnie dobrze zrozumieć, nami naprawdę nie kierują żadne żale, tylko to są potężne straty dla nauki i dla zdrowia tego narodu. Bo łatwo bardzo wylać, bardzo łatwo wytoczyć nawet sfingowany proces, tylko w to miejsce wchodzą inni ludzie, a ilu tych ludzi odeszło z uczelni, a ilu z nich wyjechało za granicę, a kto to dzisiaj zastąpi, kto za to odpowiada? Czy to nie jest nomenklatura? Dla nas to jest właśnie nomenklatura.</text:p>
      <text:p text:style-name="P3437">Czy to samo nie działo się w roku 19<text:span text:style-name="T3438">6</text:span>8, kiedy naszych kolegów Żydów wywalano? Dlaczego? Kto nam da gwarancje, że to się nie powtórzy? My chcemy gwarancji prawnych. I jeżeli my mówimy - nomenklatura, odpolitycznienie, to ja d<text:span text:style-name="T3439">aj</text:span>ę tylko przykłady, które wziąłem od ręki. Ja tego nie miałem przygotowanego. Ja się zorientowałem, przyna<text:span text:style-name="T3440">j</text:span>mniej takie było moje wrażenie<text:span text:style-name="T3441">,</text:span><text:s/>oby ono było choć w części fałszywe. Ale było moje wrażenie takie, że ilekroć nawet z kolegami, których bardzo cenię zawodowo, rozmawiam o tym na przerwie, to wszyscy mówią, nie mówmy o tym, o takich rzeczach się nie mówi, to...</text:p>
      <text:p text:style-name="P3442">To się wcale nie skończyło, proszę państwa<text:span text:style-name="T3443">.</text:span><text:s/>To się wcale nie skończyło<text:span text:style-name="T3444">.</text:span><text:s/>I jeżeli my to tak akcentujemy, to dlatego robimy - powtarzam to i kończę tą sprawę - nie dlatego, ażeby kierowały nami jakieś złe instynkty, chęć odegrania się, a może - jak to czasem słyszymy w telewizji, może słyszeliśmy, może już nie będziemy słyszeli - przejęcie władzy gdziekolwiek. Jesteśmy naprawdę bardzo od tego dalecy. Ale jesteśmy mocno przekonani, że to jest istota zła w tym systemie, to co się działo i w dalszym ciągu jednak dzieje w tej chwili na naszych uczelniach. A przecież te uczelnie decydują o kształceniu młodzieży.</text:p>
      <text:p text:style-name="P3445">Ten kaganiec, który nałożono w roku 1<text:span text:style-name="T3446">9</text:span>8<text:span text:style-name="T3447">5</text:span>, szczególnie wrażliwie odczuli studenci. No, bo przecież w młodości najostrzej dostrzegamy zło i nędzę świata, najgoręcej marzymy, aby to zmienić, w naturalny sposób chcemy się spotykać, dyskutować. Mamy najprzeróżniejsze marzenia. Przecież te rzeczy pamiętamy. Dlatego m<text:span text:style-name="T3448">y</text:span>śmy z prawdziwą radością i satysfakcją dowiedzieli się w przerwie tutaj - dzisiaj, że wczoraj zapadły decyzje polityczne o rejestracji Niezależnego Zrzeszenia Studentów Polskich. Dlatego że uważamy, że nikt nie ma prawa spychać m<text:span text:style-name="T3449">ł</text:span>odych Polaków do konspiracji. Mogli być spychani Filareci, Filomaci, musiały działać w konspira<text:span text:style-name="T3450">cji</text:span><text:s/>„Szare Szeregi”, ale nie ma żadnego prawa, ażeby to si<text:span text:style-name="T3451">ę</text:span><text:s/>powtarzało dzisiaj<text:span text:style-name="T3452">.</text:span><text:s/>Dlatego to odnotowujemy z bardzo wielką satysfakcją.</text:p>
      <text:p text:style-name="P3453">Koledzy nasi młodsi pewnie powiedzą więcej o różnych propozycjach, które dotyczą programu studiów. Ja świadomie, ani w tym przypadku, ani w przypadku kształcenia podyplomowego nie zamierzam tu przedstawiać z naszej strony jakichś bardzo szczegółowych zmian programowych. To naprawdę ani nie miejsce, ani nie pora na to. Chociaż to są rzeczy ważne i na pewno będą później wymagały przedyskutowania.</text:p>
      <text:p text:style-name="P3454">Najgłośniej, to co my słyszymy ze strony młodzieży, to jest zmniejszenie za<text:span text:style-name="T3455">ję</text:span>ć albo usunięcie czy zmniejszenie zająć politycznych, ekonomicznych no i ograniczenie wo<text:span text:style-name="T3456">js</text:span>ka. Polityczne.<text:span text:style-name="T3457">..</text:span><text:s/>Znowu ja chcę powiedzieć, że przecież - to już jest rzecz do dyskusji - ale nie ulega wątpliwości, że przepowiednie Marksa i jego nastę<text:span text:style-name="T3458">p</text:span>ców okazały się chybione i sprowadziły na wiele milionów na świecie ludzi nieszczęścia, a nawet śmierć. Czy można...<text:s/><text:span text:style-name="T3459">W</text:span><text:s/>tym także i na Polaków. Czy można się dziwić, że młodzi ludzie nie<text:s/><text:soft-page-break/>koniecznie chcą być indoktrynowani w tym kierunku?</text:p>
      <text:p text:style-name="P3460">Z mojego - oczywiście jestem daleki, żeby tu się stawiać za przykład, ale muszę powiedzieć, że lata, które kształcono mnie w historii WKPB, w ekonomiach politycznych, nie przydały mi się absolutnie w niczym w prowadzeniu kliniki, dosyć dużej, którą kieruję - jednego z dwóch największych oddziałów intensywnej terapii w Krakowie. To jest moje indywidualne spostrzeżenie.</text:p>
      <text:p text:style-name="P3461">Co do wojska nie wiem za bardzo, przypuszczam, że<text:s/>tutaj koledzy będą mieli swoje propozycje dokładnie<text:span text:style-name="T3462">js</text:span>ze.</text:p>
      <text:p text:style-name="P3463">Chcę powiedzieć też taką rzecz, że jak się rozmawia ze studentami, słucha te przedstawiane przez nich dezyderaty, to uderza ogrom spraw, często strasznie drobnych, takich które mogłyby być i powinny być załatwione przez służby administracyjne, ja bym powiedział średniego stopnia na uczelni. To nawet nie rektor musi pewnie załatwiać te masy, które spływają. My to widzimy, przychodzą te wszystkie życzenia. To nagromadzenie tego typu spraw świadczy dowodnie, że głos studencki w t<text:span text:style-name="T3464">yc</text:span>h sprawach, w których ich dotyczy i w końcu, który jest ich życiem, nie jest słuchany.</text:p>
      <text:p text:style-name="P3465">Przechodzę w dwóch zdaniach do kształcenia podyplomowego. Nie przedstawiamy świadomie. Bo po pierwsze, szczerze mówiąc, nie mamy tego gotowego. A po drugie<text:s/><text:span text:style-name="T3466">-</text:span><text:s/>uważamy, że nie jest to pora na to. Nie przedstawiamy jakiegoś opracowanego programu dotyczącego kształcenia podyplomowego. Uważamy jednakowoż, że w tym kształceniu powinno odgrywać rolę wiodącą szkoły wyższe, czyli akademie medyczne, że we wszystkich specjalnościach drugiego stopnia należałoby wprowadzić ujednolicony egzamin państwowy o wysokich wymaganiach.<text:s/><text:span text:style-name="T3467">I</text:span><text:s/>on mógłby być zorganizowany i przeprowadzony w Cen<text:span text:style-name="T3468">t</text:span>rum Kształcenia Podyplomowego, którego rola zapewne powinna polegać m.in. na tym, aby orientować się w potrzebach państwa odnośnie pewnych specjalności. Sądzę, to jest takie wrażenie, które chyba wielu z nas podtrzymałoby, że ważniejsze dla świadczeń zdrowia w naszym kraju byłoby preferowanie dużych specjalności, interny, chirurgii, pediatrii itd.<text:s/>A<text:s/><text:span text:style-name="T3469">n</text:span>a pewno jednak ograniczenie tych podspecjalności. One są potrzebne w wysoko wyspecjalizowanych ośrodkach, właśnie w uczelniach itd<text:span text:style-name="T3470">.</text:span><text:s/>Rozdmuchiwanie tego bardzo, chyba stanu lecznictwa zbyt nie poprawi.</text:p>
      <text:p text:style-name="P3471">I jeszcze na koniec chciałem poruszyć krótko<text:s/><text:span text:style-name="T3472">-<text:s/></text:span>z kształceniem wiąże się ściśle prowadzenie badań naukowych<text:span text:style-name="T3473">.</text:span><text:s/>Nauką w PRL zawiadu<text:span text:style-name="T3474">je</text:span><text:s/>Polska Akademia Nauk, k<text:span text:style-name="T3475">tó</text:span>ra spełnia co najmniej cztery funkcje<text:span text:style-name="T3476">.</text:span><text:s/>Po pierwsze - funkc<text:span text:style-name="T3477">ję</text:span><text:s/>korporacyjną, tzn. członkowie PAN są zgrupowani w odpowiednich wydziałach<text:span text:style-name="T3478">.</text:span><text:s/>Po drugie<text:s/><text:span text:style-name="T3479">-</text:span><text:s/>promuje naukę, tzn<text:span text:style-name="T3480">.</text:span>, że do tego są komitety, i komis<text:span text:style-name="T3481">je</text:span>, pan<text:s/>oddziały regionalne, idą informacje o osiągnięciach naukowych, sympozja, wyjazdy itd. I te dwie funkc<text:span text:style-name="T3482">je</text:span><text:s/>na ogół odpowiada<text:span text:style-name="T3483">ją</text:span><text:s/>temu, co występuje w akademiach nauk innych kra<text:span text:style-name="T3484">jó</text:span>w zachodnich.</text:p>
      <text:p text:style-name="P3485">Ale nasza Akademia Nauk ma jeszcze dwie dodatkowe funkcje, mianowicie organizuje naukę, pretenduje do roli organiz<text:span text:style-name="T3486">at</text:span>orski kierunków badawczych we wszystkich szkołach wyższych kraju, ustala wybrane kierunki badawcze, to dawniej plany rządowe, dzisiaj CPRB, a przede wszystkim co najważniejsze daje na to finanse, rozdziela do poszczególnych jednostek badawczych.</text:p>
      <text:p text:style-name="P3487">No i wreszcie PAN, co jest też swojego rodzaju no dziwactwem, myśmy do tego przywykli, prowadzi własne badania naukowe za pośrednictwem własnych instytutów.</text:p>
      <text:p text:style-name="P3488">No te dwie funkcje ostatnie, które powiedziałem, odpowiadają raczej strukturze akademii nauk radzieckich, niż akademiom zachodnim.</text:p>
      <text:soft-page-break/>
      <text:p text:style-name="P3489">Wnioski, które chciałbym w tej chwili powiedzieć z tego swojego wystąpienia są następujące.</text:p>
      <text:p text:style-name="P3490">Po pierwsze uważamy, że niezbędne jest dokonanie przesunięć w budżecie państwa tak, aby wydatki na zdrowie uległy w ciągu najbliższego roku co najmniej podwojeniu, po to, ażeby stworzyć im jaką taką - ona będzie wciąż nędzna - ale bazę dla kształcenia przed- i podyplomowego.</text:p>
      <text:p text:style-name="P3491">Po drugie - nie mamy żadnych wątpliwości, że trzeba uchylić ustawę o szkołach wyższych z roku 1985 i rozważyć, rozważyć, przywrócenie ustawy z 1982 r.</text:p>
      <text:p text:style-name="P3492">Uważamy, że trzeba przyznać studentom i to powinno być już w tej ustawie, która wróci, albo będzie inna uchwalona, głos stanowiący w sprawach studiów i życia uczelni.</text:p>
      <text:p text:style-name="P3493">Sądzimy, że należy wprowadzić zasadnicze korekty do programu studiów, zwłaszcza w zakresie nauczania wojska, przedmiotów politycznych i ekonomii.<text:s/>To jest tylko résumé, wierzymy, że trzeba wypracować nowy styl kształcenia podyplomowego, choć tutaj jak powiedziałem jasno nie przedstawiamy sprec<text:span text:style-name="T3494">yz</text:span>owanego kształtu tego, tylko bazę tego kształcenia powinny stanowić akademie, szkoły wyższe przy zachowaniu Centrum Medycznym Kształcenia Podyplomowego, które jakby kierowało, zwłaszcza tymi egzaminami specjalizacyjnymi.</text:p>
      <text:p text:style-name="P3495">No i uważamy, bo to się łączy z kształceniem, a na pewno od tego zależy nauka także w biologii i w medycynie.</text:p>
      <text:p text:style-name="P3496">Przechodząc już stricte do nauki,<text:s/><text:span text:style-name="T3497">u</text:span>ważamy, że trzeba gruntownie zmienić strukturę prowadzenia badań naukowych przez:</text:p>
      <text:p text:style-name="P3498">- po p<text:span text:style-name="T3499">i</text:span>erwsze - odebranie instytutom PAN funkcji<text:s/><text:span text:style-name="T3500">o</text:span>rg<text:span text:style-name="T3501">a</text:span>n<text:span text:style-name="T3502">iz</text:span>owania nauki w wyższych uczelniach kraju;</text:p>
      <text:p text:style-name="P3503">- po drugie - zrównanie instytutów PAN w ich szansach na uzyskanie finansów na badania z innymi placówkami naukowymi w kraju.</text:p>
      <text:p text:style-name="P3504">Wartość naukowa takich placówek powinna być oceniana przez spe<text:span text:style-name="T3505">cjal</text:span>isty<text:span text:style-name="T3506">cz</text:span>ne krajowe komitety naukowe. Są propozycje, ażeby na przykład tym zajęła się odrodzona Rada Główna Szkolnictwa Wyższego i Nauki.</text:p>
      <text:p text:style-name="P3507">Wreszcie zapewne należałoby opracować nową ustawę o PAN mam nadzieję, że o to się upomni<text:s/><text:span text:style-name="T3508">s</text:span>ama Polska Akademia Nauk, a w części tej ustawy dotyczącej PAN, jedną z głównych zmian powinno być zniesienie stanowiska sekretarza PAN, który dotychczas działa w randze ministra, nie jest obieralny, lecz mianowalny, jest aniołem stróżem wybranego prezesa PAN i de facto<text:s/>ubezwł<text:span text:style-name="T3509">as</text:span>now<text:span text:style-name="T3510">ol</text:span>nia<text:s/>go całkowicie.</text:p>
      <text:p text:style-name="P3511">Dziękuję państwu za uwagę.</text:p>
      <text:p text:style-name="P3512"><text:span text:style-name="T3513">Przewodni</text:span><text:span text:style-name="T3514">cz</text:span><text:span text:style-name="T3515">ąc</text:span><text:span text:style-name="T3516">a:</text:span></text:p>
      <text:p text:style-name="P3517">Ja dziękuję panu prof. Szczeklikowi.</text:p>
      <text:p text:style-name="P3518">Jeszcze chciałam tylko dodać, ponieważ ustawy jak zwykle stanowią, są fundamentem funk<text:span text:style-name="T3519">cjo</text:span>nowania w ogóle instytucji. Ja chciałam państwu jeszcze przypomnieć tylko, że po 1985 r. przed nowelizacją ustawy o szkolnictwie wyższym toczyła się we wszystkich uczelniach dyskusja, ponownie dyskusja na ten temat. I we wszystkich uczelniach przeprowadz<text:span text:style-name="T3520">al</text:span>iśmy ogromną robotę, robiliśmy wtedy w tych uczelniach, bo wypełni<text:span text:style-name="T3521">al</text:span>iśmy i przedstawialiśmy ankietę, w której pracownicy uczelni wypowiadali się czy rzeczywiście ta ustawa z 1982 r. powinna być nowelizowana.</text:p>
      <text:p text:style-name="P3522">I proszę, przypominam państwu jaka była wtedy ocena tej ankiety. Wzięło w niej udział około 70 pracowników wyższych uczelni, uważam, że ogromna liczba, że wszyscy wypowiedzieli się i zdecydowanie<text:s/><text:soft-page-break/>dominowało takie stanowisko, że ustawa funkcjonuje trzeci rok, że jest to bardzo krótki okres, jak na funk<text:span text:style-name="T3523">cj</text:span>onowanie jakiejkolwiek ustawy, że wyciąganie wniosków z funk<text:span text:style-name="T3524">cjo</text:span>nowania tej ustawy jest za szybkie absolutnie niedopuszczalne w tak krótkim terminie, i że większość tych<text:s/><text:span text:style-name="T3525">7</text:span>0<text:span text:style-name="T3526">%</text:span><text:s/>wypowiedziało się przeciwko rozwiązaniom, które wtedy były przedstawione jako rozwiązania dyskusyjne, do zmiany ustawy.</text:p>
      <text:p text:style-name="P3527">Mimo takich stanowisk środowisk akademickich ustawa została znowelizowana, czyli została znowelizowana przeciwko środowisku. Bo jeżeli 70<text:span text:style-name="T3528">%</text:span><text:s/>wypowiedziało się przeciwko noweliza<text:span text:style-name="T3529">cj</text:span>i, to rzeczywiście ta nowelizacja była wbrew środowisku.</text:p>
      <text:p text:style-name="P3530">I teraz muszę państwu powiedzieć, że jest to ogromne rozdroże, bo zn<text:span text:style-name="T3531">ów</text:span><text:s/>stoimy przed następną nowelizacją.</text:p>
      <text:p text:style-name="P3532">Nauka jest rzeczą bardzo kruchą uważam, wymagającą ogromnej stabilności i takie zmiany ustaw naprawdę nie sprzyjają ani dobremu funk<text:span text:style-name="T3533">cjo</text:span>nowaniu uczelni, ani uprawianiu nauki.</text:p>
      <text:p text:style-name="P3534">I cóż się stało? Tylko dlatego, że głos środowisk akademickich nie został posłuchany, mamy rok 1989 i po trzech latach następnych mówimy znowu o nowelizacji, ponieważ oczywiście tej znowelizowan<text:span text:style-name="T3535">ej</text:span><text:s/>ustawy z 1985 r. środowisko akademickie niestety nie zaakceptowało i nie akceptuje do dzisiaj.</text:p>
      <text:p text:style-name="P3536">Proszę bardzo, pan prof. Baran, proszę uprzejmie.</text:p>
      <text:p text:style-name="P3537"><text:span text:style-name="T3538">Ob</text:span><text:span text:style-name="T3539">.</text:span><text:span text:style-name="T3540"><text:s/>Piotr Boroń</text:span>:</text:p>
      <text:p text:style-name="P3541">Ja od razu zgadzam się z panem prof. Szczeklikiem w pierwszym punkcie wypowiedzi, mianowicie, że istnieje pilna konieczność o co najmniej podwojeniu, czy może potrojeniu dotychczasowej, że tak powiem części budżetu na rozwój nauki, szkolnictwa medycznego, no innego oczywiście również,<text:s/><text:span text:style-name="T3542">z</text:span>arówno w tym na konkretyzu<text:span text:style-name="T3543">ją</text:span>ce badania naukowe.</text:p>
      <text:p text:style-name="P3544">I z pozycji Komisji Ochrony Zdrowia, Rady Krajowej PRON zgadzam się w pełni,<text:s/><text:span text:style-name="T3545">p</text:span>ublicznie na ten temat się wypowiadaliśmy, że problem obsady stanowisk w życiu publicznym kraju w gospodarce narodowej wyłącznie w trybie konkursów, autentycznych konkursów niezależnie od przynależności partyjnej, światopoglądowej, jakichś prawda innych uwarunkowań.</text:p>
      <text:p text:style-name="P3546">Trzecia sprawa, panie profesorze, to ta struktura akademia a powiedzmy Polska Akademia Nauk, a jest jeszcze trzeci człon, mianowicie instytuty naukowe, resortowe.<text:s/><text:span text:style-name="T3547">I</text:span><text:s/>gdybyśmy się przymierzyli do tych problemów, to okazuje się, że potencjał ludzki, aparaturowy i finansowy zupełnie jest zwichnięty w stosunku do potencjału w ogóle nauki polskiej i 80% akademie, czy tam szkolnictwo wyższe, no w tym akademie medyczne, powiedzmy 15 czy przepraszam odwrotnie, Polska Akademia Nauk, a 80<text:span text:style-name="T3548">%</text:span><text:s/>bazy itd. ma tylko 15,<text:s/><text:span text:style-name="T3549">a</text:span><text:s/>5% to są te.</text:p>
      <text:p text:style-name="P3550">W związku z tym ja bym chciał tak jakoś zwrócić uwagę, że te proporcje relacji zaplecza badawczego w tym nie tylko intelektu<text:span text:style-name="T3551">al</text:span>nego, ale bazy wyposażenia, one wymagają przewartościowania właśnie w takich kierunkach, że w naszym powiedziałbym odcinku życia naukowego, akademie medyczne muszą mieć odpowiednią pulę prawda być może przetasowań, bo niekoniecznie być może, że to jest tak, że pewne pule ani laborator<text:span text:style-name="T3552">yj</text:span>ne są niewykorzystane, ani powiedziałbym nawet finansowe, a skutki efektów no uzyskiwania postępu wiedzy, czy praktyczno-klinicznych rozwiązań no byłyby może lepsze w oparciu o zaplecze naukowe, odpowiednio doposażone akademii medycznych.</text:p>
      <text:p text:style-name="P3553">Ja proszę państwa, do programu jeżeli chodzi o studia medyczne i mam tutaj przygotowane również przez zespół prof. T<text:span text:style-name="T3554">ys</text:span>arowskiego i panią mgr Leitner problemy szkolnic<text:span text:style-name="T3555">t</text:span>wa średniego medycznego.</text:p>
      <text:soft-page-break/>
      <text:p text:style-name="P3556">Jeżeli chodzi o studia medyczne mam tylko trzy właściwie takie wnioski.</text:p>
      <text:p text:style-name="P3557">Po pierwsze - idąc w kierunku poprzedniej dyskusji kształtującej reformę w opiece zdrowotnej czy w systemie na rzecz opcji pierwszej pomocy lekarza<text:s/>practitional, physician, czy tam powiedzmy opieki podstawowej, to znaczy zakładamy z góry, że cały ten kompleks działań ma charakter pro<text:span text:style-name="T3558">fi</text:span>laktyczny.</text:p>
      <text:p text:style-name="P3559">Wydaje mi się, że w programach dotychczas kszt<text:span text:style-name="T3560">ał</text:span>towanych studiów medycznych w Polsce, oczywiście każda specjalność jak byśmy podzielili medycynę pro<text:span text:style-name="T3561">fi</text:span>laktyczną, kliniczno- rehabilitacyjną, coś tam w tej profilaktyce robi.</text:p>
      <text:p text:style-name="P3562">Ale proszę zwrócić uwagę, największy prestiż w środowisku polskiego społeczeństwa, to nie jest ten lekarz, który swoje życie angażuje na część nazwijmy to profilaktyki zdrowia, promowania, zdrowotnych postaw społeczeństwa, natomiast no każdy z nas jest tam jakimś specjalistą, ten klinicysta jest takim powiedziałbym prestiżowo-odpowiednio ukszt<text:span text:style-name="T3563">ał</text:span>towanym lekarzem w świadomości polskiej.</text:p>
      <text:p text:style-name="P3564"><text:span text:style-name="T3565">W</text:span><text:s/>związku z tym mój postulat idzie tak, czy do rozważenia, ponieważ jest to rozczłonkowana działalność profilaktyczna kształceniowa w stosunku do studentów, czy nie potworzyć jednostek, które by scalały ten element na zasadzie propozycja zakładu medycyny zapobiegawczej. Wydaje mi się, że w Polsce jest pewien precedens, nie wiem czy Akademia Łódzka Wojskowa nie ma takiego zakładu medycyny zapobiegawczej. Jest to pewna całościowa sprawa idąca trochę pod tą dyskusję, która była w pierwszej części.</text:p>
      <text:p text:style-name="P3566"><text:span text:style-name="T3567">I</text:span><text:s/>dalsza sprawa<text:s/><text:span text:style-name="T3568">-</text:span><text:s/>proszę państwa - programu studiów. Ja myślę tak,<text:s/><text:span text:style-name="T3569">ż</text:span>e równocześnie myślimy jak skróci<text:span text:style-name="T3570">ć</text:span><text:s/>przedłużające się studia. I no może za mało w programach i możliwościach egzekwujemy tych najzdolniejszych, najzdolniejszą naszą młodzież. Mam nam myśli studia indywidualne i tego, że co dalej? To znaczy jak zatrudniać tychże absolwentów?</text:p>
      <text:p text:style-name="P3571">Mówię o tym dlatego, że znowu przedstawiam do rozważenia koncepcję, która występuje w niektórych państwach jeżeli chodzi o system kształcenia medycznego. Mianowicie, że można w ramach studiów, oczywiście że się znajdzie pilot tej formy kształcenia. No i zainteresowany student. Ja przepraszam bardzo, gdyż są tutaj koledzy studenci, ale ja ponad 30 lat czekam na takiego kandydata, który chciałby rozpocząć studia indywidualne z zakresu medycyny. Jest to ciężka sprawa. Ale szanse są jakie? Możliwy skrót studiów - powiedzmy<text:s/><text:span text:style-name="T3572">5</text:span><text:s/>lat czy 4,5 roku. Oczywiście jeżeli to jest człowiek, który musiałby wyczerpać program państwowy, to znaczy że to by się kończyło egzaminem typu państwowego. Bo to daje ostatecznie uprawnienia decydowania o życiu i śmierci człowieka<text:span text:style-name="T3573">.</text:span></text:p>
      <text:p text:style-name="P3574">Zgłaszam to jako pewną taką sytuację, ażeby nasza młodzież wiedziała o tych możliwościach<text:span text:style-name="T3575">.</text:span><text:s/>I oczywiście to by wymagało odpowiedniego również preferowania tej młodzieży. Mam na myśli, jeżeli jest to eliminacja najzdolniejszej młodzieży, a tacy są nam potrzebni, jako przyszli<text:s/>nauczyciele akademiccy, to znaczy, że równocześnie w systemowym zatrudnieniu tej najzdolni<text:span text:style-name="T3576">ej</text:span>szej młodzieży, która kończy studia w trybie indywidualnym to są ci nasi przyszli asystenci<text:span text:style-name="T3577">.</text:span><text:s/>No ja wiem, odkrywcy itd<text:span text:style-name="T3578">.</text:span>, żeby jednak te socjalne sprawy były dla nich odpowiednio premiowane.</text:p>
      <text:p text:style-name="P3579"><text:span text:style-name="T3580">W</text:span><text:s/>innych systemach taki kandydat z góry wygrywa w<text:span text:style-name="T3581">s</text:span>zystkie konkursy<text:span text:style-name="T3582">.</text:span><text:s/>To znaczy z góry w stosunku do takiego, który ma tam dyplom za 12<text:span text:style-name="T3583">5</text:span>, a on ma na przykład za 150 pkt.</text:p>
      <text:p text:style-name="P3584">I proszę państwa - drugi problem to jest problem kształcenia medycznego personelu średniego<text:span text:style-name="T3585">.</text:span><text:s/>Ten zespół, pro<text:span text:style-name="T3586">f.</text:span><text:s/>T<text:span text:style-name="T3587">ys</text:span>arows<text:span text:style-name="T3588">k</text:span>iego, pani mgr Leitner, która na pewno jest tutaj znana szerokiemu gremium jeżeli<text:s/><text:soft-page-break/>chodzi o szkolnictwo medyczne średnie. My mamy w Polsce co roku absolwentów średniego szkodnictwa medycznego 20 879, z tego 1 000 studiuje w różnych formach - licea medyczne, technika medyczne, szkoły różnego rodzaju zawodowe. I z tego jest około 1 000 pracujących<text:span text:style-name="T3589">.</text:span><text:s/>I proszę państwa, ja mam tu sformułowane postulaty, ale chciałbym je tutaj państwu przedstawić z prośbą o akceptację względnie włączenie do przygotowanych projektów<text:span text:style-name="T3590">.</text:span></text:p>
      <text:p text:style-name="P3591">Po pierwsze - jednak kształcenie personelu średniego wymaga jakiegoś zauważalnego stanowiska sejmowego<text:span text:style-name="T3592">.<text:s/></text:span>Dlaczego o tym wspominam<text:span text:style-name="T3593">.</text:span><text:s/>Dlatego że jest to dziecko takie między Ministerstwem Edukacji Narodowej a resortem zdrowia<text:span text:style-name="T3594">.</text:span><text:s/>Postulat oczywiście idzie, żeby to był nadzór merytoryczny Ministerstwa Zdrowia a Ministerstwo Edukacji Narodowej nie jest tak bardzo przygotowane do tego medycznego - nazwijmy to - oddziaływania. I w związku z tym wymaga to właśnie włączenia do<text:s/><text:span text:style-name="T3595">-</text:span><text:s/>jeżeli się w ogóle będzie dyskutować na forum Sejmu - również tego problemu pod kątem widzenia zlecenia oficjalnego patronatu nazwijmy to jakiegoś merytorycznego, ustawowego - resortowi zdrowia.</text:p>
      <text:p text:style-name="P3596"><text:span text:style-name="T3597">W</text:span><text:s/>związku z tym, że decyzją resortu w 1984 roku zostało zlikwidowane Centrum Doskonalenia Nauczycieli<text:s/><text:span text:style-name="T3598">Ś</text:span>rednich Kadr Medycznych, jest postulat odnośnie rozpatrzenia możliwości takiej jak gdyby re<text:span text:style-name="T3599">st</text:span>rukturyzac<text:span text:style-name="T3600">ji</text:span><text:s/>tego ośrodka, ponieważ praktycznie biorąc w skali kraju nie ma w tej chwili żadnego centralnego ośrodka, który by się tym zajmował<text:span text:style-name="T3601">.</text:span><text:s/>Oczywiście jest departament nauki i szkolnictwa naszego resortu, ale z tych rozeznań zaangażowanych i środowisk nauczycielskich i powiedziałbym - ludzi, którzy się zajmują tą problematyką wynika ta konieczność. Oczywiście, że istnieje cały szereg uwarunkowań. To jest problem i kształcenia nauczycieli,<text:span text:style-name="T3602"><text:s/></text:span>pedagogów, którzy by niejako uczyli tą młodzież. Tu jest również dyskutowany problem i mam to odpowiednio zakodowane, jeżeli chodzi o wyższe studia pielęgniarskie, które w jakiejś wersji również ten profil profilaktycznej działalności w otoczeniu lekarza rodzinnego, czy prawda tego pie<text:span text:style-name="T3603">r</text:span>wszej pomocy, czy pierwszego styku zabezpiecza. Ale w każdym razie wydaje mi się i zgłaszam tu to jako pewien postulat o poparcie tej problematyki, w jakim sensie? W sensie przeglądu aktów dotychczas stosowanych, które utworzą warunki do ro<text:span text:style-name="T3604">z</text:span>woju tegoż kształcenia personelu średniego<text:span text:style-name="T3605">.</text:span></text:p>
      <text:p text:style-name="P3606">Po drugie<text:s/><text:span text:style-name="T3607">-</text:span><text:s/>weryfikacji. Po trzecie<text:s/><text:span text:style-name="T3608">-</text:span><text:s/>oczywiście sygnalizuję pewne niebezpieczeństw<text:span text:style-name="T3609">o</text:span>,<text:s/><text:span text:style-name="T3610">ż</text:span>e w ramach ustawowych przekazów do rad narodowych i prawda samorządu terytorialnego istnieje takie realne niebezpieczeństwo, że szkoły o charakterze międzywojewódzkim, no przekraczającym w każdym razie zasięg jednego województwa, trochę będą spychane w zależności do tych interesów regionu. Województwo ma dosyć personelu medycznego średniego, to oczywiście nie obchodzi go to co w innych województwach się dzi<text:span text:style-name="T3611">ej</text:span>e. W związku z tym też postulat, żeby w tego rodzaju programowaniach i strukturach organiz<text:span text:style-name="T3612">ac</text:span>yjnych jednak w tej ewentualnej ustawie sejmowej poświęconej temu problemowi również było to zasygnalizowane.</text:p>
      <text:p text:style-name="P3613">Dziękuję uprzejmie.</text:p>
      <text:p text:style-name="P3614"><text:span text:style-name="T3615">Przewodnicząc</text:span><text:span text:style-name="T3616">a</text:span><text:span text:style-name="T3617">:</text:span></text:p>
      <text:p text:style-name="P3618">Dziękuję bardzo. Ja poproszę pana Kalbarczyka o zabranie głosu<text:span text:style-name="T3619">.</text:span></text:p>
      <text:p text:style-name="P3620"><text:span text:style-name="T3621">Ob.<text:s/></text:span><text:span text:style-name="T3622">K</text:span><text:span text:style-name="T3623">albarczyk</text:span>:</text:p>
      <text:p text:style-name="P3624">Jeśli można<text:span text:style-name="T3625">,</text:span><text:s/>to ja chciałbym zaznaczyć, że nasza wypowied<text:span text:style-name="T3626">ź</text:span><text:s/>moja<text:s/><text:span text:style-name="T3627">-</text:span><text:s/>Paweł Kalbarczyk i Janusz Reguła - Akademia Medyczna Gdańsk VI rok<text:span text:style-name="T3628">.</text:span></text:p>
      <text:p text:style-name="P3629">Będziemy tę wypowiedź traktować jako jedną całość.</text:p>
      <text:soft-page-break/>
      <text:p text:style-name="P3630">Jesteśmy przedstawicielami Ogólnopolskiego Porozumienia Niezależnego Zrzeszenia Studentów Akademii Medycznych, zrzeszającego NZS-y dziewięciu akademii i będącego częścią ogólną krajowego N<text:span text:style-name="T3631">Z</text:span>S.</text:p>
      <text:p text:style-name="P3632">Chcielibyśmy podziękować stronie opozycyjno-solidarn<text:span text:style-name="T3633">o</text:span>ściowej za zaproszenie nas do udziału w dyskusji nad reformą kształcenia kadr medycznych. Rozumiemy to jako umożliwienie nam, studentom twórczego udziału w tworzeniu nowego modelu nauczania w akademiach medycznych<text:span text:style-name="T3634">.</text:span></text:p>
      <text:p text:style-name="P3635">Do tej pory postulaty studenckie dotyczące konieczności zmian i pr<text:span text:style-name="T3636">op</text:span>ozycje programowe ich przeprowadzenia były niestety ignorowane tak przez ministerstwa, jak i władze większości akademii medycznych. Uważamy, że studenci mają prawo a zarazem obowiązek zabierać głos w sprawie problemów nauki, problemów uczelni oraz oceniać metodę i skuteczność procesu dydaktycznego.</text:p>
      <text:p text:style-name="P3637">Od wielu lat powszechnie o studiach medycznych mówi się źle. Po wyczerpującym 6-letnim okresie nauki absolwenci opuszczają akademię medyczną niedostatecznie przygotowani praktycznie do pracy i bezpośredniego zetknięcia z chorym człowiekiem.</text:p>
      <text:p text:style-name="P3638">Leczenie ludzi to nie tylko zawód, lecz także powołanie. Sądzimy, że kształcenie medyczne oprócz zapewnienia wiedzy fachowej powinno kształtować osobowość i postawę moralną, uczyć samodzielnego logicznego myślenia i umacniać w przyszłych lekarzach postawę humanistyczną<text:span text:style-name="T3639">.</text:span></text:p>
      <text:p text:style-name="P3640">W obecnej formie studia medyczne są w przeważającej mierze pamięciowym opanowywaniem bardzo szerokiego materiału teoretycznego często o wątpliwej przydatności w późniejszej praktyce lekarskiej.</text:p>
      <text:p text:style-name="P3641">Skutkiem tego jest narastające zniechęcenie studentów tak do samych studiów, jak i do zawodu. Nie bez znaczenia są tu też mizerne perspektywy zarobków młodego lekarza i zła organizacja służby zdrowia.</text:p>
      <text:p text:style-name="P3642">Widzimy potrzeby radykalnej reformy studiów medycznych w następujących dziedzinach<text:span text:style-name="T3643">:</text:span><text:s/>autonomia i samorządność uczelni, dydaktyka, w tym szkolenie wojskowe, problemy socjalne, nakłady na kształcenie medyczne.</text:p>
      <text:p text:style-name="P3644">Ze względu na charakter dzisiejszych obrad ograniczymy się tylko do spraw dla nas najistotniejszych.</text:p>
      <text:p text:style-name="P3645">Jako bezwzględną p<text:span text:style-name="T3646">od</text:span>s<text:span text:style-name="T3647">t</text:span>awę wszelkich dalszych reform kształcenia uważamy zmianę ustawy o szkolnictwie wyższym. Wprowadzona w 198<text:span text:style-name="T3648">5</text:span><text:s/>roku - mimo protestów społeczności akademickiej - obowiązująca do dziś ustawa o szkolni<text:span text:style-name="T3649">ct</text:span>wie wyższym ma charakter kagańcowy i znosi większość demokratycznych praw, będących tradycją polskich uczelni. Za niezbędne minimum na najbliższy okres uważamy jej nowelizację.</text:p>
      <text:p text:style-name="P3650">Nowa ustawa powinna mieć charakter ramowy i powinna prowadzić d<text:span text:style-name="T3651">o</text:span>:</text:p>
      <text:p text:style-name="P3652">1/<text:tab/>samorządności szkolni<text:span text:style-name="T3653">c</text:span>twa wyższego poprzez zwiększenie uprawnień stanowiących organ kolegialny,</text:p>
      <text:p text:style-name="P3654">2/<text:tab/>samorządności studentów - samorząd studencki powinien działać na podstawie ustalonego przez siebie regulaminu zgodnego ze statutem szkoły, a także decydować w sprawie pomocy materialnej i rozdziału środków na cele studenckie,</text:p>
      <text:p text:style-name="P3655">3/<text:tab/>decentralizacji decyzji przez znaczne przesunięcie uprawnień stanowiących ministra do władz uczelni,</text:p>
      <text:p text:style-name="P3656">4/<text:tab/>pełnej wybieralności ciał kolegialnych i organów 1-osobowych szkół wyższych poprzez zniesienie uprawnień ministra do wyrażania sprzeciwu wobec kandydata na rektora, bąd<text:span text:style-name="T3657">ź</text:span><text:s/>rektora-elekta,</text:p>
      <text:soft-page-break/>
      <text:p text:style-name="P3658">5/<text:tab/>zapewnienia takiej reprezentacji wszystkich grup społeczności akademickiej w organach kolegialnych szkolnictwa wyższego, które umożliwiałyby współdecydowanie w sprawach, które jej dotyczą.</text:p>
      <text:p text:style-name="P3659">Tu propozycja NZS-u jest następująca: aby młodsi pracownicy naukowi i studenci łącznie w senatach stanowili 40 proc.</text:p>
      <text:p text:style-name="P3660">6/<text:tab/>stosowania wyłącznie kryteriów merytorycznych w zarządzaniu i polityce kadrowej szkolnictwa wyższego.</text:p>
      <text:p text:style-name="P3661">Za niedopuszczalną uważamy jakąkolwiek ingerencję czynników politycznych w sprawy wewnętrzne szkół wyższych.</text:p>
      <text:p text:style-name="P3662">Opowiadamy się za pełną wolnością stowarzyszania się<text:span text:style-name="T3663">.<text:s/></text:span>Dlatego postulujemy o przekazanie władzom uczelni prawa do rejestrowania organizacji uczelnianych, wydziałowych i innych, prowadzących działalność na terenie szkoły wyższej.</text:p>
      <text:p text:style-name="P3664">Jako odrębną stawiamy tu kwestię rejestracji faktycznie istniejącej ogólnopolskiej organizacji Niezależne Zrzeszenie Studentów<text:span text:style-name="T3665">.</text:span><text:s/>Jest to podstawowy wymóg dla uwiarygodnienia szeroko reklamowanej gotowości i wprowadzenia w życie pluralizmu politycznego na terenie uczelni.</text:p>
      <text:p text:style-name="P3666">Administracyjne tłumienie aktywności studenckie<text:span text:style-name="T3667">j.<text:s/></text:span>Właśnie na akademiach medycznych idzie o taką aktywność szczególnie trudną. Uznajemy za wyjątkowy przejaw arogancji wobec środowiska studenckiego.</text:p>
      <text:p text:style-name="P3668"><text:span text:style-name="T3669">Ob</text:span><text:span text:style-name="T3670">.</text:span><text:span text:style-name="T3671"><text:s/>Janusz Reguła</text:span>:</text:p>
      <text:p text:style-name="P3672">Ja może będę kontynuował, Janusz Reguła.</text:p>
      <text:p text:style-name="P3673">Uważamy, zostało to zresztą tutaj powiedziane, że b<text:span text:style-name="T3674">az</text:span>a dydaktyczna akademii medycznych jest zbyt szczupła i przestarzała. Ponadto sądzimy, że o limicie przyjęć na akademie medyczne powinien decydować sena<text:span text:style-name="T3675">t</text:span>, dlatego że praktyka ostatnich lat, która powodowała zwiększanie liczby przyjętych studentów niedostate<text:span text:style-name="T3676">cz</text:span>nie do bazy, i bez wzrostu nakładów, no prowadzi do spadku poziomu kształcenia.</text:p>
      <text:p text:style-name="P3677">Uważamy, że nauczyciele akademiccy są źle wynagradzani. Nie istnieje system motywujący najlepszych nauczycieli. Zasada pensum dydaktycznego nie pozwala nam przyjmowanie młodych, zdolnych pracowników. Uważamy za celowe i konieczne, przyjęcie bazy wiadomości, których opanowanie jest niezbędne dla absolwenta medycyny oraz takie opracowanie toku studiów, aby widoczna była ciągłość nauczania, a celowość istnienia każdego przedmiotu na danym roku i w danym zakresie, była niezaprzeczalna.</text:p>
      <text:p text:style-name="P3678">Proponujemy, by re<text:span text:style-name="T3679">fo</text:span>rma dydaktyki zmierzała w następujących kierunkach.</text:p>
      <text:p text:style-name="P3680">Po pierwsze - ograniczenie przedmiotów tak zwanych humanizujących i społeczno-politycznych do trzech dowolnie wybieranych przez studenta.</text:p>
      <text:p text:style-name="P3681">Po drugie - nauczanie przedmiotów przedklinicznych służyć winno przyszłej wiedzy lekarskiej, a nie być celem samym w sobie.</text:p>
      <text:p text:style-name="P3682">Wnosimy o zmiany programowe i redukcję takich przedmiotów jak: biofizyka, chemia ogólna, biologia ogólna.</text:p>
      <text:p text:style-name="P3683">Natomiast należy położyć nacisk,<text:s/><text:span text:style-name="T3684">w</text:span>iększy nacisk na immunologię, genetykę molekularną oraz poszerzyć program ps<text:span text:style-name="T3685">yc</text:span>hologii lekarskiej.</text:p>
      <text:p text:style-name="P3686">Uważamy za niezbędne zre<text:span text:style-name="T3687">fo</text:span>rmowanie zajęć z pierwszej pomocy medycznej tak, aby najpóźniej po<text:s/><text:soft-page-break/>drugim roku student był w stanie rzeczywiście udzielić pomocy w nagłych stanach zagrożenia życi<text:span text:style-name="T3688">a.</text:span></text:p>
      <text:p text:style-name="P3689">Po trzecie - modernizację nauczania przedmiotów klinicznych, by umożliwiały one - taka modernizacja, która by umożliwiała zwiększenie czasu przebywania przy łóżku chorego. Student powinien brać czynny udział w procesach<text:s/>diagnostyczno-terapeutycznych kliniki, a na starszych latach mieć nawet możliwość prowadzenia chorego pod okiem asystenta.</text:p>
      <text:p text:style-name="P3690">Komisje dydaktyczne NZS-ów na poszczególnych uczelniach opracowywały szczegółowe dla każdej uczelni programy.</text:p>
      <text:p text:style-name="P3691">Za niezmiernie ważne uważamy szybkie przeprowadzenie radykalnych zmian w studiach wojskowych akademii medycznych. Lekarze, którzy znajdują się na tej sali chyba pamiętają kształcenie, swoje kształcenie w takich studiach i wywołuje to najczęściej uśmiechy. Sprawa ta bulwersuje całe środowisko od wielu lat.</text:p>
      <text:p text:style-name="P3692">Niezbędna jest redukcja zakresu czasu trwania szkolenia i uk<text:span text:style-name="T3693">i</text:span>erunkowanie go na przedmioty medyczne. Szczegółowe propozycje załączamy.</text:p>
      <text:p text:style-name="P3694">Niestety, praktyka pokazuje, że departament obrony przy ministerstwie, który jest jakby nieco niezależny od ministerstwa, ignoruje nasze postulaty. Spowodowało to między innymi bojkot zajęć wojskowych na Akademii Medycznej w Poznaniu.</text:p>
      <text:p text:style-name="P3695">Departament ten opóźnia decyzje o minimalnych nawet dotąd zmianach w szkoleniu o 2 miesiące przynajmniej w porównaniu z innymi uczelniami.</text:p>
      <text:p text:style-name="P3696">Toczą się prace nad nowym programem zajęć w studium wojskowym w tym departamencie.</text:p>
      <text:p text:style-name="P3697">Domagamy się konsultacji tego programu z przedstawicielem<text:span text:style-name="T3698"><text:s/></text:span>samorządów studenckich, delegatami na Ogólnopolskie Porozumienie Samorządów Studenckich Akademii Medycznych.</text:p>
      <text:p text:style-name="P3699">Dziękuję.</text:p>
      <text:p text:style-name="P3700"><text:span text:style-name="T3701">Przewodnicząc</text:span><text:span text:style-name="T3702">a:</text:span></text:p>
      <text:p text:style-name="P3703">Dziękuję bardzo.</text:p>
      <text:p text:style-name="P3704">Ja chciałabym jeszcze na zakończenie tych wypowiedzi kolegów z NZS, przedstawić państwu postulat dotyczący zastępczej służby wojskowej dla studentów akademii medycznych.</text:p>
      <text:p text:style-name="P3705">I od razu przedstawiam propozycję.</text:p>
      <text:p text:style-name="P3706">Podzespół do spraw Zdrowia popierając wniosek NZS Akademii Medycznej w Warszawie uważa za zasadne stworzenie możliwości pełnienia zastępczej służby wojskowej dla studentów aka<text:span text:style-name="T3707">d</text:span>emii medycznych.</text:p>
      <text:p text:style-name="P3708">Student, który ze względów ideowych odmawia służby wojskowej, winien począwszy od najbliższego poboru być kierowany na czas równy okresowi służby do pracy w rejony kraju, cierpiące n<text:span text:style-name="T3709">aj</text:span>dotkliwi<text:span text:style-name="T3710">ej</text:span><text:s/>na brak lekarzy, przede wszystkim na wieś.</text:p>
      <text:p text:style-name="P3711">Poza względami humanitarnymi zaproponowanym rozwiązaniem<text:span text:style-name="T3712"><text:s/></text:span>przemawia fakt, iż przyczyni się ono w pewnym stopniu do zmniejszenia deficytu lekarzy wiejskich. Zasada ta winna obowiązywać już od najbliższego poboru.</text:p>
      <text:p text:style-name="P3713">Taka jest propozycja. Jeżeli państwo się przychylą, to złożymy to do protokołu.</text:p>
      <text:p text:style-name="P3714"><text:span text:style-name="T3715">Ob.</text:span><text:span text:style-name="T3716"><text:s text:c="23"/></text:span><text:span text:style-name="T3717">:</text:span></text:p>
      <text:p text:style-name="P3718">Dyskusję na następnym posiedzeniu w tej sprawie, bo będziemy mieli sprawę wojska przecież jeszcze.</text:p>
      <text:soft-page-break/>
      <text:p text:style-name="P3719"><text:span text:style-name="T3720">Przewodnicząca</text:span>:</text:p>
      <text:p text:style-name="P3721"><text:span text:style-name="T3722">C</text:span>zy pan profesor chciałby?</text:p>
      <text:p text:style-name="P3723"><text:span text:style-name="T3724">Ob.</text:span><text:span text:style-name="T3725"><text:s text:c="23"/></text:span><text:span text:style-name="T3726">:</text:span></text:p>
      <text:p text:style-name="P3727">Nie do tego punktu, w ogóle chciałem sprawę szkolenia, ale do tego punktu c<text:span text:style-name="T3728">h</text:span>wilowo nie, dlatego że on może się okazać nieaktualny zupełnie, po prostu.</text:p>
      <text:p text:style-name="P3729"><text:span text:style-name="T3730">Przewodnicząca</text:span>:</text:p>
      <text:p text:style-name="P3731">Rozumiem, że w takim razie odkładamy to do następnego spotkania jako postulat, który jest.</text:p>
      <text:p text:style-name="P3732"><text:span text:style-name="T3733">W</text:span><text:s/>kol<text:span text:style-name="T3734">ej</text:span>ności głosów proszę bardzo, panią Annę Gr<text:span text:style-name="T3735">aj</text:span>carek.</text:p>
      <text:p text:style-name="P3736"><text:span text:style-name="T3737">O</text:span><text:span text:style-name="T3738">b</text:span><text:span text:style-name="T3739">.</text:span><text:span text:style-name="T3740"><text:s/>Anna Gr</text:span><text:span text:style-name="T3741">aj</text:span><text:span text:style-name="T3742">carek</text:span>:</text:p>
      <text:p text:style-name="P3743">Spróbuję przedstawić stanowisko mojego środowiska, środowiska pielęgniarek w sprawie szkolnictwa pielęgniarskiego, bo to nie jest tylko średnie medyczne<text:span text:style-name="T3744">.</text:span></text:p>
      <text:p text:style-name="P3745">Sytuację możemy uznać za złą. Propozycje, które chciałam przedstawić są jakąś taką próbą wyjścia z tej złej sytuacji. U podstaw tych propozycji leżałoby właściwie takie podstawowe założenie, że sprawami pielęgniarstwa powinny zajmować się pielęgniarki dobrze wyszkolone, z dużym doświadczeniem zawodowym. Właśnie pielęgniarki. I w szkołach pielęgniarskich, w średnich szkołach medycznych właściwie to one powinny nadawać ton, bo zrobią to najlepiej, dużo lepiej nawet niż doskonały menedżer czy wspaniały prawnik. To byłaby jedna taka rzecz. Wobec czego<text:s/><text:span text:style-name="T3746">te</text:span><text:s/>szkoły powinny podlegać no Ministerstwu Zdrowia, a nie oświacie. Bo to by było logiczne wtedy. Nauczyciele w tych szkołach, no to przede wszystkim funkcjonujący w zawodzie właśnie osoby funk<text:span text:style-name="T3747">cj</text:span>onujące w zawodzie. To musiałoby się wszystko wiązać właśnie teoria z praktyką.</text:p>
      <text:p text:style-name="P3748">A same szkoły. Zde<text:span text:style-name="T3749">fi</text:span>niowane o różnicowanym poziomie przygotowania zawodowego. Grupa wiodąca, o najwyższych kwali<text:span text:style-name="T3750">fi</text:span>ka<text:span text:style-name="T3751">cjac</text:span>h, czyli szkoły wyższe, wokół tej sprawy jest jakby najwięcej jakiś takich uprzedzeń i nieporozumień. Ale jeżeli tą sprawę się zaniedba, to może się zdarzyć tak, że sprawę dobrego pielęgniarstwa w naszym kraju znowu trzeba będzie odłożyć na wiele lat, bo właściwie tam jest miejsce do rozwoju tego.</text:p>
      <text:p text:style-name="P3752">Podstawową grupą są osoby ze szkół średnich i pomaturalnych. I zdecydowanie kształcenie w tych szkołach jest za krótkie. Kiedyś było, mimo że postępy nauki były nieco mniejsze, dłużej trwała nauka, teraz skrócono tą naukę i to też no nie jest prawidłowe.</text:p>
      <text:p text:style-name="P3753">I trzecia grupa, czyli kiedy mówię o różnicowaniu, tych szkół, to byłoby kształcenie na poziomie zawodowym. Czyli do pracy na stanowiskach nie wymagających wysokich kwalifikacji, proste czynności mogłyby wykonywać absolwentki szkół asystenckich, asystentek, pielęgniarki, higienistek, szpitalnych<text:s/><text:span text:style-name="T3754">i</text:span>tp.</text:p>
      <text:p text:style-name="P3755">Takie zróżnicowanie jest uzasadnione ekonomicznie i ra<text:span text:style-name="T3756">cjo</text:span>n<text:span text:style-name="T3757">al</text:span>nie.</text:p>
      <text:p text:style-name="P3758">I teraz druga sprawa, którą należałoby zmienić, to znaczy zmiana kierunku kształcenia.<text:s/><text:span text:style-name="T3759">W</text:span><text:s/>Polsce praktycznie przygotowuje się głównie do pracy w szpitalach, a niemal zupełnie zrezygnowano z ukierunkowania na podstawową opiekę zdrowotną.<text:s/>Mimo że i zapotrzebowanie, i doświadczenia innych krajów, no mówią o zupełnie czymś innym.</text:p>
      <text:p text:style-name="P3760">Też dlatego zupełnie nie spełnia swojego zadania tak zwana otwarta opieka zdrowotna, ponieważ nie kształci się w tym kierunku.</text:p>
      <text:p text:style-name="P3761">A same szkoły. Ukierunkowanie opieki nad, znaczy a co należałoby zrobić, czyli uk<text:span text:style-name="T3762">ie</text:span>runkowanie opieki<text:s/><text:soft-page-break/>nad zdrowiem człowieka a nad pro<text:span text:style-name="T3763">fi</text:span>laktyką. Po prostu tego się nie robi.<text:s/><text:span text:style-name="T3764">J</text:span>est opieka nad człowiekiem zdrowym, przygotowanie na przykład do porodu w rodzinie, czy higiena szkolna.</text:p>
      <text:p text:style-name="P3765">Zupełnie u nas nieznana opieka nad chorym w domu, co nie tylko poprawia komfort psychiczny pacjenta, ale również znacznie zmniejsza koszty leczenia. Ale to s<text:span text:style-name="T3766">i</text:span>ę wiąże z poszerzeniem zakresu działań pielęgniarskich w opiece<text:s/>zdrowotn<text:span text:style-name="T3767">ej,</text:span><text:s/>a nie tylko wykonywanie zleceń i roli sekretarki.</text:p>
      <text:p text:style-name="P3768">Natomiast szkoła przygotowuje do podporządkowywani<text:span text:style-name="T3769">a</text:span>, unikania odpowiedzi<text:span text:style-name="T3770">al</text:span>ności, co w efekcie programowo zabija aktywność i samodzielność.</text:p>
      <text:p text:style-name="P3771">I chciałam powiedzieć tutaj o takim sondażu, który przy jakiejś tam okazji zrobiłam z przyjaciółmi w 1985 r. kiedy właściwie zainteresowałam się bliżej<text:s/><text:span text:style-name="T3772">t</text:span>ą sprawą szkół średnich i medycznych, kiedy okazało się, że 50% uczniów, którzy rozpoczynają naukę, rzucają tę szkołę. Spróbowaliśmy się przyjrzeć, kto zostaje, a kto odchodzi. I wtedy okazało się coś bardzo niepokojącego, mianowicie niewielki procent tych uczniów odchodził ze względu na złe wyniki, natomiast zdecydowaną większość stanowiły osoby nieskłonne do podporządkowania się, czyli no po prostu osoby z charakterem<text:span text:style-name="T3773">.</text:span></text:p>
      <text:p text:style-name="P3774">I czyli ta lepsza część jakby tej szkoły<text:span text:style-name="T3775">.</text:span><text:s/>I w naszym przypadku, żeby<text:s/><text:span text:style-name="T3776">s</text:span>zkoły średnie medyczne n<text:span text:style-name="T3777">i</text:span>e są atrakcyjne jeżeli jeszcze do tego dołoży się, że odchodzą od nich ta lepsza część, bo to jest to zjawisko niepokojące i wydaje mi się, że warto właśnie to zmienić.</text:p>
      <text:p text:style-name="P3778">Jeszcze mogłabym dodać, już niezupełnie związane z samą szkołą, ale z brakiem jakiegokol<text:span text:style-name="T3779">wi</text:span>ek praktycznie szkolenia podyplomowego i specjalistycznego, że to jest też nieporozumienie przy tym<text:s/><text:span text:style-name="T3780">-</text:span><text:s/>zmianach, jakie są w świecie przy tym postępie nauki, no to jest to zaniedbanie naprawdę ogromne.</text:p>
      <text:p text:style-name="P3781"><text:span text:style-name="T3782">Ob.</text:span><text:span text:style-name="T3783"><text:s text:c="23"/></text:span><text:span text:style-name="T3784">:</text:span></text:p>
      <text:p text:style-name="P3785"><text:span text:style-name="T3786">Czy pani</text:span><text:s/>przewodnicząca pozwoli mi skomentować wypowiedź pani Anny Grajcarek. Ja tylko bardzo krótko. Mnie się wydaje, że my wszyscy jesteśmy zmęczeni, uwaga jest już taka rozproszona, ale to co mówiła pani Anna Grajcarek w wielkim skrócie o szkoleniu pielęgniarek jest czymś niezwykle ważnym<text:span text:style-name="T3787">.</text:span><text:s/>My spróbujemy przygotować<text:span text:style-name="T3788"><text:s/></text:span>to w formie takiej też troszkę terminarzowej i bardziej konkretnej, to wszystko były konkrety, tylko że tak powiem w punktach, dlatego że tutaj jest uwypuklenie to o czym ja bardzo często mówię przy różnych spotkaniach ze środowiskiem służby zdrowia, że u nas właśnie pielęgniarka jest tym czymś podporządkowanym i nie ma w ogóle perspektyw kariery<text:span text:style-name="T3789">.</text:span><text:s/>Bo nie chodzi mi o to, że może być tam pie<text:span text:style-name="T3790">lę</text:span>gniarką przełożo<text:span text:style-name="T3791">n</text:span>ą czy ki<text:span text:style-name="T3792">m</text:span>ś takim<text:span text:style-name="T3793">,</text:span><text:s/>ale nie ma perspektywy<text:s/><text:span text:style-name="T3794">ta</text:span>kiej realnej kariery, że o czymś decyduje i tutaj jest kilka postulatów niezwykle ważnych<text:span text:style-name="T3795">.</text:span><text:s/>Ja bym chciała na to państwa uczulić, jak również to szkolenie podyplomowe pielęgniarek wyd<text:span text:style-name="T3796">aj</text:span>e mi się, że musimy to bardzo szybko przynajmn<text:span text:style-name="T3797">i</text:span>ej od 1990 roku jakoś spróbować ująć w ramy organizacyjno-wykonawcze.</text:p>
      <text:p text:style-name="P3798">Tyl<text:span text:style-name="T3799">k</text:span>o tyle chciałam powiedzieć<text:span text:style-name="T3800">.</text:span></text:p>
      <text:p text:style-name="P3801"><text:span text:style-name="T3802">P</text:span><text:span text:style-name="T3803">ro</text:span><text:span text:style-name="T3804">f</text:span><text:span text:style-name="T3805">.</text:span><text:span text:style-name="T3806"><text:s/>Szymczykiewi</text:span><text:span text:style-name="T3807">cz</text:span><text:span text:style-name="T3808">:</text:span></text:p>
      <text:p text:style-name="P3809">Szanowna Pani Przewodnicząca! Szanowni Państw<text:span text:style-name="T3810">o!</text:span></text:p>
      <text:p text:style-name="P3811">Obradujemy tu już dość długo zmierzamy do końca i nikt nie poruszył do tej pory tak ważnej sprawy, jak kwestie instytutów naukowych badawczych resortu zdrowia. Jak wiadomo jest tych instytutów 17, to jest kilka tysięcy osób o bardzo wysokich kwalifikacjach i działalność tych instytutów jest bardzo głęboko wbudowana w działalność służby zdrowia. Pełnią one przede wszystkim trzy podstawo funkcje: przede wszystkim proces leczniczy<text:s/><text:span text:style-name="T3812">i</text:span><text:s/>to bardzo wysoko kwalifikowany, mają wysoką kadrę, mają sporo łóżek i nie<text:s/><text:soft-page-break/>będę tu wyliczał instytutów jak pediatria, kardiologia i wiele innych itd.</text:p>
      <text:p text:style-name="P3813">To jest pierwsza funkcja, którą te instytuty spełniają. Druga to jest funkcja dydaktyczna. Przecież proszę państwa ciężar szkolenia podyplomowego i spec<text:span text:style-name="T3814">j</text:span>alizac<text:span text:style-name="T3815">ji</text:span><text:s/>lekarzy w dużej mierze spoczywa na barkach tych instytutów.</text:p>
      <text:p text:style-name="P3816">I trzecia działalność to jest działalność naukowo-badawcza, która jest w pewnym sensie kołem napędowym postępu w naszej służbie zdrowia. Proszę pamiętać, 17 - 6 centralnych programów badawczo-rozwojowych, a więc programów n<text:span text:style-name="T3817">aj</text:span>wyższej rangi<text:s/><text:span text:style-name="T3818">w</text:span><text:s/>zakresie ochrony zdrowia jest realizowana i koordynowana przez instytuty naukowo-badawcze resortu zdrowi<text:span text:style-name="T3819">a</text:span>.</text:p>
      <text:p text:style-name="P3820">Niestety ostatnio instytuty te znalazły się w dosyć przykrej sytuacji i jeżeli sprawa nie ulegnie poprawie to można prorokować, że za kilka lat te instytuty umrą śmiercią naturalną<text:span text:style-name="T3821">.</text:span><text:s/>Proszę państwa nastąpiła bardzo wysoka podwyżka w służbie zdrowia - niestety nie dotknęła ona pracowników naukowych instytutów resortowych, b<text:span text:style-name="T3822">adaw</text:span>czych,<text:s/><text:span text:style-name="T3823">k</text:span>tóre są na siatce naukowo-technicznej bardzo starej i właściwie są na rozrachunku własnym, instytuty są na rozrachunku własnym i służba zdrowia stanowi tylko część tych instytutów i jest ona finansowana oczywiście z budżetu resortu zdrowia,<text:s/><text:span text:style-name="T3824">a</text:span><text:s/>więc wszyscy pracownicy instytutów będący na siatce służby zdrowia oczywiście uzyskali tę podwyżkę, którą uzyskali lekarze<text:span text:style-name="T3825">.</text:span><text:s/>Nie uzyskali tej podwyżki pracownicy na siatce naukowo-badawczej, a to z kilku przyczyn,<text:s/><text:span text:style-name="T3826">o</text:span><text:s/>której za chwilę powiem i sytuacja wytworzyła się taka, że r<text:span text:style-name="T3827">ó</text:span>żnica teraz między pracownikami często wykonującymi te same czynności zazębiające się ze sobą wynosi 30 - 40 tysięcy złotych.</text:p>
      <text:p text:style-name="P3828">To sprawia, że po prostu ludzie zaczyna<text:span text:style-name="T3829">j</text:span>ą z instytutów odchodzić i to n<text:span text:style-name="T3830">i</text:span>e tylko wysokokwalifikowana kadra, ale również kadra inżynieryjno-techniczna, techniczna, laborancka itd<text:span text:style-name="T3831">.</text:span><text:s/>Co limituje powiedzmy tę sytuację? Otóż instytuty są na rozrachunku gospodarczym traktowane jak przedsiębiorstwa, tak jak fabryka butów, fabryka gwo<text:span text:style-name="T3832">ź</text:span>dzi czy jakakolwiek inna podlegająca tym samym restrykcjom gospodarczym, płacimy<text:s/><text:span text:style-name="T3833">t</text:span>e same po<text:span text:style-name="T3834">dat</text:span>ki, c<text:span text:style-name="T3835">o</text:span><text:s/>te przedsiębiorstwa itd<text:span text:style-name="T3836">.</text:span></text:p>
      <text:p text:style-name="P3837">Natomiast finanse biorą się po prostu z prac badawczo-naukowych wykonywanych centralnych programach badawczo-rozwojowych<text:span text:style-name="T3838">.</text:span><text:s/>Sytuacja jest w tej chwili paradoksalna o tyle, że koszty z roku na rok rosną mniej więcej około 8<text:span text:style-name="T3839">0%</text:span>,<text:s/>w wyniku po prostu podrożenia opału, podrożenia światła, gazu, telefonów, ja mogę podać - płyta selenowa do kserografu, która kosztowała w roku ubiegłym 1 000 złotych dziś kosztuje 7 tysięcy, a więc 7-k<text:span text:style-name="T3840">r</text:span>otny wzrost w ciągu roku<text:span text:style-name="T3841">.</text:span></text:p>
      <text:p text:style-name="P3842">Także ogólne<text:s/>koszty<text:s/>utrzymania instytutów rosną z roku na rok, gdzieś około 80%, natomiast rewaloryzacja nakładów na naukę w centralnych programa<text:span text:style-name="T3843">c</text:span>h badawczych i rozwojowych, a są to pieniądze postępu technicznego i wdrożeń, nie panie pr<text:span text:style-name="T3844">o</text:span>f. Szczeklik z Akademii Nauk, ale z zupełnie innego źródła, są rewaloryzowane w zeszłym roku<text:s/><text:span text:style-name="T3845">w</text:span><text:s/>30%, w tym roku jeszcze nie wiadomo ile, a podobno mają by<text:span text:style-name="T3846">ć</text:span><text:s/>rewaloryzowane w 40%, co w zaledwie w połowie pokrywa koszty utrzymania instytutów, nie licząc pieniędzy, kt<text:span text:style-name="T3847">ó</text:span>re można byłoby przeznaczyć na podwyżkę do wyrównania tym pracownikom przynajmniej do poziomu albo w siatce akademicki<text:span text:style-name="T3848">ej</text:span>, albo przyn<text:span text:style-name="T3849">aj</text:span>m<text:span text:style-name="T3850">n</text:span>iej w siatce służby zdrowia.</text:p>
      <text:p text:style-name="P3851">Co więcej kredytowanie teraz z finansowania nauki odbywa się na zasadach kredytowych, to znaczy koordynatorzy<text:span text:style-name="T3852"><text:s/></text:span>rozliczają tematy pod koniec roku, a trzeba je realizować od stycznia na kredycie bankowym, który w tej chwili wynosi 65%, czyli 65% tych i tak szczupłych funduszy na naukę jest przechwytywane przez banki, czyli banki żywią się<text:s/>pieniędzmi przez<text:span text:style-name="T3853">na</text:span>c<text:span text:style-name="T3854">z</text:span>on<text:span text:style-name="T3855">y</text:span>mi na naukę<text:span text:style-name="T3856">.</text:span></text:p>
      <text:soft-page-break/>
      <text:p text:style-name="P3857">Ja<text:s/><text:span text:style-name="T3858">j</text:span>uż nie mówię o innych restrykcjach, jak na przykład możliwość podniesienia uposażenia tylko o 40% w stosunku do bazy przyjętej za 100 jak we wszystkich innych instytucjach. Ta sytua<text:span text:style-name="T3859">c</text:span>ja nie wróży nic dobrego i jeżeli nie ulegnie jakiejś poprawie to instytuty będą z roku na rok coraz bardziej się kurczy<text:span text:style-name="T3860">ć</text:span><text:s/>i kiedyś się obudzimy za kilka lat nagle, że nie ma instytutów n<text:span text:style-name="T3861">a</text:span>ukowo<text:span text:style-name="T3862">-</text:span>badawczych w resorcie zdrowia.</text:p>
      <text:p text:style-name="P3863">Dziękuję bardzo.</text:p>
      <text:p text:style-name="P3864"><text:span text:style-name="T3865">Przewodnicząc</text:span><text:span text:style-name="T3866">a</text:span>:</text:p>
      <text:p text:style-name="P3867">Dzię<text:span text:style-name="T3868">k</text:span>uję bardzo.</text:p>
      <text:p text:style-name="P3869">Ja bardzo proszę pana profesor Żochowski.</text:p>
      <text:p text:style-name="P3870"><text:span text:style-name="T3871">P</text:span><text:span text:style-name="T3872">rof. Żochowski</text:span><text:span text:style-name="T3873">:</text:span></text:p>
      <text:p text:style-name="P3874">Dziękuję bardzo<text:span text:style-name="T3875">.</text:span><text:s/>Ja w ogóle nie wiem czy ja mogę zabierać głos<text:span text:style-name="T3876">.</text:span><text:s/>bo jest tak pó<text:span text:style-name="T3877">ź</text:span>no, wszyscy są zmęczeni, ale proszę państwa myśmy chcieli przedstawić kilka konkretnych propozycji. My tutaj mówimy o próbach reformowania szkolenia podyplomowego przeddyplomo<text:span text:style-name="T3878">weg</text:span>o, mówimy ogólnikami właściwie w większości, t<text:span text:style-name="T3879">o</text:span><text:s/>wszystkim stronom są to rzeczy znane<text:s/><text:span text:style-name="T3880">i</text:span><text:s/>dobrze wiemy, jakie mamy kłopoty z bazą, dobrze wiemy, jakie mamy kłopoty z finansami, ale może byśmy spróbowali zaproponować jakieś rozwiązania, które by dotyczyły w ogóle całego programu szkolenia. Zacząłbym może, żeby to było bardzo krótko, ale od samego systemu rekruta<text:span text:style-name="T3881">c</text:span>ji.</text:p>
      <text:p text:style-name="P3882">Ja osobiście nie jestem przekonany, że system rekrutacji na studia akademickie jest systemem dobrym. Uważam i podd<text:span text:style-name="T3883">aj</text:span>ę do zastanowienia się czy nie można byłoby zastanowić się nad rokiem przysposobienia szpitalnego, ewentualnie<text:span text:style-name="T3884"><text:s/></text:span>rokiem zerowym, który może być realizowany bez udziału akademii medycznej na poziomie ZOZ lub szpitala, stanowiący pewną formę praktycznego, permanentnego sprawdzania predyspozycji do zawodu<text:span text:style-name="T3885">.<text:s/></text:span>A przy okazji zapewnienia w danej jednostce służby zdrowia 8-miesięcznego pracownika para-medycznego, wykonującego pracę sanitariusza i salowej.</text:p>
      <text:p text:style-name="P3886">Byłby to pewien test przygotowawczy.<text:s/><text:span text:style-name="T3887">I</text:span><text:s/>nie zgadzam się generalnie i nikt nie jest w stanie przekonać, że do takiego zawodu jak medycyna, mimo najlepszej formy sprawdzania egzaminu testowego, można przyjmować ludzi bez sprawdzenia ich predyspozycji psychicznych<text:span text:style-name="T3888">.</text:span><text:s/>Jeżeli nie możemy przyjmować tak ludzi na SGPiS, nie możemy przyjmować tak ludzi do Wyższej Szkoły Morskiej, bo im się powierza statek, im się powierza ekonomię, a możemy tak przyjmować ludzi do szkół medycznych, to ja tego nie rozumiem.</text:p>
      <text:p text:style-name="P3889">Druga sprawa, o której chciałem powiedzieć, że nie istnieją zupełnie kryteria zdrowotne, nie są brane pod uwagę w przyjmowaniu ludzi na studia. Do czego dochodzi? Dochodzi do takiej sytuacji, że na stomatologię przyjmujemy leworęczn<text:span text:style-name="T3890">yc</text:span>h w momencie kiedy wiadomo, że nie będą mogli wykonywać zawodu. Z 4 tys. przebadanych osób akademii medycznych w Warszawie, u 64 stwierdzono objawy choroby psychicznej. N<text:span text:style-name="T3891">i</text:span>e istnieje kwalifikacja zdrowotna w chwili obecnej do przy<text:span text:style-name="T3892">ję</text:span>cia na studia.</text:p>
      <text:p text:style-name="P3893">To byłaby sprawa przyjęć na studia. Sprawa szkolenia przeddyplomowego, to co mówią koledzy,<text:s/><text:span text:style-name="T3894">ju</text:span>ż panowie z NZS i te pewne ich propozycje, właściwie Ministerstwo Zdrowia już<text:s/>pewne kro<text:span text:style-name="T3895">k</text:span>i poczyniło w tym kierunku<text:span text:style-name="T3896">.</text:span><text:s/>Działa<text:span text:style-name="T3897">ją</text:span><text:s/>dwie komisje<text:span text:style-name="T3898">.<text:s/></text:span>Jedna komisja- zesp<text:span text:style-name="T3899">ó</text:span>ł ds. kształcenia, który zajmuje się ewentualną zmianą studiów. Ale my widzimy takie możliwości.</text:p>
      <text:p text:style-name="P3900">Po pierwsze - należy - i tak uważamy - ograniczy<text:span text:style-name="T3901">ć</text:span><text:s/>ilość godzin na studiach, dlatego że tydzień dydaktyczny jest absolutnie zbyt przeładowany.<text:s/><text:span text:style-name="T3902">I</text:span><text:s/>zmniejszenie w chwili obecnej do 5 400 godzin w naszym pojęciu jest ciągle cyfrą za wysoką.</text:p>
      <text:soft-page-break/>
      <text:p text:style-name="P3903">Po drugie - na pierwszych latach istnieją możliwości skomasowania przedmiotów nauczania, nauczanych uprzednio w szkole średniej albo w ogóle ich wyeliminowania.<text:s/><text:span text:style-name="T3904">W</text:span><text:s/>ten sposób idąc logicznie, moglibyśmy wyrzucić w ogóle z nauczania na studiach pewne tematy przerabiane w szkole, a np. biofizykę kończyć z technikami [brak tekstu], chemię<text:s/><text:span text:style-name="T3905">z</text:span><text:s/><text:span text:style-name="T3906">a</text:span>nal<text:span text:style-name="T3907">it</text:span>yką, toksykologię z medycyną sądową, fizjologię z patofizjologią, nie mówiąc o pewnych gałęziach, które w ogóle są powtórzeniem i mogą być z pierwszego roku usunięte.</text:p>
      <text:p text:style-name="P3908">W tym układzie stworzyłyby się możliwości wprowadzenia albo zwiększenia zdecydowanie liczby godzin na takich kierunkach, które dotąd są w akademiach naszych albo w ogóle niewykładane albo traktowane po macoszemu. Myślę o pierwszej pomocy z elementami pielęgniarstwa, medycynie pracy i medycynie środowiskow<text:span text:style-name="T3909">ej,</text:span><text:s/>ekologii, medycynie zapobiegawczej i ekonomice zdrowia, psychologii klinicznej z uwzględnieniem zaburzeń [brak tekstu] wiralnych i medycynie ogólnej, jako<text:s/><text:span text:style-name="T3910">ż</text:span>e medycyna ogólna w chwili obecnej jest rozproszona pomiędzy czterema głównymi kierunkami nauczania i właściwie<text:s/>jest źle uczona<text:span text:style-name="T3911">.</text:span><text:s/>Nie prz<text:span text:style-name="T3912">yg</text:span>o<text:span text:style-name="T3913">to</text:span>w<text:span text:style-name="T3914">yw</text:span>ani są studenci w tym kierunku.</text:p>
      <text:p text:style-name="P3915">Generalnie mówiąc<text:span text:style-name="T3916">,</text:span><text:s/>że nawet w tej chw<text:span text:style-name="T3917">i</text:span>li są źle szkoleni studenci w Polsce, ja bym się nie odważył. Tzn. wydaje się, że mogliby być szkoleni lepiej, ale dzięki nadludzkim wysiłkom kadry, która czasami pracuje w złych warunkach i w złych programach, fakty są takie, że jeśli chodzi o zdawalność - to strasznie brzydkie słowo - egzaminu i SFMG, to Polska jes<text:span text:style-name="T3918">t</text:span><text:s/>na drugim miejscu na świecie. Czyli z tym szkoleniem nie jest tak najgorzej, jeżeli bierzemy wszystkie nacje, które podchodzą do zdawania tego egzaminu.</text:p>
      <text:p text:style-name="P3919">Przedmioty ogólne, o których państwo mówili. Zdajemy sobie sprawę, że w chwili obecnej ten system 6 przedmiotów ogólnych na medycynie jest nie do utrzymania, jest niepotrzebny. Wydaje się, że istnieje możliwość zmniejszenia tego do 270 godzin w skali rocznej, z zachowaniem rozdziału albo dwa przedmioty narzucane przez radę wydziału plus jeden wybierany przez studenta, czy ewentualnie odwrotnie. Jeden narzucany, dwa wybierane.</text:p>
      <text:p text:style-name="P3920">My byśmy proponowali dwa wybierane.<text:span text:style-name="T3921">..</text:span><text:s/>dwa narzucane, z tego jednym byłby - etyka lekarska i deontologia, a drugi historia i pr<text:span text:style-name="T3922">o</text:span>pedeutyka medycyny. Pozostałe fakultatywnie do wyboru. Poddaj<text:span text:style-name="T3923">ę</text:span><text:s/>pod państwa zastanowienie się, czy tzw. przedmioty humanist<text:span text:style-name="T3924">yc</text:span>zne, co do których nauczania mamy pewne wątpliwości ze względu na kadrę, którą dysponuje akademia medyczna, nie mogą być nauczane fakultatywnie, na uniwersytetach. W prawach wyboru studenta, czym się chce<text:s/>zajmować? Jeżeli interesuje go teatrologia, nie widzę powodu, dlaczego nie ma się uczyć tego trzeciego przedmiotu, teatrologii.</text:p>
      <text:p text:style-name="P3925">Jeżeli chodzi o szkoleni<text:span text:style-name="T3926">e..</text:span>. jeżeli chodzi o lektoraty, propozycja nasza szłaby w tym kierunku, żeby lektoraty kończyły się egzaminem państwowym i żeby osoby, które zda<text:span text:style-name="T3927">d</text:span>zą egzamin państwowy, przed zakończeniem lektoratu mogły na ten lektorat w ogóle nie uczęszczać. Po prostu egzaminy państwowe z dwóch języków załatwiają sprawę, czy lektora kontynuujemy, czy nie.</text:p>
      <text:p text:style-name="P3928">Szkolenie wojskowe, obronne. Temat w moim pojęciu w tej chwili nie powinien być omawiany. Na pewno wymaga pewnej korekcji. Widać w tym programie brak takich tematów, jak szkolenie w kierunku medycyny katastrof, klęsk żywiołowych i awarii przemysłowych. To są rzeczy, które akurat mogłyby w szkoleniu wojskowym i obronnym być o to rozszerzone kosztem wyeliminowania pewnych innych rzeczy.</text:p>
      <text:p text:style-name="P3929">Jeśli chodzi o staż podyplomowy, propozycja zawarta tutaj w kierunkach reformy przez ministerstwo jest trochę inaczej w tej chwili to proponowane. Działa komisja ds. stażu podyplomowego i egzaminu<text:s/><text:soft-page-break/>państwowego. Proponuje się jednoroczny staż podyplomowy faktyczny, a nie fikcyjny, jak jest w tej chwili, zakończony egzaminem państwowym, który jest egzaminem dopuszcza<text:span text:style-name="T3930">ją</text:span>cym do samodzielnego wykonywania zawodu lekarza. Ja nie będę na ten temat mówił długo, ponieważ czasu mamy mało, w każdym razie służę materiałami co do tych dwóch punktów.</text:p>
      <text:p text:style-name="P3931">I wreszcie ostatnia rzecz - szkolenie podyplomowe. Uważamy, że Centrum Kształcenia Podyplomowego powinno prowadzić szkolenie podyplomowe w zasadniczych czterech gałęziach i temu się poświęcić, na różnego rodzaju kursach z tendencją do kursów krótszych i dotyczących aktualnego stanu wiedzy, przy zwiększeniu również szkolenia indywidualnego.</text:p>
      <text:p text:style-name="P3932">Jeżeli chodzi o wysoko specjalistyczne szkolenie powierzone akademiom medycznym i instytutom resortowym, dlatego że stwarzanie czasami sztucznych miejsc w Centrum Kształcenia Podyplomowego dla szkolenia w danym przedmiocie, który bardzo dobrze jest umi<text:span text:style-name="T3933">ejs</text:span>cowiony w uczelni jakiejś, wydaje nam się niesłuszne.</text:p>
      <text:p text:style-name="P3934">No i wreszcie Centrum Kształcenia Podyplomowego powinno w naszym pojęciu opracować krajowy - z rozbiciem na regiony - bilans potrzeb specjalistów i pod tym kątem prowadzić politykę. Taka powinna być jego rola i w dalszym ciągu tą drogą postępować.</text:p>
      <text:p text:style-name="P3935">Dzięku<text:span text:style-name="T3936">ję</text:span><text:s/>bardzo.</text:p>
      <text:p text:style-name="P3937"><text:span text:style-name="T3938">Przewod</text:span><text:span text:style-name="T3939">n</text:span><text:span text:style-name="T3940">icząca</text:span>:</text:p>
      <text:p text:style-name="P3941">Dzięku<text:span text:style-name="T3942">ję</text:span><text:s/>bardzo. Czy pan prof. Wojtczak teraz, czy..<text:span text:style-name="T3943">.</text:span><text:s/>ponieważ jeszcze nie wyczerpaliśmy listy. W takim razie, pani Milewska, czy możemy prosić?</text:p>
      <text:p text:style-name="P3944"><text:span text:style-name="T3945">Ob. Milewska</text:span>:</text:p>
      <text:p text:style-name="P3946">Jeśli można<text:span text:style-name="T3947">,</text:span><text:s/>ja chciałabym uprzejmie bardzo krótko<text:span text:style-name="T3948">,</text:span><text:s/>bo praktycznie w kwestii właśnie tej, która aktualnie jest tematem naszego posiedzenia. Ja chciałbym wrócić tylko do jednej, szalenie ważnej sprawy, o której chyba tutaj zapominamy, bo na pewno bardzo ważną rzeczą jest nauka, ale proszę pamiętać - i z uporem będę wracać do sprawy konwencji MO<text:span text:style-name="T3949">P</text:span><text:s/>w sprawie pielęgniarek. Jest to konwen<text:span text:style-name="T3950">cj</text:span>a M<text:span text:style-name="T3951">ię</text:span>dzynarodowej Organizacji Pracy nr 149.</text:p>
      <text:p text:style-name="P3952">M.in. jest tam zapisane, że państwo, które podpisało ratyfikac<text:span text:style-name="T3953">ję</text:span><text:s/>tej umowy, jest obowiązane stosować taką politykę w zakresie usług personelu pielę<text:span text:style-name="T3954">g</text:span>niarskiego, która będzie zmierzać w ramach ogólnego programu ochrony zdrowia do zapewnienia ilości i jakości usług pielęgniarskich, możliwie na najwyższym poziomie oraz zapewni personelowi pielęgniarskiemu warunki do wychowania i kształcenia właściwego dla wykonywania sw<text:span text:style-name="T3955">y</text:span>ch funkcji.</text:p>
      <text:p text:style-name="P3956"><text:span text:style-name="T3957">W</text:span><text:s/>tym, myślę, mieści się także sprawa doskonalenia zawodowego, bo to jest jednoznaczne. Ja chciałabym powiedzieć, że wydaje mi się, że w ogóle niewiele się mówi, może nie niewiele, ja przepraszam, cofam to, ale zbyt mało mówi się w ogóle o rol<text:span text:style-name="T3958">i</text:span><text:s/>i funkcji personelu pielęgniarek<text:s/><text:span text:style-name="T3959">i</text:span><text:s/>położnych w całym tym przyszłym, zmienionym systemie ochrony zdrowia. I<text:s/><text:span text:style-name="T3960">w</text:span><text:s/>ogóle ich roli m.in. w zreformowanej służbie zdrowia. I w tej kwestii chciałabym uprzejmie prosić, żeby może tej dyskusji dzisiejszej nie przedłużać, myślę<text:s/><text:span text:style-name="T3961">ż</text:span>e o całej sprawie kształcenia i doskonalenia pielęgniarek dobrze byłoby spotkać się w zespole roboczym, wydzielonym do tego, bo jest to zbyt ważna sprawa. Ja chcę przypomnieć, że ciągle sprawa kształcenia i doskonalenia pielęgniarek wraca albo do resortu, albo z niego jest ostatnio wyrzucona, znowu w tej chwili zostaje podporządkowana sprawom samorządowi terytorialnemu właściwie władzom terytori<text:span text:style-name="T3962">al</text:span>nym i wobec<text:s/><text:soft-page-break/>tego ciągle praktycznie nie ma jakiegoś mecenatu<text:s/><text:span text:style-name="T3963">i</text:span><text:s/>wydaje mi się<text:span text:style-name="T3964">,</text:span><text:s/>że nie ma w tej chwili człowieka, który by umiał powiedzieć naprawdę jak to docelowo ma być do końca<text:span text:style-name="T3965">.</text:span></text:p>
      <text:p text:style-name="P3966">I wobec tego, takie jest przynajmniej odczucie środowiska<text:span text:style-name="T3967">.</text:span><text:s/><text:span text:style-name="T3968">W</text:span><text:s/>imieniu ruchu zawodowego chciałam powiedzieć, że odczucia śro<text:span text:style-name="T3969">do</text:span>w<text:span text:style-name="T3970">is</text:span>ka<text:s/><text:span text:style-name="T3971">w</text:span><text:s/>tej kwestii są właśnie takie. Ja myślę że jeżeli ratyfikując określoną umowę społeczną, umowę międzynarodową jaką jest właśnie konwencja, my<text:span text:style-name="T3972">ś</text:span>lę, że należy tę sprawę traktować bardzo poważnie, dlatego myślę, że w tej sytuacji nasze dzisiejsze posiedzenie, ponieważ nie jest merytorycznie przygotowane w kwestii kształcenia i doskonalenia średniego personelu medycznego należy po prostu przełożyć i w tej sytuacji przedyskutować to jeszcze myślę że w węższym gronie<text:span text:style-name="T3973">.</text:span></text:p>
      <text:p text:style-name="P3974">Jeśli można to chciałam zgłosić taki wnio<text:span text:style-name="T3975">s</text:span>ek<text:span text:style-name="T3976">.</text:span></text:p>
      <text:p text:style-name="P3977"><text:span text:style-name="T3978">Przewodnicząc</text:span><text:span text:style-name="T3979">a</text:span><text:span text:style-name="T3980">:</text:span></text:p>
      <text:p text:style-name="P3981">Dziękuję bardzo<text:span text:style-name="T3982">.</text:span></text:p>
      <text:p text:style-name="P3983">J<text:span text:style-name="T3984">es</text:span>zc<text:span text:style-name="T3985">z</text:span>e tutaj mam na liście paru dyskutantów, w związku z czym bardzo państwa proszę robi się już strasznie późno o jakąś taką dyscyplinę wypowiedzi. Bardzo proszę pan prof<text:span text:style-name="T3986">.<text:s/></text:span>Wojtczak<text:span text:style-name="T3987">.</text:span></text:p>
      <text:p text:style-name="P3988"><text:span text:style-name="T3989">Prof</text:span><text:span text:style-name="T3990">.</text:span><text:span text:style-name="T3991"><text:s/>Andrz</text:span><text:span text:style-name="T3992">ej</text:span><text:span text:style-name="T3993"><text:s/>Wojtczak</text:span>:</text:p>
      <text:p text:style-name="P3994">Proszę Państwa!</text:p>
      <text:p text:style-name="P3995">Ja by<text:span text:style-name="T3996">m<text:s/></text:span>chciał zgłosić kilka propozycji, dlatego że mnie się wydaje, że ciągnięcie tej dyskusji do niczego nie doprowadzi. Ja mu<text:span text:style-name="T3997">s</text:span>zę powiedzieć, myśmy wysłuchali z zainteresowan<text:span text:style-name="T3998">i</text:span>em wielu wystąpień, i jest praktycznie można by odpowied<text:span text:style-name="T3999">z</text:span>ieć... mógłbym przez godzinę w tej chwili odpowiadać na temat co jest już w trakcie, opracowywania i co jest planowane, i co jest związane, i nieodzowne z reorientacją kształcenia medycznego<text:span text:style-name="T4000">.</text:span></text:p>
      <text:p text:style-name="P4001">Bez tej reorientacji kształcenia medycznego i znacznie głębszym muszę powiedzieć niż pan prof<text:span text:style-name="T4002">.</text:span><text:s/>Szczeklik mówił i inni, i to medycznego o szerokim tego słowa znaczeniu nie tylko lekarskiego, ale i personelu też medycznego średniego nazwijmy to<text:span text:style-name="T4003">.</text:span><text:s/><text:span text:style-name="T4004">Ż</text:span>e sprawa jest i z jednej strony trudna, i bardzo aktualna, to tylko chciałbym powiedzieć, że w ostatnich trzech latach było 6 potężnych międzynarodowych kon<text:span text:style-name="T4005">f</text:span>e<text:span text:style-name="T4006">r</text:span>enc<text:span text:style-name="T4007">j</text:span>i poruszających różne aspekty kształcenia medycznego, bo jest to problem jeden z problemów numer 1 w wielu krajach<text:span text:style-name="T4008"><text:s/></text:span>świata, już nie tylko europejskich i to nawet takich, gdzie zawsze braliśmy za przykład Anglię, czy Szwecję<text:span text:style-name="T4009">.</text:span></text:p>
      <text:p text:style-name="P4010"><text:span text:style-name="T4011">N</text:span>ie chcę tego kontynuować, chciałbym powiedzieć, że pewne doś<text:span text:style-name="T4012">ć</text:span><text:s/>precyzyjne sformułowania dała deklaracja edynburska z zeszłego roku wyznaczająca kierunki kształcenia i tutaj na pocieszenie panie profesorze Szczeklik<text:span text:style-name="T4013">.<text:s/></text:span>Wiele rzeczy było wziętych z tych wzorców,<text:s/><text:span text:style-name="T4014">k</text:span>tóre myśmy wypracowywali 15 lat temu i które niekonsekwentnie były wdrażane, bo te ośrodki kształcenia poza murami uczelni tam gdzie można było się bardziej praktycznie umi<text:span text:style-name="T4015">ej</text:span>ętności potrzebnych lekarzowi ogólnemu nauczyć, to idea wychodziła o<text:span text:style-name="T4016">d</text:span><text:s/>nas,<text:s/><text:span text:style-name="T4017">t</text:span>ylko ktoś inny j<text:span text:style-name="T4018">ą</text:span><text:s/>realizu<text:span text:style-name="T4019">je.</text:span></text:p>
      <text:p text:style-name="P4020">Ja nie chcę do tego wracać. Ostatnia deklaracja to jest deklaracja z zeszłego roku z października - de<text:span text:style-name="T4021">klaracj</text:span>a lizbońska, spotkanie wszystkich ministrów kształcenia, to znaczy edukacji narodowe<text:span text:style-name="T4022">j</text:span>, zdrowia. I urodziła się pewna deklaracja, bo to jest ini<text:span text:style-name="T4023">c</text:span>jatywa lizbońska -<text:s/><text:span text:style-name="T4024">ż</text:span>e sprawy kształcenia są jednym z najważni<text:span text:style-name="T4025">ej</text:span>szych. I teraz już nie przedłużając, bo ja wiem że wszyscy są zmęczeni. Sprawy wojska, które były poruszane przez kolegów są praktycznie dopracowane. Ja mogę tylko powiedzieć tyle, że szkolenie wojskowe jest zmniejszone już o to 20%, szkolenie obronne o 40%, że jest wniosek i pozytywnie<text:s/><text:soft-page-break/>rozpatrywane skrócenie tego okresu szkolenia mundurowego, powiedzmy po studiach z 2 miesi<text:span text:style-name="T4026">ęc</text:span>y na 6 tygodni - no nie przesadzajmy, że 6 tygodni to musi mieć służbę wojskową zastępczą, jest tych 10 postulatów, które ja znam wszystkie i one są rozpatrywane, są dwie uczelnie wytypowane Poznań i Białystok, któ<text:span text:style-name="T4027">r</text:span>e mają do 30 czerwca sprawozdanie dać, jak się może udać wmontowanie przedmiotów medyczno-wo<text:span text:style-name="T4028">js</text:span>kowych w normalny cykl kształcenia medycznego, żeby zmniejszyć jeszcze ilość godzin.</text:p>
      <text:p text:style-name="P4029">Dalej jest przygotowywana, oczywiście musielibyś<text:span text:style-name="T4030">m</text:span>y udać się na inny<text:s/>„stolik”<text:s/>do ministra Fisiaka i ta ustawa, o której już wiadomo, że jest przygotowywana i ma być w przyszłym roku, tam będzie tak samo wtręt tylko nasz medyczny, bo przecież jesteśmy w całym kompleksie spraw szkolnictwa wyższego, a my mamy tę pewność, tę<text:s/><text:span text:style-name="T4031">s</text:span>pecyfikę jest prz<text:span text:style-name="T4032">ygoto</text:span>w<text:span text:style-name="T4033">yw</text:span>ane tak samo w tej chwili projekt zarządzenia ministra szkolnictwa wyższego odnośnie zmiany kryteriów nie tyle awansowych, co selekcji<text:s/><text:span text:style-name="T4034">i</text:span><text:s/>awansu na poszczególne stanowiska, wiele rzeczy jest w tej chwili w toku<text:span text:style-name="T4035">.</text:span><text:s/>Ja nie chcę wchodzić w szczegóły, tylko chc<text:span text:style-name="T4036">ę</text:span><text:s/>wyjść z propozycją, poniew<text:span text:style-name="T4037">a</text:span>ż wiele tych inicjatyw może nie jest wszystkim znane, no to... bo jest to zupełnie zrozumiałe, że mamy kolosa<text:span text:style-name="T4038">l</text:span>ne przyspieszenie w ostatnich miesiącach, i żebyśmy może starali się sformułować pewne kierunkowe tylko zalecenia przez ten zespół redakcyjny, przyjąć te kierunkowe zalecenia, które będą zgodne z tym, a nawet wybiegające dalej powiedzmy, ja tu słyszałem inicjatywy dalej wybiegające nawet, do realizacji przez zespoły, które już zostały powołane, one pracują, ale które muszą być w świetle naszych dyskusji rozszerzone.</text:p>
      <text:p text:style-name="P4039">I wtedy do sprawy kształcenia medycznego musimy podejść tak, jak wymaga tego nowoczesny proces dydaktyczny, jak jest w ś<text:span text:style-name="T4040">wi</text:span>ecie, nie od tego, że z chciejstwa będziemy zgłaszać jakieś tam propozycje, tylko musimy określić sobie model, cele ogólne, cele szczegółowe, idziemy na pewne eksperymenty na przykład Kraków chce podjąć eksperyment ustawienia, kształcenia bardziej w kierunku kształcenia<text:span text:style-name="T4041"><text:s/></text:span>lekarza ogólnego, oczywiście musi zostać swobodą manewru tak samo przedmiotami godzinami, dlatego, że obaw<text:span text:style-name="T4042">i</text:span>am się, że w tej chwili wszystkie te dyskusje, które szły na temat kształcenia to sprowadzały się do przesuwania godzin i przedmiotu z jednego roku na drugi, natomiast nie było głębszych zmian w całej filozo<text:span text:style-name="T4043">fi</text:span>i kształcenia. To co w tej chwili idzie cały świat<text:span text:style-name="T4044">,</text:span><text:s/>to były wspomniane te rzeczy.</text:p>
      <text:p text:style-name="P4045">Czyli pani przewodnicząca chciałbym zaproponować,<text:s/><text:span text:style-name="T4046">ż</text:span>e jeżeli - ja nikomu nie chcę ucinać, proponować i odbierać głosu, bo ja wiem, że każda wypowied<text:span text:style-name="T4047">ź</text:span><text:s/>jest ważna - ale że byśmy to może zdecydowali si<text:span text:style-name="T4048">ę</text:span><text:s/>na powołanie tych zespołów redakcyjnych, na ujęcie w pewne wnioski i<text:s/><text:span text:style-name="T4049">w</text:span><text:s/>propozycje dla nas tych kierunkowych zmian czy propozyc<text:span text:style-name="T4050">ji</text:span><text:s/>i żebyśmy do tego wrócili no może troszkę świeżsi, kiedy będziemy robić listę uzgodnionych przy tym problemów, które wymagają naprawdę głębokiego przepracowania.</text:p>
      <text:p text:style-name="P4051">Bo to co tutaj powiedziano jest bardzo dużo dobrych, świeżych myśli, dobrych obserwacji, to jest czasem diagnoza, która już w niektórych zespołach jest realizowana jako terapia. Tylko może idąca nie we właściwym kierunku<text:span text:style-name="T4052">.</text:span></text:p>
      <text:p text:style-name="P4053"><text:span text:style-name="T4054">Przewodnicząc</text:span><text:span text:style-name="T4055">a</text:span><text:span text:style-name="T4056">:</text:span></text:p>
      <text:p text:style-name="P4057">Bardzo proszę panie doc. Kuratowska<text:span text:style-name="T4058">.</text:span></text:p>
      <text:p text:style-name="P4059">Jeszcz<text:span text:style-name="T4060">e</text:span><text:s/>w ogóle są trzy krótkie głosy, bo państwo się tutaj zapisali do dyskusji i myślę, że dla porządku należałoby państwu tego głosu udzielić i potem może<text:s/><text:span text:style-name="T4061">s</text:span>tosunek do tego, do tych wsz<text:span text:style-name="T4062">ys</text:span>tkich propozycji, które padły zarówno przedstawiane przez pana profesora Wojtczaka, jak i przez pana dra Guglasa.</text:p>
      <text:p text:style-name="P4063">Bardzo proszę - pani pro<text:span text:style-name="T4064">f.</text:span><text:s/>Chmielowa.</text:p>
      <text:soft-page-break/>
      <text:p text:style-name="P4065"><text:span text:style-name="T4066">Pro</text:span><text:span text:style-name="T4067">f.</text:span><text:span text:style-name="T4068"><text:s/>Chmielowa</text:span>:</text:p>
      <text:p text:style-name="P4069">N<text:span text:style-name="T4070">ie</text:span><text:s/>chci<text:span text:style-name="T4071">a</text:span>ł<text:span text:style-name="T4072">ab</text:span>ym państwu zabierać dużo czasu. Chciałam jednak tylko z poczucia obowiązku nawiązać do zagadnienia rekrutacji na studia medyczne. Uważamy w na<text:span text:style-name="T4073">s</text:span>zej uczelni, przez pewien czas byłam prorektorem do spraw dydaktyki, że sprawa testów jest bardzo cenną jak gdyby zdobyczą w egzaminach wstępnych na uczelnie<text:span text:style-name="T4074">.</text:span><text:s/>Zapewnia ten obiektywizm i tę uczciwość w rekrutacji.</text:p>
      <text:p text:style-name="P4075">Proszę państwa, chciałam zwrócić uwagę na to, że w ogóle jest zmartwienie z kandydatami na studia. Bo przecież mam<text:span text:style-name="T4076">y</text:span><text:s/>ich coraz mniej. Zainteresowanie studiami jest mniejsze. I uważam, że w tej chwi<text:span text:style-name="T4077">l</text:span>i propozycja pana pro<text:span text:style-name="T4078">f</text:span>. Żochowskiego stwarzania tego kursu<text:s/><text:span text:style-name="T4079">„</text:span>zerowego<text:span text:style-name="T4080">”</text:span>, to jest wybicie się tych intelektualnie rozbudzonych umysłów szkoły średniej przez cały rok. To jest przerwa niedopuszczalna. On powinien ten człowiek z tego rozpędu, o ile w ogóle on się jeszcze chce uczyć, bo zmartwienie jest w t<text:span text:style-name="T4081">y</text:span>m, że ich coraz mniej chce się uczyć. To nie do tej pracy jako pomoce w szpitalu, ale próba stanięcia do<text:s/><text:span text:style-name="T4082">egzam</text:span>i<text:span text:style-name="T4083">nu</text:span><text:s/><text:span text:style-name="T4084">t</text:span>e<text:span text:style-name="T4085">stowego</text:span><text:span text:style-name="T4086">.</text:span><text:s/><text:span text:style-name="T4087">I to uważam</text:span><text:s/>za niesłychanie ważne żebyśmy tego absolutnie nie zlekceważyli<text:span text:style-name="T4088">.</text:span></text:p>
      <text:p text:style-name="P4089">Następna rzecz taka zupełnie ogólna<text:span text:style-name="T4090">.</text:span><text:s/>Musimy uważać bardzo, żeby w zapędzie do reformowania<text:span text:style-name="T4091">,</text:span><text:s/>bo co chwilę są te zapędy do nowoś<text:span text:style-name="T4092">c</text:span>i, żebyśmy nie dążyli do wyprodukowania felczerów, proszę państwa. Te przedmioty teoretyczne aczkolwiek męczące dla młodzieży, one jednak dają ten sub<text:span text:style-name="T4093">s</text:span>trat do m<text:span text:style-name="T4094">yś</text:span>lenia lekarskiego<text:span text:style-name="T4095">.</text:span><text:s/>To jest taki skarb ta wiedza, którą można zyskać w czasie studiów. Dzięki temu skarbowi lekarz potem logicznie myśli przy łóżku chorego<text:span text:style-name="T4096">.<text:s/></text:span>Cały postęp medycyny się z tego bierze. Później, dalej, nie ma na to czasu. Naprawdę nie ma potem na to czasu<text:span text:style-name="T4097">.<text:s/></text:span>To jest taka ogólna moja w tym względzie przestroga<text:span text:style-name="T4098">.</text:span></text:p>
      <text:p text:style-name="P4099">Chciałam jeszcze wspomnieć o jednej rzeczy, uważam bardzo ważn<text:span text:style-name="T4100">ej</text:span>, a mianowicie o tym egzaminie państwowym. Proszę państwa, ja uważam, że to jest jak gdyby votum nieufnoś<text:span text:style-name="T4101">c</text:span>i w stosunku do uczelni wyższych<text:span text:style-name="T4102">.</text:span><text:s/>Jeżeli powołujemy akademie medyczne na wysokim poziomie i dbamy o ich wysoki poziom, o ile nie ma selekcji ujemnej w promowaniu nauczycieli akademickich, profesorów, jeżeli mamy zaufanie do tych ludzi, to przecież oni dając dyplom, dają dyplom człowiekowi, który ukończył studia medyczne, odbywa się cała uroczystość, jest dyplomatorium, jest wręczanie dyplomów, jest przysięga, czy obecnie przyrzeczenie lekarskie<text:span text:style-name="T4103">.</text:span><text:s/>A potem on idzie na rok, a nawet według tych projektów nie na cały rok gdzieś do pracy i zdaje egzamin organizowany przez lekarza wojewódzkiego w dodatku, który dopiero będzie decydował o tym, czy on może leczy<text:span text:style-name="T4104">ć</text:span><text:s/>czy nie<text:span text:style-name="T4105">.</text:span></text:p>
      <text:p text:style-name="P4106">Prosz<text:span text:style-name="T4107">ę</text:span><text:s/>państwa,<text:s/><text:span text:style-name="T4108">j</text:span>a jednak z punktu widzenia uczelni wyższej, jaką jest akademia medyczna, uważam to chyba niewłaściwy pomysł i uważam za sw<text:span text:style-name="T4109">ój</text:span><text:s/>obowiązek zwrócić na to tutaj w tym miejscu uwagę.<text:s/></text:p>
      <text:p text:style-name="P4110">Dziękuję bardzo.</text:p>
      <text:p text:style-name="P4111"><text:span text:style-name="T4112">Przewodnicząc</text:span><text:span text:style-name="T4113">a</text:span><text:span text:style-name="T4114">:</text:span></text:p>
      <text:p text:style-name="P4115">Dziękuję bardzo. Jeszcze pan docent Wdowiak - proszę<text:span text:style-name="T4116"><text:s/></text:span>bardzo.</text:p>
      <text:p text:style-name="P4117"><text:span text:style-name="T4118">D</text:span><text:span text:style-name="T4119">o</text:span><text:span text:style-name="T4120">c.<text:s/></text:span><text:span text:style-name="T4121">W</text:span><text:span text:style-name="T4122">dowiak</text:span>:</text:p>
      <text:p text:style-name="P4123">Proszę państwa nie<text:s/>/?/ zgadzając się z propozycjami pro<text:span text:style-name="T4124">f.</text:span><text:s/>Wo<text:span text:style-name="T4125">jt</text:span>czaka i dra Guglasa, chciałem zrezygnować z gło<text:span text:style-name="T4126">s</text:span>u.</text:p>
      <text:p text:style-name="P4127"><text:span text:style-name="T4128">Przew</text:span><text:span text:style-name="T4129">o</text:span><text:span text:style-name="T4130">dnicząc</text:span><text:span text:style-name="T4131">a</text:span>:</text:p>
      <text:p text:style-name="P4132">Proszę jeszcze pan dr Kulerski.</text:p>
      <text:p text:style-name="P4133"><text:span text:style-name="T4134">D</text:span><text:span text:style-name="T4135">r K</text:span><text:span text:style-name="T4136">ule</text:span><text:span text:style-name="T4137">r</text:span><text:span text:style-name="T4138">ski</text:span>:</text:p>
      <text:soft-page-break/>
      <text:p text:style-name="P4139">Ja tylko krótko, dwa słowa<text:span text:style-name="T4140">.</text:span><text:s/>Czy w sprawach pensum, które byłoby poruszan<text:span text:style-name="T4141">e</text:span>, to jest - prowadzimy tak, że na akademiach medycznych prowadzimy dydaktykę podyplomową, która nie jest wliczana, a za to kładzie zupełnie wielokrotnie.</text:p>
      <text:p text:style-name="P4142">Druga sprawa - odnośnie instytutów. Jeżeli będą jakieś tutaj omawiane, to chciałem zwrócić na jedną rzecz uwagę, że w medycynie, jeżeli chodzi o medyczne instytuty, nie mają one na ogół rejonizacji. I ich praca w stosunku do pracy w klinikach akademii medycznych jest w zupełnie innych warunkach prowadzona<text:span text:style-name="T4143">.</text:span><text:s/>To uwaga przy opracowywaniu tego tematu<text:span text:style-name="T4144">.</text:span></text:p>
      <text:p text:style-name="P4145">Dziękuję.</text:p>
      <text:p text:style-name="P4146"><text:span text:style-name="T4147">Przewodnicząc</text:span><text:span text:style-name="T4148">a</text:span><text:span text:style-name="T4149">:</text:span></text:p>
      <text:p text:style-name="P4150">Dziękuję bardzo. Pan pro<text:span text:style-name="T4151">f.</text:span><text:s/>Szczeklik - bardzo proszę.</text:p>
      <text:p text:style-name="P4152"><text:span text:style-name="T4153">Pro</text:span><text:span text:style-name="T4154">f.</text:span><text:span text:style-name="T4155"><text:s/>Szczekli</text:span><text:span text:style-name="T4156">k</text:span>:</text:p>
      <text:p text:style-name="P4157">Ja z dużym zaciekawieniem wysłuchałem głosów i pana ministra i pana pro<text:span text:style-name="T4158">f.</text:span><text:s/>Żochowskiego i koleżanek dotyczących pielęgniar<text:span text:style-name="T4159">st</text:span>wa. I uważam, że tam jest bardzo wiele słusznych uwag.</text:p>
      <text:p text:style-name="P4160">Ja chciałem powiedzieć, że tutaj padło słowo filozofia.<text:s/><text:span text:style-name="T4161">A</text:span><text:s/><text:span text:style-name="T4162">w</text:span>i<text:span text:style-name="T4163">ę</text:span>c chciałem t<text:span text:style-name="T4164">u</text:span><text:s/><text:span text:style-name="T4165">zw</text:span><text:span text:style-name="T4166">r</text:span>ó<text:span text:style-name="T4167">c</text:span>i<text:span text:style-name="T4168">ć</text:span><text:s/>uwagę na taką<text:s/>rzecz, że my bardzo świadomie i oczywiście nie jesteśmy do tego przygotowani, ażebyśmy przedstawiali jakiś nowy program<text:span text:style-name="T4169">.</text:span><text:s/>Ja wiem, że pan pro<text:span text:style-name="T4170">f</text:span>. Wojtczak na przykład, czy pan pro<text:span text:style-name="T4171">f</text:span>.<text:s/><text:span text:style-name="T4172">Ż</text:span>ochowski tymi zagadnieniami interesują się od wielu lat i na pewno są doskonałymi ekspertami i wiedzą, czy program edynbur<text:span text:style-name="T4173">sk</text:span>i, czy program lizboński, czy jakiś inny są właściwsze. I nie nam byłoby o tym dyskutować. Tylko szanowni państwo - te programy, choćby były najlepsze, muszą być implantowane na jakieś instancje istniejące. I dlatego jeżeli tu padło słowo filozofia, to ja się ucieszyłem, że nawet pan pro<text:span text:style-name="T4174">f</text:span>. Żochowski powiedział to tak lekko, że co do tego<text:s/><text:span text:style-name="T4175">si</text:span>ę zgadzamy. Ja się bardzo cieszę<text:s/><text:span text:style-name="T4176">-</text:span><text:s/>jeżel<text:span text:style-name="T4177">i</text:span><text:s/>państwo zgadzacie się z nami, że trzeba<text:s/><text:span text:style-name="T4178">-</text:span><text:s/>po pierwsze zapewnić bazę, po drugie<text:s/><text:span text:style-name="T4179">-</text:span><text:s/>zmienić ustawę, po trzecie usunąć nomenklaturę. To my jesteśmy jak najbardziej za edynburską, lizbońską, za wszystkimi no.</text:p>
      <text:p text:style-name="P4180">Dzięku<text:span text:style-name="T4181">ję.</text:span></text:p>
      <text:p text:style-name="P4182"><text:span text:style-name="T4183">Przewodnicząc</text:span><text:span text:style-name="T4184">a</text:span><text:span text:style-name="T4185">:</text:span></text:p>
      <text:p text:style-name="P4186">Dziękuję bardzo. Pan dr<text:s/><text:span text:style-name="T4187">E</text:span>delman jeszcze, pani tam. I myślę, że będziemy kończyć.</text:p>
      <text:p text:style-name="P4188"><text:span text:style-name="T4189">Dr Marek<text:s/></text:span><text:span text:style-name="T4190">E</text:span><text:span text:style-name="T4191">delman</text:span>:</text:p>
      <text:p text:style-name="P4192">Proszę państwa, ja niestety nie jestem takim optymistą jak państwo. Wszyscy tu mówili, ja nie chcę tu nikogo obrazić, ponieważ tu siedzi pełno profesorów, więc proszę uważać, ale nikogo z obecnych nie mam na myśli.</text:p>
      <text:p text:style-name="P4193">Proszę uważać, że my wprowadzamy najlepsze programy i bardzo dobre rzeczy, ale nie mamy wykonawców, nie lekarzy, tylko nie mamy profesorów. Ten zawód tutaj umarł.</text:p>
      <text:p text:style-name="P4194">Umarł ten zawód 10 - 15 lat temu<text:span text:style-name="T4195">,</text:span><text:s/>kiedy zrobiono z tych klinik te siateczki od cukrzycy, od gastrologii, od<text:s/>pulmonologii<text:s/><text:span text:style-name="T4196">-</text:span><text:s/>nie ma profesorów<text:span text:style-name="T4197">.</text:span><text:s/>Poza tym ci profe<text:span text:style-name="T4198">so</text:span>r<text:span text:style-name="T4199">ow</text:span>ie nie uczą studentów.<text:s/><text:span text:style-name="T4200">I</text:span><text:s/>to<text:s/><text:span text:style-name="T4201">j</text:span>est istota<text:span text:style-name="T4202">.</text:span><text:s/>Żeb<text:span text:style-name="T4203">yś</text:span>cie zrobili genialne programy - Edynburg ja nie wiem Szczeklik, Żochowski wymyślą Bóg wie co, ale nic z tego nie wyjdzie, albowiem nie mamy kogo<text:s/><text:span text:style-name="T4204">ż</text:span>eby uczył<text:span text:style-name="T4205">.</text:span></text:p>
      <text:p text:style-name="P4206">Wiecie, ja dostaję co roku jednego - dwóch absolwentów akademii medycznej<text:span text:style-name="T4207">.</text:span><text:s/>Trzy lata on jest po tych stażach rocznych, po tym wszystkim<text:span text:style-name="T4208">.</text:span><text:s/>On w ogóle nie wie o co chodzi.<text:span text:style-name="T4209"><text:s/></text:span>On nie zna po p<text:span text:style-name="T4210">i</text:span>erwsze swoich profesorów, on nie wie gdzie się uczył<text:span text:style-name="T4211">.</text:span><text:s/>On zdał jakiś test i na tym to się skończyło<text:span text:style-name="T4212">.</text:span></text:p>
      <text:soft-page-break/>
      <text:p text:style-name="P4213">Test interny, test z chirurgii, test z pediatrii, test - jeszcze nie wiem z czego i do widzenia.</text:p>
      <text:p text:style-name="P4214">Proszę państwa, z tymi testami, gdzie wy się tak tym zachwycacie, to jest umysłowa choroba<text:span text:style-name="T4215">.</text:span><text:s/>Umysłowa choroba biurokratów, którzy wymyślili, żeby nie brać łapówek i żeby zdawa<text:span text:style-name="T4216">ć</text:span><text:s/>w testach tylko to<text:span text:style-name="T4217">.</text:span><text:s/>Bo biurokraci się boją,<text:s/><text:span text:style-name="T4218">ż</text:span>e się weźmie łapówki.</text:p>
      <text:p text:style-name="P4219">Jeżeli nie będzie kontaktów między profesorem, a studentem<text:span text:style-name="T4220">.</text:span><text:s/>Ja już nie mówię codziennego, bo już żaden profesor na obchody nie chodzi, bo on musi pisać te swoje papiery albo jeździć na konferencję<text:span text:style-name="T4221">.</text:span><text:s/>Bo to jest normalne<text:span text:style-name="T4222">.</text:span><text:s/>Ale ja nie jestem profesorem - to wy<text:span text:style-name="T4223">,</text:span><text:s/>prawda<text:span text:style-name="T4224">.<text:s/></text:span>To nie będzie medycyny<text:span text:style-name="T4225">.</text:span></text:p>
      <text:p text:style-name="P4226">I ja wiem, że to jest nieszczęście nie na dziś, to jest nieszczęście na najbliższe lata, bo tych profesorów, co niby są napłodzeni,<text:s/><text:span text:style-name="T4227">t</text:span>o<text:s/><text:span text:style-name="T4228">i</text:span>c<text:span text:style-name="T4229">h</text:span><text:s/>s<text:span text:style-name="T4230">i</text:span>ę<text:s/><text:span text:style-name="T4231">nie</text:span><text:s/>wyst<text:span text:style-name="T4232">rze</text:span>l<text:span text:style-name="T4233">a</text:span><text:s/><text:span text:style-name="T4234">i</text:span><text:s/><text:span text:style-name="T4235">oni</text:span><text:span text:style-name="T4236"><text:s/></text:span>b<text:span text:style-name="T4237">ę</text:span>d<text:span text:style-name="T4238">ą</text:span><text:s/>siedzieli do końca swojej emerytury na tych posadach.</text:p>
      <text:p text:style-name="P4239"><text:span text:style-name="T4240">I</text:span><text:s/>wobec tego musi być zmieniony ten system<text:span text:style-name="T4241">.</text:span><text:s/>Nie system godzin, to, tamto, dziesiąte. Musi być obowiązek narzucony na profesora kontaktu z człowiekiem<text:span text:style-name="T4242">.</text:span><text:s/>Nie może być testu, test musi być skończony<text:span text:style-name="T4243">.</text:span><text:s/>Bo jeżeli dla przyjęcia jest test, to też uważam, że jest niepotrzebny, że to może być wśród uczciwego społeczeństwa normalnie załatwiane.</text:p>
      <text:p text:style-name="P4244">Przecież się nie wie kogo się przyjmuje, że on z fizyki zdał dobrze, to dlatego ma być lekarzem? U mnie przychodzą te panienki na osiem miesięcy co nie zdały, to ja wiem - ona dobrze sprząta, wyciera podłogę, to znaczy, że ma być lekarzem? Niech będzie dobrą żoną<text:span text:style-name="T4245">.<text:s/></text:span>No kto to powiedział? Przynajmniej będzie czysto trzymała kuchnię<text:span text:style-name="T4246">.</text:span><text:s/>To trzeba mieć kontakt z człowiekiem<text:span text:style-name="T4247">,</text:span><text:s/>a to jest pierwsza rzecz<text:span text:style-name="T4248">.</text:span><text:s/>Jak się wyrzuci z medycyny kliniczne<text:span text:style-name="T4249">j</text:span>,<text:span text:style-name="T4250"><text:s/></text:span>z medycyny testy, będzie zupełnie inna sprawa. To jest zbiurokratyzowany uniwersytet, to jest uniwersytet, który nie ma kontaktu z człowiekiem i nie uczy lekarza kontaktu z chorym, bo on pisze na papierkach.</text:p>
      <text:p text:style-name="P4251">I chcę, żeby państwo z ministerstwa pomyśleli o tym, którzy robią te wielkie programy, żeby te testy wzięli i wyrzucili do kosza<text:span text:style-name="T4252">.</text:span><text:s/>Bo jeżeli one się nawet nadają na Francję, gdzie ich gonią przez całe 24 godziny za lekarza miejscowego na piątym roku, to dla nas się nie nadają. I to musi być zasadnicza rzecz - kontakt profesora ze studentem<text:span text:style-name="T4253">.</text:span></text:p>
      <text:p text:style-name="P4254">Nie będzie najlepszy, bo ci profesorowie są do chrzanu, ale coś jednak będzie.</text:p>
      <text:p text:style-name="P4255">Dziękuję.</text:p>
      <text:p text:style-name="P4256"><text:span text:style-name="T4257">Przewodn</text:span><text:span text:style-name="T4258">i</text:span><text:span text:style-name="T4259">cząca</text:span><text:span text:style-name="T4260">:</text:span></text:p>
      <text:p text:style-name="P4261">Dziękuję<text:span text:style-name="T4262">.</text:span><text:s/>Ja mam nadzieję, że pan dr Edelman mówił o testach<text:s/><text:span text:style-name="T4263">z</text:span><text:s/>przedmiotów na studiach już prowadzonych klinicznych<text:span text:style-name="T4264">.</text:span></text:p>
      <text:p text:style-name="P4265">Proszę bardzo pani Kronka.</text:p>
      <text:p text:style-name="P4266"><text:span text:style-name="T4267">Ob. Katarzyna Kro</text:span><text:span text:style-name="T4268">n</text:span><text:span text:style-name="T4269">k</text:span><text:span text:style-name="T4270">a</text:span>:</text:p>
      <text:p text:style-name="P4271">Ja tylko bardzo krótko - jestem z Ministerstwa Zdrowia<text:span text:style-name="T4272">.</text:span><text:s/>Zabieram tylko głos, żeby nie było takiego odczucia, że sygnalizowane problemy programów kształcenia,<text:span text:style-name="T4273"><text:s/></text:span>funkc<text:span text:style-name="T4274">jo</text:span>nowania szkół pielęgniarek, położnych i innej kadry średniej nie znajdują właściwego zrozumienia tu ze strony rządowej. Stąd ponieważ wiele spraw tu poruszonych wymaga pogłębionej informacji<text:span text:style-name="T4275">,</text:span><text:s/>wyjaśnienia, naświetlenia, stąd ja bym się przychylała do wniosku pani Milewskiej, jeżeli tu koleżanka by się zgodziła, to proponowałabym powołanie odrębnego zespołu i tak jak mówiła koleżanka Gra<text:span text:style-name="T4276">j</text:span>carek, właśnie, żeby sprawy pielęgniarskie rozpatrywały same pielęgniarki. My mamy doś<text:span text:style-name="T4277">ć</text:span><text:s/>liczną kadrę nauczycieli zawodu, z doktoratami, świetnych dyrektorów,<text:s/><text:soft-page-break/>sprawy programowe są na jakimś etapie zaawansowania. I sądzę, że byłoby to grono kompetentne, które by mogło ustalić pewne wnioski.</text:p>
      <text:p text:style-name="P4278">Dzięku<text:span text:style-name="T4279">ję</text:span>.</text:p>
      <text:p text:style-name="P4280"><text:span text:style-name="T4281">Przewodn</text:span><text:span text:style-name="T4282">i</text:span><text:span text:style-name="T4283">cząca</text:span><text:span text:style-name="T4284">:</text:span></text:p>
      <text:p text:style-name="P4285">Dzięku<text:span text:style-name="T4286">ję</text:span><text:s/>bardzo. Pani d<text:span text:style-name="T4287">oc</text:span>. Kuratowska prosi o głos.</text:p>
      <text:p text:style-name="P4288"><text:span text:style-name="T4289">D</text:span><text:span text:style-name="T4290">oc. Zo</text:span><text:span text:style-name="T4291">fi</text:span><text:span text:style-name="T4292">a Kuratowska</text:span><text:span text:style-name="T4293">:</text:span></text:p>
      <text:p text:style-name="P4294">Na zakończenie ja tu chciałam poprzeć, jak zawsze, bardzo ekstremistyczny głos dr Edelmana, mojego przyjaciela. Ja egzaminuję lekarzy, ponieważ<text:s/><text:span text:style-name="T4295">p</text:span>racuję w tymże Centrum Medycznym Kształcenia Podyplomowego, zresztą czasem z panem prof.<text:s/><text:span text:style-name="T4296">Ż</text:span>ochowskim zasiadamy w komisji. Niestety, od paru lat pan mnie zdradził. No, ale... bo bardzo lubiłam razem egzaminować. Jest to absolutna klęska. Tzn<text:span text:style-name="T4297">.</text:span><text:s/>mnie się wydaje, że Centrum ma tu bardzo dużą zasługę we wprowadzeniu tzw. zunifikowanego egzaminu, który składa się z testu, który jest tylko sitem, i egzaminu ustnego, i praktycznego.</text:p>
      <text:p text:style-name="P4298">I otóż wychodzi na tym egzaminie praktycznym, że lekarze nie umieją w ogóle referować chorych. W ogóle. Ale to absolutnie. I to jest wynik testów. Ani nie umieją rozumować, w czasie kiedy dostają tzw. symulowane przypadki kliniczne. Po prostu dlatego że się uczą do testów przez całe swoje życie. Jest to w moim pojęciu również błąd. Mnie się wydaje, że my musimy wychowywać lekarzy, którzy umieją mówić i myśleć o chorym. I muszą mieć kontakt z chorym. To jest taka tylko uwaga na jakby zakończenie tej dyskusji o kształceniu.</text:p>
      <text:p text:style-name="P4299">Ja się zgadzam z panem profesorem, że na następne posiedzenie muszą przygotować komisje redakcyjne jakieś nasze stanowiska, uzgodnione lub nieuzgodnione. Ja naprawdę apeluję, żeby na siłę nie podciągać rzeczy uzgodnionych, żeby nie robić kompromisów, które za chwileczkę kwestionu<text:span text:style-name="T4300">je</text:span>my. Bo lepiej nie. Bardzo dobrze, jeśli uzgodnimy, to tylko dobrze służy sprawie, naturalnie. Ale ja przyjmuję, że sprawę pomocy społecznej, że dokument, który dzisiaj przedstawiliśmy, przedstawiła pani dr S<text:span text:style-name="T4301">tarę</text:span>ga, że jest już przyjęty i że jak gdyby do tego nie będziemy musieli wracać.</text:p>
      <text:p text:style-name="P4302">Zaraz podamy skład zespołu redakcyjnego, który jednak będzie wspólny dla spraw finansowych i reformy. Może się tam coś naradzać będą w grupkach, ale wspólny. Wydaje mi się, że musimy również przygotować jakąś taką redakc<text:span text:style-name="T4303">ję</text:span><text:s/>postulatów ogólnych, co do kształcenia, bez wdawania się, ile godzin ma mieć biofizyka, a ile godzin coś innego. Ale to też musimy sobie przygotować. I również wnioski, które zgłosił pan dr Guglas w imieniu przedstawicieli OPZZ, a więc sprawy pielęgniarskie, które wymaga<text:span text:style-name="T4304">ją</text:span><text:s/>opracowania. Oczywiście również jakieś szczegóły przygotowania rzeczywiście dobrego kształcenia pielęgniarek, czy całego wychowywania pielęgniarek, to jest przyszłość i bardzo będzie dobrze, jeżeli to będą robić mieszane komisje, co byśmy chcieli bardzo, ale to zależy oczywiście od zakończenia<text:s/>„okrągłego stołu”. Ale na razie muszą być przygotowane takie wnioski w sprawie pielęgniarek. I sądzę, że to mogłyby przygotować panie, taka komisja w składzie pani Milewska, pani Grajcarek. Może pani? To już nie chcę narzucać. Ale właśnie z tego, co dzisiaj powiedzieliśmy. Z tym, że ja apeluję o konkretność. Z mojej strony jest taki apel o konkretność i terminy.</text:p>
      <text:p text:style-name="P4305">Nie wydaje mi się, po dzisiejszym zebraniu, ażeb<text:span text:style-name="T4306">yś</text:span>my rzeczywiście wszystko mieli skończyć w sobotę. Na pewno będziemy musieli się spotkać we wtorek. Starajmy się zrobić jak najwięcej na sobotę oraz jak najwięcej uzgodnić<text:s/><text:span text:style-name="T4307">w</text:span><text:s/>sobotę<text:span text:style-name="T4308">,</text:span><text:s/>a we wtorek spotkać się wyłącznie jak gdyby do sformułowania protokołu<text:s/><text:soft-page-break/>rozbieżności i uzgodnionych stanowisk<text:span text:style-name="T4309">.</text:span><text:s/>Zresztą będziemy musieli to dać na<text:s/>„stół”<text:s/>ekonomiczny i polityki gospodarczej, a oni już to przekażą dalej.</text:p>
      <text:p text:style-name="P4310">Tak, tak mi się wydaje, że tak musi, niestety, wyglądać nasza praca, czyli że musi się do tego wtorku, który żeśmy planowali poprzednio, jednakże przedłużyć, z uwzględnieniem jeszcze spraw.<text:span text:style-name="T4311">..</text:span><text:s/>Ja mam jedno pytanie do pana prof<text:span text:style-name="T4312">.</text:span><text:s/>Żochowskiego,<text:s/><text:span text:style-name="T4313">w</text:span><text:s/>związku z tym, co właśnie już było uzgodnione, a więc spraw izb lekarskich. Myśmy wtedy uzgodnili, że będzie ten poprawiony projekt, który nam się wydaje rzeczywiście satysfakcjonujący, ale uzgodniliśmy, że będzie on przedstawiony opinii publicznej w<text:s/>„Rzeczpospolitej”. Czy to ma być po tym piątku?</text:p>
      <text:p text:style-name="P4314"><text:span text:style-name="T4315">Prof. Żochowski</text:span>:</text:p>
      <text:p text:style-name="P4316">T<text:span text:style-name="T4317">a</text:span>k. Była propozycja ze strony sejmowej, żeby przedstawić tylko ewentualnie poprawki do pro<text:span text:style-name="T4318">je</text:span>ktu. My obstajemy przy tym, żeby był przedstawiony cały projekt, bo poprawki są nieczytelne bez projektu. I w piątek prawdopodobnie te decyzje zapadną. Mamy nadzieję, że na tak. Chodzi o to, że - wydrukowane to będzie bardzo szybko, jeżeli będzie decyzja na tak.</text:p>
      <text:p text:style-name="P4319">Z tym, że jeżeli potraktujemy to jako normalną konsultację, to wtedy wchodzi pewien ustawowy czas, który musi upłynąć od ukazania się tekstu do spłynięcia uwag osób konsultujących. Jeżeli to będzie konsultacja potraktowana w ten sposób, że damy do wiadomości publicznej i krótko zebrane uwagi, to wtedy mamy szansę, żeby to się zmieściło w sesji obecnego parlamentu<text:span text:style-name="T4320">.</text:span></text:p>
      <text:p text:style-name="P4321"><text:span text:style-name="T4322">D</text:span><text:span text:style-name="T4323">o</text:span><text:span text:style-name="T4324">c. Zofia Kuratowska</text:span><text:span text:style-name="T4325">:</text:span></text:p>
      <text:p text:style-name="P4326">Mnie się wyda<text:span text:style-name="T4327">je</text:span>, że tak musimy po prostu zrobić. Jest to sprawa niezwykle ważna, żeby to przeszło. A już tych uwag spłynęło rzeczywiście bardzo dużo, w ostatnim okresie było mnóstwo różnych spotkań i zebrań w wielu miejscach. Ale informacja dla opinii publicznej powinna być. Do tego się zobowiązaliśmy.</text:p>
      <text:p text:style-name="P4328">Tak że chyba w ten sposób, jeśli pan profesor s<text:span text:style-name="T4329">ię</text:span><text:s/>zgadza.</text:p>
      <text:p text:style-name="P4330"><text:span text:style-name="T4331">Prof. <text:s text:c="22"/></text:span><text:span text:style-name="T4332">:</text:span></text:p>
      <text:p text:style-name="P4333">Ja się zgadzam, z tym, że chciałbym wrócić do tego o czym rozmawialiśmy na początku, mianowicie o wytypowaniu ludzi, poszczególn<text:span text:style-name="T4334">yc</text:span>h ekspertów do różnych zespołów. Jest zagadnień bardzo dużo. I mnie się wydaje, że musimy bardzo intensywnie zacząć pracować od jutra.</text:p>
      <text:p text:style-name="P4335">Prawdopodobnie jednak jest tu pewna specyfika niektórych problemów, bo już tu się jak gdyby wyłączył, czy wyłonił zespół ds. średniego personelu. Jest pewna specyfika, jeżeli chodzi o kształcenie lekarzy. Natomiast mnie się wydaje, że reformę możemy potraktować jednym ze<text:span text:style-name="T4336">s</text:span>połem takim wielodyscyplinarnym, który mógłby doprowadzić do listy uzgodnień i rozbi<text:span text:style-name="T4337">eż</text:span>ności.</text:p>
      <text:p text:style-name="P4338">I jeżeli pani docent byłaby uprzejma podać nazwiska od razu zapisalibyśmy. I można by zrobić jakiś plan, gdzie te grupy i o której godzinie spotkają się.</text:p>
      <text:p text:style-name="P4339"><text:span text:style-name="T4340">Przewodnicząca</text:span>:</text:p>
      <text:p text:style-name="P4341">W związku z tym chciałabym podać państwu zespół redakcyjny ds. reformy i finansowania, jako<text:s/><text:span text:style-name="T4342">je</text:span>den zespół. I tak Zbigniew Woźniak, Ewa Wolak, Edmund Wnuk-Lipiński, Wanda Majewska, Zbigniew Chłap, Anna Grz<text:span text:style-name="T4343">y</text:span>m<text:span text:style-name="T4344">is</text:span>ławska<text:span text:style-name="T4345">.</text:span></text:p>
      <text:p text:style-name="P4346">Pozostaje tylko do uzgodnienia termin<text:span text:style-name="T4347">.</text:span><text:s/>My proponujemy piątek<text:span text:style-name="T4348">.</text:span><text:s/>Taka jest nasza propozycja, ponieważ w sobotę się, w sobotę się spotkamy na plenarnym posiedzeniu, tak że proponujemy piątek, jako że większość z nas tutaj przyjeżdża<text:s/>spoza<text:s/>Warszawy w związku z tym przyjedziemy już na dwa dni wtedy<text:span text:style-name="T4349">.</text:span></text:p>
      <text:soft-page-break/>
      <text:p text:style-name="P4350"><text:span text:style-name="T4351">Prof</text:span><text:span text:style-name="T4352">.<text:s/></text:span><text:span text:style-name="T4353">Wo</text:span><text:span text:style-name="T4354">jtc</text:span><text:span text:style-name="T4355">za</text:span><text:span text:style-name="T4356">k</text:span>:</text:p>
      <text:p text:style-name="P4357">Może da<text:span text:style-name="T4358">ć</text:span><text:s/>taką propozycję. Rozumiem, że jutrzejszy dzień może grupa, przygotują sobie zespoły jakieś materiały, które będą odzwierciedlały stanowiska, głosy w dyskusji<text:span text:style-name="T4359">.</text:span><text:s/>Dlatego że trzeba przemyśleć<text:span text:style-name="T4360">.</text:span><text:s/>Jest tu bardzo dużo wniosków<text:span text:style-name="T4361">.</text:span><text:s/>I w takim razie o godzinie 10.00 w piątek w Ministerstwie na sali generalskiej wszyscy się spotkają i wtedy ewentualnie rozdzielimy się na zespoły. Czy jeżeli chodzi o zestaw, czy pan doktor zgadza się?</text:p>
      <text:p text:style-name="P4362"><text:span text:style-name="T4363">Ob.</text:span><text:span text:style-name="T4364"><text:s text:c="23"/></text:span><text:span text:style-name="T4365">:</text:span></text:p>
      <text:p text:style-name="P4366"><text:span text:style-name="T4367">J</text:span>eżeli można, ponieważ nie sposób wszystkiego objąć myślą w sposób jednoznaczny, jest to bardzo wiele spraw, które zostały tutaj podniesione podczas dzisiejszych obrad<text:span text:style-name="T4368">.</text:span><text:s/>Reforma wymaga sprecyzowania stanowisk,<text:s/><text:span text:style-name="T4369">k</text:span>tóre są bardzo trudne. One są strasznie znaczące dla ochrony zdrowia, natomiast są bardzo trudne<text:span text:style-name="T4370">.</text:span><text:s/>My nie posiadamy jeszcze do tej pory stenogramu z poprzedniego spotkania, nie został nam udostępniony. Ja sądzę, że włączymy<text:span text:style-name="T4371"><text:s/></text:span>się po prostu całą grupą, bo trudno, żeby jedna osoba decydowała o pakiecie spraw, cała grupa łącznie z ekspertami, grupa OPZZ będzie pracować i w piątek się zgłosi<text:span text:style-name="T4372">.<text:s/></text:span>Natomiast jest kwestia także dostępności materiałów, bo jest t<text:span text:style-name="T4373">o</text:span><text:s/>bardzo ważne<text:span text:style-name="T4374">.</text:span></text:p>
      <text:p text:style-name="P4375"><text:span text:style-name="T4376">Przewodnicząca</text:span>:</text:p>
      <text:p text:style-name="P4377">To<text:s/><text:span text:style-name="T4378">z</text:span>naczy spotykamy się w piątek o godzinie 10 w Ministerstwie, z<text:span text:style-name="T4379">es</text:span>pół do spraw reformy finansów służby zdrowia, pozostaje teraz jeszcze zespół pielęgniarek, stanowisko do wypracowania i do spraw kształcenia w ogóle<text:span text:style-name="T4380">.</text:span></text:p>
      <text:p text:style-name="P4381"><text:span text:style-name="T4382">Ob.</text:span><text:span text:style-name="T4383"><text:s text:c="23"/></text:span><text:span text:style-name="T4384">:</text:span></text:p>
      <text:p text:style-name="P4385"><text:span text:style-name="T4386">S</text:span>potykamy się wszyscy o godzinie 10.00<text:s/><text:span text:style-name="T4387">i</text:span><text:s/>rozejdziemy się na odpowiednie<text:s/>„stoły”<text:span text:style-name="T4388">.</text:span></text:p>
      <text:p text:style-name="P4389"><text:span text:style-name="T4390">Przewodnicząc</text:span><text:span text:style-name="T4391">a</text:span><text:span text:style-name="T4392">:</text:span></text:p>
      <text:p text:style-name="P4393">A pan profesor proponuje godzinę<text:s/><text:span text:style-name="T4394">1</text:span>4.00 w pi<text:span text:style-name="T4395">ą</text:span>tek<text:span text:style-name="T4396">.</text:span><text:s/>tylko dla zespołu kształceniowego<text:span text:style-name="T4397">.<text:s/></text:span>Ja myślę, że to jest dla osób prz<text:span text:style-name="T4398">yj</text:span>eżdżających w ogóle rozwiązanie<text:s/><text:span text:style-name="T4399">i</text:span>de<text:span text:style-name="T4400">a</text:span>l<text:span text:style-name="T4401">n</text:span>e.</text:p>
      <text:p text:style-name="P4402">Jeżeli stanowiska po każdej ze strony będą uzgodnione to będziemy tylko formułowali zapis wspólny. Ile można godzi<text:span text:style-name="T4403">ć</text:span><text:s/>formułować taki zapis?</text:p>
      <text:p text:style-name="P4404"><text:span text:style-name="T4405">Pro</text:span><text:span text:style-name="T4406">f</text:span><text:span text:style-name="T4407">. Wojtczak</text:span>:</text:p>
      <text:p text:style-name="P4408">Dobrze, w takim razie godzinie 14.00 dla zespołu do spraw kształcenia<text:span text:style-name="T4409">.</text:span></text:p>
      <text:p text:style-name="P4410"><text:span text:style-name="T4411">Przewodnicząca</text:span>:</text:p>
      <text:p text:style-name="P4412">A ja m<text:span text:style-name="T4413">yś</text:span>lę, że wszystkie zespoły o 14.00, bo w tej chwili zakradł się jakiś tutaj chaos, a myślę że to wszystkim nam odpowiada, żebyśmy mogli równocześnie rozpocząć, bo to jest wtedy korzystne<text:span text:style-name="T44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8:00Z</meta:creation-date>
    <dc:date>2023-10-30T19:38:00Z</dc:date>
    <meta:template xlink:href="Normal.dotm" xlink:type="simple"/>
    <meta:editing-cycles>2</meta:editing-cycles>
    <meta:editing-duration>PT0S</meta:editing-duration>
    <meta:document-statistic meta:page-count="100" meta:paragraph-count="648" meta:word-count="46405" meta:character-count="324190" meta:row-count="2320" meta:non-whitespace-character-count="278433"/>
  </office:meta>
</office:document-meta>
</file>